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3.598cm"/>
    </style:style>
    <style:style style:name="co6" style:family="table-column">
      <style:table-column-properties fo:break-before="auto" style:column-width="28.603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13.788cm"/>
    </style:style>
    <style:style style:name="co9" style:family="table-column">
      <style:table-column-properties fo:break-before="auto" style:column-width="29.501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3.217cm"/>
    </style:style>
    <style:style style:name="co13" style:family="table-column">
      <style:table-column-properties fo:break-before="auto" style:column-width="29.256cm"/>
    </style:style>
    <style:style style:name="co14" style:family="table-column">
      <style:table-column-properties fo:break-before="auto" style:column-width="12.834cm"/>
    </style:style>
    <style:style style:name="co15" style:family="table-column">
      <style:table-column-properties fo:break-before="auto" style:column-width="28.767cm"/>
    </style:style>
    <style:style style:name="co16" style:family="table-column">
      <style:table-column-properties fo:break-before="auto" style:column-width="12.263cm"/>
    </style:style>
    <style:style style:name="co17" style:family="table-column">
      <style:table-column-properties fo:break-before="auto" style:column-width="28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shapes>
          <draw:frame draw:z-index="0" draw:style-name="gr1" draw:text-style-name="P1" svg:width="29.532cm" svg:height="16.202cm" svg:x="15.849cm" svg:y="0cm">
            <draw:object draw:notify-on-update-of-ranges="Rules_1.A2:Rules_1.A201 Rules_1.B1:Rules_1.B1 Rules_1.B2:Rules_1.B201 Rules_1.C1:Rules_1.C1 Rules_1.C2:Rules_1.C201 Rules_1.D1:Rules_1.D1 Rules_1.D2:Rules_1.D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.532cm" svg:height="16.202cm" svg:x="0.441cm" svg:y="16.973cm">
            <draw:object draw:notify-on-update-of-ranges="Rules_3.A2:Rules_3.A201 Rules_3.B1:Rules_3.B1 Rules_3.B2:Rules_3.B201 Rules_3.C1:Rules_3.C1 Rules_3.C2:Rules_3.C201 Rules_3.D1:Rules_3.D1 Rules_3.D2:Rules_3.D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.532cm" svg:height="16.202cm" svg:x="0.414cm" svg:y="33.441cm">
            <draw:object draw:notify-on-update-of-ranges="Rules_2.A2:Rules_2.A201 Rules_2.B1:Rules_2.B1 Rules_2.B2:Rules_2.B201 Rules_2.C1:Rules_2.C1 Rules_2.C2:Rules_2.C201 Rules_2.D1:Rules_2.D1 Rules_2.D2:Rules_2.D2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9.532cm" svg:height="16.202cm" svg:x="30.688cm" svg:y="17.121cm">
            <draw:object draw:notify-on-update-of-ranges="From_1_Rules_3.A2:From_1_Rules_3.A201 From_1_Rules_3.B1:From_1_Rules_3.B1 From_1_Rules_3.B2:From_1_Rules_3.B201 From_1_Rules_3.C1:From_1_Rules_3.C1 From_1_Rules_3.C2:From_1_Rules_3.C201 From_1_Rules_3.D1:From_1_Rules_3.D1 From_1_Rules_3.D2:From_1_Rules_3.D2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9.532cm" svg:height="16.202cm" svg:x="30.733cm" svg:y="33.734cm">
            <draw:object draw:notify-on-update-of-ranges="From_1_3_Rules_2.A2:From_1_3_Rules_2.A201 From_1_3_Rules_2.B1:From_1_3_Rules_2.B1 From_1_3_Rules_2.B2:From_1_3_Rules_2.B201 From_1_3_Rules_2.C1:From_1_3_Rules_2.C1 From_1_3_Rules_2.C2:From_1_3_Rules_2.C201 From_1_3_Rules_2.D1:From_1_3_Rules_2.D1 From_1_3_Rules_2.D2:From_1_3_Rules_2.D2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Rules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7999999" calcext:value-type="float">
            <text:p>0,007999999</text:p>
          </table:table-cell>
          <table:table-cell office:value-type="float" office:value="0.79999995" calcext:value-type="float">
            <text:p>0,79999995</text:p>
          </table:table-cell>
          <table:table-cell office:value-type="string" calcext:value-type="string">
            <text:p>[0.12, 0.0, 0.0, 0.0, 0.0, 0.0, 0.0, 0.0, 0.0, 0.0, 0.0, 0.0, 0.0, 0.0, 0.0]</text:p>
          </table:table-cell>
          <table:table-cell office:value-type="string" calcext:value-type="string">
            <text:p>[ACSP017, EOW025, EPP014, EPP016, LAL007, LPL015, LTT011, LVE018, ODE008, OFI033, ORE004, ORF002, SFR006, SGM021, SGM024, SMA025, SST037, STE0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1333332" calcext:value-type="float">
            <text:p>0,061333332</text:p>
          </table:table-cell>
          <table:table-cell office:value-type="float" office:value="1.3333333" calcext:value-type="float">
            <text:p>1,3333333</text:p>
          </table:table-cell>
          <table:table-cell office:value-type="string" calcext:value-type="string">
            <text:p>[0.08, 0.0, 0.0, 0.02, 0.04, 0.0, 0.06, 0.0, 0.0, 0.0, 0.0, 0.0, 0.0, 0.0, 0.0]</text:p>
          </table:table-cell>
          <table:table-cell office:value-type="string" calcext:value-type="string">
            <text:p>[ACSP017, EOW025, EPP014, EPP016, LAL007, LPL015, LVE004, LVE018, ODE008, OFI033, ORE004, ORF002, SFR006, SGM021, SGM024, SMA025, SST037, STE01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1733335" calcext:value-type="float">
            <text:p>0,21733335</text:p>
          </table:table-cell>
          <table:table-cell office:value-type="float" office:value="1.8666664" calcext:value-type="float">
            <text:p>1,8666664</text:p>
          </table:table-cell>
          <table:table-cell office:value-type="string" calcext:value-type="string">
            <text:p>[0.16, 0.0, 0.0, 0.04, 0.04, 0.0, 0.04, 0.0, 0.0, 0.0, 0.0, 0.0, 0.0, 0.0, 0.0]</text:p>
          </table:table-cell>
          <table:table-cell office:value-type="string" calcext:value-type="string">
            <text:p>[ACSP017, EOW025, EPP014, EPP016, LAL007, LPL015, LTT011, LVE018, ODE008, OFI033, OMA010, ORE004, ORF002, SFR006, SGM024, SMA025, SST037, STE01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2933323" calcext:value-type="float">
            <text:p>0,52933323</text:p>
          </table:table-cell>
          <table:table-cell office:value-type="float" office:value="2.8000002" calcext:value-type="float">
            <text:p>2,8000002</text:p>
          </table:table-cell>
          <table:table-cell office:value-type="string" calcext:value-type="string">
            <text:p>[0.16, 0.1, 0.0, 0.02, 0.06, 0.0, 0.08, 0.0, 0.0, 0.0, 0.0, 0.0, 0.0, 0.0, 0.0]</text:p>
          </table:table-cell>
          <table:table-cell office:value-type="string" calcext:value-type="string">
            <text:p>[ACSP017, EOW025, EPP014, EPP016, LAL007, LDG008, LPL015, LTT011, ODE008, OFI033, ORF002, SBB006, SFR006, SGM021, SGM024, SMA025, SST037, STE01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73332" calcext:value-type="float">
            <text:p>0,9973332</text:p>
          </table:table-cell>
          <table:table-cell office:value-type="float" office:value="5.466666" calcext:value-type="float">
            <text:p>5,466666</text:p>
          </table:table-cell>
          <table:table-cell office:value-type="string" calcext:value-type="string">
            <text:p>[0.32, 0.12, 0.0, 0.06, 0.12, 0.0, 0.18, 0.02, 0.0, 0.0, 0.0, 0.0, 0.0, 0.0, 0.0]</text:p>
          </table:table-cell>
          <table:table-cell office:value-type="string" calcext:value-type="string">
            <text:p>[ACSP017, EOW025, EPP014, EPP016, LAL007, LDG008, LPL015, LTT011, ODE008, OFI033, ORF002, OSH024, SBB006, SFR006, SGM021, SMA025, SST037, STE01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173331" calcext:value-type="float">
            <text:p>1,4173331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[0.26, 0.08, 0.02, 0.12, 0.14, 0.0, 0.16, 0.0, 0.0, 0.0, 0.0, 0.0, 0.0, 0.0, 0.0]</text:p>
          </table:table-cell>
          <table:table-cell office:value-type="string" calcext:value-type="string">
            <text:p>[ACSP017, EOW025, EPP014, EPP016, LAL007, LDG008, LPL015, LTT011, ODE008, OFI033, SBB006, SFR006, SGM021, SMA025, SMW003, SST037, STE008, STE01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226668" calcext:value-type="float">
            <text:p>1,9226668</text:p>
          </table:table-cell>
          <table:table-cell office:value-type="float" office:value="5.8666663" calcext:value-type="float">
            <text:p>5,8666663</text:p>
          </table:table-cell>
          <table:table-cell office:value-type="string" calcext:value-type="string">
            <text:p>[0.3, 0.22, 0.0, 0.04, 0.08, 0.04, 0.18, 0.02, 0.0, 0.0, 0.0, 0.0, 0.0, 0.0, 0.0]</text:p>
          </table:table-cell>
          <table:table-cell office:value-type="string" calcext:value-type="string">
            <text:p>[ACSP017, EPP014, EPP016, LAL007, LDG008, LPL015, LTT011, ODE008, OFI033, OSH024, SBB006, SCO025, SFR006, SGM021, SMA025, SNV024, SST037, STE019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1426668" calcext:value-type="float">
            <text:p>3,1426668</text:p>
          </table:table-cell>
          <table:table-cell office:value-type="float" office:value="13.199999" calcext:value-type="float">
            <text:p>13,199999</text:p>
          </table:table-cell>
          <table:table-cell office:value-type="string" calcext:value-type="string">
            <text:p>[0.52, 0.32, 0.0, 0.22, 0.28, 0.04, 0.52, 0.0, 0.0, 0.02, 0.06, 0.0, 0.0, 0.0, 0.0]</text:p>
          </table:table-cell>
          <table:table-cell office:value-type="string" calcext:value-type="string">
            <text:p>[ACSP017, EMM034, EPP014, EPP016, LAL007, LDG008, LPL015, LTT011, ODE008, OFI033, OSH024, SBB006, SCO025, SFR006, SGM021, SMA025, SST037, STE01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.1000004" calcext:value-type="float">
            <text:p>4,1000004</text:p>
          </table:table-cell>
          <table:table-cell office:value-type="float" office:value="11.866667" calcext:value-type="float">
            <text:p>11,866667</text:p>
          </table:table-cell>
          <table:table-cell office:value-type="string" calcext:value-type="string">
            <text:p>[0.5, 0.22, 0.02, 0.26, 0.26, 0.04, 0.34, 0.08, 0.0, 0.02, 0.04, 0.0, 0.0, 0.0, 0.0]</text:p>
          </table:table-cell>
          <table:table-cell office:value-type="string" calcext:value-type="string">
            <text:p>[ACSP017, EMM034, EPP014, EPP016, LAL007, LDG008, LPL015, LTT011, LVE033, ODE008, OFI033, OSH024, SBB006, SCO025, SFR006, SGM021, SMA025, STE019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.993334" calcext:value-type="float">
            <text:p>4,993334</text:p>
          </table:table-cell>
          <table:table-cell office:value-type="float" office:value="13.733334" calcext:value-type="float">
            <text:p>13,733334</text:p>
          </table:table-cell>
          <table:table-cell office:value-type="string" calcext:value-type="string">
            <text:p>[0.56, 0.26, 0.0, 0.32, 0.28, 0.04, 0.36, 0.04, 0.0, 0.1, 0.08, 0.0, 0.02, 0.0, 0.0]</text:p>
          </table:table-cell>
          <table:table-cell office:value-type="string" calcext:value-type="string">
            <text:p>[ACSP017, EMM034, EPP014, EPP016, LAL007, LBI008, LDG008, LPL015, LTT011, LVE033, ODE008, OSH024, SBB006, SCO025, SFR006, SGM021, SMA025, STE019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2720003" calcext:value-type="float">
            <text:p>6,2720003</text:p>
          </table:table-cell>
          <table:table-cell office:value-type="float" office:value="14.266665" calcext:value-type="float">
            <text:p>14,266665</text:p>
          </table:table-cell>
          <table:table-cell office:value-type="string" calcext:value-type="string">
            <text:p>[0.6, 0.26, 0.0, 0.28, 0.38, 0.08, 0.38, 0.06, 0.0, 0.02, 0.02, 0.0, 0.0, 0.06, 0.0]</text:p>
          </table:table-cell>
          <table:table-cell office:value-type="string" calcext:value-type="string">
            <text:p>[ACSP017, EMM019, EMM034, EPP014, EPP016, LAL007, LDG008, LPL015, LTT011, LVE033, ODE008, OSH024, SBB006, SCO025, SFR006, SGM021, SMA025, STE019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.5586667" calcext:value-type="float">
            <text:p>7,5586667</text:p>
          </table:table-cell>
          <table:table-cell office:value-type="float" office:value="15.466664" calcext:value-type="float">
            <text:p>15,466664</text:p>
          </table:table-cell>
          <table:table-cell office:value-type="string" calcext:value-type="string">
            <text:p>[0.64, 0.2, 0.02, 0.42, 0.34, 0.02, 0.5, 0.08, 0.0, 0.02, 0.02, 0.0, 0.02, 0.04, 0.0]</text:p>
          </table:table-cell>
          <table:table-cell office:value-type="string" calcext:value-type="string">
            <text:p>[ACOO017, ACSP017, EMM034, EPP014, EPP016, LAL007, LDG008, LMC025, LPL015, LTT011, OFI033, OSH024, OWA017, SBB006, SGM021, SMA025, SST037, STE019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.829334" calcext:value-type="float">
            <text:p>8,829334</text:p>
          </table:table-cell>
          <table:table-cell office:value-type="float" office:value="30.533329" calcext:value-type="float">
            <text:p>30,533329</text:p>
          </table:table-cell>
          <table:table-cell office:value-type="string" calcext:value-type="string">
            <text:p>[0.9, 0.54, 0.14, 0.56, 0.7, 0.24, 0.8, 0.12, 0.06, 0.16, 0.18, 0.04, 0.02, 0.1, 0.02]</text:p>
          </table:table-cell>
          <table:table-cell office:value-type="string" calcext:value-type="string">
            <text:p>[ACSP017, EMM034, EPP014, EPP016, LAL007, LCR004, LDG008, LPL015, LTT011, LVE033, ODE008, OSH024, SBB006, SGM021, SIW002, SMA025, SOD016, STE019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.878666" calcext:value-type="float">
            <text:p>9,878666</text:p>
          </table:table-cell>
          <table:table-cell office:value-type="float" office:value="32.266663" calcext:value-type="float">
            <text:p>32,266663</text:p>
          </table:table-cell>
          <table:table-cell office:value-type="string" calcext:value-type="string">
            <text:p>[0.94, 0.72, 0.1, 0.66, 0.72, 0.24, 0.76, 0.16, 0.06, 0.16, 0.14, 0.06, 0.06, 0.04, 0.02]</text:p>
          </table:table-cell>
          <table:table-cell office:value-type="string" calcext:value-type="string">
            <text:p>[ACSP017, EMM034, EPP014, EPP016, LAL007, LCR004, LDG008, LPL015, LTT011, LVE033, ODE008, OSH024, SBB006, SGM021, SIW002, SMA025, SOD016, STE019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.087999" calcext:value-type="float">
            <text:p>11,087999</text:p>
          </table:table-cell>
          <table:table-cell office:value-type="float" office:value="33.73333" calcext:value-type="float">
            <text:p>33,73333</text:p>
          </table:table-cell>
          <table:table-cell office:value-type="string" calcext:value-type="string">
            <text:p>[0.86, 0.68, 0.24, 0.72, 0.6, 0.12, 0.9, 0.24, 0.06, 0.16, 0.32, 0.04, 0.06, 0.04, 0.02]</text:p>
          </table:table-cell>
          <table:table-cell office:value-type="string" calcext:value-type="string">
            <text:p>[ACOO017, ACSP017, EMM034, EPP014, EPP016, LAL007, LDG008, LPL015, LPR012, LTT011, OFI033, OWA017, PFF012, SBB006, SGM021, SMA025, SST037, STE019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.070665" calcext:value-type="float">
            <text:p>16,070665</text:p>
          </table:table-cell>
          <table:table-cell office:value-type="float" office:value="40.933327" calcext:value-type="float">
            <text:p>40,933327</text:p>
          </table:table-cell>
          <table:table-cell office:value-type="string" calcext:value-type="string">
            <text:p>[0.92, 0.76, 0.32, 0.74, 0.78, 0.34, 0.92, 0.4, 0.06, 0.24, 0.24, 0.02, 0.16, 0.18, 0.06]</text:p>
          </table:table-cell>
          <table:table-cell office:value-type="string" calcext:value-type="string">
            <text:p>[ACSP017, EMM034, EPP014, EPP016, LAL007, LCR004, LDG008, LTT011, LVE033, ODE008, OSH024, SBB006, SGM021, SMA025, SMA029, SMA035, SOD016, STE019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.844" calcext:value-type="float">
            <text:p>19,844</text:p>
          </table:table-cell>
          <table:table-cell office:value-type="float" office:value="42.799995" calcext:value-type="float">
            <text:p>42,799995</text:p>
          </table:table-cell>
          <table:table-cell office:value-type="string" calcext:value-type="string">
            <text:p>[0.98, 0.8, 0.28, 0.82, 0.84, 0.28, 0.94, 0.38, 0.06, 0.26, 0.36, 0.08, 0.08, 0.26, 0.0]</text:p>
          </table:table-cell>
          <table:table-cell office:value-type="string" calcext:value-type="string">
            <text:p>[ACSP017, EMM034, EPP014, EPP016, LAL007, LCR004, LDG008, LTT011, ODE008, OSH024, SBB006, SGM021, SMA025, SMA029, SMA035, SOD016, STE019, SWA021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9999995" calcext:value-type="float">
            <text:p>0,79999995</text:p>
          </table:table-cell>
          <table:table-cell office:value-type="float" office:value="25.093332" calcext:value-type="float">
            <text:p>25,093332</text:p>
          </table:table-cell>
          <table:table-cell office:value-type="float" office:value="42.399998" calcext:value-type="float">
            <text:p>42,399998</text:p>
          </table:table-cell>
          <table:table-cell office:value-type="string" calcext:value-type="string">
            <text:p>[0.92, 0.72, 0.24, 0.84, 0.92, 0.32, 0.92, 0.38, 0.04, 0.34, 0.36, 0.1, 0.1, 0.12, 0.04]</text:p>
          </table:table-cell>
          <table:table-cell office:value-type="string" calcext:value-type="string">
            <text:p>[ACSP017, EMM034, EPP014, EPP016, LAL007, LCR004, LDG008, LTT011, ODE008, OSH024, SBB006, SGM021, SMA025, SMA029, SMA035, SOD016, STE019, SWA021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,8</text:p>
          </table:table-cell>
          <table:table-cell office:value-type="float" office:value="26.961323" calcext:value-type="float">
            <text:p>26,961323</text:p>
          </table:table-cell>
          <table:table-cell office:value-type="float" office:value="50.133335" calcext:value-type="float">
            <text:p>50,133335</text:p>
          </table:table-cell>
          <table:table-cell office:value-type="string" calcext:value-type="string">
            <text:p>[1.0, 0.9, 0.46, 0.74, 0.88, 0.38, 0.98, 0.48, 0.18, 0.42, 0.32, 0.14, 0.14, 0.42, 0.08]</text:p>
          </table:table-cell>
          <table:table-cell office:value-type="string" calcext:value-type="string">
            <text:p>[EJF008, EMM034, EPP014, EPP016, LAL007, LCR004, LDG008, LTT011, LVE033, ODE008, OSH024, SBB006, SGM021, SIW010, SMA025, SMA035, SOD016, STE019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333332" calcext:value-type="float">
            <text:p>0,9333332</text:p>
          </table:table-cell>
          <table:table-cell office:value-type="float" office:value="29.967999" calcext:value-type="float">
            <text:p>29,967999</text:p>
          </table:table-cell>
          <table:table-cell office:value-type="float" office:value="49.999996" calcext:value-type="float">
            <text:p>49,999996</text:p>
          </table:table-cell>
          <table:table-cell office:value-type="string" calcext:value-type="string">
            <text:p>[0.96, 0.82, 0.42, 0.8, 0.92, 0.38, 0.94, 0.58, 0.16, 0.34, 0.48, 0.1, 0.2, 0.24, 0.16]</text:p>
          </table:table-cell>
          <table:table-cell office:value-type="string" calcext:value-type="string">
            <text:p>[EJF008, EMM034, EPP014, EPP016, LAL007, LCR004, LDG008, LTT011, LVE033, ODE008, OSH024, SBB006, SGM021, SIW010, SMA025, SMA035, SOD016, STE019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666665" calcext:value-type="float">
            <text:p>0,26666665</text:p>
          </table:table-cell>
          <table:table-cell office:value-type="float" office:value="33.19866" calcext:value-type="float">
            <text:p>33,19866</text:p>
          </table:table-cell>
          <table:table-cell office:value-type="float" office:value="49.466663" calcext:value-type="float">
            <text:p>49,466663</text:p>
          </table:table-cell>
          <table:table-cell office:value-type="string" calcext:value-type="string">
            <text:p>[0.96, 0.94, 0.32, 0.78, 0.94, 0.4, 0.94, 0.58, 0.12, 0.46, 0.36, 0.1, 0.2, 0.26, 0.06]</text:p>
          </table:table-cell>
          <table:table-cell office:value-type="string" calcext:value-type="string">
            <text:p>[ACSP017, EES008, EMM034, EPP014, ESS002, LBI041, LDG008, LPL015, LTT011, LVE033, ODE008, OSH024, SBB006, SGM021, SMA025, SNV005, SOD016, STE019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,6</text:p>
          </table:table-cell>
          <table:table-cell office:value-type="float" office:value="35.531994" calcext:value-type="float">
            <text:p>35,531994</text:p>
          </table:table-cell>
          <table:table-cell office:value-type="float" office:value="49.466663" calcext:value-type="float">
            <text:p>49,466663</text:p>
          </table:table-cell>
          <table:table-cell office:value-type="string" calcext:value-type="string">
            <text:p>[1.0, 0.8, 0.34, 0.86, 0.92, 0.62, 0.92, 0.46, 0.14, 0.42, 0.38, 0.14, 0.24, 0.12, 0.06]</text:p>
          </table:table-cell>
          <table:table-cell office:value-type="string" calcext:value-type="string">
            <text:p>[ACSP017, EES008, EMM034, EPP014, ESS002, LDG008, LPL015, LTT011, LVE033, ODE008, OSH024, SBB006, SGM021, SMA025, SNV005, SNV031, SOD016, STE019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8666666" calcext:value-type="float">
            <text:p>1,8666666</text:p>
          </table:table-cell>
          <table:table-cell office:value-type="float" office:value="34.463993" calcext:value-type="float">
            <text:p>34,463993</text:p>
          </table:table-cell>
          <table:table-cell office:value-type="float" office:value="52.26667" calcext:value-type="float">
            <text:p>52,26667</text:p>
          </table:table-cell>
          <table:table-cell office:value-type="string" calcext:value-type="string">
            <text:p>[0.96, 0.84, 0.36, 0.88, 0.94, 0.52, 0.98, 0.4, 0.24, 0.42, 0.42, 0.08, 0.32, 0.38, 0.1]</text:p>
          </table:table-cell>
          <table:table-cell office:value-type="string" calcext:value-type="string">
            <text:p>[EJF008, EMM034, EPP014, EPP016, LAL007, LAL022, LCR004, LDG008, LTT011, ODE008, OSH024, SBB006, SIW010, SMA025, SMA035, SNV004, SOD016, STE019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0666668" calcext:value-type="float">
            <text:p>3,0666668</text:p>
          </table:table-cell>
          <table:table-cell office:value-type="float" office:value="35.537334" calcext:value-type="float">
            <text:p>35,537334</text:p>
          </table:table-cell>
          <table:table-cell office:value-type="float" office:value="52.133335" calcext:value-type="float">
            <text:p>52,133335</text:p>
          </table:table-cell>
          <table:table-cell office:value-type="string" calcext:value-type="string">
            <text:p>[1.0, 0.84, 0.44, 0.88, 0.88, 0.62, 0.84, 0.48, 0.24, 0.44, 0.34, 0.12, 0.3, 0.32, 0.08]</text:p>
          </table:table-cell>
          <table:table-cell office:value-type="string" calcext:value-type="string">
            <text:p>[EJF008, EMM034, EPP014, EPP016, LAL007, LAM020, LCR004, LDG008, LTT011, LVE033, ODE008, OSH024, SGM021, SIW010, SMA025, SMA035, SOD016, STE019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" calcext:value-type="float">
            <text:p>1,2</text:p>
          </table:table-cell>
          <table:table-cell office:value-type="float" office:value="36.18134" calcext:value-type="float">
            <text:p>36,18134</text:p>
          </table:table-cell>
          <table:table-cell office:value-type="float" office:value="52.399998" calcext:value-type="float">
            <text:p>52,399998</text:p>
          </table:table-cell>
          <table:table-cell office:value-type="string" calcext:value-type="string">
            <text:p>[1.0, 0.88, 0.36, 0.88, 0.92, 0.54, 0.94, 0.52, 0.24, 0.32, 0.42, 0.1, 0.3, 0.36, 0.08]</text:p>
          </table:table-cell>
          <table:table-cell office:value-type="string" calcext:value-type="string">
            <text:p>[ACPP019, EJF008, EMM034, EPP003, EPP014, EPP016, LAL007, LAL029, LDG008, LTT011, ODE008, OSH024, OWA003, SGM021, SMA025, SMA035, SOD016, STE019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266667" calcext:value-type="float">
            <text:p>6,266667</text:p>
          </table:table-cell>
          <table:table-cell office:value-type="float" office:value="34.551994" calcext:value-type="float">
            <text:p>34,551994</text:p>
          </table:table-cell>
          <table:table-cell office:value-type="float" office:value="58.66667" calcext:value-type="float">
            <text:p>58,66667</text:p>
          </table:table-cell>
          <table:table-cell office:value-type="string" calcext:value-type="string">
            <text:p>[1.0, 0.94, 0.54, 0.88, 0.94, 0.46, 0.86, 0.56, 0.26, 0.54, 0.54, 0.3, 0.38, 0.44, 0.16]</text:p>
          </table:table-cell>
          <table:table-cell office:value-type="string" calcext:value-type="string">
            <text:p>[EEG015, EJF008, EPP016, LAL007, LAL022, LDG008, LTT011, LVE032, ODE008, OSH024, PFF012, SBB006, SIW010, SMA025, SMA035, SNV004, SOD016, STE019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0666666" calcext:value-type="float">
            <text:p>3,0666666</text:p>
          </table:table-cell>
          <table:table-cell office:value-type="float" office:value="36.809326" calcext:value-type="float">
            <text:p>36,809326</text:p>
          </table:table-cell>
          <table:table-cell office:value-type="float" office:value="57.733326" calcext:value-type="float">
            <text:p>57,733326</text:p>
          </table:table-cell>
          <table:table-cell office:value-type="string" calcext:value-type="string">
            <text:p>[1.0, 0.8, 0.44, 0.92, 0.98, 0.58, 0.94, 0.64, 0.24, 0.38, 0.62, 0.14, 0.26, 0.52, 0.2]</text:p>
          </table:table-cell>
          <table:table-cell office:value-type="string" calcext:value-type="string">
            <text:p>[EJF008, EMM034, EPP014, EPP016, LAL022, LDG008, LTT011, ODE008, OSH024, SBB006, SDD018, SIW010, SMA025, SMA035, SNV004, SNV009, SOD016, STE019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1333334" calcext:value-type="float">
            <text:p>2,1333334</text:p>
          </table:table-cell>
          <table:table-cell office:value-type="float" office:value="37.149326" calcext:value-type="float">
            <text:p>37,149326</text:p>
          </table:table-cell>
          <table:table-cell office:value-type="float" office:value="60.266666" calcext:value-type="float">
            <text:p>60,266666</text:p>
          </table:table-cell>
          <table:table-cell office:value-type="string" calcext:value-type="string">
            <text:p>[1.0, 0.86, 0.44, 0.96, 0.86, 0.56, 1.0, 0.58, 0.42, 0.48, 0.52, 0.28, 0.28, 0.52, 0.28]</text:p>
          </table:table-cell>
          <table:table-cell office:value-type="string" calcext:value-type="string">
            <text:p>[ACNO019, EJF008, EMM034, EPP014, EPP016, LAL022, LDG008, LTT011, ODE008, OSH024, SBB006, SIW010, SMA025, SMA035, SNV004, SNV009, SOD016, STE019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6" calcext:value-type="float">
            <text:p>3,6</text:p>
          </table:table-cell>
          <table:table-cell office:value-type="float" office:value="40.821342" calcext:value-type="float">
            <text:p>40,821342</text:p>
          </table:table-cell>
          <table:table-cell office:value-type="float" office:value="60.8" calcext:value-type="float">
            <text:p>60,8</text:p>
          </table:table-cell>
          <table:table-cell office:value-type="string" calcext:value-type="string">
            <text:p>[0.96, 0.86, 0.6, 0.86, 0.96, 0.58, 0.88, 0.64, 0.24, 0.7, 0.56, 0.28, 0.5, 0.38, 0.12]</text:p>
          </table:table-cell>
          <table:table-cell office:value-type="string" calcext:value-type="string">
            <text:p>[EJF008, EMM034, EPP014, EPP016, EWO006, LAL022, LDG008, LTT011, ODE008, OSH024, SBB006, SIW010, SMA025, SMA035, SNV004, SNV009, SOD016, STE019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133333" calcext:value-type="float">
            <text:p>10,133333</text:p>
          </table:table-cell>
          <table:table-cell office:value-type="float" office:value="42.143997" calcext:value-type="float">
            <text:p>42,143997</text:p>
          </table:table-cell>
          <table:table-cell office:value-type="float" office:value="60.666668" calcext:value-type="float">
            <text:p>60,666668</text:p>
          </table:table-cell>
          <table:table-cell office:value-type="string" calcext:value-type="string">
            <text:p>[1.0, 0.96, 0.54, 0.94, 0.94, 0.54, 0.96, 0.64, 0.34, 0.6, 0.54, 0.2, 0.34, 0.42, 0.14]</text:p>
          </table:table-cell>
          <table:table-cell office:value-type="string" calcext:value-type="string">
            <text:p>[ACCU006, EJF008, EMM034, EPP014, EPP016, LAL022, LDG008, LTT011, LTT026, ODE008, OSH024, SIW010, SMA025, SMA035, SNV004, SNV009, SOD016, STE019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8666663" calcext:value-type="float">
            <text:p>7,8666663</text:p>
          </table:table-cell>
          <table:table-cell office:value-type="float" office:value="45.26533" calcext:value-type="float">
            <text:p>45,26533</text:p>
          </table:table-cell>
          <table:table-cell office:value-type="float" office:value="59.73333" calcext:value-type="float">
            <text:p>59,73333</text:p>
          </table:table-cell>
          <table:table-cell office:value-type="string" calcext:value-type="string">
            <text:p>[0.98, 0.84, 0.62, 0.94, 0.96, 0.54, 0.98, 0.7, 0.28, 0.4, 0.44, 0.24, 0.34, 0.48, 0.22]</text:p>
          </table:table-cell>
          <table:table-cell office:value-type="string" calcext:value-type="string">
            <text:p>[ACFF001, EJF008, EMM034, EPP014, EPP016, EPP029, LAL022, LCA009, LDG008, ODE008, OSH024, SBB006, SDD018, SMA025, SMA035, SNV009, SOD016, STE019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2" calcext:value-type="float">
            <text:p>7,2</text:p>
          </table:table-cell>
          <table:table-cell office:value-type="float" office:value="44.518673" calcext:value-type="float">
            <text:p>44,518673</text:p>
          </table:table-cell>
          <table:table-cell office:value-type="float" office:value="66.399994" calcext:value-type="float">
            <text:p>66,399994</text:p>
          </table:table-cell>
          <table:table-cell office:value-type="string" calcext:value-type="string">
            <text:p>[0.98, 0.94, 0.56, 0.94, 1.0, 0.7, 0.98, 0.78, 0.46, 0.6, 0.58, 0.28, 0.44, 0.48, 0.24]</text:p>
          </table:table-cell>
          <table:table-cell office:value-type="string" calcext:value-type="string">
            <text:p>[EJF008, EMM034, EPP014, EPP016, LAL022, LDG008, LTT011, LTT026, OCP002, ODE008, SBB018, SDD018, SIW010, SMA025, SMA035, SOD016, SST010, STE019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2" calcext:value-type="float">
            <text:p>5,2</text:p>
          </table:table-cell>
          <table:table-cell office:value-type="float" office:value="45.30133" calcext:value-type="float">
            <text:p>45,30133</text:p>
          </table:table-cell>
          <table:table-cell office:value-type="float" office:value="78.799995" calcext:value-type="float">
            <text:p>78,799995</text:p>
          </table:table-cell>
          <table:table-cell office:value-type="string" calcext:value-type="string">
            <text:p>[1.0, 1.0, 0.8, 1.0, 1.0, 0.88, 1.0, 0.84, 0.58, 0.86, 0.7, 0.58, 0.54, 0.56, 0.48]</text:p>
          </table:table-cell>
          <table:table-cell office:value-type="string" calcext:value-type="string">
            <text:p>[ACGM045, EJF008, EMM034, EPP014, EPP016, LAL022, LDG008, LTT011, LTT026, OCP002, ODE008, SBB018, SDD018, SIW010, SMA025, SMA035, SOD016, STE019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066666" calcext:value-type="float">
            <text:p>9,066666</text:p>
          </table:table-cell>
          <table:table-cell office:value-type="float" office:value="49.858665" calcext:value-type="float">
            <text:p>49,858665</text:p>
          </table:table-cell>
          <table:table-cell office:value-type="float" office:value="80.666664" calcext:value-type="float">
            <text:p>80,666664</text:p>
          </table:table-cell>
          <table:table-cell office:value-type="string" calcext:value-type="string">
            <text:p>[1.0, 0.98, 0.8, 0.98, 1.0, 0.86, 1.0, 0.84, 0.52, 0.8, 0.78, 0.68, 0.64, 0.82, 0.4]</text:p>
          </table:table-cell>
          <table:table-cell office:value-type="string" calcext:value-type="string">
            <text:p>[ACGM045, EJF008, EMM034, EPP014, EPP016, LAL022, LDG008, LTT011, LTT026, OCP002, ODE008, SBB018, SDD018, SIW010, SMA025, SMA035, SOD016, STE019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333333" calcext:value-type="float">
            <text:p>11,333333</text:p>
          </table:table-cell>
          <table:table-cell office:value-type="float" office:value="54.297344" calcext:value-type="float">
            <text:p>54,297344</text:p>
          </table:table-cell>
          <table:table-cell office:value-type="float" office:value="77.06667" calcext:value-type="float">
            <text:p>77,06667</text:p>
          </table:table-cell>
          <table:table-cell office:value-type="string" calcext:value-type="string">
            <text:p>[1.0, 0.96, 0.74, 0.98, 1.0, 0.8, 1.0, 0.86, 0.52, 0.84, 0.86, 0.46, 0.64, 0.66, 0.24]</text:p>
          </table:table-cell>
          <table:table-cell office:value-type="string" calcext:value-type="string">
            <text:p>[ACGM045, EJF008, EMM034, EPP014, EPP016, LAL022, LDG008, LTT011, LTT026, OCP002, ODE008, SBB018, SDD018, SIW010, SMA025, SMA035, SOD016, STE019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666666" calcext:value-type="float">
            <text:p>12,666666</text:p>
          </table:table-cell>
          <table:table-cell office:value-type="float" office:value="57.582684" calcext:value-type="float">
            <text:p>57,582684</text:p>
          </table:table-cell>
          <table:table-cell office:value-type="float" office:value="77.600006" calcext:value-type="float">
            <text:p>77,600006</text:p>
          </table:table-cell>
          <table:table-cell office:value-type="string" calcext:value-type="string">
            <text:p>[1.0, 0.98, 0.74, 1.0, 0.98, 0.74, 1.0, 0.78, 0.48, 0.86, 0.82, 0.56, 0.56, 0.72, 0.42]</text:p>
          </table:table-cell>
          <table:table-cell office:value-type="string" calcext:value-type="string">
            <text:p>[ACGM045, EJF008, EMM034, EPP014, EPP016, ESS007, LAL022, LDG008, LTT011, LTT026, OCP002, ODE008, SBB018, SIW010, SMA025, SMA035, SOD016, STE019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066666" calcext:value-type="float">
            <text:p>15,066666</text:p>
          </table:table-cell>
          <table:table-cell office:value-type="float" office:value="57.898647" calcext:value-type="float">
            <text:p>57,898647</text:p>
          </table:table-cell>
          <table:table-cell office:value-type="float" office:value="79.733345" calcext:value-type="float">
            <text:p>79,733345</text:p>
          </table:table-cell>
          <table:table-cell office:value-type="string" calcext:value-type="string">
            <text:p>[0.98, 1.0, 0.84, 0.98, 1.0, 0.9, 1.0, 0.94, 0.58, 0.78, 0.8, 0.46, 0.6, 0.76, 0.34]</text:p>
          </table:table-cell>
          <table:table-cell office:value-type="string" calcext:value-type="string">
            <text:p>[ACGM045, EJF008, EMM034, EPP014, EPP016, LCC008, LDG008, LTT011, LTT026, OCP002, ODE008, SBB018, SDD018, SIW010, SMA025, SMA035, SOD016, STE019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.466665" calcext:value-type="float">
            <text:p>21,466665</text:p>
          </table:table-cell>
          <table:table-cell office:value-type="float" office:value="57.773323" calcext:value-type="float">
            <text:p>57,773323</text:p>
          </table:table-cell>
          <table:table-cell office:value-type="float" office:value="81.46666" calcext:value-type="float">
            <text:p>81,46666</text:p>
          </table:table-cell>
          <table:table-cell office:value-type="string" calcext:value-type="string">
            <text:p>[1.0, 1.0, 0.76, 1.0, 1.0, 0.84, 1.0, 0.84, 0.64, 0.78, 0.9, 0.5, 0.78, 0.66, 0.52]</text:p>
          </table:table-cell>
          <table:table-cell office:value-type="string" calcext:value-type="string">
            <text:p>[ACGM045, EJF008, EMM034, EPP014, EPP016, LCC008, LDG008, LTT011, LTT026, OCP002, ODE008, SBB018, SDD018, SIW010, SMA025, SMA035, SOD016, STE019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333332" calcext:value-type="float">
            <text:p>15,333332</text:p>
          </table:table-cell>
          <table:table-cell office:value-type="float" office:value="59.420013" calcext:value-type="float">
            <text:p>59,420013</text:p>
          </table:table-cell>
          <table:table-cell office:value-type="float" office:value="81.200005" calcext:value-type="float">
            <text:p>81,200005</text:p>
          </table:table-cell>
          <table:table-cell office:value-type="string" calcext:value-type="string">
            <text:p>[1.0, 1.0, 0.76, 1.0, 0.98, 0.82, 1.0, 0.94, 0.5, 0.86, 0.84, 0.6, 0.68, 0.8, 0.4]</text:p>
          </table:table-cell>
          <table:table-cell office:value-type="string" calcext:value-type="string">
            <text:p>[ACGM045, EJF008, EMM034, EPP014, EPP016, LCC008, LDG008, LTT011, LTT026, OCP002, ODE008, SBB018, SDD018, SIW010, SMA025, SMA035, SOD016, STE019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.133331" calcext:value-type="float">
            <text:p>20,133331</text:p>
          </table:table-cell>
          <table:table-cell office:value-type="float" office:value="60.388" calcext:value-type="float">
            <text:p>60,388</text:p>
          </table:table-cell>
          <table:table-cell office:value-type="float" office:value="81.86667" calcext:value-type="float">
            <text:p>81,86667</text:p>
          </table:table-cell>
          <table:table-cell office:value-type="string" calcext:value-type="string">
            <text:p>[0.98, 1.0, 0.88, 1.0, 0.98, 0.82, 1.0, 0.88, 0.64, 0.82, 0.84, 0.58, 0.68, 0.72, 0.46]</text:p>
          </table:table-cell>
          <table:table-cell office:value-type="string" calcext:value-type="string">
            <text:p>[ACGM045, EJF008, EMM034, EPP014, EPP016, LCC008, LDG008, LTT011, LTT026, OCP002, ODE008, OSH016, SBB018, SIW010, SMA025, SMA035, SOD016, STE019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866665" calcext:value-type="float">
            <text:p>17,866665</text:p>
          </table:table-cell>
          <table:table-cell office:value-type="float" office:value="62.011993" calcext:value-type="float">
            <text:p>62,011993</text:p>
          </table:table-cell>
          <table:table-cell office:value-type="float" office:value="82.933334" calcext:value-type="float">
            <text:p>82,933334</text:p>
          </table:table-cell>
          <table:table-cell office:value-type="string" calcext:value-type="string">
            <text:p>[1.0, 1.0, 0.9, 1.0, 0.98, 0.92, 1.0, 0.9, 0.64, 0.82, 0.9, 0.58, 0.68, 0.8, 0.32]</text:p>
          </table:table-cell>
          <table:table-cell office:value-type="string" calcext:value-type="string">
            <text:p>[ACGM045, EJF008, EMM022, EMM034, EPP009, EPP014, EPP016, LBB027, LDG008, LTT026, OCP002, SBB018, SIW010, SMA025, SMA035, SOD016, SST004, STE019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.733332" calcext:value-type="float">
            <text:p>23,733332</text:p>
          </table:table-cell>
          <table:table-cell office:value-type="float" office:value="64.24401" calcext:value-type="float">
            <text:p>64,24401</text:p>
          </table:table-cell>
          <table:table-cell office:value-type="float" office:value="80.399994" calcext:value-type="float">
            <text:p>80,399994</text:p>
          </table:table-cell>
          <table:table-cell office:value-type="string" calcext:value-type="string">
            <text:p>[1.0, 1.0, 0.8, 1.0, 1.0, 0.86, 1.0, 0.78, 0.54, 0.82, 0.78, 0.74, 0.54, 0.7, 0.5]</text:p>
          </table:table-cell>
          <table:table-cell office:value-type="string" calcext:value-type="string">
            <text:p>[ACGM045, EJF008, EMM022, EMM034, EPP009, EPP014, EPP016, LDG008, LPR019, LTT026, OCP002, SBB018, SIW010, SMA025, SMA035, SOD016, SST004, STE019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.933332" calcext:value-type="float">
            <text:p>20,933332</text:p>
          </table:table-cell>
          <table:table-cell office:value-type="float" office:value="63.546677" calcext:value-type="float">
            <text:p>63,546677</text:p>
          </table:table-cell>
          <table:table-cell office:value-type="float" office:value="79.59999" calcext:value-type="float">
            <text:p>79,59999</text:p>
          </table:table-cell>
          <table:table-cell office:value-type="string" calcext:value-type="string">
            <text:p>[1.0, 0.98, 0.88, 0.98, 0.98, 0.9, 1.0, 0.82, 0.54, 0.86, 0.74, 0.54, 0.62, 0.7, 0.4]</text:p>
          </table:table-cell>
          <table:table-cell office:value-type="string" calcext:value-type="string">
            <text:p>[ACGM045, EJF008, EMM022, EMM034, EPP009, EPP014, EPP016, LDG008, LPR019, LTT026, OCP002, SBB018, SIW010, SMA025, SMA035, SOD016, SST004, STE019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.8" calcext:value-type="float">
            <text:p>20,8</text:p>
          </table:table-cell>
          <table:table-cell office:value-type="float" office:value="62.541344" calcext:value-type="float">
            <text:p>62,541344</text:p>
          </table:table-cell>
          <table:table-cell office:value-type="float" office:value="79.2" calcext:value-type="float">
            <text:p>79,2</text:p>
          </table:table-cell>
          <table:table-cell office:value-type="string" calcext:value-type="string">
            <text:p>[1.0, 0.96, 0.74, 1.0, 1.0, 0.9, 0.98, 0.82, 0.64, 0.84, 0.74, 0.62, 0.64, 0.68, 0.32]</text:p>
          </table:table-cell>
          <table:table-cell office:value-type="string" calcext:value-type="string">
            <text:p>[ACGM045, ACPH013, ACPP005, EJF008, EMM034, LDG008, LTT026, OBI006, OCP002, ODE008, OWA004, SBB018, SIW010, SMA025, SMO018, SOD016, STE019, SWA014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.933332" calcext:value-type="float">
            <text:p>20,933332</text:p>
          </table:table-cell>
          <table:table-cell office:value-type="float" office:value="63.038666" calcext:value-type="float">
            <text:p>63,038666</text:p>
          </table:table-cell>
          <table:table-cell office:value-type="float" office:value="82.933334" calcext:value-type="float">
            <text:p>82,933334</text:p>
          </table:table-cell>
          <table:table-cell office:value-type="string" calcext:value-type="string">
            <text:p>[1.0, 1.0, 0.82, 0.98, 1.0, 0.94, 1.0, 0.88, 0.62, 0.76, 0.86, 0.66, 0.7, 0.88, 0.34]</text:p>
          </table:table-cell>
          <table:table-cell office:value-type="string" calcext:value-type="string">
            <text:p>[ACGM045, EJF008, EMM022, EMM034, EPP009, EPP014, EPP016, LAL020, LDG008, LTT026, OCP002, SBB018, SIW010, SMA025, SMA035, SOD016, SST004, STE019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.533329" calcext:value-type="float">
            <text:p>18,533329</text:p>
          </table:table-cell>
          <table:table-cell office:value-type="float" office:value="62.58933" calcext:value-type="float">
            <text:p>62,58933</text:p>
          </table:table-cell>
          <table:table-cell office:value-type="float" office:value="82.4" calcext:value-type="float">
            <text:p>82,4</text:p>
          </table:table-cell>
          <table:table-cell office:value-type="string" calcext:value-type="string">
            <text:p>[1.0, 1.0, 0.84, 1.0, 1.0, 0.92, 1.0, 0.88, 0.54, 0.82, 0.82, 0.58, 0.76, 0.66, 0.54]</text:p>
          </table:table-cell>
          <table:table-cell office:value-type="string" calcext:value-type="string">
            <text:p>[ACGM045, EJF008, EMM022, EMM034, EPP009, EPP014, EPP016, LAL020, LDG008, LTT026, OCP002, SBB018, SIW010, SMA025, SMA035, SOD016, SST004, STE019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.266665" calcext:value-type="float">
            <text:p>18,266665</text:p>
          </table:table-cell>
          <table:table-cell office:value-type="float" office:value="63.29866" calcext:value-type="float">
            <text:p>63,29866</text:p>
          </table:table-cell>
          <table:table-cell office:value-type="float" office:value="83.86667" calcext:value-type="float">
            <text:p>83,86667</text:p>
          </table:table-cell>
          <table:table-cell office:value-type="string" calcext:value-type="string">
            <text:p>[1.0, 1.0, 0.86, 0.98, 1.0, 0.78, 1.0, 0.9, 0.66, 0.88, 0.82, 0.58, 0.78, 0.76, 0.58]</text:p>
          </table:table-cell>
          <table:table-cell office:value-type="string" calcext:value-type="string">
            <text:p>[ACGM045, EJF008, EMM022, EMM034, EPP009, EPP014, EPP016, LAL020, LDG008, LTT026, OCP002, SBB018, SIW010, SMA025, SMA035, SOD016, SST004, STE019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.199999" calcext:value-type="float">
            <text:p>21,199999</text:p>
          </table:table-cell>
          <table:table-cell office:value-type="float" office:value="62.752014" calcext:value-type="float">
            <text:p>62,752014</text:p>
          </table:table-cell>
          <table:table-cell office:value-type="float" office:value="83.200005" calcext:value-type="float">
            <text:p>83,200005</text:p>
          </table:table-cell>
          <table:table-cell office:value-type="string" calcext:value-type="string">
            <text:p>[1.0, 1.0, 0.9, 0.98, 1.0, 0.88, 1.0, 0.86, 0.64, 0.84, 0.86, 0.64, 0.64, 0.84, 0.4]</text:p>
          </table:table-cell>
          <table:table-cell office:value-type="string" calcext:value-type="string">
            <text:p>[ACGM045, EJF008, EMM022, EMM034, EPP009, EPP014, EPP016, LAL020, LDG008, LTT026, OCP002, SBB018, SIW010, SMA025, SMA035, SOD016, SST004, STE019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.799997" calcext:value-type="float">
            <text:p>18,799997</text:p>
          </table:table-cell>
          <table:table-cell office:value-type="float" office:value="63.71733" calcext:value-type="float">
            <text:p>63,71733</text:p>
          </table:table-cell>
          <table:table-cell office:value-type="float" office:value="81.73334" calcext:value-type="float">
            <text:p>81,73334</text:p>
          </table:table-cell>
          <table:table-cell office:value-type="string" calcext:value-type="string">
            <text:p>[1.0, 0.98, 0.76, 1.0, 1.0, 0.88, 1.0, 0.82, 0.6, 0.78, 0.84, 0.6, 0.78, 0.8, 0.42]</text:p>
          </table:table-cell>
          <table:table-cell office:value-type="string" calcext:value-type="string">
            <text:p>[ACGM045, ACPH014, EJF008, EMM034, EPP009, EPP014, EPP016, LAL020, LDG008, LTT026, OCP002, PCA012, SBB018, SIW010, SMA025, SMA035, SOD016, STE019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.466667" calcext:value-type="float">
            <text:p>21,466667</text:p>
          </table:table-cell>
          <table:table-cell office:value-type="float" office:value="66.28267" calcext:value-type="float">
            <text:p>66,28267</text:p>
          </table:table-cell>
          <table:table-cell office:value-type="float" office:value="81.73334" calcext:value-type="float">
            <text:p>81,73334</text:p>
          </table:table-cell>
          <table:table-cell office:value-type="string" calcext:value-type="string">
            <text:p>[1.0, 1.0, 0.84, 1.0, 1.0, 0.82, 1.0, 0.94, 0.66, 0.8, 0.8, 0.52, 0.6, 0.86, 0.42]</text:p>
          </table:table-cell>
          <table:table-cell office:value-type="string" calcext:value-type="string">
            <text:p>[ACGM045, EES008, EJF008, EMM022, EMM034, EPP014, LAL020, LDG008, LTT026, OCP002, ODE014, OMA022, SBB018, SMA025, SMA035, SOD016, SST004, STE019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266668" calcext:value-type="float">
            <text:p>24,266668</text:p>
          </table:table-cell>
          <table:table-cell office:value-type="float" office:value="64.67201" calcext:value-type="float">
            <text:p>64,67201</text:p>
          </table:table-cell>
          <table:table-cell office:value-type="float" office:value="82.933334" calcext:value-type="float">
            <text:p>82,933334</text:p>
          </table:table-cell>
          <table:table-cell office:value-type="string" calcext:value-type="string">
            <text:p>[1.0, 1.0, 0.92, 1.0, 1.0, 0.82, 1.0, 0.96, 0.62, 0.78, 0.76, 0.62, 0.82, 0.74, 0.4]</text:p>
          </table:table-cell>
          <table:table-cell office:value-type="string" calcext:value-type="string">
            <text:p>[ACGM045, EES008, EJF008, EMM022, EMM034, EPP014, LAL020, LDG008, LTT026, OCP002, ODE014, OMA022, SBB018, SMA025, SMA035, SOD016, SST004, STE019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.799997" calcext:value-type="float">
            <text:p>22,799997</text:p>
          </table:table-cell>
          <table:table-cell office:value-type="float" office:value="64.578674" calcext:value-type="float">
            <text:p>64,578674</text:p>
          </table:table-cell>
          <table:table-cell office:value-type="float" office:value="83.46667" calcext:value-type="float">
            <text:p>83,46667</text:p>
          </table:table-cell>
          <table:table-cell office:value-type="string" calcext:value-type="string">
            <text:p>[1.0, 1.0, 0.88, 1.0, 1.0, 0.94, 1.0, 0.9, 0.56, 0.86, 0.84, 0.72, 0.66, 0.78, 0.38]</text:p>
          </table:table-cell>
          <table:table-cell office:value-type="string" calcext:value-type="string">
            <text:p>[ACGM045, EES008, EJF008, EMM022, EMM034, EPP014, LAL020, LDG008, LTT026, OCP002, ODE014, OMA022, SBB018, SMA025, SMA035, SOD016, SST004, STE019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.533333" calcext:value-type="float">
            <text:p>26,533333</text:p>
          </table:table-cell>
          <table:table-cell office:value-type="float" office:value="65.961334" calcext:value-type="float">
            <text:p>65,961334</text:p>
          </table:table-cell>
          <table:table-cell office:value-type="float" office:value="83.46667" calcext:value-type="float">
            <text:p>83,46667</text:p>
          </table:table-cell>
          <table:table-cell office:value-type="string" calcext:value-type="string">
            <text:p>[1.0, 1.0, 0.86, 1.0, 1.0, 0.92, 1.0, 0.9, 0.54, 0.88, 0.88, 0.68, 0.7, 0.72, 0.44]</text:p>
          </table:table-cell>
          <table:table-cell office:value-type="string" calcext:value-type="string">
            <text:p>[ACGM045, EEG011, EES008, EHH004, EJF008, EMM022, EMM034, EPP014, LAL020, LDG008, OCP002, OMA022, SBB018, SMA025, SMA035, SOD016, SST004, STE019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.266665" calcext:value-type="float">
            <text:p>18,266665</text:p>
          </table:table-cell>
          <table:table-cell office:value-type="float" office:value="67.76266" calcext:value-type="float">
            <text:p>67,76266</text:p>
          </table:table-cell>
          <table:table-cell office:value-type="float" office:value="84.66667" calcext:value-type="float">
            <text:p>84,66667</text:p>
          </table:table-cell>
          <table:table-cell office:value-type="string" calcext:value-type="string">
            <text:p>[1.0, 1.0, 0.88, 0.98, 1.0, 0.94, 1.0, 0.94, 0.74, 0.8, 0.86, 0.68, 0.7, 0.76, 0.42]</text:p>
          </table:table-cell>
          <table:table-cell office:value-type="string" calcext:value-type="string">
            <text:p>[ACFE023, ACGM045, EES008, EJF008, EMM022, EMM034, EPP014, LAL020, LDG008, OCP002, ODE014, PIC004, SBB018, SMA025, SMA035, SOD016, SST004, STE019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.866663" calcext:value-type="float">
            <text:p>25,866663</text:p>
          </table:table-cell>
          <table:table-cell office:value-type="float" office:value="64.73866" calcext:value-type="float">
            <text:p>64,73866</text:p>
          </table:table-cell>
          <table:table-cell office:value-type="float" office:value="83.2" calcext:value-type="float">
            <text:p>83,2</text:p>
          </table:table-cell>
          <table:table-cell office:value-type="string" calcext:value-type="string">
            <text:p>[1.0, 1.0, 0.86, 1.0, 0.98, 0.86, 1.0, 0.94, 0.66, 0.78, 0.9, 0.6, 0.74, 0.72, 0.44]</text:p>
          </table:table-cell>
          <table:table-cell office:value-type="string" calcext:value-type="string">
            <text:p>[ACFE023, ACGM045, EES008, EJF008, EMM022, EMM034, EPP014, LAL020, LDG008, OCP002, ODE014, PIC004, SBB018, SMA025, SMA035, SOD016, SST004, STE019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.8" calcext:value-type="float">
            <text:p>24,8</text:p>
          </table:table-cell>
          <table:table-cell office:value-type="float" office:value="62.38001" calcext:value-type="float">
            <text:p>62,38001</text:p>
          </table:table-cell>
          <table:table-cell office:value-type="float" office:value="83.46667" calcext:value-type="float">
            <text:p>83,46667</text:p>
          </table:table-cell>
          <table:table-cell office:value-type="string" calcext:value-type="string">
            <text:p>[1.0, 1.0, 0.88, 1.0, 1.0, 0.92, 1.0, 0.96, 0.52, 0.9, 0.84, 0.56, 0.7, 0.72, 0.52]</text:p>
          </table:table-cell>
          <table:table-cell office:value-type="string" calcext:value-type="string">
            <text:p>[ACFE023, ACGM045, EES008, EJF008, EMM022, EMM034, EPP014, LAL020, LDG008, OCP002, ODE014, PIC004, SBB018, SMA025, SMA035, SOD016, SST004, STE019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.6" calcext:value-type="float">
            <text:p>19,6</text:p>
          </table:table-cell>
          <table:table-cell office:value-type="float" office:value="66.30134" calcext:value-type="float">
            <text:p>66,30134</text:p>
          </table:table-cell>
          <table:table-cell office:value-type="float" office:value="85.73334" calcext:value-type="float">
            <text:p>85,73334</text:p>
          </table:table-cell>
          <table:table-cell office:value-type="string" calcext:value-type="string">
            <text:p>[1.0, 0.98, 0.92, 1.0, 1.0, 0.88, 1.0, 0.88, 0.64, 0.86, 0.94, 0.68, 0.72, 0.84, 0.52]</text:p>
          </table:table-cell>
          <table:table-cell office:value-type="string" calcext:value-type="string">
            <text:p>[ACGM010, ACGM045, EEG009, EES008, EJF008, EMM022, EMM034, EPP014, LAL020, LDG008, OCP002, OMA022, SBB018, SMA025, SMA035, SOD016, SST004, STE019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.466667" calcext:value-type="float">
            <text:p>27,466667</text:p>
          </table:table-cell>
          <table:table-cell office:value-type="float" office:value="68.666664" calcext:value-type="float">
            <text:p>68,666664</text:p>
          </table:table-cell>
          <table:table-cell office:value-type="float" office:value="85.466675" calcext:value-type="float">
            <text:p>85,466675</text:p>
          </table:table-cell>
          <table:table-cell office:value-type="string" calcext:value-type="string">
            <text:p>[1.0, 1.0, 0.88, 1.0, 1.0, 0.92, 1.0, 0.9, 0.64, 0.94, 0.88, 0.62, 0.72, 0.76, 0.56]</text:p>
          </table:table-cell>
          <table:table-cell office:value-type="string" calcext:value-type="string">
            <text:p>[ACGM045, EES008, EJF008, EJP010, EMM022, EMM034, EPP014, LAL020, LDG008, OCP002, OMA022, PMO010, SBB018, SIW001, SMA025, SMA035, SOD016, STE019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.33333" calcext:value-type="float">
            <text:p>23,33333</text:p>
          </table:table-cell>
          <table:table-cell office:value-type="float" office:value="67.49201" calcext:value-type="float">
            <text:p>67,49201</text:p>
          </table:table-cell>
          <table:table-cell office:value-type="float" office:value="87.066666" calcext:value-type="float">
            <text:p>87,066666</text:p>
          </table:table-cell>
          <table:table-cell office:value-type="string" calcext:value-type="string">
            <text:p>[1.0, 1.0, 0.86, 1.0, 1.0, 0.94, 1.0, 0.9, 0.76, 0.86, 0.96, 0.7, 0.8, 0.78, 0.5]</text:p>
          </table:table-cell>
          <table:table-cell office:value-type="string" calcext:value-type="string">
            <text:p>[ACGM010, ACGM045, EES008, EJF008, EMM022, EMM034, EPP014, LAL020, LDG008, OCP002, OMA022, SBB018, SMA025, SMA035, SNV031, SOD016, SST004, STE019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.399998" calcext:value-type="float">
            <text:p>28,399998</text:p>
          </table:table-cell>
          <table:table-cell office:value-type="float" office:value="67.636" calcext:value-type="float">
            <text:p>67,636</text:p>
          </table:table-cell>
          <table:table-cell office:value-type="float" office:value="86.93334" calcext:value-type="float">
            <text:p>86,93334</text:p>
          </table:table-cell>
          <table:table-cell office:value-type="string" calcext:value-type="string">
            <text:p>[1.0, 1.0, 0.86, 1.0, 1.0, 0.9, 1.0, 0.94, 0.68, 0.72, 0.92, 0.68, 0.8, 0.92, 0.62]</text:p>
          </table:table-cell>
          <table:table-cell office:value-type="string" calcext:value-type="string">
            <text:p>[ACGM045, EES008, EJF008, EMM022, EMM034, EPP014, LAL020, LDG008, OCP002, PMO010, SBB018, SCO011, SGD013, SIW001, SMA025, SMA035, SOD016, STE019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33333" calcext:value-type="float">
            <text:p>25,33333</text:p>
          </table:table-cell>
          <table:table-cell office:value-type="float" office:value="69.67734" calcext:value-type="float">
            <text:p>69,67734</text:p>
          </table:table-cell>
          <table:table-cell office:value-type="float" office:value="85.99999" calcext:value-type="float">
            <text:p>85,99999</text:p>
          </table:table-cell>
          <table:table-cell office:value-type="string" calcext:value-type="string">
            <text:p>[1.0, 1.0, 0.88, 1.0, 1.0, 0.92, 1.0, 0.98, 0.62, 0.92, 0.82, 0.6, 0.78, 0.86, 0.52]</text:p>
          </table:table-cell>
          <table:table-cell office:value-type="string" calcext:value-type="string">
            <text:p>[EEG009, EES008, EMM022, EMM034, LAL020, LBI046, LDG008, OCP002, PFF012, SBB018, SDD006, SMA025, SMA035, SMO022, SNV019, SOD016, SST004, STE019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70.60664" calcext:value-type="float">
            <text:p>70,60664</text:p>
          </table:table-cell>
          <table:table-cell office:value-type="float" office:value="91.73333" calcext:value-type="float">
            <text:p>91,73333</text:p>
          </table:table-cell>
          <table:table-cell office:value-type="string" calcext:value-type="string">
            <text:p>[1.0, 1.0, 0.92, 1.0, 1.0, 0.96, 1.0, 0.96, 0.82, 0.96, 0.94, 0.8, 0.88, 0.9, 0.62]</text:p>
          </table:table-cell>
          <table:table-cell office:value-type="string" calcext:value-type="string">
            <text:p>[EES008, EJP027, EMM022, EMM034, LAL020, LBI046, LDG008, OCP002, PFF012, SBB018, SDD006, SMA025, SMA035, SMO022, SNV019, SOD016, SST004, STE019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.066666" calcext:value-type="float">
            <text:p>25,066666</text:p>
          </table:table-cell>
          <table:table-cell office:value-type="float" office:value="71.81335" calcext:value-type="float">
            <text:p>71,81335</text:p>
          </table:table-cell>
          <table:table-cell office:value-type="float" office:value="90.799995" calcext:value-type="float">
            <text:p>90,799995</text:p>
          </table:table-cell>
          <table:table-cell office:value-type="string" calcext:value-type="string">
            <text:p>[1.0, 1.0, 0.98, 1.0, 1.0, 1.0, 1.0, 0.96, 0.64, 0.96, 0.94, 0.74, 0.84, 0.94, 0.62]</text:p>
          </table:table-cell>
          <table:table-cell office:value-type="string" calcext:value-type="string">
            <text:p>[EES008, EJP027, EMM022, EMM034, LAL020, LBI046, LDG008, OCP002, PFF012, SBB018, SDD006, SMA025, SMA035, SMO022, SNV019, SOD016, SST004, STE019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.466665" calcext:value-type="float">
            <text:p>21,466665</text:p>
          </table:table-cell>
          <table:table-cell office:value-type="float" office:value="70.20402" calcext:value-type="float">
            <text:p>70,20402</text:p>
          </table:table-cell>
          <table:table-cell office:value-type="float" office:value="91.466675" calcext:value-type="float">
            <text:p>91,466675</text:p>
          </table:table-cell>
          <table:table-cell office:value-type="string" calcext:value-type="string">
            <text:p>[1.0, 1.0, 0.9, 1.0, 1.0, 0.96, 1.0, 0.96, 0.82, 0.98, 0.98, 0.74, 0.84, 0.94, 0.6]</text:p>
          </table:table-cell>
          <table:table-cell office:value-type="string" calcext:value-type="string">
            <text:p>[EES008, EJP027, EMM022, EMM034, LAL020, LBI046, LDG008, OCP002, PFF012, SBB018, SDD006, SMA025, SMA035, SMO022, SNV019, SOD016, SST004, STE019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.266668" calcext:value-type="float">
            <text:p>24,266668</text:p>
          </table:table-cell>
          <table:table-cell office:value-type="float" office:value="72.224014" calcext:value-type="float">
            <text:p>72,224014</text:p>
          </table:table-cell>
          <table:table-cell office:value-type="float" office:value="92.26667" calcext:value-type="float">
            <text:p>92,26667</text:p>
          </table:table-cell>
          <table:table-cell office:value-type="string" calcext:value-type="string">
            <text:p>[1.0, 1.0, 1.0, 1.0, 1.0, 0.94, 1.0, 0.96, 0.68, 0.96, 0.98, 0.8, 0.9, 0.96, 0.66]</text:p>
          </table:table-cell>
          <table:table-cell office:value-type="string" calcext:value-type="string">
            <text:p>[EES008, EJP027, EMM022, EMM034, LAL020, LBI046, LDG008, OCP002, PFF012, SBB018, SDD006, SMA025, SMA035, SMO022, SNV019, SOD016, SST004, STE019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.199997" calcext:value-type="float">
            <text:p>29,199997</text:p>
          </table:table-cell>
          <table:table-cell office:value-type="float" office:value="73.56534" calcext:value-type="float">
            <text:p>73,56534</text:p>
          </table:table-cell>
          <table:table-cell office:value-type="float" office:value="93.86667" calcext:value-type="float">
            <text:p>93,86667</text:p>
          </table:table-cell>
          <table:table-cell office:value-type="string" calcext:value-type="string">
            <text:p>[1.0, 1.0, 0.96, 1.0, 1.0, 0.98, 1.0, 1.0, 0.76, 1.0, 0.98, 0.8, 0.84, 1.0, 0.76]</text:p>
          </table:table-cell>
          <table:table-cell office:value-type="string" calcext:value-type="string">
            <text:p>[EES008, EJP027, EMM022, EMM034, LAL020, LBI046, LDG008, OCP002, PFF012, SBB018, SDD006, SMA025, SMA035, SMO022, SNV019, SOD016, SST004, STE019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.133331" calcext:value-type="float">
            <text:p>26,133331</text:p>
          </table:table-cell>
          <table:table-cell office:value-type="float" office:value="74.52" calcext:value-type="float">
            <text:p>74,52</text:p>
          </table:table-cell>
          <table:table-cell office:value-type="float" office:value="93.06666" calcext:value-type="float">
            <text:p>93,06666</text:p>
          </table:table-cell>
          <table:table-cell office:value-type="string" calcext:value-type="string">
            <text:p>[1.0, 1.0, 0.98, 1.0, 1.0, 0.98, 1.0, 0.98, 0.76, 0.96, 0.98, 0.78, 0.86, 0.94, 0.74]</text:p>
          </table:table-cell>
          <table:table-cell office:value-type="string" calcext:value-type="string">
            <text:p>[EES008, EJP027, EMM022, EMM034, LAL020, LBI046, LDG008, OCP002, PFF012, PIC009, PLB004, SDD006, SMA025, SMA035, SMO022, SOD016, SST004, STE019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.2" calcext:value-type="float">
            <text:p>27,2</text:p>
          </table:table-cell>
          <table:table-cell office:value-type="float" office:value="76.82001" calcext:value-type="float">
            <text:p>76,82001</text:p>
          </table:table-cell>
          <table:table-cell office:value-type="float" office:value="91.2" calcext:value-type="float">
            <text:p>91,2</text:p>
          </table:table-cell>
          <table:table-cell office:value-type="string" calcext:value-type="string">
            <text:p>[1.0, 1.0, 0.94, 1.0, 1.0, 0.92, 1.0, 0.98, 0.8, 0.98, 0.94, 0.74, 0.88, 0.86, 0.64]</text:p>
          </table:table-cell>
          <table:table-cell office:value-type="string" calcext:value-type="string">
            <text:p>[EES008, EJP027, EMM022, EMM034, LAL020, LBI046, LDG008, OBI014, OCP002, PFF012, SBB018, SDD006, SMA025, SMA035, SMO022, SOD016, SST004, STE019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.59999" calcext:value-type="float">
            <text:p>39,59999</text:p>
          </table:table-cell>
          <table:table-cell office:value-type="float" office:value="77.588" calcext:value-type="float">
            <text:p>77,588</text:p>
          </table:table-cell>
          <table:table-cell office:value-type="float" office:value="91.06667" calcext:value-type="float">
            <text:p>91,06667</text:p>
          </table:table-cell>
          <table:table-cell office:value-type="string" calcext:value-type="string">
            <text:p>[1.0, 1.0, 0.96, 1.0, 1.0, 1.0, 1.0, 0.98, 0.82, 0.94, 0.92, 0.76, 0.8, 0.8, 0.68]</text:p>
          </table:table-cell>
          <table:table-cell office:value-type="string" calcext:value-type="string">
            <text:p>[EES008, EJP027, EMM022, EMM034, LAL020, LBI046, LDG008, OCP002, PFF012, PIC009, PLB004, SMA025, SMA035, SMO022, SNV020, SOD016, SST004, STE019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.333332" calcext:value-type="float">
            <text:p>29,333332</text:p>
          </table:table-cell>
          <table:table-cell office:value-type="float" office:value="76.343994" calcext:value-type="float">
            <text:p>76,343994</text:p>
          </table:table-cell>
          <table:table-cell office:value-type="float" office:value="91.73334" calcext:value-type="float">
            <text:p>91,73334</text:p>
          </table:table-cell>
          <table:table-cell office:value-type="string" calcext:value-type="string">
            <text:p>[1.0, 1.0, 0.98, 1.0, 1.0, 1.0, 1.0, 0.96, 0.78, 0.94, 1.0, 0.72, 0.86, 0.88, 0.64]</text:p>
          </table:table-cell>
          <table:table-cell office:value-type="string" calcext:value-type="string">
            <text:p>[EES008, EJP027, EMM022, EMM034, EPP016, LAL020, LBI046, LDG008, OCP002, PFF012, SBB018, SDD006, SMA025, SMA035, SMO022, SOD016, SST004, STE019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.133335" calcext:value-type="float">
            <text:p>28,133335</text:p>
          </table:table-cell>
          <table:table-cell office:value-type="float" office:value="74.99333" calcext:value-type="float">
            <text:p>74,99333</text:p>
          </table:table-cell>
          <table:table-cell office:value-type="float" office:value="95.99999" calcext:value-type="float">
            <text:p>95,99999</text:p>
          </table:table-cell>
          <table:table-cell office:value-type="string" calcext:value-type="string">
            <text:p>[1.0, 1.0, 0.96, 1.0, 1.0, 1.0, 1.0, 1.0, 0.82, 0.98, 1.0, 0.86, 0.94, 0.98, 0.86]</text:p>
          </table:table-cell>
          <table:table-cell office:value-type="string" calcext:value-type="string">
            <text:p>[ECF016, EES008, EJP027, EMM022, EMM034, LAL020, LBI046, LDG008, LVE032, OCP002, PFF012, PIC009, PLB004, SMA025, SMA035, SOD016, SST004, STE019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.53333" calcext:value-type="float">
            <text:p>32,53333</text:p>
          </table:table-cell>
          <table:table-cell office:value-type="float" office:value="77.383995" calcext:value-type="float">
            <text:p>77,383995</text:p>
          </table:table-cell>
          <table:table-cell office:value-type="float" office:value="97.46666" calcext:value-type="float">
            <text:p>97,46666</text:p>
          </table:table-cell>
          <table:table-cell office:value-type="string" calcext:value-type="string">
            <text:p>[1.0, 1.0, 1.0, 1.0, 1.0, 0.96, 1.0, 1.0, 0.94, 0.98, 1.0, 0.94, 0.96, 0.96, 0.88]</text:p>
          </table:table-cell>
          <table:table-cell office:value-type="string" calcext:value-type="string">
            <text:p>[EES008, EJP027, EMM022, EMM034, LAL020, LBI046, LDG008, LVE032, OCP002, PFF012, PIC009, PLB004, SMA025, SMA035, SOD016, SST004, STE019, STE025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.866667" calcext:value-type="float">
            <text:p>23,866667</text:p>
          </table:table-cell>
          <table:table-cell office:value-type="float" office:value="78.59999" calcext:value-type="float">
            <text:p>78,59999</text:p>
          </table:table-cell>
          <table:table-cell office:value-type="float" office:value="97.066666" calcext:value-type="float">
            <text:p>97,066666</text:p>
          </table:table-cell>
          <table:table-cell office:value-type="string" calcext:value-type="string">
            <text:p>[1.0, 1.0, 1.0, 1.0, 1.0, 0.98, 1.0, 1.0, 0.94, 0.98, 1.0, 0.88, 1.0, 0.96, 0.82]</text:p>
          </table:table-cell>
          <table:table-cell office:value-type="string" calcext:value-type="string">
            <text:p>[EES008, EJP027, EMM022, EMM034, LAL020, LBI046, LDG008, LVE032, OCP002, PFF012, PIC009, PLB004, SMA025, SMA035, SOD016, SST004, STE019, STE025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.333332" calcext:value-type="float">
            <text:p>29,333332</text:p>
          </table:table-cell>
          <table:table-cell office:value-type="float" office:value="79.819984" calcext:value-type="float">
            <text:p>79,819984</text:p>
          </table:table-cell>
          <table:table-cell office:value-type="float" office:value="95.86667" calcext:value-type="float">
            <text:p>95,86667</text:p>
          </table:table-cell>
          <table:table-cell office:value-type="string" calcext:value-type="string">
            <text:p>[1.0, 1.0, 1.0, 1.0, 1.0, 1.0, 1.0, 1.0, 0.88, 1.0, 1.0, 0.9, 0.92, 0.96, 0.72]</text:p>
          </table:table-cell>
          <table:table-cell office:value-type="string" calcext:value-type="string">
            <text:p>[EES008, EJP027, EMM034, LAL020, LBI046, LDG008, LVE032, OCP002, PFF012, PIC009, PLB004, SAA019, SMA025, SMA035, SOD016, SST004, STE019, STE025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2.8" calcext:value-type="float">
            <text:p>32,8</text:p>
          </table:table-cell>
          <table:table-cell office:value-type="float" office:value="82.087975" calcext:value-type="float">
            <text:p>82,087975</text:p>
          </table:table-cell>
          <table:table-cell office:value-type="float" office:value="97.86666" calcext:value-type="float">
            <text:p>97,86666</text:p>
          </table:table-cell>
          <table:table-cell office:value-type="string" calcext:value-type="string">
            <text:p>[1.0, 1.0, 0.98, 1.0, 1.0, 1.0, 1.0, 1.0, 0.92, 1.0, 1.0, 0.94, 0.98, 0.94, 0.92]</text:p>
          </table:table-cell>
          <table:table-cell office:value-type="string" calcext:value-type="string">
            <text:p>[EES008, EJP027, ELT008, EMM022, EMM034, LAL020, LBI046, LDG008, LVE032, OCP002, PFF012, PLB004, SGM030, SMA025, SMA035, SOD016, SST004, STE019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.133327" calcext:value-type="float">
            <text:p>36,133327</text:p>
          </table:table-cell>
          <table:table-cell office:value-type="float" office:value="82.654655" calcext:value-type="float">
            <text:p>82,654655</text:p>
          </table:table-cell>
          <table:table-cell office:value-type="float" office:value="97.86666" calcext:value-type="float">
            <text:p>97,86666</text:p>
          </table:table-cell>
          <table:table-cell office:value-type="string" calcext:value-type="string">
            <text:p>[1.0, 1.0, 1.0, 1.0, 1.0, 1.0, 1.0, 0.98, 0.98, 0.98, 1.0, 0.94, 0.96, 0.98, 0.86]</text:p>
          </table:table-cell>
          <table:table-cell office:value-type="string" calcext:value-type="string">
            <text:p>[EES008, EJP027, ELT008, EMM022, EMM034, LAL020, LBI046, LDG008, LVE032, OCP002, PFF012, SGM030, SMA025, SMA035, SOD016, SOD032, SST004, STE019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.06666" calcext:value-type="float">
            <text:p>37,06666</text:p>
          </table:table-cell>
          <table:table-cell office:value-type="float" office:value="84.234665" calcext:value-type="float">
            <text:p>84,234665</text:p>
          </table:table-cell>
          <table:table-cell office:value-type="float" office:value="97.6" calcext:value-type="float">
            <text:p>97,6</text:p>
          </table:table-cell>
          <table:table-cell office:value-type="string" calcext:value-type="string">
            <text:p>[1.0, 1.0, 0.98, 1.0, 1.0, 1.0, 1.0, 1.0, 0.92, 1.0, 1.0, 0.94, 0.96, 0.96, 0.88]</text:p>
          </table:table-cell>
          <table:table-cell office:value-type="string" calcext:value-type="string">
            <text:p>[ACSP024, EES008, EJP027, ELT008, EMM022, EMM034, LBI046, LDG008, LVE032, OCP002, PFF012, PLB004, SGM030, SMA025, SMA035, SOD016, SST004, STE019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.533333" calcext:value-type="float">
            <text:p>38,533333</text:p>
          </table:table-cell>
          <table:table-cell office:value-type="float" office:value="81.69065" calcext:value-type="float">
            <text:p>81,69065</text:p>
          </table:table-cell>
          <table:table-cell office:value-type="float" office:value="97.46667" calcext:value-type="float">
            <text:p>97,46667</text:p>
          </table:table-cell>
          <table:table-cell office:value-type="string" calcext:value-type="string">
            <text:p>[1.0, 1.0, 0.98, 1.0, 1.0, 1.0, 1.0, 1.0, 0.96, 1.0, 1.0, 0.92, 0.96, 0.96, 0.84]</text:p>
          </table:table-cell>
          <table:table-cell office:value-type="string" calcext:value-type="string">
            <text:p>[ACGM029, EES008, EJP027, ELT008, EMM022, EMM034, LAL020, LBI046, LDG008, LVE032, OCP002, PFF012, PLB004, SGM030, SMA025, SOD016, SST004, STE019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.466663" calcext:value-type="float">
            <text:p>31,466663</text:p>
          </table:table-cell>
          <table:table-cell office:value-type="float" office:value="81.14934" calcext:value-type="float">
            <text:p>81,14934</text:p>
          </table:table-cell>
          <table:table-cell office:value-type="float" office:value="97.6" calcext:value-type="float">
            <text:p>97,6</text:p>
          </table:table-cell>
          <table:table-cell office:value-type="string" calcext:value-type="string">
            <text:p>[1.0, 1.0, 1.0, 1.0, 1.0, 1.0, 1.0, 0.98, 0.9, 1.0, 1.0, 0.92, 0.98, 1.0, 0.86]</text:p>
          </table:table-cell>
          <table:table-cell office:value-type="string" calcext:value-type="string">
            <text:p>[ACGM029, EES008, EJP027, ELT008, EMM022, EMM034, LAL020, LBI046, LDG008, LVE032, OCP002, PFF012, PLB004, SGM030, SMA025, SOD016, SST004, STE019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.533325" calcext:value-type="float">
            <text:p>40,533325</text:p>
          </table:table-cell>
          <table:table-cell office:value-type="float" office:value="83.096016" calcext:value-type="float">
            <text:p>83,096016</text:p>
          </table:table-cell>
          <table:table-cell office:value-type="float" office:value="97.066666" calcext:value-type="float">
            <text:p>97,066666</text:p>
          </table:table-cell>
          <table:table-cell office:value-type="string" calcext:value-type="string">
            <text:p>[1.0, 1.0, 0.98, 1.0, 1.0, 1.0, 1.0, 0.98, 0.94, 0.94, 0.96, 0.96, 1.0, 0.98, 0.82]</text:p>
          </table:table-cell>
          <table:table-cell office:value-type="string" calcext:value-type="string">
            <text:p>[ACGM029, EES008, EJP027, ELT008, EMM022, EMM034, LAL020, LBI046, LDG008, LVE032, OCP002, PFF012, PLB004, SGM030, SMA025, SOD016, SST004, STE019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.06666" calcext:value-type="float">
            <text:p>37,06666</text:p>
          </table:table-cell>
          <table:table-cell office:value-type="float" office:value="84.26534" calcext:value-type="float">
            <text:p>84,26534</text:p>
          </table:table-cell>
          <table:table-cell office:value-type="float" office:value="97.33333" calcext:value-type="float">
            <text:p>97,33333</text:p>
          </table:table-cell>
          <table:table-cell office:value-type="string" calcext:value-type="string">
            <text:p>[1.0, 1.0, 1.0, 1.0, 1.0, 0.98, 1.0, 1.0, 0.88, 1.0, 0.98, 0.94, 1.0, 1.0, 0.82]</text:p>
          </table:table-cell>
          <table:table-cell office:value-type="string" calcext:value-type="string">
            <text:p>[ACGM029, EES008, EJP027, ELT008, EMM022, EMM034, LAL020, LBI046, LDG008, LVE032, OCP002, PFF012, PLB004, SGM030, SMA025, SOD016, SST004, STE019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8.799995" calcext:value-type="float">
            <text:p>38,799995</text:p>
          </table:table-cell>
          <table:table-cell office:value-type="float" office:value="83.34667" calcext:value-type="float">
            <text:p>83,34667</text:p>
          </table:table-cell>
          <table:table-cell office:value-type="float" office:value="97.6" calcext:value-type="float">
            <text:p>97,6</text:p>
          </table:table-cell>
          <table:table-cell office:value-type="string" calcext:value-type="string">
            <text:p>[1.0, 1.0, 1.0, 1.0, 1.0, 1.0, 1.0, 1.0, 0.94, 0.98, 1.0, 0.94, 0.92, 0.98, 0.88]</text:p>
          </table:table-cell>
          <table:table-cell office:value-type="string" calcext:value-type="string">
            <text:p>[ACGM029, EES008, EJP027, ELT008, EMM022, EMM034, LAL020, LBI046, LDG008, LVE032, OCP002, PFF012, PLB004, SGM030, SMA025, SOD016, SST004, STE019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1.733328" calcext:value-type="float">
            <text:p>31,733328</text:p>
          </table:table-cell>
          <table:table-cell office:value-type="float" office:value="81.625336" calcext:value-type="float">
            <text:p>81,625336</text:p>
          </table:table-cell>
          <table:table-cell office:value-type="float" office:value="97.2" calcext:value-type="float">
            <text:p>97,2</text:p>
          </table:table-cell>
          <table:table-cell office:value-type="string" calcext:value-type="string">
            <text:p>[1.0, 1.0, 1.0, 1.0, 1.0, 0.98, 1.0, 1.0, 0.94, 1.0, 1.0, 0.92, 0.9, 0.96, 0.88]</text:p>
          </table:table-cell>
          <table:table-cell office:value-type="string" calcext:value-type="string">
            <text:p>[ACGM029, EES008, EJP027, ELT008, EMM022, EMM034, LAL020, LBI046, LDG008, LVE032, OCP002, PFF012, PLB004, SGM030, SMA025, SOD016, SST004, STE019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0.266666" calcext:value-type="float">
            <text:p>30,266666</text:p>
          </table:table-cell>
          <table:table-cell office:value-type="float" office:value="82.462685" calcext:value-type="float">
            <text:p>82,462685</text:p>
          </table:table-cell>
          <table:table-cell office:value-type="float" office:value="97.6" calcext:value-type="float">
            <text:p>97,6</text:p>
          </table:table-cell>
          <table:table-cell office:value-type="string" calcext:value-type="string">
            <text:p>[1.0, 1.0, 0.98, 1.0, 1.0, 1.0, 1.0, 1.0, 0.88, 0.98, 1.0, 0.96, 0.98, 0.98, 0.88]</text:p>
          </table:table-cell>
          <table:table-cell office:value-type="string" calcext:value-type="string">
            <text:p>[ACGM029, EES008, EJP027, EMM022, EMM034, LAL020, LBI046, LDG008, LVE032, OCP002, PFF012, PLB004, SBB013, SGM030, SMA025, SOD016, SST004, STE019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.333332" calcext:value-type="float">
            <text:p>37,333332</text:p>
          </table:table-cell>
          <table:table-cell office:value-type="float" office:value="82.88266" calcext:value-type="float">
            <text:p>82,88266</text:p>
          </table:table-cell>
          <table:table-cell office:value-type="float" office:value="97.2" calcext:value-type="float">
            <text:p>97,2</text:p>
          </table:table-cell>
          <table:table-cell office:value-type="string" calcext:value-type="string">
            <text:p>[1.0, 1.0, 0.98, 1.0, 1.0, 0.96, 1.0, 1.0, 0.98, 1.0, 0.98, 0.92, 0.96, 0.98, 0.82]</text:p>
          </table:table-cell>
          <table:table-cell office:value-type="string" calcext:value-type="string">
            <text:p>[CEV001, EES008, EJP027, ELT008, EMM022, EMM034, LAL020, LDG008, LMC029, LVE032, OCP002, OFI004, PFF012, SMA025, SMA035, SOD016, SST004, STE019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.933327" calcext:value-type="float">
            <text:p>38,933327</text:p>
          </table:table-cell>
          <table:table-cell office:value-type="float" office:value="83.868" calcext:value-type="float">
            <text:p>83,868</text:p>
          </table:table-cell>
          <table:table-cell office:value-type="float" office:value="95.86666" calcext:value-type="float">
            <text:p>95,86666</text:p>
          </table:table-cell>
          <table:table-cell office:value-type="string" calcext:value-type="string">
            <text:p>[1.0, 1.0, 0.98, 1.0, 1.0, 0.98, 1.0, 1.0, 0.9, 1.0, 1.0, 0.8, 0.98, 0.94, 0.8]</text:p>
          </table:table-cell>
          <table:table-cell office:value-type="string" calcext:value-type="string">
            <text:p>[ACGM029, EES008, EJP027, EMM022, EMM034, LAL020, LBI046, LDG008, LMC023, LVE032, OCP002, PFF012, SBB013, SGM030, SMA025, SOD016, SST004, STE019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6.399998" calcext:value-type="float">
            <text:p>36,399998</text:p>
          </table:table-cell>
          <table:table-cell office:value-type="float" office:value="82.468" calcext:value-type="float">
            <text:p>82,468</text:p>
          </table:table-cell>
          <table:table-cell office:value-type="float" office:value="95.600006" calcext:value-type="float">
            <text:p>95,600006</text:p>
          </table:table-cell>
          <table:table-cell office:value-type="string" calcext:value-type="string">
            <text:p>[1.0, 1.0, 0.98, 1.0, 1.0, 0.98, 1.0, 0.94, 0.9, 0.98, 0.98, 0.88, 0.92, 1.0, 0.78]</text:p>
          </table:table-cell>
          <table:table-cell office:value-type="string" calcext:value-type="string">
            <text:p>[EDO004, EES008, EJP027, ELT008, EMM022, EMM034, EOW020, LAL020, LDG008, LMC029, LVE032, OCP002, PFF012, SGM012, SMA025, SMA035, SOD016, STE019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0.93333" calcext:value-type="float">
            <text:p>50,93333</text:p>
          </table:table-cell>
          <table:table-cell office:value-type="float" office:value="85.23466" calcext:value-type="float">
            <text:p>85,23466</text:p>
          </table:table-cell>
          <table:table-cell office:value-type="float" office:value="95.33333" calcext:value-type="float">
            <text:p>95,33333</text:p>
          </table:table-cell>
          <table:table-cell office:value-type="string" calcext:value-type="string">
            <text:p>[1.0, 1.0, 0.98, 1.0, 1.0, 0.96, 1.0, 0.98, 0.94, 0.92, 0.98, 0.8, 0.94, 0.98, 0.82]</text:p>
          </table:table-cell>
          <table:table-cell office:value-type="string" calcext:value-type="string">
            <text:p>[ACGD002, ACGM045, EES008, EJP027, EMM022, EMM034, LAL020, LDG008, LUN007, LVE032, OCP002, PFF012, PLB004, SBB013, SMA025, SOD016, SPI005, STE019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6.93333" calcext:value-type="float">
            <text:p>36,93333</text:p>
          </table:table-cell>
          <table:table-cell office:value-type="float" office:value="85.09999" calcext:value-type="float">
            <text:p>85,09999</text:p>
          </table:table-cell>
          <table:table-cell office:value-type="float" office:value="96.4" calcext:value-type="float">
            <text:p>96,4</text:p>
          </table:table-cell>
          <table:table-cell office:value-type="string" calcext:value-type="string">
            <text:p>[1.0, 1.0, 0.98, 1.0, 1.0, 1.0, 1.0, 0.96, 0.94, 0.98, 0.98, 0.92, 0.96, 0.92, 0.82]</text:p>
          </table:table-cell>
          <table:table-cell office:value-type="string" calcext:value-type="string">
            <text:p>[EEE003, EES008, EJP027, ELT008, EMM022, EMM034, LAL020, LBI046, LDG008, LUN039, LVE032, OCP002, PFF012, SGM015, SMA025, SOD016, SST004, STE019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.933334" calcext:value-type="float">
            <text:p>48,933334</text:p>
          </table:table-cell>
          <table:table-cell office:value-type="float" office:value="83.96666" calcext:value-type="float">
            <text:p>83,96666</text:p>
          </table:table-cell>
          <table:table-cell office:value-type="float" office:value="97.333336" calcext:value-type="float">
            <text:p>97,333336</text:p>
          </table:table-cell>
          <table:table-cell office:value-type="string" calcext:value-type="string">
            <text:p>[1.0, 1.0, 0.96, 1.0, 1.0, 1.0, 1.0, 0.98, 0.94, 0.98, 1.0, 0.9, 0.96, 1.0, 0.88]</text:p>
          </table:table-cell>
          <table:table-cell office:value-type="string" calcext:value-type="string">
            <text:p>[EES008, EJP027, ELT008, EMM006, EMM022, EMM034, EWW036, LAL020, LDG008, LVE032, OCP002, PFF012, SCO009, SMA025, SMA036, SOD016, SST004, STE019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.33333" calcext:value-type="float">
            <text:p>41,33333</text:p>
          </table:table-cell>
          <table:table-cell office:value-type="float" office:value="84.888" calcext:value-type="float">
            <text:p>84,888</text:p>
          </table:table-cell>
          <table:table-cell office:value-type="float" office:value="97.99999" calcext:value-type="float">
            <text:p>97,99999</text:p>
          </table:table-cell>
          <table:table-cell office:value-type="string" calcext:value-type="string">
            <text:p>[1.0, 1.0, 0.98, 1.0, 1.0, 1.0, 1.0, 0.98, 0.98, 1.0, 1.0, 0.92, 0.94, 1.0, 0.9]</text:p>
          </table:table-cell>
          <table:table-cell office:value-type="string" calcext:value-type="string">
            <text:p>[ACOO017, EES008, EJP027, ELT008, EMM022, EMM034, EOW020, LAL020, LDG008, LMC025, LVE032, OCP002, PFF012, SMA025, SMA036, SOD016, SOD017, STE019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533333" calcext:value-type="float">
            <text:p>42,533333</text:p>
          </table:table-cell>
          <table:table-cell office:value-type="float" office:value="83.26934" calcext:value-type="float">
            <text:p>83,26934</text:p>
          </table:table-cell>
          <table:table-cell office:value-type="float" office:value="97.46667" calcext:value-type="float">
            <text:p>97,46667</text:p>
          </table:table-cell>
          <table:table-cell office:value-type="string" calcext:value-type="string">
            <text:p>[1.0, 1.0, 0.96, 1.0, 1.0, 1.0, 1.0, 1.0, 0.94, 1.0, 1.0, 0.92, 0.96, 0.98, 0.86]</text:p>
          </table:table-cell>
          <table:table-cell office:value-type="string" calcext:value-type="string">
            <text:p>[ACOO017, EES008, EJP027, ELT008, EMM022, EMM034, EOW020, LAL020, LDG008, LMC025, LVE032, OCP002, PFF012, SMA025, SMA036, SOD016, SOD017, STE019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.66666" calcext:value-type="float">
            <text:p>40,66666</text:p>
          </table:table-cell>
          <table:table-cell office:value-type="float" office:value="85.44132" calcext:value-type="float">
            <text:p>85,44132</text:p>
          </table:table-cell>
          <table:table-cell office:value-type="float" office:value="97.59999" calcext:value-type="float">
            <text:p>97,59999</text:p>
          </table:table-cell>
          <table:table-cell office:value-type="string" calcext:value-type="string">
            <text:p>[1.0, 1.0, 1.0, 1.0, 1.0, 0.98, 1.0, 0.96, 0.96, 1.0, 1.0, 0.94, 0.94, 1.0, 0.86]</text:p>
          </table:table-cell>
          <table:table-cell office:value-type="string" calcext:value-type="string">
            <text:p>[ACGM025, EES008, EJP027, ELT008, EMM022, EWW036, LAL020, LCC017, LDG008, LVE032, OCE009, OCP002, PFF012, SCO009, SMA025, SMA036, SOD016, STE019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7.86667" calcext:value-type="float">
            <text:p>47,86667</text:p>
          </table:table-cell>
          <table:table-cell office:value-type="float" office:value="86.26535" calcext:value-type="float">
            <text:p>86,26535</text:p>
          </table:table-cell>
          <table:table-cell office:value-type="float" office:value="98.26666" calcext:value-type="float">
            <text:p>98,26666</text:p>
          </table:table-cell>
          <table:table-cell office:value-type="string" calcext:value-type="string">
            <text:p>[1.0, 1.0, 1.0, 1.0, 1.0, 1.0, 1.0, 1.0, 0.94, 1.0, 0.98, 0.94, 0.94, 1.0, 0.94]</text:p>
          </table:table-cell>
          <table:table-cell office:value-type="string" calcext:value-type="string">
            <text:p>[EES008, EJP027, ELT008, EMM022, EWW036, LAL020, LCC017, LDG008, LVE032, OBI006, OCE009, OCP002, PFF012, SCO009, SMA025, SMA036, SOD016, STE019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.933334" calcext:value-type="float">
            <text:p>48,933334</text:p>
          </table:table-cell>
          <table:table-cell office:value-type="float" office:value="88.49468" calcext:value-type="float">
            <text:p>88,49468</text:p>
          </table:table-cell>
          <table:table-cell office:value-type="float" office:value="99.33334" calcext:value-type="float">
            <text:p>99,33334</text:p>
          </table:table-cell>
          <table:table-cell office:value-type="string" calcext:value-type="string">
            <text:p>[1.0, 1.0, 0.98, 1.0, 1.0, 1.0, 1.0, 0.98, 1.0, 1.0, 1.0, 1.0, 0.98, 1.0, 0.96]</text:p>
          </table:table-cell>
          <table:table-cell office:value-type="string" calcext:value-type="string">
            <text:p>[EES008, EJP027, ELT008, EMM022, EWW036, LAL020, LDG008, LMA039, LVE032, OBI006, OCE009, OCP002, PFF012, SCO009, SMA025, SMA036, SOD016, STE019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1.466667" calcext:value-type="float">
            <text:p>51,466667</text:p>
          </table:table-cell>
          <table:table-cell office:value-type="float" office:value="88.037346" calcext:value-type="float">
            <text:p>88,037346</text:p>
          </table:table-cell>
          <table:table-cell office:value-type="float" office:value="98.53333" calcext:value-type="float">
            <text:p>98,53333</text:p>
          </table:table-cell>
          <table:table-cell office:value-type="string" calcext:value-type="string">
            <text:p>[1.0, 1.0, 1.0, 1.0, 1.0, 1.0, 1.0, 1.0, 0.96, 1.0, 0.98, 0.94, 1.0, 0.96, 0.94]</text:p>
          </table:table-cell>
          <table:table-cell office:value-type="string" calcext:value-type="string">
            <text:p>[EEE020, EES008, EJP027, ELT008, EMM022, EWW036, LAL020, LCC017, LDG008, LVE032, OBI006, OCE009, OCP002, PFF012, SMA025, SMA036, SOD016, STE019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3.999996" calcext:value-type="float">
            <text:p>53,999996</text:p>
          </table:table-cell>
          <table:table-cell office:value-type="float" office:value="88.768005" calcext:value-type="float">
            <text:p>88,768005</text:p>
          </table:table-cell>
          <table:table-cell office:value-type="float" office:value="98.66666" calcext:value-type="float">
            <text:p>98,66666</text:p>
          </table:table-cell>
          <table:table-cell office:value-type="string" calcext:value-type="string">
            <text:p>[1.0, 1.0, 1.0, 1.0, 1.0, 1.0, 1.0, 1.0, 0.98, 1.0, 1.0, 0.98, 1.0, 0.98, 0.86]</text:p>
          </table:table-cell>
          <table:table-cell office:value-type="string" calcext:value-type="string">
            <text:p>[EEE020, EES008, EJP027, ELT008, EMM022, EWW036, LAL020, LCC017, LDG008, LVE032, OBI006, OCE009, OCP002, PFF012, SMA025, SMA036, SOD016, STE019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1.066666" calcext:value-type="float">
            <text:p>51,066666</text:p>
          </table:table-cell>
          <table:table-cell office:value-type="float" office:value="89.130646" calcext:value-type="float">
            <text:p>89,130646</text:p>
          </table:table-cell>
          <table:table-cell office:value-type="float" office:value="97.99999" calcext:value-type="float">
            <text:p>97,99999</text:p>
          </table:table-cell>
          <table:table-cell office:value-type="string" calcext:value-type="string">
            <text:p>[1.0, 1.0, 1.0, 1.0, 1.0, 1.0, 1.0, 1.0, 0.94, 0.98, 1.0, 0.92, 0.98, 1.0, 0.88]</text:p>
          </table:table-cell>
          <table:table-cell office:value-type="string" calcext:value-type="string">
            <text:p>[ACOO011, EEE020, EES008, EJP027, ELT008, EMM022, EWW036, LAL020, LCC017, LDG008, LVE032, OCE009, OCP002, PFF012, SMA025, SMA036, SOD016, STE019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.333324" calcext:value-type="float">
            <text:p>53,333324</text:p>
          </table:table-cell>
          <table:table-cell office:value-type="float" office:value="88.07332" calcext:value-type="float">
            <text:p>88,07332</text:p>
          </table:table-cell>
          <table:table-cell office:value-type="float" office:value="98.66667" calcext:value-type="float">
            <text:p>98,66667</text:p>
          </table:table-cell>
          <table:table-cell office:value-type="string" calcext:value-type="string">
            <text:p>[1.0, 1.0, 0.96, 1.0, 1.0, 1.0, 1.0, 1.0, 0.96, 1.0, 1.0, 1.0, 1.0, 1.0, 0.88]</text:p>
          </table:table-cell>
          <table:table-cell office:value-type="string" calcext:value-type="string">
            <text:p>[EEE020, EES008, EJP027, ELT008, EMM022, EWW036, LAL020, LCC017, LDG008, LPL032, LVE032, OCE009, OCP002, PFF012, SMA025, SMA036, SOD016, STE019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.666664" calcext:value-type="float">
            <text:p>50,666664</text:p>
          </table:table-cell>
          <table:table-cell office:value-type="float" office:value="86.381325" calcext:value-type="float">
            <text:p>86,381325</text:p>
          </table:table-cell>
          <table:table-cell office:value-type="float" office:value="97.2" calcext:value-type="float">
            <text:p>97,2</text:p>
          </table:table-cell>
          <table:table-cell office:value-type="string" calcext:value-type="string">
            <text:p>[1.0, 1.0, 0.98, 1.0, 1.0, 1.0, 1.0, 1.0, 0.94, 1.0, 0.98, 0.9, 0.94, 0.98, 0.86]</text:p>
          </table:table-cell>
          <table:table-cell office:value-type="string" calcext:value-type="string">
            <text:p>[EEE020, EES008, EJP027, ELT008, EMM022, EWW036, LAL020, LCC017, LDG008, LPL032, LVE032, OCE009, OCP002, PFF012, SMA025, SMA036, SOD016, STE019]</text:p>
          </table:table-cell>
        </table:table-row>
      </table:table>
      <table:table table:name="Rules_2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AM006, ACSP005, EHH010, EMM006, ERO005, EWW030, LAL009, LAM010, LCA023, LDG006, MYSE003, OEV005, PAN017, PFF025, SBB010, SCC002, STE0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AM006, ACSP005, EHH010, EMM006, ERO005, LAL009, LAM010, LCA023, LDG006, LMC020, MYSE003, OEV005, PAN017, PFF025, SBB010, SCC002, STE02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13, ACMO005, ACNO006, EBT006, EEG009, ERO032, LHY001, LMA013, LPL024, LVE004, OCP002, OSH021, OWA014, SMO002, SPP001, STR019, SWA002, SWA017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14, ACPH014, EOW013, ESS013, LBU039, LMA039, LMA046, LPL004, LPL015, LVE010, LVE017, PAN020, SAS005, SFN020, SMA001, SME004, SNV033, STE001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9, ACAL023, EMM009, ERO010, LBB011, OMW010, ORF004, OSH020, POM018, POM022, SCC007, SCO018, SFO005, SMA014, SME007, SRR001, SSS018, SST03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Y002, EBT006, EWW014, HEV006, LBU006, LMA001, LMC032, MYLO002, ODE003, PAN017, PAN019, POM001, POM022, SAS025, SFN020, SMO019, SSS019, SST033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4, ACAM008, ACGD007, ACMO001, ACPP018, EOW025, ERO014, LCA010, LVE003, LVE035, OCP009, OSH018, SAS012, SBB003, SME014, SPI020, SST024, SWA01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Y002, EBT006, EWW014, HEV006, LBU006, LMA001, LMC032, MYLO002, ODE003, PAN017, PAN019, POM001, SAS025, SDD016, SFN020, SMO019, SSS019, SST03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Y002, EBT006, EWW014, HEV006, LBU006, LMA001, LMC032, MYLO002, ODE003, PAN017, PAN019, POM001, SAS025, SDD016, SFN020, SMO019, SMW010, SSS019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13, ACMO005, EDO006, EJF003, ERO032, LEV006, LMA013, LMA048, LPL024, OCP002, ORE011, OSH021, OWA001, OWA014, PAN016, PMO019, SWA009, SWA017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41, EEG027, EPP009, ERO027, EWW014, LBI047, OCE008, ODE003, OFI028, ORR019, OWA013, PAN017, SAA008, SFN012, SFO016, SGM030, SMO002, SST004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1, EDO014, EMM017, EMM023, EWW035, FHI002, LAL002, LAM020, LBB013, LBI045, OSH002, PAN009, SBB019, SCO026, SIW005, SMA017, SOD004, SPI012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FE009, EAG010, EJP010, EOW016, ESS002, LAL017, LCA024, LUN010, MYHI003, ORE005, OWA002, OWA023, PCA012, SAS011, SBB013, SFO017, SOD029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4, ACNO037, ACTO002, EEE010, EES007, EJP002, ERO026, LAL026, LDG018, LMA016, LMC025, LPL024, ORR007, OWA018, PAN031, PHE004, SEL001, STE009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CU022, ACPP026, ACSP008, ECF014, EEE018, EEG006, EJP011, EWO005, LMA009, LRE007, OBI001, OCE012, OFI039, SMA001, SSS012, SWA007, SWA012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5, ACAM004, EES007, EPP009, LAL026, LMA009, LMA016, LMC025, LUN005, LVE004, OFF003, OMA029, ORR007, SAS025, SCO026, SEL001, SRR004, STR019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7, EAG032, EEE015, EHH009, EJF004, EMM017, LBI023, LDG001, LMA037, MYSC001, ORR016, PCA013, SCC001, SDD001, SFN026, SFO019, SME019, SNV043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9, ACGM010, ACNO013, ACWS018, ECF001, ECF016, ERO016, ESS008, EWW009, LVE033, OBI010, ORE020, OWA023, SFR006, SNV012, SST003, SWA001, SZO005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7, ACOO010, EHH009, EJF021, LAL030, LCC017, LDG007, LPR014, MYSC001, OBI004, PAN022, PHE011, SCC003, SCC006, SME019, SNV043, SPP005, SST039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CU022, ACPP026, ECF014, EMM019, EWO005, LEV006, LMA009, LMA023, MYHI003, OBI001, OFF009, OFI039, SCO001, SMA001, SPI026, SRR019, SSS012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CU022, ACPP026, ECF014, EMM019, EWO005, LEV006, LMA009, LMA023, MYHI003, OBI001, OFF009, SCO001, SMA001, SPI026, SRR019, SSS012, SSS024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1, ACFE022, ACNO032, ACOO015, ACPP035, ERO027, LBB013, LBB020, LBI045, LTT007, ODE001, ORE003, PAN009, PHE005, SMA017, SNB010, SOD004, STE010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EV006, ACPP026, ACSP008, ECF014, EMM019, EWO005, LEV006, LMA009, LMA023, OBI001, OFI039, SMA001, SPI026, SRR019, SSC007, SSS012, SZO003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8, ACGM001, ACGM057, ACNO019, ACPP006, EAG001, EBT004, ECF008, EEG002, EJP015, EOW016, LPR022, LUN004, LVE005, ORE013, PHE012, SMO018, SST010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1, ACFE022, ACNO032, ACOO015, ACPP035, ESS002, LBB020, LBI045, LCA007, ORE003, PAN009, SCO026, SMA017, SNB010, SOD004, SOD016, SRR004, STE010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7, EEE015, EJF002, EJF004, ESY002, LAL003, MYSC001, OFF009, ORR016, PAN009, PAN016, SDD001, SFN026, SFO016, SFO019, SME019, SNV043, SWA021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7, ACEV014, EEE015, EJF004, FSE003, LBI023, MYSC001, ORR016, OWA021, PAN009, PAN016, SBB013, SCC001, SDD001, SFO016, SFO019, SME019, SNV043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EDO011, EJP016, HEV006, LBU006, LMA001, LMA016, MYLO002, OSH003, OSH021, SAS025, SBB017, SCC008, SIW012, SMA012, SRR008, SSC007, SWA003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4, ACGM045, ACMU009, ACOO011, ECF014, EJF006, EWW018, LBU007, LMA007, LPR001, LRE027, MYHI003, OCE008, PAN017, SFO016, SIW018, SNV042, SZO004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8, ACAZ006, ACGM044, ACOO017, ECF014, EDO014, EMM019, LAL032, LAM004, LDG002, LMA009, MYHI002, MYHI003, OFF009, OFI022, PAN009, SEL011, SFR009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CU028, ACGM001, ACGM057, ACNO019, EBT004, ECF008, EEE019, EEG002, EES003, EOW016, FSE003, LPR022, LUN004, LVE005, ORE013, SMO009, SST010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5, ACFF004, ACGM028, ACNO029, EEG004, EEG027, EOW016, LMA045, LUN010, OSH008, OSH020, PCA007, POM022, SEN007, SFR002, SGD016, SME011, STR011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CU006, ACFE022, ACHA014, ACOO012, EOW016, EWW006, HEV006, LUN010, LVE030, MYHI002, PCA007, SFN012, SMA025, SMT002, SNV006, STE011, STR005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AL014, ACCU006, ACFE022, ACOO012, EOW016, EWW006, HEV006, LUN010, LVE030, MYHI002, OEV003, PCA007, SFN012, SMA025, SMT002, SNV006, STE011, STR005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2, ACFE023, ACNO029, EEG004, EEG027, EOW016, ERO036, LMA048, LUN010, OSH008, OSH020, OWA002, PCA007, SEN007, SFR002, SGD016, STR011, SWA021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F004, ACGD003, ACHA014, ACNO029, ACNO037, EAG018, EEG004, EOW016, LMA045, LMA048, LUN010, OMA025, OSH008, OSH020, PCA007, SEN007, SFR002, SME011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22, ACGD007, ACGD009, ACNO022, ACOO006, EJP027, LMA001, LRE017, LTT022, OCE008, OFF019, ORE020, PMO021, SAS012, SFO016, SST004, SWA021, SZO004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HA013, ACPP020, EJP004, EJP012, ESY009, HEV006, LDG023, LMC032, MYLO002, OSH012, OWA012, PIC003, SFO019, SIW018, SPL010, SSC001, SSS030, SST033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CU006, ACFE022, EJF002, EOW016, EOW018, EWW006, LPL032, LUN010, MYHI002, OEV003, PCA007, SFN012, SMA025, SNV003, SNV006, STE011, STR004, STR005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8, EES019, EJP026, EPP003, EPP026, ERO026, EWW032, HEV006, LAM002, LBU006, MYLO002, OFI034, OMA032, PCA020, PMO022, SAS012, SSC001, SSS019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9, ACFE022, ACGM019, ACGM028, ACHA014, EJF020, EMM029, EOW016, EOW023, LAL002, LUN010, LVE030, MYHI002, PCA007, SGM021, SIW008, SNV006, STE011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9, ACGM028, EAG013, EJP026, ERO020, LAL012, LBB002, LBI009, LCA023, PIC009, SAA006, SCC006, SEN007, SGM026, SMA028, SME011, SME014, SSS005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FE022, ACGD007, ACGD009, ACIM014, ACOO006, EJF004, EJP027, LMA001, LRE017, LTT022, OFF001, OFF019, ORE020, PMO021, SAS012, SME011, SME023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18, ACHA013, ACIM013, ACMO003, ACPP020, ACSP012, EAG032, EJP012, EJP016, ERO016, LMA016, LMA053, LMC032, OFI008, ORE011, PMO010, SIW012, SST033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5, ACAZ005, ACEM032, ACOO010, CEV001, HEV008, LAL015, OFI008, OFI016, OMA006, OMA029, PCA005, SAS001, SAS021, SNV017, SOD012, SRR019, SZO003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22, ACGD007, ACGM019, ACIM014, ACMO003, EDO006, EDO017, EJP027, EMM029, LMA001, LRE017, OCE008, OFF019, ORE020, SAS012, SGD011, SST004, SWA021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5, ACOO010, ACSP007, CEV001, EWO019, EWW015, HEV002, LMA036, OFI008, OFI016, OMA006, SAS001, SAS021, SDD016, SNB001, SOD012, SPI010, SZO003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CU006, ACFE022, ACPP013, EOW016, EWW006, EWW036, LBB016, LBU018, LUN010, LUN029, MYHI002, OSH007, PAN010, PCA007, SFN012, SMA025, STR005, STR006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5, ACEV014, ACFE009, ACFE022, ACGM004, ACMU008, EJP004, EOW016, LBU010, LUN010, LUN036, LVE004, MYSE005, ORR006, PMO013, SMA014, SMW007, STR005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026666666" calcext:value-type="float">
            <text:p>0,0026666666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CU006, ACFE022, EDO011, EEG011, EOW016, EOW018, EWW006, EWW036, LBU018, LPR001, LUN029, MYHI002, PAN010, PCA007, SAA009, SFN012, SMA025, STR004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053333333" calcext:value-type="float">
            <text:p>0,0053333333</text:p>
          </table:table-cell>
          <table:table-cell office:value-type="float" office:value="0.26666665" calcext:value-type="float">
            <text:p>0,26666665</text:p>
          </table:table-cell>
          <table:table-cell office:value-type="string" calcext:value-type="string">
            <text:p>[0.04, 0.0, 0.0, 0.0, 0.0, 0.0, 0.0, 0.0, 0.0, 0.0, 0.0, 0.0, 0.0, 0.0, 0.0]</text:p>
          </table:table-cell>
          <table:table-cell office:value-type="string" calcext:value-type="string">
            <text:p>[ACFE022, EEG011, EES007, EJF002, EOW016, EOW018, EWW036, LBU018, LUN029, MYHI002, PAN010, PCA003, PCA007, SAA009, SFN012, SMA025, SOD023, STR005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017333334" calcext:value-type="float">
            <text:p>0,017333334</text:p>
          </table:table-cell>
          <table:table-cell office:value-type="float" office:value="0.26666665" calcext:value-type="float">
            <text:p>0,26666665</text:p>
          </table:table-cell>
          <table:table-cell office:value-type="string" calcext:value-type="string">
            <text:p>[0.04, 0.0, 0.0, 0.0, 0.0, 0.0, 0.0, 0.0, 0.0, 0.0, 0.0, 0.0, 0.0, 0.0, 0.0]</text:p>
          </table:table-cell>
          <table:table-cell office:value-type="string" calcext:value-type="string">
            <text:p>[ACFE022, ACFE032, EEG011, EES007, EJF002, EOW016, EOW018, EWW036, LBU018, LUN029, MYHI002, PAN010, PCA003, PCA007, SAA009, SFN012, SMA025, SOD023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006666667" calcext:value-type="float">
            <text:p>0,006666667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CU006, ACFE022, EDO011, EEG011, EMM019, EOW018, EPP016, EWW036, LBU018, LPR001, MYHI002, PAN010, PCA007, SAA009, SAA019, SFN012, SMA025, STR004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,024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2, 0.0, 0.0, 0.02, 0.0, 0.0, 0.02, 0.0, 0.0, 0.0, 0.0, 0.0, 0.0, 0.0, 0.0]</text:p>
          </table:table-cell>
          <table:table-cell office:value-type="string" calcext:value-type="string">
            <text:p>[ACCU006, ACFE022, EDO011, EEG011, EMM019, EOW018, EPP016, EWW036, LBU018, LPR001, MYHI002, OWA024, PAN010, PCA007, SAA009, SAA019, SFN012, SMA025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045333337" calcext:value-type="float">
            <text:p>0,045333337</text:p>
          </table:table-cell>
          <table:table-cell office:value-type="float" office:value="0.5333333" calcext:value-type="float">
            <text:p>0,5333333</text:p>
          </table:table-cell>
          <table:table-cell office:value-type="string" calcext:value-type="string">
            <text:p>[0.04, 0.0, 0.0, 0.0, 0.02, 0.0, 0.02, 0.0, 0.0, 0.0, 0.0, 0.0, 0.0, 0.0, 0.0]</text:p>
          </table:table-cell>
          <table:table-cell office:value-type="string" calcext:value-type="string">
            <text:p>[ACFE022, EDO011, EMM019, EOW018, EPP016, EWW036, LBU018, LPR001, MYHI002, OMA006, PAN010, PCA007, SAA009, SAA019, SFN012, SIW018, SMA025, STR004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08133334" calcext:value-type="float">
            <text:p>0,08133334</text:p>
          </table:table-cell>
          <table:table-cell office:value-type="float" office:value="0.5333333" calcext:value-type="float">
            <text:p>0,5333333</text:p>
          </table:table-cell>
          <table:table-cell office:value-type="string" calcext:value-type="string">
            <text:p>[0.02, 0.0, 0.0, 0.0, 0.04, 0.0, 0.02, 0.0, 0.0, 0.0, 0.0, 0.0, 0.0, 0.0, 0.0]</text:p>
          </table:table-cell>
          <table:table-cell office:value-type="string" calcext:value-type="string">
            <text:p>[ACCU006, ACFE022, ACPY005, EDO011, EOW016, EOW018, EWW006, EWW036, LBU018, LPR001, LUN029, PAN010, PAN016, PCA007, PFF012, SAA009, SFN012, SMA025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1706666" calcext:value-type="float">
            <text:p>0,1706666</text:p>
          </table:table-cell>
          <table:table-cell office:value-type="float" office:value="1.3333333" calcext:value-type="float">
            <text:p>1,3333333</text:p>
          </table:table-cell>
          <table:table-cell office:value-type="string" calcext:value-type="string">
            <text:p>[0.16, 0.02, 0.0, 0.0, 0.0, 0.0, 0.02, 0.0, 0.0, 0.0, 0.0, 0.0, 0.0, 0.0, 0.0]</text:p>
          </table:table-cell>
          <table:table-cell office:value-type="string" calcext:value-type="string">
            <text:p>[ACCU006, ACFE022, ACPY005, EDO011, EES020, EOW016, EOW018, EWW006, EWW036, LBU018, LPR001, LUN029, PAN016, PCA007, PFF012, SAA009, SFN012, SMA025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2346665" calcext:value-type="float">
            <text:p>0,2346665</text:p>
          </table:table-cell>
          <table:table-cell office:value-type="float" office:value="1.3333333" calcext:value-type="float">
            <text:p>1,3333333</text:p>
          </table:table-cell>
          <table:table-cell office:value-type="string" calcext:value-type="string">
            <text:p>[0.08, 0.02, 0.0, 0.02, 0.02, 0.0, 0.06, 0.0, 0.0, 0.0, 0.0, 0.0, 0.0, 0.0, 0.0]</text:p>
          </table:table-cell>
          <table:table-cell office:value-type="string" calcext:value-type="string">
            <text:p>[ACCU006, ACFE022, ACPY005, EDO011, EES020, EOW016, EOW018, EWW006, EWW036, LBU018, LPR001, OCP023, PAN016, PCA007, PFF012, SAA009, SFN012, SMA025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36266646" calcext:value-type="float">
            <text:p>0,36266646</text:p>
          </table:table-cell>
          <table:table-cell office:value-type="float" office:value="4.533333" calcext:value-type="float">
            <text:p>4,533333</text:p>
          </table:table-cell>
          <table:table-cell office:value-type="string" calcext:value-type="string">
            <text:p>[0.24, 0.12, 0.0, 0.04, 0.16, 0.0, 0.12, 0.0, 0.0, 0.0, 0.0, 0.0, 0.0, 0.0, 0.0]</text:p>
          </table:table-cell>
          <table:table-cell office:value-type="string" calcext:value-type="string">
            <text:p>[ACCU006, ACFE022, ACPY005, EES020, EOW016, EOW018, EWW006, EWW036, LBU018, LPR001, LTT015, LUN029, OCP002, PAN016, PFF012, SAA009, SFN012, SMA025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6573329" calcext:value-type="float">
            <text:p>0,6573329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[0.26, 0.12, 0.0, 0.08, 0.18, 0.0, 0.04, 0.04, 0.0, 0.0, 0.0, 0.0, 0.0, 0.0, 0.0]</text:p>
          </table:table-cell>
          <table:table-cell office:value-type="string" calcext:value-type="string">
            <text:p>[ACCU006, ACFE022, ACPY005, EES020, EOW018, EWW006, EWW036, LBU018, LPR001, LTT015, LUN029, OCP002, PAN016, PFF012, SAA009, SFN012, SMA025, SMW017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4226664" calcext:value-type="float">
            <text:p>1,4226664</text:p>
          </table:table-cell>
          <table:table-cell office:value-type="float" office:value="13.066666" calcext:value-type="float">
            <text:p>13,066666</text:p>
          </table:table-cell>
          <table:table-cell office:value-type="string" calcext:value-type="string">
            <text:p>[0.56, 0.32, 0.0, 0.26, 0.34, 0.04, 0.34, 0.04, 0.0, 0.02, 0.02, 0.0, 0.0, 0.02, 0.0]</text:p>
          </table:table-cell>
          <table:table-cell office:value-type="string" calcext:value-type="string">
            <text:p>[ACCU006, ACFE022, ACPY005, EES020, EMM034, EOW018, EWW006, EWW036, LBU018, LPR001, LTT015, OCP002, PAN016, PFF012, SAA009, SFN012, SMA025, SMW017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7493331" calcext:value-type="float">
            <text:p>2,7493331</text:p>
          </table:table-cell>
          <table:table-cell office:value-type="float" office:value="15.466664" calcext:value-type="float">
            <text:p>15,466664</text:p>
          </table:table-cell>
          <table:table-cell office:value-type="string" calcext:value-type="string">
            <text:p>[0.74, 0.32, 0.04, 0.28, 0.56, 0.08, 0.2, 0.02, 0.0, 0.04, 0.0, 0.0, 0.0, 0.04, 0.0]</text:p>
          </table:table-cell>
          <table:table-cell office:value-type="string" calcext:value-type="string">
            <text:p>[ACCU006, ACFE022, ACPY005, EES020, EMM034, EOW018, EWW006, EWW036, LBU018, LPR001, LTT015, OCP002, PAN016, PFF012, SAA009, SFN012, SMA025, SMW017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.9120007" calcext:value-type="float">
            <text:p>4,9120007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[0.62, 0.26, 0.02, 0.22, 0.38, 0.1, 0.42, 0.04, 0.02, 0.0, 0.04, 0.0, 0.0, 0.04, 0.0]</text:p>
          </table:table-cell>
          <table:table-cell office:value-type="string" calcext:value-type="string">
            <text:p>[ACCU006, ACFE022, EES020, EMM034, EOW018, EWW006, EWW036, LBU018, LPR001, LTT015, OCP002, PAN016, PFF012, SAA009, SFN012, SMA025, SME018, SMW017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7.138667" calcext:value-type="float">
            <text:p>7,138667</text:p>
          </table:table-cell>
          <table:table-cell office:value-type="float" office:value="17.866665" calcext:value-type="float">
            <text:p>17,866665</text:p>
          </table:table-cell>
          <table:table-cell office:value-type="string" calcext:value-type="string">
            <text:p>[0.66, 0.5, 0.02, 0.36, 0.44, 0.08, 0.36, 0.08, 0.02, 0.04, 0.08, 0.0, 0.02, 0.02, 0.0]</text:p>
          </table:table-cell>
          <table:table-cell office:value-type="string" calcext:value-type="string">
            <text:p>[ACGM045, ACPY005, EES020, EMM034, EOW018, EWW006, EWW036, LBB026, LBU018, LPR001, LTT015, OCP002, PAN016, PFF012, PIC005, SFN012, SMA025, SMW017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.8359995" calcext:value-type="float">
            <text:p>8,8359995</text:p>
          </table:table-cell>
          <table:table-cell office:value-type="float" office:value="17.466665" calcext:value-type="float">
            <text:p>17,466665</text:p>
          </table:table-cell>
          <table:table-cell office:value-type="string" calcext:value-type="string">
            <text:p>[0.64, 0.42, 0.02, 0.42, 0.48, 0.06, 0.42, 0.04, 0.0, 0.02, 0.08, 0.0, 0.0, 0.02, 0.0]</text:p>
          </table:table-cell>
          <table:table-cell office:value-type="string" calcext:value-type="string">
            <text:p>[ACGM045, ACPY005, EES020, EMM034, EOW018, EWW006, EWW036, LBB026, LBU018, LPR001, LTT015, OCP002, PAN016, PFF012, PIC005, SFN012, SMA025, SMW017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.815997" calcext:value-type="float">
            <text:p>10,815997</text:p>
          </table:table-cell>
          <table:table-cell office:value-type="float" office:value="21.866665" calcext:value-type="float">
            <text:p>21,866665</text:p>
          </table:table-cell>
          <table:table-cell office:value-type="string" calcext:value-type="string">
            <text:p>[0.84, 0.54, 0.08, 0.38, 0.56, 0.12, 0.54, 0.06, 0.04, 0.04, 0.06, 0.0, 0.02, 0.0, 0.0]</text:p>
          </table:table-cell>
          <table:table-cell office:value-type="string" calcext:value-type="string">
            <text:p>[ACGM045, ACPY005, EES020, EMM034, EOW018, EWW006, EWW036, LBU018, LPR001, LTT015, OCP002, PAN016, PFF012, PIC005, SFN012, SMA025, SMA035, SMW017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.425334" calcext:value-type="float">
            <text:p>11,425334</text:p>
          </table:table-cell>
          <table:table-cell office:value-type="float" office:value="34.93333" calcext:value-type="float">
            <text:p>34,93333</text:p>
          </table:table-cell>
          <table:table-cell office:value-type="string" calcext:value-type="string">
            <text:p>[0.96, 0.8, 0.22, 0.6, 0.86, 0.2, 0.66, 0.28, 0.08, 0.18, 0.14, 0.06, 0.04, 0.12, 0.04]</text:p>
          </table:table-cell>
          <table:table-cell office:value-type="string" calcext:value-type="string">
            <text:p>[ACCU006, ACFE022, ACPY005, ACWS023, EES020, EMM034, ESS013, EWW006, EWW036, LTT015, OCP002, PFF012, PFF025, SFN012, SMA025, SMW017, SOD009, STE019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4.749333" calcext:value-type="float">
            <text:p>14,749333</text:p>
          </table:table-cell>
          <table:table-cell office:value-type="float" office:value="35.733326" calcext:value-type="float">
            <text:p>35,733326</text:p>
          </table:table-cell>
          <table:table-cell office:value-type="string" calcext:value-type="string">
            <text:p>[0.92, 0.82, 0.2, 0.72, 0.9, 0.2, 0.78, 0.2, 0.0, 0.14, 0.24, 0.04, 0.12, 0.06, 0.02]</text:p>
          </table:table-cell>
          <table:table-cell office:value-type="string" calcext:value-type="string">
            <text:p>[ACCU006, ACFE022, ACPY005, ACWS023, EES020, EMM034, ESS013, EWW006, EWW036, LTT015, OCP002, PFF012, PFF025, SFN012, SMA025, SMW017, SOD009, STE019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7.677336" calcext:value-type="float">
            <text:p>17,677336</text:p>
          </table:table-cell>
          <table:table-cell office:value-type="float" office:value="37.199993" calcext:value-type="float">
            <text:p>37,199993</text:p>
          </table:table-cell>
          <table:table-cell office:value-type="string" calcext:value-type="string">
            <text:p>[0.94, 0.74, 0.14, 0.86, 0.86, 0.22, 0.72, 0.34, 0.08, 0.24, 0.18, 0.06, 0.06, 0.12, 0.02]</text:p>
          </table:table-cell>
          <table:table-cell office:value-type="string" calcext:value-type="string">
            <text:p>[ACCU006, ACFE022, ACFE030, ACPY005, ACWS023, EES020, EMM034, ESS013, EWW006, EWW036, LTT015, OCP002, PFF012, PFF025, SMA025, SMW017, SOD009, STE019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9999998" calcext:value-type="float">
            <text:p>0,39999998</text:p>
          </table:table-cell>
          <table:table-cell office:value-type="float" office:value="22.339996" calcext:value-type="float">
            <text:p>22,339996</text:p>
          </table:table-cell>
          <table:table-cell office:value-type="float" office:value="53.333324" calcext:value-type="float">
            <text:p>53,333324</text:p>
          </table:table-cell>
          <table:table-cell office:value-type="string" calcext:value-type="string">
            <text:p>[1.0, 0.86, 0.44, 0.92, 0.98, 0.54, 0.98, 0.5, 0.16, 0.46, 0.54, 0.14, 0.24, 0.2, 0.04]</text:p>
          </table:table-cell>
          <table:table-cell office:value-type="string" calcext:value-type="string">
            <text:p>[ACCU006, ACCU023, ACFE022, ACWS023, EES020, EMM034, ESS013, EWW006, EWW036, OCP002, PFF012, PFF025, SMA025, SMW017, SOD009, SOD016, SST014, STE019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.80933" calcext:value-type="float">
            <text:p>25,80933</text:p>
          </table:table-cell>
          <table:table-cell office:value-type="float" office:value="53.333336" calcext:value-type="float">
            <text:p>53,333336</text:p>
          </table:table-cell>
          <table:table-cell office:value-type="string" calcext:value-type="string">
            <text:p>[1.0, 0.88, 0.5, 0.88, 0.98, 0.5, 0.88, 0.54, 0.16, 0.46, 0.44, 0.2, 0.16, 0.34, 0.08]</text:p>
          </table:table-cell>
          <table:table-cell office:value-type="string" calcext:value-type="string">
            <text:p>[ACCU006, ACCU023, ACFE022, ACWS023, EES020, EMM034, ESS013, EWW006, EWW036, OCP002, PFF012, PFF025, SMA025, SMW017, SOD009, SOD016, SST014, STE019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6666665" calcext:value-type="float">
            <text:p>0,26666665</text:p>
          </table:table-cell>
          <table:table-cell office:value-type="float" office:value="29.599995" calcext:value-type="float">
            <text:p>29,599995</text:p>
          </table:table-cell>
          <table:table-cell office:value-type="float" office:value="53.333336" calcext:value-type="float">
            <text:p>53,333336</text:p>
          </table:table-cell>
          <table:table-cell office:value-type="string" calcext:value-type="string">
            <text:p>[1.0, 0.94, 0.54, 0.9, 0.96, 0.52, 0.92, 0.56, 0.12, 0.46, 0.44, 0.1, 0.26, 0.22, 0.06]</text:p>
          </table:table-cell>
          <table:table-cell office:value-type="string" calcext:value-type="string">
            <text:p>[ACCU006, ACCU023, ACFE022, ACWS023, EES020, EMM034, ESS013, EWW006, EWW036, OCP002, PFF012, PFF025, SMA025, SMW017, SNV019, SOD016, SST014, STE019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8" calcext:value-type="float">
            <text:p>2,8</text:p>
          </table:table-cell>
          <table:table-cell office:value-type="float" office:value="33.762672" calcext:value-type="float">
            <text:p>33,762672</text:p>
          </table:table-cell>
          <table:table-cell office:value-type="float" office:value="55.73333" calcext:value-type="float">
            <text:p>55,73333</text:p>
          </table:table-cell>
          <table:table-cell office:value-type="string" calcext:value-type="string">
            <text:p>[0.98, 0.98, 0.6, 0.92, 1.0, 0.52, 0.94, 0.6, 0.12, 0.5, 0.5, 0.16, 0.18, 0.3, 0.06]</text:p>
          </table:table-cell>
          <table:table-cell office:value-type="string" calcext:value-type="string">
            <text:p>[ACCU006, ACCU023, ACFE022, ACWS023, EES020, EMM034, ESS013, EWW036, LAM027, OCP002, PFF012, PFF025, SMA025, SMW017, SNV019, SOD016, SST014, STE019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6666665" calcext:value-type="float">
            <text:p>0,26666665</text:p>
          </table:table-cell>
          <table:table-cell office:value-type="float" office:value="40.559982" calcext:value-type="float">
            <text:p>40,559982</text:p>
          </table:table-cell>
          <table:table-cell office:value-type="float" office:value="59.46666" calcext:value-type="float">
            <text:p>59,46666</text:p>
          </table:table-cell>
          <table:table-cell office:value-type="string" calcext:value-type="string">
            <text:p>[1.0, 0.96, 0.58, 1.0, 0.98, 0.48, 0.92, 0.6, 0.16, 0.56, 0.54, 0.24, 0.4, 0.42, 0.08]</text:p>
          </table:table-cell>
          <table:table-cell office:value-type="string" calcext:value-type="string">
            <text:p>[ACCU006, ACCU023, ACFE022, ACWS023, EEE015, EES020, EMM034, ESS013, EWW006, EWW036, OCP002, PFF012, PFF025, SMA025, SMW017, SNV019, SOD016, STE019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43.351982" calcext:value-type="float">
            <text:p>43,351982</text:p>
          </table:table-cell>
          <table:table-cell office:value-type="float" office:value="58.53333" calcext:value-type="float">
            <text:p>58,53333</text:p>
          </table:table-cell>
          <table:table-cell office:value-type="string" calcext:value-type="string">
            <text:p>[1.0, 0.98, 0.52, 0.96, 1.0, 0.7, 0.96, 0.66, 0.14, 0.54, 0.44, 0.18, 0.3, 0.32, 0.08]</text:p>
          </table:table-cell>
          <table:table-cell office:value-type="string" calcext:value-type="string">
            <text:p>[ACCU006, ACCU023, ACFE022, ACWS023, EEE015, EES020, EMM034, ESS013, EWW006, EWW036, OCP002, PFF012, PFF025, SMA025, SMW017, SNV019, SOD016, STE019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2666664" calcext:value-type="float">
            <text:p>4,2666664</text:p>
          </table:table-cell>
          <table:table-cell office:value-type="float" office:value="43.308002" calcext:value-type="float">
            <text:p>43,308002</text:p>
          </table:table-cell>
          <table:table-cell office:value-type="float" office:value="63.599987" calcext:value-type="float">
            <text:p>63,599987</text:p>
          </table:table-cell>
          <table:table-cell office:value-type="string" calcext:value-type="string">
            <text:p>[1.0, 0.98, 0.7, 0.98, 1.0, 0.7, 0.98, 0.64, 0.2, 0.62, 0.66, 0.24, 0.36, 0.4, 0.08]</text:p>
          </table:table-cell>
          <table:table-cell office:value-type="string" calcext:value-type="string">
            <text:p>[ACCU006, ACFE022, ACWS023, EMM034, ESS013, EWW006, EWW036, LVE025, OCP002, PFF012, SAA012, SIW018, SMA025, SMW017, SOD009, SOD016, SST014, STE019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3999996" calcext:value-type="float">
            <text:p>6,3999996</text:p>
          </table:table-cell>
          <table:table-cell office:value-type="float" office:value="45.089325" calcext:value-type="float">
            <text:p>45,089325</text:p>
          </table:table-cell>
          <table:table-cell office:value-type="float" office:value="70.13332" calcext:value-type="float">
            <text:p>70,13332</text:p>
          </table:table-cell>
          <table:table-cell office:value-type="string" calcext:value-type="string">
            <text:p>[1.0, 0.98, 0.68, 1.0, 1.0, 0.7, 1.0, 0.78, 0.34, 0.78, 0.78, 0.34, 0.4, 0.58, 0.16]</text:p>
          </table:table-cell>
          <table:table-cell office:value-type="string" calcext:value-type="string">
            <text:p>[ACCU006, ACFE022, ACWS023, EES020, EMM034, EWW006, EWW036, LVE032, OCP002, OFI027, PFF012, SIW018, SMA025, SMW017, SOD009, SOD016, SST014, STE019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933332" calcext:value-type="float">
            <text:p>8,933332</text:p>
          </table:table-cell>
          <table:table-cell office:value-type="float" office:value="47.213333" calcext:value-type="float">
            <text:p>47,213333</text:p>
          </table:table-cell>
          <table:table-cell office:value-type="float" office:value="74.666664" calcext:value-type="float">
            <text:p>74,666664</text:p>
          </table:table-cell>
          <table:table-cell office:value-type="string" calcext:value-type="string">
            <text:p>[1.0, 0.98, 0.76, 0.96, 1.0, 0.92, 1.0, 0.86, 0.4, 0.74, 0.84, 0.48, 0.42, 0.56, 0.28]</text:p>
          </table:table-cell>
          <table:table-cell office:value-type="string" calcext:value-type="string">
            <text:p>[ACCU006, ACFE022, ACWS023, EES020, EMM034, EWW006, EWW036, LVE032, OCP002, OFI027, PFF012, SIW018, SMA025, SMW017, SOD009, SOD016, SST014, STE019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133333" calcext:value-type="float">
            <text:p>6,133333</text:p>
          </table:table-cell>
          <table:table-cell office:value-type="float" office:value="48.609333" calcext:value-type="float">
            <text:p>48,609333</text:p>
          </table:table-cell>
          <table:table-cell office:value-type="float" office:value="70.8" calcext:value-type="float">
            <text:p>70,8</text:p>
          </table:table-cell>
          <table:table-cell office:value-type="string" calcext:value-type="string">
            <text:p>[1.0, 1.0, 0.78, 0.96, 1.0, 0.8, 0.98, 0.74, 0.48, 0.74, 0.74, 0.3, 0.46, 0.4, 0.24]</text:p>
          </table:table-cell>
          <table:table-cell office:value-type="string" calcext:value-type="string">
            <text:p>[ACCU006, ACFE022, ACWS023, EES020, EMM034, EWW006, EWW036, LVE032, OCP002, OFI027, PFF012, SIW018, SMA025, SMW017, SOD009, SOD016, SST014, STE019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51.468002" calcext:value-type="float">
            <text:p>51,468002</text:p>
          </table:table-cell>
          <table:table-cell office:value-type="float" office:value="74.666664" calcext:value-type="float">
            <text:p>74,666664</text:p>
          </table:table-cell>
          <table:table-cell office:value-type="string" calcext:value-type="string">
            <text:p>[1.0, 0.96, 0.88, 0.98, 1.0, 0.76, 1.0, 0.78, 0.54, 0.78, 0.72, 0.44, 0.4, 0.76, 0.2]</text:p>
          </table:table-cell>
          <table:table-cell office:value-type="string" calcext:value-type="string">
            <text:p>[ACCU006, ACFE022, ACWS023, EES020, EMM034, EWW006, EWW036, LVE032, OCP002, PFF012, SIW018, SMA025, SMW017, SOD009, SOD016, SOD031, SST014, STE019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399999" calcext:value-type="float">
            <text:p>12,399999</text:p>
          </table:table-cell>
          <table:table-cell office:value-type="float" office:value="56.91467" calcext:value-type="float">
            <text:p>56,91467</text:p>
          </table:table-cell>
          <table:table-cell office:value-type="float" office:value="76.93333" calcext:value-type="float">
            <text:p>76,93333</text:p>
          </table:table-cell>
          <table:table-cell office:value-type="string" calcext:value-type="string">
            <text:p>[1.0, 1.0, 0.7, 0.96, 1.0, 0.72, 1.0, 0.9, 0.66, 0.78, 0.96, 0.44, 0.46, 0.64, 0.32]</text:p>
          </table:table-cell>
          <table:table-cell office:value-type="string" calcext:value-type="string">
            <text:p>[ACCU006, ACFE022, ACOO006, ACWS023, EMM034, EWW006, EWW036, LHY006, LVE032, OCP002, PFF012, SIW018, SMA025, SMW017, SOD009, SOD016, SST014, STE019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.666666" calcext:value-type="float">
            <text:p>14,666666</text:p>
          </table:table-cell>
          <table:table-cell office:value-type="float" office:value="59.26934" calcext:value-type="float">
            <text:p>59,2693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.0, 0.98, 0.76, 1.0, 1.0, 0.76, 1.0, 0.86, 0.56, 0.84, 0.7, 0.56, 0.68, 0.58, 0.42]</text:p>
          </table:table-cell>
          <table:table-cell office:value-type="string" calcext:value-type="string">
            <text:p>[ACCU006, ACFE022, ACOO006, EES020, EMM034, EWW006, EWW036, FHI004, LVE032, OCP002, PFF012, SAS003, SIW018, SMA025, SMW017, SOD009, SOD016, STE019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066666" calcext:value-type="float">
            <text:p>9,066666</text:p>
          </table:table-cell>
          <table:table-cell office:value-type="float" office:value="60.60667" calcext:value-type="float">
            <text:p>60,60667</text:p>
          </table:table-cell>
          <table:table-cell office:value-type="float" office:value="80.80002" calcext:value-type="float">
            <text:p>80,80002</text:p>
          </table:table-cell>
          <table:table-cell office:value-type="string" calcext:value-type="string">
            <text:p>[1.0, 1.0, 0.84, 1.0, 1.0, 0.86, 0.98, 0.86, 0.54, 0.8, 0.88, 0.56, 0.58, 0.76, 0.46]</text:p>
          </table:table-cell>
          <table:table-cell office:value-type="string" calcext:value-type="string">
            <text:p>[ACCU006, ACFE022, ACOO006, ACWS023, EMM034, EWW006, EWW036, LVE032, OCP002, OEV002, OSH023, PFF012, SAA003, SIW018, SMA025, SOD009, SOD016, STE019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.933332" calcext:value-type="float">
            <text:p>20,933332</text:p>
          </table:table-cell>
          <table:table-cell office:value-type="float" office:value="63.29866" calcext:value-type="float">
            <text:p>63,29866</text:p>
          </table:table-cell>
          <table:table-cell office:value-type="float" office:value="83.33333" calcext:value-type="float">
            <text:p>83,33333</text:p>
          </table:table-cell>
          <table:table-cell office:value-type="string" calcext:value-type="string">
            <text:p>[1.0, 1.0, 0.92, 1.0, 1.0, 0.84, 1.0, 0.96, 0.56, 0.94, 0.9, 0.58, 0.7, 0.74, 0.36]</text:p>
          </table:table-cell>
          <table:table-cell office:value-type="string" calcext:value-type="string">
            <text:p>[ACCU006, ACFE022, ACOO006, ACWS023, EMM034, EWW006, EWW015, EWW036, LVE032, OCP002, OSH023, PFF012, SAA003, SIW018, SMA025, SOD009, SOD016, STE019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.8" calcext:value-type="float">
            <text:p>16,8</text:p>
          </table:table-cell>
          <table:table-cell office:value-type="float" office:value="63.011997" calcext:value-type="float">
            <text:p>63,011997</text:p>
          </table:table-cell>
          <table:table-cell office:value-type="float" office:value="87.86667" calcext:value-type="float">
            <text:p>87,86667</text:p>
          </table:table-cell>
          <table:table-cell office:value-type="string" calcext:value-type="string">
            <text:p>[1.0, 1.0, 0.86, 1.0, 1.0, 0.92, 1.0, 1.0, 0.84, 0.96, 0.92, 0.64, 0.66, 0.86, 0.52]</text:p>
          </table:table-cell>
          <table:table-cell office:value-type="string" calcext:value-type="string">
            <text:p>[ACCU006, ACFE022, ACOO006, ACWS023, EMM034, EWW006, EWW015, EWW036, LPL002, LVE032, OCP002, OSH023, PFF012, SAA003, SIW018, SMA025, SOD016, STE019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.5999975" calcext:value-type="float">
            <text:p>15,5999975</text:p>
          </table:table-cell>
          <table:table-cell office:value-type="float" office:value="67.20935" calcext:value-type="float">
            <text:p>67,20935</text:p>
          </table:table-cell>
          <table:table-cell office:value-type="float" office:value="88.26666" calcext:value-type="float">
            <text:p>88,26666</text:p>
          </table:table-cell>
          <table:table-cell office:value-type="string" calcext:value-type="string">
            <text:p>[1.0, 1.0, 0.94, 1.0, 1.0, 0.96, 1.0, 0.96, 0.72, 0.9, 0.86, 0.7, 0.76, 0.86, 0.58]</text:p>
          </table:table-cell>
          <table:table-cell office:value-type="string" calcext:value-type="string">
            <text:p>[ACCU006, ACFE022, ACOO006, ACWS023, EMM034, EWW006, EWW015, EWW036, LPL002, LVE032, OCP002, OSH023, PFF012, SAA003, SIW018, SMA025, SOD016, STE019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1.599995" calcext:value-type="float">
            <text:p>31,599995</text:p>
          </table:table-cell>
          <table:table-cell office:value-type="float" office:value="69.11732" calcext:value-type="float">
            <text:p>69,11732</text:p>
          </table:table-cell>
          <table:table-cell office:value-type="float" office:value="88.26667" calcext:value-type="float">
            <text:p>88,26667</text:p>
          </table:table-cell>
          <table:table-cell office:value-type="string" calcext:value-type="string">
            <text:p>[1.0, 1.0, 0.98, 1.0, 1.0, 0.92, 1.0, 0.9, 0.68, 0.94, 0.92, 0.68, 0.84, 0.74, 0.64]</text:p>
          </table:table-cell>
          <table:table-cell office:value-type="string" calcext:value-type="string">
            <text:p>[ACCU006, ACFE022, ACOO006, ACWS023, EMM034, EWW006, EWW015, EWW036, LPL002, LVE032, OCP002, OSH023, PFF012, SAA003, SIW018, SMA025, SOD016, STE019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.866665" calcext:value-type="float">
            <text:p>27,866665</text:p>
          </table:table-cell>
          <table:table-cell office:value-type="float" office:value="70.80669" calcext:value-type="float">
            <text:p>70,80669</text:p>
          </table:table-cell>
          <table:table-cell office:value-type="float" office:value="86.266655" calcext:value-type="float">
            <text:p>86,266655</text:p>
          </table:table-cell>
          <table:table-cell office:value-type="string" calcext:value-type="string">
            <text:p>[1.0, 1.0, 0.94, 1.0, 1.0, 0.9, 1.0, 0.92, 0.66, 0.9, 0.98, 0.72, 0.78, 0.7, 0.44]</text:p>
          </table:table-cell>
          <table:table-cell office:value-type="string" calcext:value-type="string">
            <text:p>[ACFE022, ACGD012, ACWS023, EMM034, EWW015, EWW036, LMA003, LPL002, LVE032, OCP002, OSH023, PFF012, SAA003, SHN002, SIW018, SMA025, SOD016, STE019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.73333" calcext:value-type="float">
            <text:p>23,73333</text:p>
          </table:table-cell>
          <table:table-cell office:value-type="float" office:value="70.99065" calcext:value-type="float">
            <text:p>70,99065</text:p>
          </table:table-cell>
          <table:table-cell office:value-type="float" office:value="87.466675" calcext:value-type="float">
            <text:p>87,466675</text:p>
          </table:table-cell>
          <table:table-cell office:value-type="string" calcext:value-type="string">
            <text:p>[1.0, 1.0, 0.98, 1.0, 1.0, 0.94, 1.0, 0.96, 0.68, 0.88, 0.92, 0.7, 0.72, 0.74, 0.6]</text:p>
          </table:table-cell>
          <table:table-cell office:value-type="string" calcext:value-type="string">
            <text:p>[ACCU006, ACFE022, ACOO006, ACWS023, EMM034, EWW006, EWW036, LVE032, OCP002, OSH023, PFF012, SAA003, SIW018, SMA025, SOD016, SRR017, SSS019, STE019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.066668" calcext:value-type="float">
            <text:p>29,066668</text:p>
          </table:table-cell>
          <table:table-cell office:value-type="float" office:value="72.27467" calcext:value-type="float">
            <text:p>72,27467</text:p>
          </table:table-cell>
          <table:table-cell office:value-type="float" office:value="86.666664" calcext:value-type="float">
            <text:p>86,666664</text:p>
          </table:table-cell>
          <table:table-cell office:value-type="string" calcext:value-type="string">
            <text:p>[1.0, 1.0, 0.92, 1.0, 1.0, 0.96, 0.98, 0.94, 0.64, 0.96, 0.8, 0.6, 0.82, 0.9, 0.48]</text:p>
          </table:table-cell>
          <table:table-cell office:value-type="string" calcext:value-type="string">
            <text:p>[ACFE022, ACGD012, ACWS023, EMM034, EWW015, EWW036, LMA031, LPL002, LVE032, OCP002, OSH023, PFF012, SAA003, SHN002, SIW018, SMA025, SOD016, STE019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.933332" calcext:value-type="float">
            <text:p>30,933332</text:p>
          </table:table-cell>
          <table:table-cell office:value-type="float" office:value="72.04801" calcext:value-type="float">
            <text:p>72,04801</text:p>
          </table:table-cell>
          <table:table-cell office:value-type="float" office:value="89.99999" calcext:value-type="float">
            <text:p>89,99999</text:p>
          </table:table-cell>
          <table:table-cell office:value-type="string" calcext:value-type="string">
            <text:p>[1.0, 1.0, 0.94, 1.0, 1.0, 0.96, 1.0, 0.94, 0.78, 0.96, 0.94, 0.74, 0.72, 0.9, 0.62]</text:p>
          </table:table-cell>
          <table:table-cell office:value-type="string" calcext:value-type="string">
            <text:p>[ACCU006, ACFE022, ACOO006, ACWS023, EMM034, EWW006, EWW036, LVE032, OCP002, OSH023, PFF012, SIW018, SMA025, SOD016, SRR017, SSS019, SST039, STE019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3.466663" calcext:value-type="float">
            <text:p>33,466663</text:p>
          </table:table-cell>
          <table:table-cell office:value-type="float" office:value="73.67866" calcext:value-type="float">
            <text:p>73,67866</text:p>
          </table:table-cell>
          <table:table-cell office:value-type="float" office:value="91.2" calcext:value-type="float">
            <text:p>91,2</text:p>
          </table:table-cell>
          <table:table-cell office:value-type="string" calcext:value-type="string">
            <text:p>[1.0, 1.0, 0.96, 1.0, 1.0, 0.94, 1.0, 1.0, 0.72, 0.98, 0.98, 0.76, 0.8, 0.9, 0.64]</text:p>
          </table:table-cell>
          <table:table-cell office:value-type="string" calcext:value-type="string">
            <text:p>[ACFE022, ACGM019, ACWS023, EEE004, EMM034, EWW036, FPA001, LVE032, MYHI003, OCP002, PAN010, PFF012, SEN014, SIW018, SMA025, SMW017, SOD016, STE019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.266663" calcext:value-type="float">
            <text:p>30,266663</text:p>
          </table:table-cell>
          <table:table-cell office:value-type="float" office:value="74.99466" calcext:value-type="float">
            <text:p>74,99466</text:p>
          </table:table-cell>
          <table:table-cell office:value-type="float" office:value="88.13333" calcext:value-type="float">
            <text:p>88,13333</text:p>
          </table:table-cell>
          <table:table-cell office:value-type="string" calcext:value-type="string">
            <text:p>[1.0, 1.0, 0.94, 1.0, 1.0, 0.96, 1.0, 1.0, 0.6, 1.0, 0.94, 0.68, 0.82, 0.78, 0.5]</text:p>
          </table:table-cell>
          <table:table-cell office:value-type="string" calcext:value-type="string">
            <text:p>[ACFE022, ACGM019, ACWS023, EEE004, EMM034, EWW036, FPA001, LVE032, MYHI003, OCP002, PAN010, PFF012, SEN014, SIW018, SMA025, SMW017, SOD016, STE019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.399998" calcext:value-type="float">
            <text:p>28,399998</text:p>
          </table:table-cell>
          <table:table-cell office:value-type="float" office:value="72.835976" calcext:value-type="float">
            <text:p>72,835976</text:p>
          </table:table-cell>
          <table:table-cell office:value-type="float" office:value="91.33333" calcext:value-type="float">
            <text:p>91,33333</text:p>
          </table:table-cell>
          <table:table-cell office:value-type="string" calcext:value-type="string">
            <text:p>[1.0, 1.0, 0.92, 1.0, 1.0, 0.98, 1.0, 0.94, 0.78, 0.98, 1.0, 0.9, 0.86, 0.88, 0.46]</text:p>
          </table:table-cell>
          <table:table-cell office:value-type="string" calcext:value-type="string">
            <text:p>[ACFE022, ACGM019, ACWS023, EEE004, EMM034, EWW036, FPA001, LVE032, MYHI003, OCP002, PAN010, PFF012, SIW018, SMA025, SMO006, SMW017, SOD016, STE019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.266665" calcext:value-type="float">
            <text:p>26,266665</text:p>
          </table:table-cell>
          <table:table-cell office:value-type="float" office:value="74.19735" calcext:value-type="float">
            <text:p>74,19735</text:p>
          </table:table-cell>
          <table:table-cell office:value-type="float" office:value="92.79999" calcext:value-type="float">
            <text:p>92,79999</text:p>
          </table:table-cell>
          <table:table-cell office:value-type="string" calcext:value-type="string">
            <text:p>[1.0, 1.0, 0.98, 1.0, 1.0, 0.98, 1.0, 0.92, 0.84, 0.94, 0.98, 0.84, 0.86, 0.9, 0.68]</text:p>
          </table:table-cell>
          <table:table-cell office:value-type="string" calcext:value-type="string">
            <text:p>[ACFE022, ACGM019, ACWS023, EEE004, EMM034, EWW036, FPA001, LVE032, MYHI003, OCP002, PAN010, PFF012, SIW018, SMA025, SMO006, SMW017, SOD016, STE019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.999998" calcext:value-type="float">
            <text:p>21,999998</text:p>
          </table:table-cell>
          <table:table-cell office:value-type="float" office:value="74.036" calcext:value-type="float">
            <text:p>74,036</text:p>
          </table:table-cell>
          <table:table-cell office:value-type="float" office:value="92.13332" calcext:value-type="float">
            <text:p>92,13332</text:p>
          </table:table-cell>
          <table:table-cell office:value-type="string" calcext:value-type="string">
            <text:p>[1.0, 1.0, 1.0, 1.0, 1.0, 0.96, 1.0, 1.0, 0.86, 0.94, 0.96, 0.8, 0.86, 0.82, 0.62]</text:p>
          </table:table-cell>
          <table:table-cell office:value-type="string" calcext:value-type="string">
            <text:p>[ACFE022, ACGM019, ACWS023, EAG017, EEE004, ELT008, EMM034, EWW036, LVE032, MYHI003, OCP002, PAN010, PFF012, SIW018, SMA025, SMW017, SOD016, STE019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.866663" calcext:value-type="float">
            <text:p>31,866663</text:p>
          </table:table-cell>
          <table:table-cell office:value-type="float" office:value="75.99335" calcext:value-type="float">
            <text:p>75,99335</text:p>
          </table:table-cell>
          <table:table-cell office:value-type="float" office:value="93.46666" calcext:value-type="float">
            <text:p>93,46666</text:p>
          </table:table-cell>
          <table:table-cell office:value-type="string" calcext:value-type="string">
            <text:p>[1.0, 1.0, 1.0, 1.0, 1.0, 1.0, 1.0, 0.98, 0.8, 0.98, 0.98, 0.8, 0.84, 0.9, 0.74]</text:p>
          </table:table-cell>
          <table:table-cell office:value-type="string" calcext:value-type="string">
            <text:p>[ACFE022, ACGD001, ACGM019, ACGM045, EAM002, EMM034, EWW036, FPA001, LVE032, MYHI003, OCP002, PAN010, PFF012, SIW018, SMA025, SMW017, SOD016, STE019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.066658" calcext:value-type="float">
            <text:p>37,066658</text:p>
          </table:table-cell>
          <table:table-cell office:value-type="float" office:value="78.460014" calcext:value-type="float">
            <text:p>78,460014</text:p>
          </table:table-cell>
          <table:table-cell office:value-type="float" office:value="94.26666" calcext:value-type="float">
            <text:p>94,26666</text:p>
          </table:table-cell>
          <table:table-cell office:value-type="string" calcext:value-type="string">
            <text:p>[1.0, 1.0, 0.96, 1.0, 1.0, 0.96, 1.0, 0.98, 0.88, 1.0, 0.94, 0.84, 0.86, 0.9, 0.82]</text:p>
          </table:table-cell>
          <table:table-cell office:value-type="string" calcext:value-type="string">
            <text:p>[ACFE022, ACGM019, ACWS023, EAG017, EEE004, EJF004, ELT008, EMM034, EWW036, LVE032, MYHI003, OCP002, PFF012, SIW018, SMA025, SMW017, SOD016, STE019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.333334" calcext:value-type="float">
            <text:p>31,333334</text:p>
          </table:table-cell>
          <table:table-cell office:value-type="float" office:value="77.60799" calcext:value-type="float">
            <text:p>77,60799</text:p>
          </table:table-cell>
          <table:table-cell office:value-type="float" office:value="95.06666" calcext:value-type="float">
            <text:p>95,06666</text:p>
          </table:table-cell>
          <table:table-cell office:value-type="string" calcext:value-type="string">
            <text:p>[1.0, 1.0, 0.98, 1.0, 1.0, 0.96, 1.0, 0.98, 0.82, 0.98, 1.0, 0.88, 0.88, 0.94, 0.84]</text:p>
          </table:table-cell>
          <table:table-cell office:value-type="string" calcext:value-type="string">
            <text:p>[ACFE022, ACGM019, ACGM045, EAM002, EMM034, EWW036, FPA001, LVE032, MYHI003, OCP002, PAN010, PFF012, SIW018, SMA025, SMW017, SOD016, SSS019, STE019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.266663" calcext:value-type="float">
            <text:p>34,266663</text:p>
          </table:table-cell>
          <table:table-cell office:value-type="float" office:value="79.42933" calcext:value-type="float">
            <text:p>79,42933</text:p>
          </table:table-cell>
          <table:table-cell office:value-type="float" office:value="94.666664" calcext:value-type="float">
            <text:p>94,666664</text:p>
          </table:table-cell>
          <table:table-cell office:value-type="string" calcext:value-type="string">
            <text:p>[1.0, 1.0, 1.0, 1.0, 1.0, 1.0, 1.0, 0.98, 0.86, 1.0, 0.94, 0.96, 0.86, 0.88, 0.72]</text:p>
          </table:table-cell>
          <table:table-cell office:value-type="string" calcext:value-type="string">
            <text:p>[ACFE022, ACGM019, ACGM045, EAM002, EMM034, EWW036, FPA001, LVE032, MYHI003, OCP002, PAN010, PFF012, SIW018, SMA025, SMW017, SOD016, SSS019, STE019]</text:p>
          </table:table-cell>
        </table:table-row>
      </table:table>
      <table:table table:name="Rules_3" table:style-name="ta1"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5, ACGM013, ACMU003, ACPH010, ACPP026, EHH009, EJP025, LCC013, LMC008, ODE012, PAN006, PMO009, SAA013, SCO016, SEL001, SMA014, SWA006, SWA0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5, EDO011, EHC007, EJP005, ERO017, EWW014, LBB006, LVE014, ODE008, OFI039, ORR004, ORR006, PHE022, SCC003, SCO025, SCO027, SMA029, SNV030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19, ACMU009, EMM023, EOW002, EPP014, ERO004, ERO010, ERO016, LMC013, LUN007, PHE010, PIC012, SGD001, SGM032, SIW008, SMA017, SNV012, SNV020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3, ACNO040, EEG004, EJP017, EMM024, ESY002, LAM010, LBI037, LMC005, OFF004, OSH001, PCA002, PFF017, SAS012, SDD016, SMO006, SNV006, SST008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2, ACIM001, EJF006, EJP014, ERO017, LBI001, LCA004, LCC017, LMA009, LMA053, LPR004, LVE025, ORR019, SBB001, SEL017, SNV004, SNV041, SSC00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5, ACEV003, ACGM009, ACMU001, ACNO032, ACNO039, EES011, EHH004, EPP019, EWO004, LBB031, LTT012, OCP008, OCP010, OMA025, PHE031, SBB016, SSS001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6, ACCU033, ACGM037, ACNO005, ACWS020, EDO014, EMM013, EWO017, FPA007, LMA007, LRE017, OFI021, OSH013, OSH020, SMA029, SPI028, SSC002, SWA004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HA007, ACWS008, ERO035, LBI005, LBI037, LCA011, LDG010, LRE001, LVE033, OCP013, ODE028, POM021, SFN025, SME018, SMO018, SOD009, SRR002, SZO006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O002, EDO004, EEE021, LBB011, LBB025, LBU003, LMC029, LVE033, LVE035, OBI005, OCE006, OWA006, PFF012, POM011, SFN002, SMO003, SNV021, SSS00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HA007, ACMO002, EDO004, EEE021, LBB011, LBB025, LBU003, LMC029, LVE033, LVE035, OBI005, OCE006, OWA006, PFF012, POM011, SFN002, SMO003, SSS003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5, ACEV015, ACMY002, ACNO032, EBT005, FPA002, LDG007, LTT026, LVE033, OFI033, ORR016, SCO002, SMW011, SNB001, SNV036, SOD019, STE010, STR030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SP023, EEG008, EJP016, EOW010, ERO035, LAM005, LCA011, LDG010, LRE001, LRE014, LRE025, OCP013, POM021, SAA009, SGD006, SME018, SRR014, SRR016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18, EAM002, EES020, EOW010, HEV001, LAM005, LBI005, LBI037, LDG010, LRE001, LUN036, OCP013, ODE005, PHE031, POM005, POM021, SMO018, SOD009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5, ACPP016, EAG008, EAG022, FPA002, LBB024, LTT026, LVE033, MYHI002, OFI033, SCO002, SME010, SMW011, SNV036, SOD019, STE010, STR030, SWA028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5, ACEV015, ACMY002, ACNO032, EBT005, FPA002, LTT026, LVE033, OFI033, ORR016, SCO002, SMW011, SNV036, SOD011, SOD019, SPP003, STE010, STR030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SP009, ACSP023, EEG008, EJP016, EOW010, ERO035, LAM005, LCA011, LDG010, LRE001, LRE014, LRE025, PCA005, POM021, SGD006, SRR014, SRR016, SST009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CU014, ACCU030, ACSP001, EAF004, EAG013, LBI023, LBU020, LVE014, OSH020, PCA008, SBB019, SEL008, SME018, SMO022, SNV042, SRR010, SSC001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5, ACMY002, EBT005, EJF002, ERO008, EWW001, EWW036, LBI023, LDG007, LVE033, OFI033, SCO002, SMW011, SNB001, SNV027, SNV036, STR030, SZO003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CU014, ACEM032, EAF004, EAG013, LBI023, LBU020, LPR005, LVE032, ODE012, OSH020, PCA008, PMO011, SME018, SMW012, SPI008, SRR010, SST014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15, EEG015, EOW023, FHI002, LBB011, LBB025, LBU003, LMC029, LVE033, LVE035, POM011, SFN002, SME005, SME019, SMO003, SNB016, SOD001, SRR019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GM037, ACNO005, ACWS020, EAG013, LPR019, LTT003, OCE016, OFI021, OMA003, OSH020, PCA034, PIC012, SFO007, SFO017, SMA029, SSC002, SST010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5, ACSP024, EAG022, EPP014, EPP026, ERO014, LBB024, LCA023, LDG021, LTT026, LVE035, MYHI002, OFF010, OFI033, SIW001, SMW011, STR030, SWA028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5, ACNO032, EAG022, EJF021, EJP004, LBB003, LBB024, LRE025, LTT026, LVE033, OFF010, OFI033, SDD007, SIW001, SMW011, SNV033, SNV036, STR030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02, ACPP032, FHI002, LBU003, LBU004, LCC010, LMC029, LTT001, LVE033, PHE008, POM011, SFN002, SMO003, SMW013, SNV021, SRR003, SRR019, SSC001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02, EEE015, EEG004, FHI002, LBB011, LBU003, LMC029, LVE035, OCP002, OFI028, OMW013, PHE008, SAS018, SFN002, SMO003, SNV035, SRR019, SSC002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4, ACHA014, EAG008, EHH001, EJP005, ESS002, EWW005, FSC004, LBU030, LMC029, LPR008, OCE006, ODE010, OMA016, SBB018, SCO006, SEL023, SPI020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9, ACSP024, EAG022, EEE002, EJP011, EPP014, EPP026, ERO014, LBB024, LBI037, LRE025, LTT026, LVE035, MYHI002, OFF010, SCO006, SMW011, SOD009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ACNO029, EEE007, EEG008, EOW010, LPL024, LRE001, OMA031, POM021, SAA009, SBB015, SCO009, SEL020, SMA014, SME008, SME018, SNV031, SRR016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32, EJF021, EJP004, EWW008, LBB003, LBB024, LRE025, LTT026, LVE033, OFF007, OFI033, SAA012, SDD007, SDD023, SGM027, SNV033, SNV036, STR030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4, ACOO014, EAM002, EEE004, EJF019, LBI005, LDG018, LRE005, LTT006, LUN036, MYSC001, OCE005, OFF015, OMW003, PHE031, POM005, POM017, SST010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5, ACNO032, EAG022, EJF021, EJP004, LBB024, LRE025, LTT026, LUN029, LVE033, OFI033, SGM024, SMO018, SMW011, SNB001, SNV033, SSS015, STR030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5, ACNO032, EAG022, EJF021, EJP004, LBB024, LTT026, LVE033, OFI033, SDD007, SEL005, SGM024, SMO018, SMW011, SNB001, SNV033, SOD031, STR030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ACNO006, ACPH010, ACSP023, EEG015, EOW010, FHI002, LVE010, OCP013, PFF021, PHE029, POM021, SBB015, SCO009, SEL020, SNV019, SNV031, SRR016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29, ACOO017, EEE007, EOW010, LBI002, LCC003, LPL024, ODE015, POM021, SAA009, SBB015, SCO009, SEL020, SMA014, SME008, SME018, SMW017, SRR016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4, ACFE015, EAG008, EJF021, ESS002, EWW005, FSC004, LDG009, LMC029, LRE001, ODE010, OMA016, POM011, SCO002, SCO006, SEL023, SSC007, STE019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9, EDO014, EEE002, ELT008, EPP014, EPP026, ERO014, LBU029, LTT026, OCP014, OFF010, OFF011, OFI009, ORF002, SAA002, SIW001, SNV010, STR030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GM037, ACNO005, ACPH011, EHC005, LMC009, LPR019, LRE001, LVE003, OBI021, OFF007, OFI021, OMA003, PHE029, PIC005, SEL002, SME010, SPI028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1, ACEM032, ACPH005, EAG013, EBT004, EJF013, LAM002, LBU020, LPR004, MYSP002, ODE012, OMA024, PAN010, SMW012, SPL009, SPP005, SRR010, SST014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1, EAG013, EBT004, EES019, EJF013, LAM002, LBU020, LUN027, MYSP002, ODE012, OEV005, OMA024, SFO010, SMW012, SPL009, SRR010, SSC002, SST014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9, ACNO040, ACSP007, ACTA001, EJP010, ERO010, ERO016, ERO017, LMC003, LMC029, LPL031, LVE014, OBI028, OFI005, OMA006, ORR020, SNV021, SZO009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35, ACTA008, EPP006, ERO004, ERO016, FSE003, LTT001, LVE003, MYHI003, OBI006, OFF010, OMA003, OMA006, OWA004, SMW013, STE010, STR019, SWA028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2, ACNO032, ECF001, EDO008, EWW011, LCC015, LDG006, LEV001, LMA039, LRE027, OFI010, OSH006, OWA002, PAN030, SBB021, SNB001, STE010, STR030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3, ACGM004, ACNO005, EMM017, ESS007, EWW018, LAL032, LBU023, LMA018, OBI014, OBI023, OMA003, PIC012, SFO009, SMW005, SNV018, SPI004, SST029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U009, ACPH014, ACPY005, ACSP008, ACSP019, EWO006, LAM027, LMA009, LPR007, LTT020, LVE023, OMA032, PIC016, SEV001, SIW010, SNB001, SOD006, SSS028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9, EJF008, ELT008, EPP026, LHY001, OBI014, OCP014, OMA006, ORF002, ORF003, PMO019, SFO009, SMW011, SNB016, SNV042, SOD007, STE002, STE011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35, ACTA001, EEG015, LHY001, LPR028, LVE035, MYSP001, OFF007, OFF011, OMA005, OMA032, OSH018, PFF012, POM003, SEV005, SFR004, SGD016, STE005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1, ACCU004, ACMU009, ACPH014, ACSP008, ACSP019, EES007, EES013, EJP018, LAM027, LTT020, LVE023, PIC016, POM021, SIW010, SNB001, SOD006, SPI020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8, ACNO006, ACNO029, EJP016, EOW010, FPA007, LBB031, LUN026, OCP013, OFF019, OMA007, OMA032, SDD016, SMA008, SMA032, SOD033, SSS018, SST037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AG001, EEE002, EPP014, LAM015, LEV001, MYHI002, OMW010, OSH008, OSH016, PCA011, SAA002, SBB005, SEL012, SHN004, SIW001, SMA012, SMO009, SOD033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TA001, EEG015, EHC004, ERO024, LBB007, LCA023, LHY001, MYSP001, ODE009, OFF011, OMA005, OMA032, POM003, SAA008, SCO019, SFR004, SGD016, SMT008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AG001, EEE002, LAM015, LEV001, MYHI002, OMW010, OSH008, OSH016, PCA011, SAA002, SBB005, SBB006, SEL012, SHN004, SIW001, SMA012, SMO009, SOD033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45, EAG032, EHC004, ERO024, LCA003, LCA023, LHY001, MYSP001, ODE009, OFF007, OFF011, OMA005, OMA032, POM003, SCO019, SFR004, SPI021, STE005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44, ACWS001, EBT004, EEE020, EEG005, EJF013, EWW020, FPA001, HEV008, LCA028, LDG023, LRE007, MYSP002, OEV005, SDD009, SFO005, SMW012, SST014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1, EAF003, EEG005, EES019, EJF013, EWW013, LBI002, LDG023, LTT004, OFI027, SDD009, SFO005, SGM029, SNV025, SRR010, SST008, STR004, SWA009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FE001, ACGM057, ACHA014, ACMO001, ERO007, EWO014, LAM027, LMA009, LPR007, LVE023, PIC016, SEV001, SGM007, SIW010, SNB001, SOD006, SSS028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35, ACWS019, EEG015, ESS001, LHY001, LMC014, LPR028, LUN004, LVE035, MYSP001, OSH018, PFF012, PHE004, POM003, SEV005, SFR004, SGD016, SSS030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9, ACSP008, LAM027, LBI008, LPR007, LTT020, LVE023, OMW012, PAN014, PCA010, SDD030, SFN026, SNV024, SOD006, SOD009, SSC006, SSS028, SWA003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WO014, LAM027, LHY006, LMA009, LPR007, LVE004, ORE005, PCA038, PIC016, SCO021, SEV001, SIW010, SNB001, SNV039, SOD006, SOD023, SRR011, SSS028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Y005, EEE015, EWO006, FHI004, LCC010, LDG023, LMA009, LRE004, LVE018, OCE024, ODE021, OFF007, OFF017, PHE012, PIC016, SIW010, SOD006, SSS028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29, ACTA008, EDO008, EJF002, EPP010, ERO003, FPA007, FSP007, LBB013, LCA014, LCR004, LMA053, OBI001, PAN009, PAN019, SNB019, SPI008, SRR002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9, ACGD005, EWO020, LAM027, LPL019, LPR007, LTT020, LVE023, OMW012, PAN014, SBB022, SDD030, SIW010, SNV024, SOD006, SOD009, SSC006, SSS028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29, ACTA008, EDO008, EJF002, EPP010, ERO003, FSP007, LBB013, LCA014, LCR004, LMA053, LVE010, OBI001, PAN009, PAN019, SNB019, SPI008, SRR002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H009, ACPY005, EEG004, EMM022, EOW025, EWO006, LDG010, LDG023, OBI016, ODE021, OFF017, OMA032, PIC016, SEV001, SNB001, SOD006, SRR003, SSS028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HA007, ACNO006, ACNO029, EJF001, ERO020, ESS011, EWO013, FSC002, HEV007, LCA021, LUN013, LUN026, MYHI001, SAA019, SMA004, SMA008, SNV019, SRR015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ERO004, EWO017, LAL007, LBB021, LHY001, LMA009, LMA015, LPR028, MYSP001, OFF011, OMA022, OSH018, PFF012, POM003, POM023, SGD016, SWA026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U009, ERO036, EWO014, LAM027, LMA009, LPR007, LVE003, LVE004, ORE015, ORE023, PFF020, POM007, SAA001, SEV001, SIW010, SNB001, SOD006, SOD023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U009, ACNO028, ECF003, EWO014, LAM027, LMA009, LRE005, LVE004, OCE023, OMA023, PCA038, PHE005, PHE022, SIW012, SMO002, SNB001, SNV039, SSS028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8, ACNO005, EWO014, LAM027, LMA009, LVE004, OCE019, OMA023, PHE005, PHE022, PIC016, SBB011, SEL001, SFN023, SMO002, SNB001, SNV039, SSS028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1, ACSP008, ECF003, EEG011, LCA009, LMA010, LPR007, LVE023, OFI013, ORE003, PAN014, SHN004, SNV024, SSC006, SSS009, SSS028, SWA003, SWA026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9, ACGD005, ACGM028, ACIM014, EWO020, LBI014, LPR007, LTT020, OBI016, OMW012, PAN014, PHE018, POM007, SIW010, SNV024, SOD009, SSC006, SSS028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U009, EWO014, FSE007, LAM027, LMA009, OMA029, OWA003, PCA038, PHE022, PIC016, SEL001, SMO002, SMW013, SMW014, SNV039, SOD023, SRR011, SSS028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06, EJF018, LBB011, LBI016, LVE023, OBI015, PFF004, SAS005, SCO016, SCO021, SDD007, SEV001, SNV005, SNV039, SOD006, SOD023, SST029, SWA013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O004, ACWS023, EDO011, EEG015, ERO024, LAL013, LEV004, LHY001, MYSP001, OCP023, OFF011, POM003, SAA004, SFO005, SFR004, SGD016, SIW010, SMW013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U009, EAF004, EWO014, EWO017, LBU011, LMA009, LVE003, LVE023, OFI030, OSH020, SEN013, SEV001, SMW001, SNB001, SNV030, SNV039, SOD027, STR004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9, ACMU009, ACNO002, EMM019, EWO014, LAM027, LMA009, LMA033, LRE005, LVE004, MYLO001, PHE005, PHE022, PLB005, PMO017, SIW012, SNB001, SSS028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15, ACGM009, ACHA013, EDO008, EES005, EOW010, ESY009, LMC003, ODE001, ODE023, OFI033, OMW015, SEN012, SIW012, SIW017, SNB019, SOD005, SSS018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WS023, EDO011, EEG015, ERO024, LAL013, LBI045, LHY001, OBI001, OCP023, PHE015, POM003, SAA004, SAS012, SFR004, SFR009, SGD016, SMW013, SST017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IM002, ACSP005, EES005, EJF002, ERO003, LBI011, LTT006, ODE009, ODE015, ODE032, OFI017, OMA008, PMO013, SEV001, SEV002, SME019, SMW003, SOD005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AL025, ACAM001, ACPP027, EAF004, EWO014, EWO017, LAL016, LMA009, OFI030, OSH020, SBB013, SNB001, SNV030, SNV039, SOD023, SOD027, SPI005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5, ACGD009, ACNO032, ACOO006, ACTA008, EJF002, ESS019, FHI004, LCA016, LRE013, OBI003, ODE023, OFI033, ORE023, PMO022, SMO009, SNB019, SST015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H009, EEG004, EEG015, EMM036, LRE031, OBI006, OCP014, OFF016, OFI011, OMA032, OWA021, PFF020, SAS018, SDD025, SEV001, SNB015, SSS028, SZO005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6, ACMU009, ACNO039, EOW018, ESY009, EWO014, FSE007, LAL015, LMA009, PIC012, SEL001, SFO001, SMO002, SMW013, SMW014, SNV029, SRR011, SSS028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5, ACAZ005, ACIM002, ACNO032, EES005, EJF002, LRE014, ODE023, OMW003, ORE023, PCA011, SAS012, SCC006, SGM006, SMW003, SNB019, SSS023, SZO009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05, EAG004, EJP005, EWW038, LBB004, LBI023, LDG022, LRE007, OCE019, OFF004, OWA024, PAN013, PCA005, PHE005, PIC016, SEL001, SFN023, SOD005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6, ACEM031, ACMU009, EWW008, LAL030, LMA014, LPR007, LRE025, ORE015, ORR020, POM007, SAA006, SBB005, SIW010, SOD029, SST017, STR018, SWA012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009333333" calcext:value-type="float">
            <text:p>0,009333333</text:p>
          </table:table-cell>
          <table:table-cell office:value-type="float" office:value="0.9333333" calcext:value-type="float">
            <text:p>0,9333333</text:p>
          </table:table-cell>
          <table:table-cell office:value-type="string" calcext:value-type="string">
            <text:p>[0.06, 0.0, 0.0, 0.06, 0.0, 0.0, 0.02, 0.0, 0.0, 0.0, 0.0, 0.0, 0.0, 0.0, 0.0]</text:p>
          </table:table-cell>
          <table:table-cell office:value-type="string" calcext:value-type="string">
            <text:p>[ACCU018, ACPP005, ACSP004, ACTA001, LAL013, LBU005, LMA041, LPR007, LPR020, OSH001, SFO008, SMA025, SMW014, SNV030, SOD016, SSS028, SST012, SWA003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07066666" calcext:value-type="float">
            <text:p>0,07066666</text:p>
          </table:table-cell>
          <table:table-cell office:value-type="float" office:value="1.4666666" calcext:value-type="float">
            <text:p>1,4666666</text:p>
          </table:table-cell>
          <table:table-cell office:value-type="string" calcext:value-type="string">
            <text:p>[0.06, 0.06, 0.0, 0.1, 0.0, 0.0, 0.0, 0.0, 0.0, 0.0, 0.0, 0.0, 0.0, 0.0, 0.0]</text:p>
          </table:table-cell>
          <table:table-cell office:value-type="string" calcext:value-type="string">
            <text:p>[ACCU018, ACPP005, ACSP004, ACTA001, EEG010, LAL013, LBU005, LMA041, LPR020, OSH001, SFO008, SMA025, SMW014, SNV030, SOD016, SSS028, SST012, SWA003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29866663" calcext:value-type="float">
            <text:p>0,29866663</text:p>
          </table:table-cell>
          <table:table-cell office:value-type="float" office:value="2.5333335" calcext:value-type="float">
            <text:p>2,5333335</text:p>
          </table:table-cell>
          <table:table-cell office:value-type="string" calcext:value-type="string">
            <text:p>[0.14, 0.08, 0.0, 0.14, 0.02, 0.0, 0.0, 0.0, 0.0, 0.0, 0.0, 0.0, 0.0, 0.0, 0.0]</text:p>
          </table:table-cell>
          <table:table-cell office:value-type="string" calcext:value-type="string">
            <text:p>[ACCU018, ACPP005, ACSP004, LAL013, LBU005, LMA041, LPR007, LPR020, LRE031, OSH001, SFO008, SGM025, SMA025, SMW014, SNV030, SOD016, SSS028, SST012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,96</text:p>
          </table:table-cell>
          <table:table-cell office:value-type="float" office:value="2.8000002" calcext:value-type="float">
            <text:p>2,8000002</text:p>
          </table:table-cell>
          <table:table-cell office:value-type="string" calcext:value-type="string">
            <text:p>[0.1, 0.08, 0.04, 0.06, 0.08, 0.0, 0.06, 0.0, 0.0, 0.0, 0.0, 0.0, 0.0, 0.0, 0.0]</text:p>
          </table:table-cell>
          <table:table-cell office:value-type="string" calcext:value-type="string">
            <text:p>[ACPP005, ACSP004, LAL013, LBU005, LMA041, LPL018, LPR007, LPR020, LUN036, ORF003, OSH001, SFO008, SMA025, SNV030, SOD016, SSS028, SST012, SWA003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.1959999" calcext:value-type="float">
            <text:p>1,1959999</text:p>
          </table:table-cell>
          <table:table-cell office:value-type="float" office:value="3.0666668" calcext:value-type="float">
            <text:p>3,0666668</text:p>
          </table:table-cell>
          <table:table-cell office:value-type="string" calcext:value-type="string">
            <text:p>[0.14, 0.06, 0.0, 0.16, 0.04, 0.0, 0.04, 0.0, 0.0, 0.0, 0.0, 0.0, 0.0, 0.02, 0.0]</text:p>
          </table:table-cell>
          <table:table-cell office:value-type="string" calcext:value-type="string">
            <text:p>[ACCU018, ACPP005, ACTA001, ECF016, LAL013, LBU005, LEV006, LPR007, LPR020, OSH001, SFO008, SMA025, SMW014, SNV030, SOD016, SSS028, STR023, SWA003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6279999" calcext:value-type="float">
            <text:p>1,6279999</text:p>
          </table:table-cell>
          <table:table-cell office:value-type="float" office:value="6.533334" calcext:value-type="float">
            <text:p>6,533334</text:p>
          </table:table-cell>
          <table:table-cell office:value-type="string" calcext:value-type="string">
            <text:p>[0.26, 0.12, 0.02, 0.32, 0.14, 0.0, 0.1, 0.0, 0.0, 0.02, 0.0, 0.0, 0.0, 0.0, 0.0]</text:p>
          </table:table-cell>
          <table:table-cell office:value-type="string" calcext:value-type="string">
            <text:p>[ACCU018, ACPP005, EWW035, LMA041, LPR007, LPR020, LRE031, OMA029, OSH001, SFO008, SGM025, SMA025, SMW014, SNV030, SOD016, SSS028, SST012, SST038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.0706666" calcext:value-type="float">
            <text:p>2,0706666</text:p>
          </table:table-cell>
          <table:table-cell office:value-type="float" office:value="7.8666663" calcext:value-type="float">
            <text:p>7,8666663</text:p>
          </table:table-cell>
          <table:table-cell office:value-type="string" calcext:value-type="string">
            <text:p>[0.36, 0.22, 0.08, 0.24, 0.1, 0.02, 0.02, 0.0, 0.02, 0.1, 0.0, 0.0, 0.0, 0.02, 0.0]</text:p>
          </table:table-cell>
          <table:table-cell office:value-type="string" calcext:value-type="string">
            <text:p>[ACPP005, ACTA001, ECF016, EMM034, LAL013, LBU005, LEV006, LPR007, LPR020, OSH001, SBB018, SFO008, SMA025, SMW014, SNV030, SOD016, STR023, SWA003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.3720005" calcext:value-type="float">
            <text:p>3,3720005</text:p>
          </table:table-cell>
          <table:table-cell office:value-type="float" office:value="11.199999" calcext:value-type="float">
            <text:p>11,199999</text:p>
          </table:table-cell>
          <table:table-cell office:value-type="string" calcext:value-type="string">
            <text:p>[0.5, 0.38, 0.06, 0.28, 0.16, 0.02, 0.18, 0.04, 0.0, 0.02, 0.04, 0.0, 0.0, 0.0, 0.0]</text:p>
          </table:table-cell>
          <table:table-cell office:value-type="string" calcext:value-type="string">
            <text:p>[ACPP005, ECF016, EMM034, LAL013, LBU005, LEV006, LPR007, LPR020, OSH001, SBB017, SBB018, SFO008, SMA025, SMW014, SNV030, SOD016, STR023, SWA003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.491999" calcext:value-type="float">
            <text:p>4,491999</text:p>
          </table:table-cell>
          <table:table-cell office:value-type="float" office:value="11.866666" calcext:value-type="float">
            <text:p>11,866666</text:p>
          </table:table-cell>
          <table:table-cell office:value-type="string" calcext:value-type="string">
            <text:p>[0.42, 0.22, 0.06, 0.48, 0.26, 0.06, 0.12, 0.06, 0.0, 0.08, 0.0, 0.0, 0.02, 0.0, 0.0]</text:p>
          </table:table-cell>
          <table:table-cell office:value-type="string" calcext:value-type="string">
            <text:p>[ACCU018, ACHA013, ACPP005, ACPP019, ACTA001, ECF016, EMM034, LAL013, LAL020, LEV006, LPR007, LPR020, OSH001, SMA025, SMW014, SNV030, SOD016, STR023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.418666" calcext:value-type="float">
            <text:p>5,418666</text:p>
          </table:table-cell>
          <table:table-cell office:value-type="float" office:value="16.266665" calcext:value-type="float">
            <text:p>16,266665</text:p>
          </table:table-cell>
          <table:table-cell office:value-type="string" calcext:value-type="string">
            <text:p>[0.52, 0.52, 0.08, 0.6, 0.24, 0.02, 0.22, 0.06, 0.0, 0.06, 0.06, 0.0, 0.02, 0.04, 0.0]</text:p>
          </table:table-cell>
          <table:table-cell office:value-type="string" calcext:value-type="string">
            <text:p>[ACCU018, ACMU001, ACPP005, ACPP019, ACTA001, ECF016, EMM034, LAL013, LAL020, LEV006, LPR007, LPR020, OSH001, SMA025, SMW014, SNV030, SOD016, STR023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.3866663" calcext:value-type="float">
            <text:p>7,38666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0.62, 0.4, 0.12, 0.5, 0.34, 0.04, 0.38, 0.08, 0.0, 0.16, 0.0, 0.0, 0.02, 0.04, 0.0]</text:p>
          </table:table-cell>
          <table:table-cell office:value-type="string" calcext:value-type="string">
            <text:p>[ACCU018, ACMU001, ACPP005, ACPP019, ACTA001, ECF016, EMM034, LAL020, LEV006, LPR007, LPR020, OSH001, SMA025, SMW013, SMW014, SNV030, SOD016, STR023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.674665" calcext:value-type="float">
            <text:p>9,674665</text:p>
          </table:table-cell>
          <table:table-cell office:value-type="float" office:value="24.266668" calcext:value-type="float">
            <text:p>24,266668</text:p>
          </table:table-cell>
          <table:table-cell office:value-type="string" calcext:value-type="string">
            <text:p>[0.7, 0.44, 0.2, 0.46, 0.46, 0.16, 0.46, 0.14, 0.06, 0.24, 0.04, 0.02, 0.04, 0.22, 0.0]</text:p>
          </table:table-cell>
          <table:table-cell office:value-type="string" calcext:value-type="string">
            <text:p>[ACMU001, ACPP005, ACPP019, ECF016, EJF008, EMM034, LAL013, LAL020, LEV006, LPR007, LPR020, OSH001, SMA025, SMO011, SMW014, SNV030, SOD016, STR023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0.890667" calcext:value-type="float">
            <text:p>10,890667</text:p>
          </table:table-cell>
          <table:table-cell office:value-type="float" office:value="24.8" calcext:value-type="float">
            <text:p>24,8</text:p>
          </table:table-cell>
          <table:table-cell office:value-type="string" calcext:value-type="string">
            <text:p>[0.66, 0.46, 0.34, 0.5, 0.5, 0.2, 0.38, 0.26, 0.02, 0.14, 0.04, 0.0, 0.08, 0.14, 0.0]</text:p>
          </table:table-cell>
          <table:table-cell office:value-type="string" calcext:value-type="string">
            <text:p>[ACMU001, ACPP005, ACPP019, ECF016, EJF008, EMM034, LAL013, LAL020, LEV006, LPR007, LPR020, OSH001, SMA025, SMO011, SMW014, SNV030, SOD016, STR023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2.325331" calcext:value-type="float">
            <text:p>12,325331</text:p>
          </table:table-cell>
          <table:table-cell office:value-type="float" office:value="40.266663" calcext:value-type="float">
            <text:p>40,266663</text:p>
          </table:table-cell>
          <table:table-cell office:value-type="string" calcext:value-type="string">
            <text:p>[0.94, 0.8, 0.42, 0.78, 0.7, 0.28, 0.62, 0.38, 0.1, 0.36, 0.24, 0.12, 0.1, 0.14, 0.06]</text:p>
          </table:table-cell>
          <table:table-cell office:value-type="string" calcext:value-type="string">
            <text:p>[ACMU001, ACPP005, ACPP019, ECF016, EJF008, EMM034, LAL013, LAL020, LEV006, LPR012, LPR020, OSH001, SMA025, SMO011, SMW014, SNV030, SOD016, STR023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4.519997" calcext:value-type="float">
            <text:p>14,519997</text:p>
          </table:table-cell>
          <table:table-cell office:value-type="float" office:value="39.466663" calcext:value-type="float">
            <text:p>39,466663</text:p>
          </table:table-cell>
          <table:table-cell office:value-type="string" calcext:value-type="string">
            <text:p>[0.88, 0.68, 0.36, 0.82, 0.78, 0.32, 0.62, 0.26, 0.1, 0.32, 0.22, 0.1, 0.24, 0.2, 0.02]</text:p>
          </table:table-cell>
          <table:table-cell office:value-type="string" calcext:value-type="string">
            <text:p>[ACMU001, ACPP005, ACPP019, ECF016, EJF008, EMM034, LAL013, LAL020, LEV006, LPR012, LPR020, OSH001, SMA025, SMO011, SMW014, SNV030, SOD016, STR023]</text:p>
          </table:table-cell>
        </table:table-row>
      </table:table>
      <table:table table:name="From_1_Rules_3" table:style-name="ta1">
        <table:table-column table:style-name="co2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666645" calcext:value-type="float">
            <text:p>10,2666645</text:p>
          </table:table-cell>
          <table:table-cell office:value-type="float" office:value="55.40268" calcext:value-type="float">
            <text:p>55,40268</text:p>
          </table:table-cell>
          <table:table-cell office:value-type="float" office:value="85.333336" calcext:value-type="float">
            <text:p>85,333336</text:p>
          </table:table-cell>
          <table:table-cell office:value-type="string" calcext:value-type="string">
            <text:p>[1.0, 1.0, 0.92, 1.0, 1.0, 0.94, 1.0, 0.98, 0.64, 0.86, 0.92, 0.7, 0.7, 0.72, 0.42]</text:p>
          </table:table-cell>
          <table:table-cell office:value-type="string" calcext:value-type="string">
            <text:p>[EEE020, EES008, EJP027, ELT008, EMM022, EWW036, LAL020, LCC017, LDG008, LPL032, LVE032, OCE009, OCP002, PFF012, SMA025, SMA036, SOD016, STE0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933332" calcext:value-type="float">
            <text:p>24,933332</text:p>
          </table:table-cell>
          <table:table-cell office:value-type="float" office:value="60.276" calcext:value-type="float">
            <text:p>60,276</text:p>
          </table:table-cell>
          <table:table-cell office:value-type="float" office:value="86.66667" calcext:value-type="float">
            <text:p>86,66667</text:p>
          </table:table-cell>
          <table:table-cell office:value-type="string" calcext:value-type="string">
            <text:p>[1.0, 1.0, 0.9, 1.0, 1.0, 0.94, 1.0, 0.86, 0.74, 0.94, 0.86, 0.76, 0.68, 0.68, 0.64]</text:p>
          </table:table-cell>
          <table:table-cell office:value-type="string" calcext:value-type="string">
            <text:p>[ACNO028, EES008, ELT008, EMM022, EWW036, LAL020, LAM004, LDG008, LVE032, OBI006, OCE009, OCP002, PFF012, SCO009, SMA025, SMA036, SOD016, STE01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799997" calcext:value-type="float">
            <text:p>20,799997</text:p>
          </table:table-cell>
          <table:table-cell office:value-type="float" office:value="65.31598" calcext:value-type="float">
            <text:p>65,31598</text:p>
          </table:table-cell>
          <table:table-cell office:value-type="float" office:value="87.73334" calcext:value-type="float">
            <text:p>87,73334</text:p>
          </table:table-cell>
          <table:table-cell office:value-type="string" calcext:value-type="string">
            <text:p>[1.0, 1.0, 0.96, 1.0, 1.0, 0.9, 1.0, 0.88, 0.84, 0.9, 0.96, 0.68, 0.7, 0.88, 0.46]</text:p>
          </table:table-cell>
          <table:table-cell office:value-type="string" calcext:value-type="string">
            <text:p>[ACAL003, EES008, EJP027, ELT008, EWW036, FLL002, LAL020, LCC017, LDG008, LPL032, LVE032, OCP002, OCP013, PFF012, SMA025, SMA036, SOD016, STE01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733334" calcext:value-type="float">
            <text:p>25,733334</text:p>
          </table:table-cell>
          <table:table-cell office:value-type="float" office:value="68.76667" calcext:value-type="float">
            <text:p>68,76667</text:p>
          </table:table-cell>
          <table:table-cell office:value-type="float" office:value="89.86667" calcext:value-type="float">
            <text:p>89,86667</text:p>
          </table:table-cell>
          <table:table-cell office:value-type="string" calcext:value-type="string">
            <text:p>[1.0, 0.98, 0.98, 1.0, 0.98, 0.96, 1.0, 0.98, 0.64, 0.98, 0.9, 0.72, 0.8, 0.88, 0.68]</text:p>
          </table:table-cell>
          <table:table-cell office:value-type="string" calcext:value-type="string">
            <text:p>[ACAL003, EES008, EJP027, ELT008, EWW036, FLL002, LAL020, LCC017, LDG008, LPL032, LVE032, OCP002, OCP013, PFF012, SMA025, SMA036, SOD016, STE01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06666" calcext:value-type="float">
            <text:p>33,06666</text:p>
          </table:table-cell>
          <table:table-cell office:value-type="float" office:value="70.797325" calcext:value-type="float">
            <text:p>70,797325</text:p>
          </table:table-cell>
          <table:table-cell office:value-type="float" office:value="94.13334" calcext:value-type="float">
            <text:p>94,13334</text:p>
          </table:table-cell>
          <table:table-cell office:value-type="string" calcext:value-type="string">
            <text:p>[1.0, 1.0, 0.98, 1.0, 1.0, 0.98, 1.0, 0.98, 0.86, 0.98, 0.98, 0.8, 0.84, 0.94, 0.78]</text:p>
          </table:table-cell>
          <table:table-cell office:value-type="string" calcext:value-type="string">
            <text:p>[ACGD002, ACNO028, EES008, ELT008, EMM022, EWW036, LAL020, LAM004, LDG008, LVE032, OCE009, OCP002, PFF012, SCO009, SMA025, SMA036, SOD016, STE019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199995" calcext:value-type="float">
            <text:p>27,199995</text:p>
          </table:table-cell>
          <table:table-cell office:value-type="float" office:value="69.09866" calcext:value-type="float">
            <text:p>69,09866</text:p>
          </table:table-cell>
          <table:table-cell office:value-type="float" office:value="95.46665" calcext:value-type="float">
            <text:p>95,46665</text:p>
          </table:table-cell>
          <table:table-cell office:value-type="string" calcext:value-type="string">
            <text:p>[1.0, 1.0, 0.98, 1.0, 1.0, 1.0, 1.0, 0.98, 0.94, 1.0, 0.98, 0.72, 0.92, 0.94, 0.86]</text:p>
          </table:table-cell>
          <table:table-cell office:value-type="string" calcext:value-type="string">
            <text:p>[ACGD002, ACNO028, EES008, ELT008, EMM022, EWW036, LAL020, LAM004, LDG008, LVE032, OCE009, OCP002, PFF012, SCO009, SMA025, SMA036, SOD016, STE01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.866663" calcext:value-type="float">
            <text:p>29,866663</text:p>
          </table:table-cell>
          <table:table-cell office:value-type="float" office:value="72.73334" calcext:value-type="float">
            <text:p>72,7333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[1.0, 1.0, 0.98, 1.0, 1.0, 1.0, 1.0, 1.0, 0.96, 1.0, 0.98, 0.9, 0.84, 0.98, 0.76]</text:p>
          </table:table-cell>
          <table:table-cell office:value-type="string" calcext:value-type="string">
            <text:p>[ACGD002, ACNO028, EES008, ELT008, EMM022, EWW036, LAL020, LAM004, LDG008, LVE032, OCE009, OCP002, PFF012, SCO009, SMA025, SMA036, SOD016, STE019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.933332" calcext:value-type="float">
            <text:p>26,933332</text:p>
          </table:table-cell>
          <table:table-cell office:value-type="float" office:value="71.39731" calcext:value-type="float">
            <text:p>71,39731</text:p>
          </table:table-cell>
          <table:table-cell office:value-type="float" office:value="96.399994" calcext:value-type="float">
            <text:p>96,399994</text:p>
          </table:table-cell>
          <table:table-cell office:value-type="string" calcext:value-type="string">
            <text:p>[1.0, 1.0, 1.0, 1.0, 1.0, 1.0, 1.0, 1.0, 0.94, 1.0, 1.0, 0.92, 0.9, 0.94, 0.76]</text:p>
          </table:table-cell>
          <table:table-cell office:value-type="string" calcext:value-type="string">
            <text:p>[ACGD002, ACNO028, EES008, ELT008, EMM022, EWW036, LAL020, LAM004, LDG008, LVE032, OCE009, OCP002, PFF012, SCO009, SMA025, SMA036, SOD016, STE019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999996" calcext:value-type="float">
            <text:p>25,999996</text:p>
          </table:table-cell>
          <table:table-cell office:value-type="float" office:value="73.72667" calcext:value-type="float">
            <text:p>73,72667</text:p>
          </table:table-cell>
          <table:table-cell office:value-type="float" office:value="95.066666" calcext:value-type="float">
            <text:p>95,066666</text:p>
          </table:table-cell>
          <table:table-cell office:value-type="string" calcext:value-type="string">
            <text:p>[1.0, 1.0, 1.0, 1.0, 1.0, 0.98, 1.0, 0.98, 0.92, 0.96, 1.0, 0.86, 0.84, 0.96, 0.76]</text:p>
          </table:table-cell>
          <table:table-cell office:value-type="string" calcext:value-type="string">
            <text:p>[ACGD002, ACNO028, EES008, ELT008, EMM022, EWW036, LAL020, LAM004, LDG008, LVE032, OCE009, OCP002, PFF012, SCO009, SMA025, SMA036, SOD016, STE019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.8" calcext:value-type="float">
            <text:p>38,8</text:p>
          </table:table-cell>
          <table:table-cell office:value-type="float" office:value="76.58001" calcext:value-type="float">
            <text:p>76,58001</text:p>
          </table:table-cell>
          <table:table-cell office:value-type="float" office:value="95.19999" calcext:value-type="float">
            <text:p>95,19999</text:p>
          </table:table-cell>
          <table:table-cell office:value-type="string" calcext:value-type="string">
            <text:p>[1.0, 1.0, 1.0, 1.0, 1.0, 1.0, 1.0, 0.94, 0.94, 1.0, 0.94, 0.84, 0.94, 0.94, 0.74]</text:p>
          </table:table-cell>
          <table:table-cell office:value-type="string" calcext:value-type="string">
            <text:p>[ACGD002, ACNO028, EES008, ELT008, EMM022, EWW036, LAL020, LAM004, LDG008, LVE032, OCE009, OCP002, PFF012, SCO009, SMA025, SMA036, SOD016, STE019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33333" calcext:value-type="float">
            <text:p>31,33333</text:p>
          </table:table-cell>
          <table:table-cell office:value-type="float" office:value="74.23334" calcext:value-type="float">
            <text:p>74,23334</text:p>
          </table:table-cell>
          <table:table-cell office:value-type="float" office:value="94.4" calcext:value-type="float">
            <text:p>94,4</text:p>
          </table:table-cell>
          <table:table-cell office:value-type="string" calcext:value-type="string">
            <text:p>[1.0, 1.0, 1.0, 1.0, 1.0, 1.0, 1.0, 1.0, 0.74, 1.0, 1.0, 0.88, 0.9, 0.92, 0.72]</text:p>
          </table:table-cell>
          <table:table-cell office:value-type="string" calcext:value-type="string">
            <text:p>[ACGD002, ACNO028, EES008, ELT008, EMM022, EWW036, LAL020, LAM004, LDG008, LVE032, OCE009, OCP002, PFF012, SMA025, SMA036, SOD016, SSS031, STE019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77.22799" calcext:value-type="float">
            <text:p>77,22799</text:p>
          </table:table-cell>
          <table:table-cell office:value-type="float" office:value="96.26666" calcext:value-type="float">
            <text:p>96,26666</text:p>
          </table:table-cell>
          <table:table-cell office:value-type="string" calcext:value-type="string">
            <text:p>[1.0, 1.0, 0.98, 1.0, 1.0, 1.0, 1.0, 1.0, 0.94, 0.98, 0.9, 0.96, 0.92, 0.98, 0.78]</text:p>
          </table:table-cell>
          <table:table-cell office:value-type="string" calcext:value-type="string">
            <text:p>[ACGD002, ACNO028, EES008, ELT008, EMM022, EWW036, LAL020, LAM004, LDG008, LVE032, OCE009, OCP002, OCP013, PFF012, SCO009, SMA025, SOD016, STE019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.466665" calcext:value-type="float">
            <text:p>29,466665</text:p>
          </table:table-cell>
          <table:table-cell office:value-type="float" office:value="77.388" calcext:value-type="float">
            <text:p>77,388</text:p>
          </table:table-cell>
          <table:table-cell office:value-type="float" office:value="95.99999" calcext:value-type="float">
            <text:p>95,99999</text:p>
          </table:table-cell>
          <table:table-cell office:value-type="string" calcext:value-type="string">
            <text:p>[1.0, 1.0, 1.0, 1.0, 1.0, 0.98, 1.0, 1.0, 0.92, 0.94, 0.96, 0.8, 0.96, 0.98, 0.86]</text:p>
          </table:table-cell>
          <table:table-cell office:value-type="string" calcext:value-type="string">
            <text:p>[ACGD002, ACNO028, EES008, ELT008, EMM022, EWW036, LAL020, LAM004, LDG008, LVE032, OCE009, OCP002, OCP013, PFF012, SCO009, SMA025, SOD016, STE019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599998" calcext:value-type="float">
            <text:p>27,599998</text:p>
          </table:table-cell>
          <table:table-cell office:value-type="float" office:value="78.55599" calcext:value-type="float">
            <text:p>78,55599</text:p>
          </table:table-cell>
          <table:table-cell office:value-type="float" office:value="96.666664" calcext:value-type="float">
            <text:p>96,666664</text:p>
          </table:table-cell>
          <table:table-cell office:value-type="string" calcext:value-type="string">
            <text:p>[1.0, 1.0, 0.98, 1.0, 1.0, 0.96, 1.0, 1.0, 0.96, 0.96, 1.0, 0.9, 0.92, 0.98, 0.84]</text:p>
          </table:table-cell>
          <table:table-cell office:value-type="string" calcext:value-type="string">
            <text:p>[ACGD002, EES008, ELT008, EMM022, EWW036, LAL020, LAM004, LAM020, LDG008, LVE032, OCE009, OCP002, OCP013, PFF012, SCO009, SMA025, SOD016, STE019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.86667" calcext:value-type="float">
            <text:p>45,86667</text:p>
          </table:table-cell>
          <table:table-cell office:value-type="float" office:value="78.97865" calcext:value-type="float">
            <text:p>78,97865</text:p>
          </table:table-cell>
          <table:table-cell office:value-type="float" office:value="96.666664" calcext:value-type="float">
            <text:p>96,666664</text:p>
          </table:table-cell>
          <table:table-cell office:value-type="string" calcext:value-type="string">
            <text:p>[1.0, 1.0, 0.96, 1.0, 1.0, 0.98, 1.0, 1.0, 0.92, 1.0, 0.96, 0.92, 0.94, 0.98, 0.84]</text:p>
          </table:table-cell>
          <table:table-cell office:value-type="string" calcext:value-type="string">
            <text:p>[ACGD002, EES008, ELT008, EMM022, EWW036, LAL020, LAM004, LAM020, LDG008, LVE032, OCE009, OCP002, OCP013, PFF012, SCO009, SMA025, SOD016, STE019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8" calcext:value-type="float">
            <text:p>34,8</text:p>
          </table:table-cell>
          <table:table-cell office:value-type="float" office:value="79.658676" calcext:value-type="float">
            <text:p>79,658676</text:p>
          </table:table-cell>
          <table:table-cell office:value-type="float" office:value="96.79999" calcext:value-type="float">
            <text:p>96,79999</text:p>
          </table:table-cell>
          <table:table-cell office:value-type="string" calcext:value-type="string">
            <text:p>[1.0, 1.0, 0.96, 1.0, 1.0, 1.0, 1.0, 1.0, 0.86, 0.98, 1.0, 0.94, 0.92, 0.94, 0.92]</text:p>
          </table:table-cell>
          <table:table-cell office:value-type="string" calcext:value-type="string">
            <text:p>[ACGD002, EES008, ELT008, EMM022, EWW036, LAL020, LAM004, LAM020, LDG008, LVE032, OCE009, OCP002, OCP013, PFF012, SCO009, SMA025, SOD016, STE019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06666" calcext:value-type="float">
            <text:p>35,06666</text:p>
          </table:table-cell>
          <table:table-cell office:value-type="float" office:value="80.73601" calcext:value-type="float">
            <text:p>80,73601</text:p>
          </table:table-cell>
          <table:table-cell office:value-type="float" office:value="97.86667" calcext:value-type="float">
            <text:p>97,86667</text:p>
          </table:table-cell>
          <table:table-cell office:value-type="string" calcext:value-type="string">
            <text:p>[1.0, 1.0, 1.0, 1.0, 1.0, 0.98, 1.0, 1.0, 0.98, 1.0, 0.98, 0.96, 0.92, 0.94, 0.92]</text:p>
          </table:table-cell>
          <table:table-cell office:value-type="string" calcext:value-type="string">
            <text:p>[ACGD002, EES008, ELT008, EMM022, EWW036, LAL020, LAM004, LAM020, LDG008, LVE032, OCE009, OCP002, OCP013, PCA013, PFF012, SMA025, SOD016, STE019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.333332" calcext:value-type="float">
            <text:p>43,333332</text:p>
          </table:table-cell>
          <table:table-cell office:value-type="float" office:value="81.52402" calcext:value-type="float">
            <text:p>81,52402</text:p>
          </table:table-cell>
          <table:table-cell office:value-type="float" office:value="97.066666" calcext:value-type="float">
            <text:p>97,066666</text:p>
          </table:table-cell>
          <table:table-cell office:value-type="string" calcext:value-type="string">
            <text:p>[1.0, 1.0, 1.0, 1.0, 1.0, 1.0, 1.0, 1.0, 0.96, 1.0, 1.0, 0.88, 0.9, 0.98, 0.84]</text:p>
          </table:table-cell>
          <table:table-cell office:value-type="string" calcext:value-type="string">
            <text:p>[ACGD002, EES008, ELT008, EMM022, EWW036, LAL020, LAM004, LAM020, LDG008, LVE032, OCE009, OCP002, OCP013, PCA013, PFF012, SMA025, SOD016, STE019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.399998" calcext:value-type="float">
            <text:p>36,399998</text:p>
          </table:table-cell>
          <table:table-cell office:value-type="float" office:value="81.1" calcext:value-type="float">
            <text:p>81,1</text:p>
          </table:table-cell>
          <table:table-cell office:value-type="float" office:value="97.06667" calcext:value-type="float">
            <text:p>97,06667</text:p>
          </table:table-cell>
          <table:table-cell office:value-type="string" calcext:value-type="string">
            <text:p>[1.0, 1.0, 1.0, 1.0, 1.0, 1.0, 1.0, 1.0, 0.96, 1.0, 1.0, 0.88, 0.88, 0.98, 0.86]</text:p>
          </table:table-cell>
          <table:table-cell office:value-type="string" calcext:value-type="string">
            <text:p>[ACGD002, EES008, ELT008, EMM022, EWW036, LAL020, LAM004, LAM020, LDG008, LVE032, OCE009, OCP002, OCP013, PCA013, PFF012, SMA025, SOD016, STE019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.2" calcext:value-type="float">
            <text:p>39,2</text:p>
          </table:table-cell>
          <table:table-cell office:value-type="float" office:value="81.35335" calcext:value-type="float">
            <text:p>81,35335</text:p>
          </table:table-cell>
          <table:table-cell office:value-type="float" office:value="96.13333" calcext:value-type="float">
            <text:p>96,13333</text:p>
          </table:table-cell>
          <table:table-cell office:value-type="string" calcext:value-type="string">
            <text:p>[1.0, 1.0, 1.0, 1.0, 1.0, 0.98, 1.0, 0.98, 0.9, 0.98, 0.98, 0.9, 0.94, 0.96, 0.8]</text:p>
          </table:table-cell>
          <table:table-cell office:value-type="string" calcext:value-type="string">
            <text:p>[ACGD002, EES008, ELT008, EMM022, EWW036, LAL020, LAM004, LAM020, LDG008, LVE032, OCE009, OCP002, OCP013, PCA013, PFF012, SMA025, SOD016, STE019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.6" calcext:value-type="float">
            <text:p>33,6</text:p>
          </table:table-cell>
          <table:table-cell office:value-type="float" office:value="81.59865" calcext:value-type="float">
            <text:p>81,59865</text:p>
          </table:table-cell>
          <table:table-cell office:value-type="float" office:value="97.33333" calcext:value-type="float">
            <text:p>97,33333</text:p>
          </table:table-cell>
          <table:table-cell office:value-type="string" calcext:value-type="string">
            <text:p>[1.0, 1.0, 1.0, 1.0, 1.0, 0.98, 1.0, 1.0, 0.98, 0.98, 1.0, 0.98, 0.96, 0.94, 0.78]</text:p>
          </table:table-cell>
          <table:table-cell office:value-type="string" calcext:value-type="string">
            <text:p>[ACGD002, EES008, ELT008, EMM022, EWW036, LAL020, LAM004, LAM020, LDG008, LVE032, OCE009, OCP002, OCP013, PCA013, PFF012, SMA025, SOD016, STE019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.333334" calcext:value-type="float">
            <text:p>27,333334</text:p>
          </table:table-cell>
          <table:table-cell office:value-type="float" office:value="81.91866" calcext:value-type="float">
            <text:p>81,91866</text:p>
          </table:table-cell>
          <table:table-cell office:value-type="float" office:value="97.86667" calcext:value-type="float">
            <text:p>97,86667</text:p>
          </table:table-cell>
          <table:table-cell office:value-type="string" calcext:value-type="string">
            <text:p>[1.0, 1.0, 1.0, 1.0, 1.0, 1.0, 1.0, 1.0, 0.96, 1.0, 0.98, 0.94, 0.96, 0.96, 0.88]</text:p>
          </table:table-cell>
          <table:table-cell office:value-type="string" calcext:value-type="string">
            <text:p>[ACGD002, EES008, ELT008, EMM022, EWW036, LAL020, LAM020, LDG008, LVE032, OCE009, OCP002, OCP013, PFF012, POM018, SBB002, SMA025, SOD016, STE019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.066673" calcext:value-type="float">
            <text:p>43,066673</text:p>
          </table:table-cell>
          <table:table-cell office:value-type="float" office:value="82.927986" calcext:value-type="float">
            <text:p>82,927986</text:p>
          </table:table-cell>
          <table:table-cell office:value-type="float" office:value="98.399994" calcext:value-type="float">
            <text:p>98,399994</text:p>
          </table:table-cell>
          <table:table-cell office:value-type="string" calcext:value-type="string">
            <text:p>[1.0, 1.0, 0.98, 1.0, 1.0, 1.0, 1.0, 1.0, 0.96, 1.0, 0.98, 0.9, 0.98, 1.0, 0.96]</text:p>
          </table:table-cell>
          <table:table-cell office:value-type="string" calcext:value-type="string">
            <text:p>[ACGD002, EES008, ELT008, EMM022, EWW036, LAL020, LAM020, LDG008, LVE032, OCE009, OCP002, OCP013, PFF012, SMA025, SMO018, SOD014, SOD016, STE019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.999996" calcext:value-type="float">
            <text:p>41,999996</text:p>
          </table:table-cell>
          <table:table-cell office:value-type="float" office:value="84.517334" calcext:value-type="float">
            <text:p>84,517334</text:p>
          </table:table-cell>
          <table:table-cell office:value-type="float" office:value="97.73333" calcext:value-type="float">
            <text:p>97,73333</text:p>
          </table:table-cell>
          <table:table-cell office:value-type="string" calcext:value-type="string">
            <text:p>[1.0, 1.0, 1.0, 1.0, 1.0, 1.0, 1.0, 1.0, 0.94, 1.0, 1.0, 0.92, 1.0, 0.96, 0.84]</text:p>
          </table:table-cell>
          <table:table-cell office:value-type="string" calcext:value-type="string">
            <text:p>[ACGD002, EES008, ELT008, EMM022, EWW036, LAL020, LAM020, LDG008, LVE032, OCE009, OCP002, OCP013, PFF012, SMA025, SMO018, SOD014, SOD016, STE019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.133335" calcext:value-type="float">
            <text:p>46,133335</text:p>
          </table:table-cell>
          <table:table-cell office:value-type="float" office:value="84.73067" calcext:value-type="float">
            <text:p>84,73067</text:p>
          </table:table-cell>
          <table:table-cell office:value-type="float" office:value="98.13333" calcext:value-type="float">
            <text:p>98,13333</text:p>
          </table:table-cell>
          <table:table-cell office:value-type="string" calcext:value-type="string">
            <text:p>[1.0, 1.0, 1.0, 1.0, 1.0, 1.0, 1.0, 1.0, 0.96, 1.0, 1.0, 0.94, 1.0, 1.0, 0.82]</text:p>
          </table:table-cell>
          <table:table-cell office:value-type="string" calcext:value-type="string">
            <text:p>[ACGD002, EES008, ELT008, EMM022, EWW036, LAL020, LAM020, LDG008, LVE032, OCE009, OCP002, OCP013, PFF012, SMA025, SMO018, SOD014, SOD016, STE019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.4" calcext:value-type="float">
            <text:p>48,4</text:p>
          </table:table-cell>
          <table:table-cell office:value-type="float" office:value="87.03467" calcext:value-type="float">
            <text:p>87,03467</text:p>
          </table:table-cell>
          <table:table-cell office:value-type="float" office:value="99.066666" calcext:value-type="float">
            <text:p>99,066666</text:p>
          </table:table-cell>
          <table:table-cell office:value-type="string" calcext:value-type="string">
            <text:p>[1.0, 1.0, 1.0, 1.0, 1.0, 1.0, 1.0, 1.0, 1.0, 1.0, 1.0, 0.94, 0.96, 1.0, 0.96]</text:p>
          </table:table-cell>
          <table:table-cell office:value-type="string" calcext:value-type="string">
            <text:p>[ACGD002, EES008, ELT008, EMM022, EWW036, LAL020, LAM020, LDG008, LVE032, OCE009, OCP002, OCP013, PFF012, SMA025, SMO018, SOD014, SOD016, STE019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.4" calcext:value-type="float">
            <text:p>50,4</text:p>
          </table:table-cell>
          <table:table-cell office:value-type="float" office:value="85.41601" calcext:value-type="float">
            <text:p>85,41601</text:p>
          </table:table-cell>
          <table:table-cell office:value-type="float" office:value="97.99999" calcext:value-type="float">
            <text:p>97,99999</text:p>
          </table:table-cell>
          <table:table-cell office:value-type="string" calcext:value-type="string">
            <text:p>[1.0, 1.0, 1.0, 1.0, 1.0, 1.0, 1.0, 1.0, 0.96, 1.0, 1.0, 0.9, 0.98, 0.98, 0.88]</text:p>
          </table:table-cell>
          <table:table-cell office:value-type="string" calcext:value-type="string">
            <text:p>[ACGD002, EES008, ELT008, EMM022, EWW036, LAL020, LAM020, LDG008, LVE032, OCE009, OCP002, OCP013, PFF012, SMA025, SMO018, SOD014, SOD016, STE019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.13333" calcext:value-type="float">
            <text:p>42,13333</text:p>
          </table:table-cell>
          <table:table-cell office:value-type="float" office:value="82.63869" calcext:value-type="float">
            <text:p>82,63869</text:p>
          </table:table-cell>
          <table:table-cell office:value-type="float" office:value="97.46667" calcext:value-type="float">
            <text:p>97,46667</text:p>
          </table:table-cell>
          <table:table-cell office:value-type="string" calcext:value-type="string">
            <text:p>[1.0, 1.0, 1.0, 1.0, 1.0, 0.98, 1.0, 1.0, 0.98, 0.98, 1.0, 0.9, 0.94, 0.98, 0.86]</text:p>
          </table:table-cell>
          <table:table-cell office:value-type="string" calcext:value-type="string">
            <text:p>[ACGD002, EES008, ELT008, EMM022, EWW036, LAL020, LAM020, LDG008, LVE032, OCE009, OCP002, OCP013, PFF012, SMA025, SMO018, SOD014, SOD016, STE019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.400005" calcext:value-type="float">
            <text:p>48,400005</text:p>
          </table:table-cell>
          <table:table-cell office:value-type="float" office:value="84.63065" calcext:value-type="float">
            <text:p>84,63065</text:p>
          </table:table-cell>
          <table:table-cell office:value-type="float" office:value="98.13334" calcext:value-type="float">
            <text:p>98,13334</text:p>
          </table:table-cell>
          <table:table-cell office:value-type="string" calcext:value-type="string">
            <text:p>[1.0, 1.0, 1.0, 1.0, 1.0, 1.0, 1.0, 0.98, 0.98, 1.0, 1.0, 0.94, 0.96, 0.98, 0.88]</text:p>
          </table:table-cell>
          <table:table-cell office:value-type="string" calcext:value-type="string">
            <text:p>[ACGD002, EES008, ELT008, EMM022, EWW036, LAL020, LAM020, LDG008, LVE032, OCE009, OCP002, OCP013, PFF012, SMA025, SMO018, SOD014, SOD016, STE019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.999996" calcext:value-type="float">
            <text:p>33,999996</text:p>
          </table:table-cell>
          <table:table-cell office:value-type="float" office:value="83.15866" calcext:value-type="float">
            <text:p>83,15866</text:p>
          </table:table-cell>
          <table:table-cell office:value-type="float" office:value="98.53333" calcext:value-type="float">
            <text:p>98,53333</text:p>
          </table:table-cell>
          <table:table-cell office:value-type="string" calcext:value-type="string">
            <text:p>[1.0, 1.0, 0.98, 1.0, 1.0, 1.0, 1.0, 1.0, 0.98, 0.98, 1.0, 0.98, 0.94, 1.0, 0.92]</text:p>
          </table:table-cell>
          <table:table-cell office:value-type="string" calcext:value-type="string">
            <text:p>[ACGD002, EES008, EES010, ELT008, EMM022, EWW036, LAL020, LAM020, LDG008, LVE032, OCE009, OCP002, OCP013, PFF012, SMA025, SMO018, SOD016, STE019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.6" calcext:value-type="float">
            <text:p>41,6</text:p>
          </table:table-cell>
          <table:table-cell office:value-type="float" office:value="83.33868" calcext:value-type="float">
            <text:p>83,33868</text:p>
          </table:table-cell>
          <table:table-cell office:value-type="float" office:value="97.99999" calcext:value-type="float">
            <text:p>97,99999</text:p>
          </table:table-cell>
          <table:table-cell office:value-type="string" calcext:value-type="string">
            <text:p>[1.0, 1.0, 1.0, 1.0, 1.0, 1.0, 1.0, 0.96, 0.96, 1.0, 1.0, 0.98, 0.96, 0.96, 0.88]</text:p>
          </table:table-cell>
          <table:table-cell office:value-type="string" calcext:value-type="string">
            <text:p>[ACGD002, EES008, EES010, ELT008, EMM022, EWW036, LAL020, LAM020, LDG008, LVE032, OCE009, OCP002, OCP013, PFF012, SMA025, SMO018, SOD016, STE019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.266663" calcext:value-type="float">
            <text:p>40,266663</text:p>
          </table:table-cell>
          <table:table-cell office:value-type="float" office:value="83.002655" calcext:value-type="float">
            <text:p>83,002655</text:p>
          </table:table-cell>
          <table:table-cell office:value-type="float" office:value="98.133316" calcext:value-type="float">
            <text:p>98,133316</text:p>
          </table:table-cell>
          <table:table-cell office:value-type="string" calcext:value-type="string">
            <text:p>[1.0, 1.0, 1.0, 1.0, 1.0, 1.0, 1.0, 1.0, 0.98, 1.0, 0.94, 0.96, 0.98, 1.0, 0.86]</text:p>
          </table:table-cell>
          <table:table-cell office:value-type="string" calcext:value-type="string">
            <text:p>[ACGD002, EES008, EES010, ELT008, EMM022, EWW036, LAL020, LAM020, LDG008, LVE032, OCE009, OCP002, OCP013, PFF012, SMA025, SMO018, SOD016, STE019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.4" calcext:value-type="float">
            <text:p>50,4</text:p>
          </table:table-cell>
          <table:table-cell office:value-type="float" office:value="82.585335" calcext:value-type="float">
            <text:p>82,585335</text:p>
          </table:table-cell>
          <table:table-cell office:value-type="float" office:value="97.6" calcext:value-type="float">
            <text:p>97,6</text:p>
          </table:table-cell>
          <table:table-cell office:value-type="string" calcext:value-type="string">
            <text:p>[1.0, 1.0, 1.0, 1.0, 1.0, 0.98, 1.0, 1.0, 0.94, 1.0, 0.96, 0.9, 0.98, 1.0, 0.88]</text:p>
          </table:table-cell>
          <table:table-cell office:value-type="string" calcext:value-type="string">
            <text:p>[ACGD002, EES008, EES010, ELT008, EMM022, EWW036, LAL020, LAM020, LDG008, LVE032, OCE009, OCP002, OCP013, PFF012, SMA025, SMO018, SOD016, STE019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.6" calcext:value-type="float">
            <text:p>41,6</text:p>
          </table:table-cell>
          <table:table-cell office:value-type="float" office:value="80.96" calcext:value-type="float">
            <text:p>80,96</text:p>
          </table:table-cell>
          <table:table-cell office:value-type="float" office:value="98.26666" calcext:value-type="float">
            <text:p>98,26666</text:p>
          </table:table-cell>
          <table:table-cell office:value-type="string" calcext:value-type="string">
            <text:p>[1.0, 1.0, 1.0, 1.0, 1.0, 1.0, 1.0, 1.0, 0.92, 1.0, 1.0, 0.94, 0.96, 0.98, 0.94]</text:p>
          </table:table-cell>
          <table:table-cell office:value-type="string" calcext:value-type="string">
            <text:p>[ACGD002, EES008, EES010, ELT008, EMM022, EWW036, LAL020, LAM020, LDG008, LVE032, OCE009, OCP002, OCP013, PFF012, SMA025, SMO018, SOD016, STE019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.466663" calcext:value-type="float">
            <text:p>35,466663</text:p>
          </table:table-cell>
          <table:table-cell office:value-type="float" office:value="82.722694" calcext:value-type="float">
            <text:p>82,722694</text:p>
          </table:table-cell>
          <table:table-cell office:value-type="float" office:value="98.399994" calcext:value-type="float">
            <text:p>98,399994</text:p>
          </table:table-cell>
          <table:table-cell office:value-type="string" calcext:value-type="string">
            <text:p>[1.0, 1.0, 1.0, 1.0, 1.0, 1.0, 1.0, 1.0, 0.94, 1.0, 1.0, 0.92, 1.0, 1.0, 0.9]</text:p>
          </table:table-cell>
          <table:table-cell office:value-type="string" calcext:value-type="string">
            <text:p>[ACGD002, ACNO006, EES008, ELT008, EMM022, EWW036, LAL020, LAM020, LDG008, LVE032, OCE009, OCP002, OCP013, PFF012, SMA025, SMO018, SOD016, STE019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.266666" calcext:value-type="float">
            <text:p>54,266666</text:p>
          </table:table-cell>
          <table:table-cell office:value-type="float" office:value="82.51601" calcext:value-type="float">
            <text:p>82,51601</text:p>
          </table:table-cell>
          <table:table-cell office:value-type="float" office:value="98.53333" calcext:value-type="float">
            <text:p>98,53333</text:p>
          </table:table-cell>
          <table:table-cell office:value-type="string" calcext:value-type="string">
            <text:p>[1.0, 1.0, 1.0, 1.0, 1.0, 1.0, 1.0, 0.98, 0.94, 1.0, 0.98, 0.96, 0.98, 0.98, 0.96]</text:p>
          </table:table-cell>
          <table:table-cell office:value-type="string" calcext:value-type="string">
            <text:p>[ACGD002, EES008, ELT008, EMM022, EWW036, LAL020, LAM020, LDG008, LVE032, OCE009, OCP002, OCP013, OMA023, PFF012, SMA025, SMO018, SOD016, STE019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.4" calcext:value-type="float">
            <text:p>46,4</text:p>
          </table:table-cell>
          <table:table-cell office:value-type="float" office:value="83.726654" calcext:value-type="float">
            <text:p>83,726654</text:p>
          </table:table-cell>
          <table:table-cell office:value-type="float" office:value="97.46666" calcext:value-type="float">
            <text:p>97,46666</text:p>
          </table:table-cell>
          <table:table-cell office:value-type="string" calcext:value-type="string">
            <text:p>[1.0, 1.0, 1.0, 1.0, 1.0, 0.98, 1.0, 1.0, 0.94, 1.0, 0.98, 0.86, 0.98, 0.98, 0.9]</text:p>
          </table:table-cell>
          <table:table-cell office:value-type="string" calcext:value-type="string">
            <text:p>[ACGD002, EES008, ELT008, EMM022, EWW036, LAL020, LAM020, LDG008, LVE032, OCE009, OCP002, OCP013, OMA023, PFF012, SMA025, SMO018, SOD016, STE019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.999996" calcext:value-type="float">
            <text:p>35,999996</text:p>
          </table:table-cell>
          <table:table-cell office:value-type="float" office:value="84.52135" calcext:value-type="float">
            <text:p>84,52135</text:p>
          </table:table-cell>
          <table:table-cell office:value-type="float" office:value="98.13334" calcext:value-type="float">
            <text:p>98,13334</text:p>
          </table:table-cell>
          <table:table-cell office:value-type="string" calcext:value-type="string">
            <text:p>[1.0, 1.0, 1.0, 1.0, 1.0, 1.0, 1.0, 1.0, 0.96, 0.96, 1.0, 0.92, 0.96, 1.0, 0.92]</text:p>
          </table:table-cell>
          <table:table-cell office:value-type="string" calcext:value-type="string">
            <text:p>[ACGD002, EES008, ELT008, EMM022, EWW036, LAL020, LAM020, LDG008, LVE032, OCE009, OCP002, OCP013, OMA023, PFF012, SMA025, SMO018, SOD016, STE019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.599995" calcext:value-type="float">
            <text:p>41,599995</text:p>
          </table:table-cell>
          <table:table-cell office:value-type="float" office:value="85.194664" calcext:value-type="float">
            <text:p>85,194664</text:p>
          </table:table-cell>
          <table:table-cell office:value-type="float" office:value="98.399994" calcext:value-type="float">
            <text:p>98,399994</text:p>
          </table:table-cell>
          <table:table-cell office:value-type="string" calcext:value-type="string">
            <text:p>[1.0, 1.0, 1.0, 1.0, 1.0, 1.0, 1.0, 1.0, 0.96, 1.0, 1.0, 0.94, 0.98, 0.98, 0.9]</text:p>
          </table:table-cell>
          <table:table-cell office:value-type="string" calcext:value-type="string">
            <text:p>[ACGD002, EES008, ELT008, EMM022, EWW036, LAL020, LAM020, LDG008, LVE032, OCE009, OCP002, OCP013, OMA023, PFF012, SMA025, SMO018, SOD016, STE019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.399994" calcext:value-type="float">
            <text:p>34,399994</text:p>
          </table:table-cell>
          <table:table-cell office:value-type="float" office:value="83.79733" calcext:value-type="float">
            <text:p>83,79733</text:p>
          </table:table-cell>
          <table:table-cell office:value-type="float" office:value="97.99999" calcext:value-type="float">
            <text:p>97,99999</text:p>
          </table:table-cell>
          <table:table-cell office:value-type="string" calcext:value-type="string">
            <text:p>[1.0, 1.0, 0.98, 1.0, 1.0, 1.0, 1.0, 1.0, 0.96, 0.98, 1.0, 0.94, 0.96, 1.0, 0.88]</text:p>
          </table:table-cell>
          <table:table-cell office:value-type="string" calcext:value-type="string">
            <text:p>[ACGD002, EES008, ELT008, EMM022, EWW036, LAL020, LAM020, LDG008, LVE032, OCE009, OCP002, OCP013, OMA023, PFF012, SMA025, SMO018, SOD016, STE019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533333" calcext:value-type="float">
            <text:p>40,533333</text:p>
          </table:table-cell>
          <table:table-cell office:value-type="float" office:value="83.219986" calcext:value-type="float">
            <text:p>83,219986</text:p>
          </table:table-cell>
          <table:table-cell office:value-type="float" office:value="98.399994" calcext:value-type="float">
            <text:p>98,399994</text:p>
          </table:table-cell>
          <table:table-cell office:value-type="string" calcext:value-type="string">
            <text:p>[1.0, 1.0, 1.0, 1.0, 1.0, 1.0, 1.0, 1.0, 1.0, 1.0, 1.0, 0.94, 0.94, 0.98, 0.9]</text:p>
          </table:table-cell>
          <table:table-cell office:value-type="string" calcext:value-type="string">
            <text:p>[ACGD002, EES008, ELT008, EMM022, EWW036, LAL020, LAM020, LDG008, LVE032, OCE009, OCP002, OCP013, OMA023, PFF012, SMA025, SMO018, SOD016, STE019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.999996" calcext:value-type="float">
            <text:p>33,999996</text:p>
          </table:table-cell>
          <table:table-cell office:value-type="float" office:value="83.484024" calcext:value-type="float">
            <text:p>83,484024</text:p>
          </table:table-cell>
          <table:table-cell office:value-type="float" office:value="98.799995" calcext:value-type="float">
            <text:p>98,799995</text:p>
          </table:table-cell>
          <table:table-cell office:value-type="string" calcext:value-type="string">
            <text:p>[1.0, 1.0, 1.0, 1.0, 1.0, 1.0, 1.0, 1.0, 1.0, 1.0, 1.0, 0.92, 0.98, 1.0, 0.92]</text:p>
          </table:table-cell>
          <table:table-cell office:value-type="string" calcext:value-type="string">
            <text:p>[ACGD002, EES008, ELT008, EMM022, EWW036, LAL020, LAM020, LDG008, LVE032, OCE009, OCP002, OCP013, OMA023, PFF012, SMA025, SMO018, SOD016, STE019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83.042656" calcext:value-type="float">
            <text:p>83,042656</text:p>
          </table:table-cell>
          <table:table-cell office:value-type="float" office:value="98.133316" calcext:value-type="float">
            <text:p>98,133316</text:p>
          </table:table-cell>
          <table:table-cell office:value-type="string" calcext:value-type="string">
            <text:p>[1.0, 1.0, 1.0, 1.0, 1.0, 1.0, 1.0, 0.98, 1.0, 0.98, 0.98, 0.92, 1.0, 0.98, 0.88]</text:p>
          </table:table-cell>
          <table:table-cell office:value-type="string" calcext:value-type="string">
            <text:p>[ACGD002, EES008, ELT008, EMM022, EWW036, LAL020, LAM020, LDG008, LVE032, OCE009, OCP002, OCP013, OMA023, PFF012, SMA025, SMO018, SOD016, STE019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.86667" calcext:value-type="float">
            <text:p>43,86667</text:p>
          </table:table-cell>
          <table:table-cell office:value-type="float" office:value="82.669334" calcext:value-type="float">
            <text:p>82,669334</text:p>
          </table:table-cell>
          <table:table-cell office:value-type="float" office:value="98.13334" calcext:value-type="float">
            <text:p>98,13334</text:p>
          </table:table-cell>
          <table:table-cell office:value-type="string" calcext:value-type="string">
            <text:p>[1.0, 1.0, 0.98, 1.0, 1.0, 1.0, 1.0, 1.0, 0.96, 1.0, 0.98, 0.96, 0.98, 1.0, 0.86]</text:p>
          </table:table-cell>
          <table:table-cell office:value-type="string" calcext:value-type="string">
            <text:p>[ACGD002, EES008, ELT008, EMM022, EWW036, LAL020, LAM020, LDG008, LVE032, OCE009, OCP002, OCP013, OMA023, PFF012, SMA025, SMO018, SOD016, STE019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.533333" calcext:value-type="float">
            <text:p>40,533333</text:p>
          </table:table-cell>
          <table:table-cell office:value-type="float" office:value="81.76002" calcext:value-type="float">
            <text:p>81,76002</text:p>
          </table:table-cell>
          <table:table-cell office:value-type="float" office:value="97.99999" calcext:value-type="float">
            <text:p>97,99999</text:p>
          </table:table-cell>
          <table:table-cell office:value-type="string" calcext:value-type="string">
            <text:p>[1.0, 1.0, 0.96, 1.0, 1.0, 1.0, 1.0, 1.0, 0.98, 1.0, 1.0, 0.9, 0.92, 0.98, 0.96]</text:p>
          </table:table-cell>
          <table:table-cell office:value-type="string" calcext:value-type="string">
            <text:p>[ACGD002, EES008, ELT008, EMM022, EWW036, LAL020, LAM020, LBI025, LDG008, LVE032, OCE009, OCP002, OCP013, OMA023, PFF012, SMA025, SOD016, STE019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46667" calcext:value-type="float">
            <text:p>41,46667</text:p>
          </table:table-cell>
          <table:table-cell office:value-type="float" office:value="80.541336" calcext:value-type="float">
            <text:p>80,541336</text:p>
          </table:table-cell>
          <table:table-cell office:value-type="float" office:value="97.33333" calcext:value-type="float">
            <text:p>97,33333</text:p>
          </table:table-cell>
          <table:table-cell office:value-type="string" calcext:value-type="string">
            <text:p>[1.0, 1.0, 1.0, 1.0, 1.0, 1.0, 1.0, 0.98, 0.98, 1.0, 0.92, 0.86, 1.0, 0.96, 0.9]</text:p>
          </table:table-cell>
          <table:table-cell office:value-type="string" calcext:value-type="string">
            <text:p>[ACGD002, EES008, EMM022, EWW036, LAL020, LAM020, LDG008, LVE032, OCE009, OCP002, OCP013, OMA023, PFF012, SMA025, SMO018, SOD016, SSS031, STE019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.199997" calcext:value-type="float">
            <text:p>41,199997</text:p>
          </table:table-cell>
          <table:table-cell office:value-type="float" office:value="80.85597" calcext:value-type="float">
            <text:p>80,85597</text:p>
          </table:table-cell>
          <table:table-cell office:value-type="float" office:value="96.66666" calcext:value-type="float">
            <text:p>96,66666</text:p>
          </table:table-cell>
          <table:table-cell office:value-type="string" calcext:value-type="string">
            <text:p>[1.0, 1.0, 1.0, 1.0, 1.0, 1.0, 1.0, 1.0, 0.92, 1.0, 0.98, 0.9, 0.94, 0.96, 0.8]</text:p>
          </table:table-cell>
          <table:table-cell office:value-type="string" calcext:value-type="string">
            <text:p>[ACGD002, ACGM045, EES008, EWW036, LAM001, LDG008, LVE032, OBI006, OCE009, OCP002, OCP013, OFI030, PAN016, PFF012, SMA025, SOD016, STE019, SWA022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.733326" calcext:value-type="float">
            <text:p>35,733326</text:p>
          </table:table-cell>
          <table:table-cell office:value-type="float" office:value="83.68266" calcext:value-type="float">
            <text:p>83,68266</text:p>
          </table:table-cell>
          <table:table-cell office:value-type="float" office:value="97.33332" calcext:value-type="float">
            <text:p>97,33332</text:p>
          </table:table-cell>
          <table:table-cell office:value-type="string" calcext:value-type="string">
            <text:p>[1.0, 1.0, 1.0, 1.0, 1.0, 1.0, 1.0, 0.98, 0.92, 1.0, 0.98, 0.94, 0.98, 0.94, 0.86]</text:p>
          </table:table-cell>
          <table:table-cell office:value-type="string" calcext:value-type="string">
            <text:p>[ACGD002, ACGM045, EES008, EWW036, LAM001, LDG008, LVE032, OBI006, OCE009, OCP002, OCP013, OFI030, PAN016, PFF012, SMA025, SOD016, STE019, SWA022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.8" calcext:value-type="float">
            <text:p>30,8</text:p>
          </table:table-cell>
          <table:table-cell office:value-type="float" office:value="80.97201" calcext:value-type="float">
            <text:p>80,97201</text:p>
          </table:table-cell>
          <table:table-cell office:value-type="float" office:value="97.33333" calcext:value-type="float">
            <text:p>97,33333</text:p>
          </table:table-cell>
          <table:table-cell office:value-type="string" calcext:value-type="string">
            <text:p>[1.0, 1.0, 0.98, 1.0, 1.0, 1.0, 1.0, 0.98, 0.94, 1.0, 1.0, 0.9, 0.96, 0.96, 0.88]</text:p>
          </table:table-cell>
          <table:table-cell office:value-type="string" calcext:value-type="string">
            <text:p>[ACGD002, ACGM045, EES008, EWW036, LAM001, LDG008, LVE032, OBI006, OCE009, OCP002, OCP013, OFI030, PAN016, PFF012, SMA025, SOD016, STE019, SWA022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.46666" calcext:value-type="float">
            <text:p>37,46666</text:p>
          </table:table-cell>
          <table:table-cell office:value-type="float" office:value="82.52664" calcext:value-type="float">
            <text:p>82,52664</text:p>
          </table:table-cell>
          <table:table-cell office:value-type="float" office:value="97.06666" calcext:value-type="float">
            <text:p>97,06666</text:p>
          </table:table-cell>
          <table:table-cell office:value-type="string" calcext:value-type="string">
            <text:p>[1.0, 1.0, 1.0, 1.0, 1.0, 0.98, 1.0, 1.0, 0.94, 0.98, 1.0, 0.94, 0.94, 0.98, 0.8]</text:p>
          </table:table-cell>
          <table:table-cell office:value-type="string" calcext:value-type="string">
            <text:p>[ACGD002, ACGD014, ACGM045, EES008, EWW036, LDG008, LVE032, OBI006, OCE009, OCP002, OCP013, OFI030, PAN016, PFF012, SMA025, SOD016, STE019, SWA022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533325" calcext:value-type="float">
            <text:p>38,533325</text:p>
          </table:table-cell>
          <table:table-cell office:value-type="float" office:value="83.085335" calcext:value-type="float">
            <text:p>83,085335</text:p>
          </table:table-cell>
          <table:table-cell office:value-type="float" office:value="97.6" calcext:value-type="float">
            <text:p>97,6</text:p>
          </table:table-cell>
          <table:table-cell office:value-type="string" calcext:value-type="string">
            <text:p>[1.0, 1.0, 1.0, 1.0, 1.0, 1.0, 1.0, 0.98, 0.94, 1.0, 1.0, 0.92, 0.92, 0.98, 0.9]</text:p>
          </table:table-cell>
          <table:table-cell office:value-type="string" calcext:value-type="string">
            <text:p>[ACGD002, ACGM045, ACSP012, EES008, EWW036, LAM001, LDG008, LVE032, OBI006, OCE009, OCP002, OCP013, PAN016, PFF012, SMA025, SOD016, STE019, SWA022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86667" calcext:value-type="float">
            <text:p>43,86667</text:p>
          </table:table-cell>
          <table:table-cell office:value-type="float" office:value="81.340004" calcext:value-type="float">
            <text:p>81,340004</text:p>
          </table:table-cell>
          <table:table-cell office:value-type="float" office:value="95.33333" calcext:value-type="float">
            <text:p>95,33333</text:p>
          </table:table-cell>
          <table:table-cell office:value-type="string" calcext:value-type="string">
            <text:p>[1.0, 1.0, 0.96, 1.0, 1.0, 0.98, 1.0, 0.98, 0.9, 1.0, 0.98, 0.88, 0.96, 0.94, 0.72]</text:p>
          </table:table-cell>
          <table:table-cell office:value-type="string" calcext:value-type="string">
            <text:p>[ACAL001, ACGD002, ACGD014, EES008, EWW036, LDG008, LVE032, OBI006, OCE009, OCP002, OCP013, PAN016, PFF012, SMA025, SNV020, SOD016, STE019, SWA022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.8" calcext:value-type="float">
            <text:p>44,8</text:p>
          </table:table-cell>
          <table:table-cell office:value-type="float" office:value="79.812004" calcext:value-type="float">
            <text:p>79,812004</text:p>
          </table:table-cell>
          <table:table-cell office:value-type="float" office:value="96.266655" calcext:value-type="float">
            <text:p>96,266655</text:p>
          </table:table-cell>
          <table:table-cell office:value-type="string" calcext:value-type="string">
            <text:p>[1.0, 1.0, 0.98, 1.0, 1.0, 0.98, 1.0, 1.0, 0.96, 1.0, 0.98, 0.84, 0.98, 0.94, 0.78]</text:p>
          </table:table-cell>
          <table:table-cell office:value-type="string" calcext:value-type="string">
            <text:p>[EES008, EMM022, EWW036, LAL020, LAM020, LDG008, LVE032, OCE009, OCP002, OCP013, ORE004, ORR019, PFF012, SMA025, SMO018, SOD016, STE002, STE019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.533325" calcext:value-type="float">
            <text:p>36,533325</text:p>
          </table:table-cell>
          <table:table-cell office:value-type="float" office:value="79.78667" calcext:value-type="float">
            <text:p>79,78667</text:p>
          </table:table-cell>
          <table:table-cell office:value-type="float" office:value="95.2" calcext:value-type="float">
            <text:p>95,2</text:p>
          </table:table-cell>
          <table:table-cell office:value-type="string" calcext:value-type="string">
            <text:p>[1.0, 1.0, 0.98, 1.0, 1.0, 0.98, 1.0, 0.98, 0.84, 0.98, 0.98, 0.86, 1.0, 0.88, 0.8]</text:p>
          </table:table-cell>
          <table:table-cell office:value-type="string" calcext:value-type="string">
            <text:p>[EES008, EMM022, EWW036, LAL020, LAM020, LDG008, LVE032, OCE009, OCP002, OCP013, ORE004, ORR019, PFF012, SMA025, SMO018, SOD016, STE002, STE019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80.57067" calcext:value-type="float">
            <text:p>80,57067</text:p>
          </table:table-cell>
          <table:table-cell office:value-type="float" office:value="94.666664" calcext:value-type="float">
            <text:p>94,666664</text:p>
          </table:table-cell>
          <table:table-cell office:value-type="string" calcext:value-type="string">
            <text:p>[1.0, 1.0, 1.0, 1.0, 0.98, 0.96, 1.0, 1.0, 0.96, 0.94, 0.98, 0.84, 0.88, 0.92, 0.74]</text:p>
          </table:table-cell>
          <table:table-cell office:value-type="string" calcext:value-type="string">
            <text:p>[ACGD002, ACGD014, ACGM027, EES008, EWW036, LDG008, LMC014, LVE032, OBI006, OCE009, OCP002, OCP013, PAN016, PFF012, SMA025, SOD016, STE019, SWA022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.8" calcext:value-type="float">
            <text:p>34,8</text:p>
          </table:table-cell>
          <table:table-cell office:value-type="float" office:value="78.43199" calcext:value-type="float">
            <text:p>78,43199</text:p>
          </table:table-cell>
          <table:table-cell office:value-type="float" office:value="96.399994" calcext:value-type="float">
            <text:p>96,399994</text:p>
          </table:table-cell>
          <table:table-cell office:value-type="string" calcext:value-type="string">
            <text:p>[1.0, 1.0, 0.98, 1.0, 1.0, 1.0, 1.0, 1.0, 0.86, 1.0, 1.0, 0.96, 0.94, 0.94, 0.78]</text:p>
          </table:table-cell>
          <table:table-cell office:value-type="string" calcext:value-type="string">
            <text:p>[ACGD002, ACGD009, ACGD014, EES008, EWW036, LDG008, LVE032, OBI006, OCE009, OCP002, OCP013, OFI030, PAN016, PFF012, SMA025, SOD016, STE019, SWA022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.59999" calcext:value-type="float">
            <text:p>37,59999</text:p>
          </table:table-cell>
          <table:table-cell office:value-type="float" office:value="81.30801" calcext:value-type="float">
            <text:p>81,30801</text:p>
          </table:table-cell>
          <table:table-cell office:value-type="float" office:value="97.066666" calcext:value-type="float">
            <text:p>97,066666</text:p>
          </table:table-cell>
          <table:table-cell office:value-type="string" calcext:value-type="string">
            <text:p>[1.0, 1.0, 1.0, 1.0, 1.0, 1.0, 1.0, 1.0, 0.94, 1.0, 1.0, 0.96, 0.84, 0.94, 0.88]</text:p>
          </table:table-cell>
          <table:table-cell office:value-type="string" calcext:value-type="string">
            <text:p>[ACGD002, ACGD009, ACGD014, EES008, EWW036, LDG008, LVE032, OBI006, OCE009, OCP002, OCP013, OFI030, PAN016, PFF012, SMA025, SOD016, STE019, SWA022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.33333" calcext:value-type="float">
            <text:p>31,33333</text:p>
          </table:table-cell>
          <table:table-cell office:value-type="float" office:value="80.48533" calcext:value-type="float">
            <text:p>80,48533</text:p>
          </table:table-cell>
          <table:table-cell office:value-type="float" office:value="96.53333" calcext:value-type="float">
            <text:p>96,53333</text:p>
          </table:table-cell>
          <table:table-cell office:value-type="string" calcext:value-type="string">
            <text:p>[1.0, 1.0, 1.0, 1.0, 1.0, 1.0, 1.0, 0.96, 0.92, 1.0, 0.98, 0.9, 0.96, 0.92, 0.84]</text:p>
          </table:table-cell>
          <table:table-cell office:value-type="string" calcext:value-type="string">
            <text:p>[ACFE014, ACGD002, ACGD009, ACGD014, EES008, EWW036, LDG008, LVE032, OCE009, OCP002, OCP013, OFI030, PAN016, PFF012, SMA025, SOD016, STE019, SWA022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.933327" calcext:value-type="float">
            <text:p>34,933327</text:p>
          </table:table-cell>
          <table:table-cell office:value-type="float" office:value="79.354645" calcext:value-type="float">
            <text:p>79,35464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[1.0, 1.0, 1.0, 1.0, 1.0, 1.0, 1.0, 0.96, 0.9, 0.96, 1.0, 0.86, 0.88, 0.92, 0.92]</text:p>
          </table:table-cell>
          <table:table-cell office:value-type="string" calcext:value-type="string">
            <text:p>[ACFE014, ACGD002, ACGD009, ACGD014, EES008, EWW036, LDG008, LVE032, OCE009, OCP002, OCP013, OFI030, PAN016, PFF012, SMA025, SOD016, STE019, SWA022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.266666" calcext:value-type="float">
            <text:p>34,266666</text:p>
          </table:table-cell>
          <table:table-cell office:value-type="float" office:value="78.884" calcext:value-type="float">
            <text:p>78,884</text:p>
          </table:table-cell>
          <table:table-cell office:value-type="float" office:value="96.13333" calcext:value-type="float">
            <text:p>96,13333</text:p>
          </table:table-cell>
          <table:table-cell office:value-type="string" calcext:value-type="string">
            <text:p>[1.0, 1.0, 0.98, 1.0, 1.0, 1.0, 1.0, 1.0, 0.9, 1.0, 0.98, 0.86, 1.0, 0.9, 0.8]</text:p>
          </table:table-cell>
          <table:table-cell office:value-type="string" calcext:value-type="string">
            <text:p>[ACGD002, ACGD014, EES008, EWW036, LDG008, LVE032, OBI006, OCE009, OCP002, OCP013, OFI030, PAN016, PFF012, PIC002, SMA025, SOD016, STE019, SWA022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.533333" calcext:value-type="float">
            <text:p>40,533333</text:p>
          </table:table-cell>
          <table:table-cell office:value-type="float" office:value="78.32933" calcext:value-type="float">
            <text:p>78,32933</text:p>
          </table:table-cell>
          <table:table-cell office:value-type="float" office:value="98.26667" calcext:value-type="float">
            <text:p>98,26667</text:p>
          </table:table-cell>
          <table:table-cell office:value-type="string" calcext:value-type="string">
            <text:p>[1.0, 1.0, 1.0, 1.0, 1.0, 0.98, 1.0, 1.0, 0.96, 1.0, 1.0, 0.96, 0.96, 0.98, 0.9]</text:p>
          </table:table-cell>
          <table:table-cell office:value-type="string" calcext:value-type="string">
            <text:p>[ACGD002, ACGD014, EES008, EHH001, EWW036, LDG008, LVE032, OCE009, OCP002, OCP013, OFI030, OSH001, PFF012, SCO006, SMA025, SOD016, STE019, SWA022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.933327" calcext:value-type="float">
            <text:p>34,933327</text:p>
          </table:table-cell>
          <table:table-cell office:value-type="float" office:value="78.228" calcext:value-type="float">
            <text:p>78,228</text:p>
          </table:table-cell>
          <table:table-cell office:value-type="float" office:value="97.46665" calcext:value-type="float">
            <text:p>97,46665</text:p>
          </table:table-cell>
          <table:table-cell office:value-type="string" calcext:value-type="string">
            <text:p>[1.0, 1.0, 1.0, 1.0, 1.0, 1.0, 1.0, 1.0, 0.98, 0.98, 0.98, 0.9, 0.92, 0.96, 0.9]</text:p>
          </table:table-cell>
          <table:table-cell office:value-type="string" calcext:value-type="string">
            <text:p>[ACGD002, ACGD014, EES008, EHH001, EWW036, LDG008, LVE032, OCE009, OCP002, OCP013, OFI030, OSH001, PFF012, SCO006, SMA025, SOD016, STE019, SWA022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7.600002" calcext:value-type="float">
            <text:p>57,600002</text:p>
          </table:table-cell>
          <table:table-cell office:value-type="float" office:value="81.88534" calcext:value-type="float">
            <text:p>81,88534</text:p>
          </table:table-cell>
          <table:table-cell office:value-type="float" office:value="97.2" calcext:value-type="float">
            <text:p>97,2</text:p>
          </table:table-cell>
          <table:table-cell office:value-type="string" calcext:value-type="string">
            <text:p>[1.0, 1.0, 1.0, 1.0, 1.0, 1.0, 1.0, 1.0, 1.0, 0.98, 1.0, 0.9, 0.92, 0.96, 0.82]</text:p>
          </table:table-cell>
          <table:table-cell office:value-type="string" calcext:value-type="string">
            <text:p>[ACGD002, ACGD014, EES008, EHH001, EWW036, LDG008, LVE032, OCE009, OCP002, OCP013, OFI030, OSH001, PFF012, SCO006, SMA025, SOD016, STE019, SWA022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.8" calcext:value-type="float">
            <text:p>38,8</text:p>
          </table:table-cell>
          <table:table-cell office:value-type="float" office:value="82.22002" calcext:value-type="float">
            <text:p>82,22002</text:p>
          </table:table-cell>
          <table:table-cell office:value-type="float" office:value="98.666664" calcext:value-type="float">
            <text:p>98,666664</text:p>
          </table:table-cell>
          <table:table-cell office:value-type="string" calcext:value-type="string">
            <text:p>[1.0, 1.0, 1.0, 1.0, 1.0, 1.0, 1.0, 1.0, 0.98, 1.0, 1.0, 0.96, 1.0, 1.0, 0.86]</text:p>
          </table:table-cell>
          <table:table-cell office:value-type="string" calcext:value-type="string">
            <text:p>[ACGD002, ACGD014, EES008, EHH001, EWW036, LDG008, LVE032, OCE009, OCP002, OCP013, OFI030, OSH001, PFF012, SIW010, SMA025, SOD016, STE019, SWA02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.666668" calcext:value-type="float">
            <text:p>40,666668</text:p>
          </table:table-cell>
          <table:table-cell office:value-type="float" office:value="82.11599" calcext:value-type="float">
            <text:p>82,11599</text:p>
          </table:table-cell>
          <table:table-cell office:value-type="float" office:value="98.79999" calcext:value-type="float">
            <text:p>98,79999</text:p>
          </table:table-cell>
          <table:table-cell office:value-type="string" calcext:value-type="string">
            <text:p>[1.0, 1.0, 1.0, 1.0, 1.0, 1.0, 1.0, 1.0, 1.0, 1.0, 1.0, 0.9, 0.98, 1.0, 0.94]</text:p>
          </table:table-cell>
          <table:table-cell office:value-type="string" calcext:value-type="string">
            <text:p>[ACGD002, EES008, EHH001, EWW036, LDG008, LVE032, OCE009, OCP002, OCP013, OFI030, OSH001, PFF012, PHE015, SIW010, SMA025, SOD016, STE019, SWA022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.866663" calcext:value-type="float">
            <text:p>29,866663</text:p>
          </table:table-cell>
          <table:table-cell office:value-type="float" office:value="83.37734" calcext:value-type="float">
            <text:p>83,37734</text:p>
          </table:table-cell>
          <table:table-cell office:value-type="float" office:value="98.79999" calcext:value-type="float">
            <text:p>98,79999</text:p>
          </table:table-cell>
          <table:table-cell office:value-type="string" calcext:value-type="string">
            <text:p>[1.0, 1.0, 1.0, 1.0, 1.0, 1.0, 1.0, 1.0, 1.0, 1.0, 1.0, 0.98, 0.96, 0.94, 0.94]</text:p>
          </table:table-cell>
          <table:table-cell office:value-type="string" calcext:value-type="string">
            <text:p>[ACGD002, EAM002, EES008, EHH001, EWW036, LDG008, LVE007, LVE032, OCE009, OCP002, OCP013, OFI030, OSH001, PFF012, SMA025, SOD016, STE019, SWA022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.93333" calcext:value-type="float">
            <text:p>52,93333</text:p>
          </table:table-cell>
          <table:table-cell office:value-type="float" office:value="86.10131" calcext:value-type="float">
            <text:p>86,10131</text:p>
          </table:table-cell>
          <table:table-cell office:value-type="float" office:value="98.66666" calcext:value-type="float">
            <text:p>98,66666</text:p>
          </table:table-cell>
          <table:table-cell office:value-type="string" calcext:value-type="string">
            <text:p>[1.0, 1.0, 1.0, 1.0, 1.0, 1.0, 1.0, 1.0, 0.98, 1.0, 0.98, 1.0, 0.98, 1.0, 0.86]</text:p>
          </table:table-cell>
          <table:table-cell office:value-type="string" calcext:value-type="string">
            <text:p>[ACGD002, ACGD014, EES008, EWW036, LDG008, LVE032, OCE009, OCE023, OCP002, OCP013, OFI030, OSH001, PFF012, SFO015, SMA025, SOD016, STE019, SWA022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2.666664" calcext:value-type="float">
            <text:p>42,666664</text:p>
          </table:table-cell>
          <table:table-cell office:value-type="float" office:value="86.39064" calcext:value-type="float">
            <text:p>86,39064</text:p>
          </table:table-cell>
          <table:table-cell office:value-type="float" office:value="98.666664" calcext:value-type="float">
            <text:p>98,666664</text:p>
          </table:table-cell>
          <table:table-cell office:value-type="string" calcext:value-type="string">
            <text:p>[1.0, 1.0, 1.0, 1.0, 1.0, 0.96, 1.0, 1.0, 0.92, 1.0, 1.0, 0.98, 0.98, 0.98, 0.98]</text:p>
          </table:table-cell>
          <table:table-cell office:value-type="string" calcext:value-type="string">
            <text:p>[ACGD002, EAM002, EES008, EWW036, LDG008, LVE007, LVE032, OCE009, OCP002, OCP013, OFI030, OSH001, PFF012, SMA025, SOD016, SOD021, STE019, SWA022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.86666" calcext:value-type="float">
            <text:p>53,86666</text:p>
          </table:table-cell>
          <table:table-cell office:value-type="float" office:value="87.19599" calcext:value-type="float">
            <text:p>87,19599</text:p>
          </table:table-cell>
          <table:table-cell office:value-type="float" office:value="99.33332" calcext:value-type="float">
            <text:p>99,33332</text:p>
          </table:table-cell>
          <table:table-cell office:value-type="string" calcext:value-type="string">
            <text:p>[1.0, 1.0, 1.0, 1.0, 1.0, 1.0, 1.0, 1.0, 0.98, 1.0, 1.0, 0.98, 1.0, 1.0, 0.94]</text:p>
          </table:table-cell>
          <table:table-cell office:value-type="string" calcext:value-type="string">
            <text:p>[ACGD002, EAM002, EES008, EHH001, EWW036, LDG008, LUN010, LVE032, OCE009, OCP002, OCP013, ORR008, OSH001, PFF012, SMA025, SOD016, STE019, SWA022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1.73333" calcext:value-type="float">
            <text:p>61,73333</text:p>
          </table:table-cell>
          <table:table-cell office:value-type="float" office:value="88.09201" calcext:value-type="float">
            <text:p>88,09201</text:p>
          </table:table-cell>
          <table:table-cell office:value-type="float" office:value="98.933334" calcext:value-type="float">
            <text:p>98,933334</text:p>
          </table:table-cell>
          <table:table-cell office:value-type="string" calcext:value-type="string">
            <text:p>[1.0, 1.0, 1.0, 1.0, 1.0, 1.0, 1.0, 1.0, 0.96, 1.0, 1.0, 0.98, 1.0, 1.0, 0.9]</text:p>
          </table:table-cell>
          <table:table-cell office:value-type="string" calcext:value-type="string">
            <text:p>[ACGD002, EAM002, EES008, EHH001, EWW036, LDG008, LUN010, LVE032, OCE009, OCP002, OCP013, ORR008, OSH001, PFF012, SMA025, SOD016, STE019, SWA022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.533333" calcext:value-type="float">
            <text:p>42,533333</text:p>
          </table:table-cell>
          <table:table-cell office:value-type="float" office:value="87.46667" calcext:value-type="float">
            <text:p>87,46667</text:p>
          </table:table-cell>
          <table:table-cell office:value-type="float" office:value="99.33333" calcext:value-type="float">
            <text:p>99,33333</text:p>
          </table:table-cell>
          <table:table-cell office:value-type="string" calcext:value-type="string">
            <text:p>[1.0, 1.0, 1.0, 1.0, 1.0, 1.0, 1.0, 1.0, 1.0, 1.0, 1.0, 1.0, 0.94, 1.0, 0.96]</text:p>
          </table:table-cell>
          <table:table-cell office:value-type="string" calcext:value-type="string">
            <text:p>[ACGD002, EAM002, EES008, EHH001, EHH007, EWW036, LDG008, LUN010, LVE032, OCE009, OCP002, OCP013, OSH001, PFF012, SMA025, SOD016, STE019, SWA022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.333336" calcext:value-type="float">
            <text:p>47,333336</text:p>
          </table:table-cell>
          <table:table-cell office:value-type="float" office:value="87.73068" calcext:value-type="float">
            <text:p>87,73068</text:p>
          </table:table-cell>
          <table:table-cell office:value-type="float" office:value="99.33333" calcext:value-type="float">
            <text:p>99,33333</text:p>
          </table:table-cell>
          <table:table-cell office:value-type="string" calcext:value-type="string">
            <text:p>[1.0, 1.0, 1.0, 1.0, 1.0, 1.0, 1.0, 1.0, 0.98, 1.0, 1.0, 0.96, 0.98, 1.0, 0.98]</text:p>
          </table:table-cell>
          <table:table-cell office:value-type="string" calcext:value-type="string">
            <text:p>[ACGD002, EAM002, EES008, EHH001, EHH007, EWW036, LDG008, LUN010, LVE032, OCE009, OCP002, OCP013, OSH001, PFF012, SMA025, SOD016, STE019, SWA022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.133335" calcext:value-type="float">
            <text:p>48,133335</text:p>
          </table:table-cell>
          <table:table-cell office:value-type="float" office:value="87.028015" calcext:value-type="float">
            <text:p>87,028015</text:p>
          </table:table-cell>
          <table:table-cell office:value-type="float" office:value="98.533325" calcext:value-type="float">
            <text:p>98,533325</text:p>
          </table:table-cell>
          <table:table-cell office:value-type="string" calcext:value-type="string">
            <text:p>[1.0, 1.0, 1.0, 1.0, 1.0, 1.0, 1.0, 1.0, 0.94, 1.0, 1.0, 0.9, 0.96, 1.0, 0.98]</text:p>
          </table:table-cell>
          <table:table-cell office:value-type="string" calcext:value-type="string">
            <text:p>[ACAM004, ACGD002, EAM002, EES008, EHH001, ELT008, EOW023, EWW036, LVE032, OCE009, OCP002, OCP013, OSH001, PFF012, SMA025, SOD016, STE019, SWA022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.333332" calcext:value-type="float">
            <text:p>57,333332</text:p>
          </table:table-cell>
          <table:table-cell office:value-type="float" office:value="85.995995" calcext:value-type="float">
            <text:p>85,995995</text:p>
          </table:table-cell>
          <table:table-cell office:value-type="float" office:value="98.666664" calcext:value-type="float">
            <text:p>98,666664</text:p>
          </table:table-cell>
          <table:table-cell office:value-type="string" calcext:value-type="string">
            <text:p>[1.0, 1.0, 1.0, 1.0, 1.0, 1.0, 1.0, 1.0, 0.98, 0.98, 1.0, 0.94, 1.0, 0.98, 0.92]</text:p>
          </table:table-cell>
          <table:table-cell office:value-type="string" calcext:value-type="string">
            <text:p>[ACAM004, ACGD002, EAM002, EES008, EHH001, ELT008, EOW023, EWW036, LVE032, OCE009, OCP002, OCP013, OSH001, PFF012, SMA025, SOD016, STE019, SWA022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1.2" calcext:value-type="float">
            <text:p>51,2</text:p>
          </table:table-cell>
          <table:table-cell office:value-type="float" office:value="86.6133" calcext:value-type="float">
            <text:p>86,6133</text:p>
          </table:table-cell>
          <table:table-cell office:value-type="float" office:value="98.13333" calcext:value-type="float">
            <text:p>98,13333</text:p>
          </table:table-cell>
          <table:table-cell office:value-type="string" calcext:value-type="string">
            <text:p>[1.0, 1.0, 1.0, 1.0, 1.0, 1.0, 1.0, 1.0, 0.94, 1.0, 1.0, 0.98, 1.0, 0.94, 0.86]</text:p>
          </table:table-cell>
          <table:table-cell office:value-type="string" calcext:value-type="string">
            <text:p>[ACAM004, ACGD002, EAM002, EES008, EHH001, ELT008, EOW023, EWW036, LVE032, OCE009, OCP002, OCP013, OSH001, PFF012, SMA025, SOD016, STE019, SWA022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.266666" calcext:value-type="float">
            <text:p>50,266666</text:p>
          </table:table-cell>
          <table:table-cell office:value-type="float" office:value="86.668" calcext:value-type="float">
            <text:p>86,668</text:p>
          </table:table-cell>
          <table:table-cell office:value-type="float" office:value="98.666664" calcext:value-type="float">
            <text:p>98,666664</text:p>
          </table:table-cell>
          <table:table-cell office:value-type="string" calcext:value-type="string">
            <text:p>[1.0, 1.0, 1.0, 1.0, 1.0, 1.0, 1.0, 0.98, 0.98, 1.0, 1.0, 0.96, 0.98, 0.96, 0.94]</text:p>
          </table:table-cell>
          <table:table-cell office:value-type="string" calcext:value-type="string">
            <text:p>[ACAM004, ACGD002, EAM002, EES008, EHH001, ELT008, EWW036, LVE032, OCE009, OCP002, OCP013, OSH001, PFF012, SAS019, SMA025, SOD016, STE019, SWA022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84.62399" calcext:value-type="float">
            <text:p>84,62399</text:p>
          </table:table-cell>
          <table:table-cell office:value-type="float" office:value="98.40001" calcext:value-type="float">
            <text:p>98,40001</text:p>
          </table:table-cell>
          <table:table-cell office:value-type="string" calcext:value-type="string">
            <text:p>[1.0, 1.0, 1.0, 1.0, 1.0, 1.0, 1.0, 0.98, 0.98, 1.0, 1.0, 0.98, 0.96, 0.98, 0.88]</text:p>
          </table:table-cell>
          <table:table-cell office:value-type="string" calcext:value-type="string">
            <text:p>[ACAM004, ACGD002, EAM002, EES008, EHH001, ELT008, EWW036, LVE032, OCE009, OCP002, OCP013, OSH001, PFF012, SAS019, SMA025, SOD016, STE019, SWA022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.599995" calcext:value-type="float">
            <text:p>37,599995</text:p>
          </table:table-cell>
          <table:table-cell office:value-type="float" office:value="83.80798" calcext:value-type="float">
            <text:p>83,80798</text:p>
          </table:table-cell>
          <table:table-cell office:value-type="float" office:value="98.13333" calcext:value-type="float">
            <text:p>98,13333</text:p>
          </table:table-cell>
          <table:table-cell office:value-type="string" calcext:value-type="string">
            <text:p>[1.0, 1.0, 1.0, 1.0, 1.0, 1.0, 1.0, 1.0, 0.92, 1.0, 0.98, 0.94, 0.98, 1.0, 0.9]</text:p>
          </table:table-cell>
          <table:table-cell office:value-type="string" calcext:value-type="string">
            <text:p>[ACAM004, ACGD002, EAM002, EES008, EHH001, ELT008, EWW036, LVE032, OCE009, OCP002, OCP013, OSH001, PFF012, SAS019, SMA025, SOD016, STE019, SWA022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.399998" calcext:value-type="float">
            <text:p>28,399998</text:p>
          </table:table-cell>
          <table:table-cell office:value-type="float" office:value="83.70803" calcext:value-type="float">
            <text:p>83,70803</text:p>
          </table:table-cell>
          <table:table-cell office:value-type="float" office:value="98.533325" calcext:value-type="float">
            <text:p>98,533325</text:p>
          </table:table-cell>
          <table:table-cell office:value-type="string" calcext:value-type="string">
            <text:p>[1.0, 1.0, 1.0, 1.0, 1.0, 1.0, 1.0, 1.0, 0.92, 1.0, 1.0, 0.98, 0.94, 1.0, 0.94]</text:p>
          </table:table-cell>
          <table:table-cell office:value-type="string" calcext:value-type="string">
            <text:p>[ACAM004, ACGD002, EAM002, EES008, ELT008, EWW036, LVE032, OCE009, OCP002, OCP013, OSH001, PFF012, SAS019, SBB017, SMA025, SOD016, STE019, SWA022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.533333" calcext:value-type="float">
            <text:p>44,533333</text:p>
          </table:table-cell>
          <table:table-cell office:value-type="float" office:value="85.86267" calcext:value-type="float">
            <text:p>85,86267</text:p>
          </table:table-cell>
          <table:table-cell office:value-type="float" office:value="98.399994" calcext:value-type="float">
            <text:p>98,399994</text:p>
          </table:table-cell>
          <table:table-cell office:value-type="string" calcext:value-type="string">
            <text:p>[1.0, 1.0, 1.0, 1.0, 1.0, 1.0, 1.0, 1.0, 0.94, 1.0, 1.0, 1.0, 0.96, 0.98, 0.88]</text:p>
          </table:table-cell>
          <table:table-cell office:value-type="string" calcext:value-type="string">
            <text:p>[ACGD002, EAM002, EES008, EHH001, ELT008, EWW036, LVE032, OCE009, OCP002, OCP013, OSH001, PFF012, SAS019, SMA025, SMO018, SOD016, STE019, SWA022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.73333" calcext:value-type="float">
            <text:p>45,73333</text:p>
          </table:table-cell>
          <table:table-cell office:value-type="float" office:value="85.62001" calcext:value-type="float">
            <text:p>85,62001</text:p>
          </table:table-cell>
          <table:table-cell office:value-type="float" office:value="99.46667" calcext:value-type="float">
            <text:p>99,46667</text:p>
          </table:table-cell>
          <table:table-cell office:value-type="string" calcext:value-type="string">
            <text:p>[1.0, 1.0, 1.0, 1.0, 1.0, 1.0, 1.0, 1.0, 0.98, 1.0, 1.0, 1.0, 1.0, 1.0, 0.94]</text:p>
          </table:table-cell>
          <table:table-cell office:value-type="string" calcext:value-type="string">
            <text:p>[ACGD002, EAM002, EES008, EHH001, ELT008, EWW036, LVE032, OCE009, OCP002, OCP013, OSH001, PFF012, SMA025, SMO018, SMT005, SOD016, STE019, SWA022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.2" calcext:value-type="float">
            <text:p>49,2</text:p>
          </table:table-cell>
          <table:table-cell office:value-type="float" office:value="86.62667" calcext:value-type="float">
            <text:p>86,62667</text:p>
          </table:table-cell>
          <table:table-cell office:value-type="float" office:value="98.26667" calcext:value-type="float">
            <text:p>98,26667</text:p>
          </table:table-cell>
          <table:table-cell office:value-type="string" calcext:value-type="string">
            <text:p>[1.0, 1.0, 1.0, 1.0, 1.0, 1.0, 1.0, 0.98, 0.98, 0.98, 1.0, 0.94, 0.98, 0.98, 0.9]</text:p>
          </table:table-cell>
          <table:table-cell office:value-type="string" calcext:value-type="string">
            <text:p>[ACGD002, EAM002, EES008, EHH001, ELT008, EWW036, LVE032, OCE009, OCP002, OCP013, OSH001, PFF012, SMA025, SMO018, SMT005, SOD016, STE019, SWA022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.2" calcext:value-type="float">
            <text:p>39,2</text:p>
          </table:table-cell>
          <table:table-cell office:value-type="float" office:value="86.025314" calcext:value-type="float">
            <text:p>86,025314</text:p>
          </table:table-cell>
          <table:table-cell office:value-type="float" office:value="99.46667" calcext:value-type="float">
            <text:p>99,46667</text:p>
          </table:table-cell>
          <table:table-cell office:value-type="string" calcext:value-type="string">
            <text:p>[1.0, 1.0, 1.0, 1.0, 1.0, 1.0, 1.0, 1.0, 0.98, 1.0, 1.0, 0.96, 1.0, 0.98, 1.0]</text:p>
          </table:table-cell>
          <table:table-cell office:value-type="string" calcext:value-type="string">
            <text:p>[ACGD002, EAM002, EES008, EHH001, ELT008, EWW036, LVE032, OCE009, OCP002, OCP013, OSH001, PFF012, SMA025, SMO018, SMT005, SOD016, STE019, SWA022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.466663" calcext:value-type="float">
            <text:p>41,466663</text:p>
          </table:table-cell>
          <table:table-cell office:value-type="float" office:value="87.57198" calcext:value-type="float">
            <text:p>87,57198</text:p>
          </table:table-cell>
          <table:table-cell office:value-type="float" office:value="98.66667" calcext:value-type="float">
            <text:p>98,66667</text:p>
          </table:table-cell>
          <table:table-cell office:value-type="string" calcext:value-type="string">
            <text:p>[1.0, 1.0, 1.0, 1.0, 1.0, 1.0, 1.0, 1.0, 1.0, 1.0, 1.0, 0.88, 1.0, 0.98, 0.94]</text:p>
          </table:table-cell>
          <table:table-cell office:value-type="string" calcext:value-type="string">
            <text:p>[ACGD002, EAM002, EES008, EHH001, ELT008, EWW036, LVE032, OCE009, OCP002, OCP013, OSH001, PFF012, SMA025, SMO018, SMT005, SOD016, STE019, SWA022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9.333336" calcext:value-type="float">
            <text:p>49,333336</text:p>
          </table:table-cell>
          <table:table-cell office:value-type="float" office:value="87.241325" calcext:value-type="float">
            <text:p>87,241325</text:p>
          </table:table-cell>
          <table:table-cell office:value-type="float" office:value="98.13333" calcext:value-type="float">
            <text:p>98,13333</text:p>
          </table:table-cell>
          <table:table-cell office:value-type="string" calcext:value-type="string">
            <text:p>[1.0, 1.0, 1.0, 1.0, 1.0, 0.98, 1.0, 1.0, 0.88, 1.0, 1.0, 0.9, 0.98, 1.0, 0.98]</text:p>
          </table:table-cell>
          <table:table-cell office:value-type="string" calcext:value-type="string">
            <text:p>[ACGD002, EAM002, EES008, EHH001, ELT008, EWW036, LVE032, OCE009, OCP002, OCP013, OSH001, PFF012, SMA025, SMO018, SMT005, SOD016, STE019, SWA022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6.266663" calcext:value-type="float">
            <text:p>46,266663</text:p>
          </table:table-cell>
          <table:table-cell office:value-type="float" office:value="87.64933" calcext:value-type="float">
            <text:p>87,64933</text:p>
          </table:table-cell>
          <table:table-cell office:value-type="float" office:value="98.66667" calcext:value-type="float">
            <text:p>98,66667</text:p>
          </table:table-cell>
          <table:table-cell office:value-type="string" calcext:value-type="string">
            <text:p>[1.0, 1.0, 1.0, 1.0, 1.0, 1.0, 1.0, 1.0, 1.0, 0.98, 1.0, 0.96, 0.98, 1.0, 0.88]</text:p>
          </table:table-cell>
          <table:table-cell office:value-type="string" calcext:value-type="string">
            <text:p>[ACGD002, EAM002, EES008, EHH001, ELT008, EWW036, LTT026, LVE032, OCE009, OCP002, OCP013, OSH001, PFF012, SMA025, SMT005, SOD016, STE019, SWA022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.866653" calcext:value-type="float">
            <text:p>59,866653</text:p>
          </table:table-cell>
          <table:table-cell office:value-type="float" office:value="87.64932" calcext:value-type="float">
            <text:p>87,64932</text:p>
          </table:table-cell>
          <table:table-cell office:value-type="float" office:value="98.13334" calcext:value-type="float">
            <text:p>98,13334</text:p>
          </table:table-cell>
          <table:table-cell office:value-type="string" calcext:value-type="string">
            <text:p>[1.0, 1.0, 1.0, 1.0, 1.0, 1.0, 1.0, 1.0, 0.96, 1.0, 0.98, 0.94, 0.92, 0.98, 0.94]</text:p>
          </table:table-cell>
          <table:table-cell office:value-type="string" calcext:value-type="string">
            <text:p>[ACGD002, EAM002, EES008, EHH001, ELT008, EWW036, LTT026, LVE032, OCE009, OCP002, OCP013, OSH001, PFF012, SMA025, SMT005, SOD016, STE019, SWA022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.333332" calcext:value-type="float">
            <text:p>45,333332</text:p>
          </table:table-cell>
          <table:table-cell office:value-type="float" office:value="87.17466" calcext:value-type="float">
            <text:p>87,17466</text:p>
          </table:table-cell>
          <table:table-cell office:value-type="float" office:value="98.66667" calcext:value-type="float">
            <text:p>98,66667</text:p>
          </table:table-cell>
          <table:table-cell office:value-type="string" calcext:value-type="string">
            <text:p>[1.0, 1.0, 1.0, 1.0, 1.0, 1.0, 1.0, 1.0, 0.94, 1.0, 1.0, 0.98, 0.92, 1.0, 0.96]</text:p>
          </table:table-cell>
          <table:table-cell office:value-type="string" calcext:value-type="string">
            <text:p>[ACGD002, EAM002, EES008, EHH001, ELT008, EWW036, LTT026, LVE032, OCE009, OCP002, OCP013, OSH001, PFF012, SMA025, SMT005, SOD016, STE019, SWA022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6.399994" calcext:value-type="float">
            <text:p>46,399994</text:p>
          </table:table-cell>
          <table:table-cell office:value-type="float" office:value="86.86935" calcext:value-type="float">
            <text:p>86,86935</text:p>
          </table:table-cell>
          <table:table-cell office:value-type="float" office:value="98.93333" calcext:value-type="float">
            <text:p>98,93333</text:p>
          </table:table-cell>
          <table:table-cell office:value-type="string" calcext:value-type="string">
            <text:p>[1.0, 1.0, 1.0, 1.0, 1.0, 1.0, 1.0, 1.0, 0.98, 1.0, 1.0, 0.98, 0.96, 1.0, 0.92]</text:p>
          </table:table-cell>
          <table:table-cell office:value-type="string" calcext:value-type="string">
            <text:p>[ACGD002, EAM002, EES008, EHH001, ESY008, EWO017, EWW036, LVE032, OCE009, OCP002, OCP013, OSH001, PFF012, SMA025, SMO018, SOD016, STE019, SWA022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.199997" calcext:value-type="float">
            <text:p>57,199997</text:p>
          </table:table-cell>
          <table:table-cell office:value-type="float" office:value="85.55733" calcext:value-type="float">
            <text:p>85,55733</text:p>
          </table:table-cell>
          <table:table-cell office:value-type="float" office:value="98.26666" calcext:value-type="float">
            <text:p>98,26666</text:p>
          </table:table-cell>
          <table:table-cell office:value-type="string" calcext:value-type="string">
            <text:p>[1.0, 1.0, 0.98, 1.0, 1.0, 1.0, 1.0, 1.0, 1.0, 1.0, 1.0, 0.98, 0.88, 1.0, 0.9]</text:p>
          </table:table-cell>
          <table:table-cell office:value-type="string" calcext:value-type="string">
            <text:p>[ACCU033, ACGD002, EAM002, EES008, EHH001, ELT008, EWW036, LTT026, LVE032, OCE009, OCP002, OCP013, OSH001, PFF012, SMA025, SOD016, STE019, SWA022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.53333" calcext:value-type="float">
            <text:p>50,53333</text:p>
          </table:table-cell>
          <table:table-cell office:value-type="float" office:value="85.23467" calcext:value-type="float">
            <text:p>85,23467</text:p>
          </table:table-cell>
          <table:table-cell office:value-type="float" office:value="98.533325" calcext:value-type="float">
            <text:p>98,533325</text:p>
          </table:table-cell>
          <table:table-cell office:value-type="string" calcext:value-type="string">
            <text:p>[1.0, 1.0, 1.0, 1.0, 1.0, 1.0, 1.0, 1.0, 0.98, 1.0, 1.0, 1.0, 0.94, 0.94, 0.92]</text:p>
          </table:table-cell>
          <table:table-cell office:value-type="string" calcext:value-type="string">
            <text:p>[ACCU033, ACGD002, EAM002, EES008, EHH001, ELT008, EWW036, LTT026, LVE032, OCE009, OCP002, OCP013, OSH001, PFF012, SMA025, SOD016, STE019, SWA022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4.533333" calcext:value-type="float">
            <text:p>54,533333</text:p>
          </table:table-cell>
          <table:table-cell office:value-type="float" office:value="84.05199" calcext:value-type="float">
            <text:p>84,05199</text:p>
          </table:table-cell>
          <table:table-cell office:value-type="float" office:value="98.666664" calcext:value-type="float">
            <text:p>98,666664</text:p>
          </table:table-cell>
          <table:table-cell office:value-type="string" calcext:value-type="string">
            <text:p>[1.0, 1.0, 1.0, 1.0, 1.0, 1.0, 1.0, 1.0, 0.98, 1.0, 1.0, 0.88, 1.0, 1.0, 0.94]</text:p>
          </table:table-cell>
          <table:table-cell office:value-type="string" calcext:value-type="string">
            <text:p>[ACGD002, EAM002, EES008, EHH001, ELT008, EWW036, LTT026, LVE032, OCE009, OCP002, OCP013, OSH001, PFF012, SFO007, SMA025, SOD016, STE019, SWA022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.199993" calcext:value-type="float">
            <text:p>37,199993</text:p>
          </table:table-cell>
          <table:table-cell office:value-type="float" office:value="84.34667" calcext:value-type="float">
            <text:p>84,34667</text:p>
          </table:table-cell>
          <table:table-cell office:value-type="float" office:value="98.79999" calcext:value-type="float">
            <text:p>98,79999</text:p>
          </table:table-cell>
          <table:table-cell office:value-type="string" calcext:value-type="string">
            <text:p>[1.0, 1.0, 1.0, 1.0, 1.0, 1.0, 1.0, 0.98, 0.96, 1.0, 0.98, 0.98, 0.98, 0.98, 0.96]</text:p>
          </table:table-cell>
          <table:table-cell office:value-type="string" calcext:value-type="string">
            <text:p>[ACGD002, EAM002, EES008, EHH001, ELT008, EWW036, LTT026, LVE032, OCE009, OCP002, OCP013, OSH001, PFF012, SFO007, SMA025, SOD016, STE019, SWA022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.533337" calcext:value-type="float">
            <text:p>42,533337</text:p>
          </table:table-cell>
          <table:table-cell office:value-type="float" office:value="85.24799" calcext:value-type="float">
            <text:p>85,24799</text:p>
          </table:table-cell>
          <table:table-cell office:value-type="float" office:value="98.79999" calcext:value-type="float">
            <text:p>98,79999</text:p>
          </table:table-cell>
          <table:table-cell office:value-type="string" calcext:value-type="string">
            <text:p>[1.0, 1.0, 1.0, 1.0, 1.0, 1.0, 1.0, 1.0, 0.98, 0.98, 1.0, 0.96, 1.0, 0.96, 0.94]</text:p>
          </table:table-cell>
          <table:table-cell office:value-type="string" calcext:value-type="string">
            <text:p>[ACGD002, EAM002, EES008, EHH001, ELT008, EWW036, LTT026, LVE032, OCE009, OCP002, OCP013, OSH001, PFF012, SFO007, SMA025, SOD016, STE019, SWA022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.4" calcext:value-type="float">
            <text:p>48,4</text:p>
          </table:table-cell>
          <table:table-cell office:value-type="float" office:value="83.92265" calcext:value-type="float">
            <text:p>83,92265</text:p>
          </table:table-cell>
          <table:table-cell office:value-type="float" office:value="98.26667" calcext:value-type="float">
            <text:p>98,26667</text:p>
          </table:table-cell>
          <table:table-cell office:value-type="string" calcext:value-type="string">
            <text:p>[1.0, 1.0, 0.98, 1.0, 1.0, 1.0, 1.0, 1.0, 0.94, 1.0, 1.0, 0.96, 1.0, 0.98, 0.88]</text:p>
          </table:table-cell>
          <table:table-cell office:value-type="string" calcext:value-type="string">
            <text:p>[ACGD002, EAM002, EDO004, EES008, EHH001, ELT008, EWW036, LVE032, OCE009, OCP002, OCP013, OSH001, PFF012, SFO007, SMA025, SOD016, STE019, SWA022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.133335" calcext:value-type="float">
            <text:p>50,133335</text:p>
          </table:table-cell>
          <table:table-cell office:value-type="float" office:value="82.89334" calcext:value-type="float">
            <text:p>82,89334</text:p>
          </table:table-cell>
          <table:table-cell office:value-type="float" office:value="97.46666" calcext:value-type="float">
            <text:p>97,46666</text:p>
          </table:table-cell>
          <table:table-cell office:value-type="string" calcext:value-type="string">
            <text:p>[1.0, 1.0, 0.96, 1.0, 1.0, 1.0, 1.0, 1.0, 0.94, 0.98, 1.0, 0.92, 1.0, 0.98, 0.84]</text:p>
          </table:table-cell>
          <table:table-cell office:value-type="string" calcext:value-type="string">
            <text:p>[ACGD002, EAM002, EDO004, EES008, EHH001, ELT008, EWW036, LVE032, OCE009, OCP002, OCP013, OSH001, PFF012, SFO007, SMA025, SOD016, STE019, SWA022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6.800003" calcext:value-type="float">
            <text:p>46,800003</text:p>
          </table:table-cell>
          <table:table-cell office:value-type="float" office:value="80.75599" calcext:value-type="float">
            <text:p>80,75599</text:p>
          </table:table-cell>
          <table:table-cell office:value-type="float" office:value="97.066666" calcext:value-type="float">
            <text:p>97,066666</text:p>
          </table:table-cell>
          <table:table-cell office:value-type="string" calcext:value-type="string">
            <text:p>[1.0, 1.0, 1.0, 1.0, 1.0, 1.0, 1.0, 1.0, 0.96, 1.0, 1.0, 0.86, 0.92, 0.94, 0.88]</text:p>
          </table:table-cell>
          <table:table-cell office:value-type="string" calcext:value-type="string">
            <text:p>[ACGD002, EAM002, EDO004, EES008, EHH001, ELT008, EWW036, LVE032, OCE009, OCP002, OCP013, OSH001, PFF012, SFO007, SMA025, SOD016, STE019, SWA022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4.8" calcext:value-type="float">
            <text:p>44,8</text:p>
          </table:table-cell>
          <table:table-cell office:value-type="float" office:value="81.84935" calcext:value-type="float">
            <text:p>81,84935</text:p>
          </table:table-cell>
          <table:table-cell office:value-type="float" office:value="98.799995" calcext:value-type="float">
            <text:p>98,799995</text:p>
          </table:table-cell>
          <table:table-cell office:value-type="string" calcext:value-type="string">
            <text:p>[1.0, 1.0, 1.0, 1.0, 1.0, 1.0, 1.0, 1.0, 0.96, 1.0, 1.0, 1.0, 0.94, 0.96, 0.96]</text:p>
          </table:table-cell>
          <table:table-cell office:value-type="string" calcext:value-type="string">
            <text:p>[ACGD002, EAM002, EDO004, EES008, EHH001, ELT008, EWW036, LVE032, OCE009, OCP002, OCP013, OSH001, PFF012, SFO007, SMA025, SOD016, STE019, SWA022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.333332" calcext:value-type="float">
            <text:p>37,333332</text:p>
          </table:table-cell>
          <table:table-cell office:value-type="float" office:value="82.70265" calcext:value-type="float">
            <text:p>82,70265</text:p>
          </table:table-cell>
          <table:table-cell office:value-type="float" office:value="98.4" calcext:value-type="float">
            <text:p>98,4</text:p>
          </table:table-cell>
          <table:table-cell office:value-type="string" calcext:value-type="string">
            <text:p>[1.0, 1.0, 1.0, 1.0, 1.0, 1.0, 1.0, 1.0, 0.96, 1.0, 1.0, 0.92, 0.98, 1.0, 0.9]</text:p>
          </table:table-cell>
          <table:table-cell office:value-type="string" calcext:value-type="string">
            <text:p>[ACGD002, EAM002, EES008, EHH001, ELT008, EWW036, LVE032, OCE009, OCP002, OCP013, OMA023, OSH001, PFF012, SFO007, SMA025, SOD016, STE019, SWA022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.133335" calcext:value-type="float">
            <text:p>42,133335</text:p>
          </table:table-cell>
          <table:table-cell office:value-type="float" office:value="84.511986" calcext:value-type="float">
            <text:p>84,511986</text:p>
          </table:table-cell>
          <table:table-cell office:value-type="float" office:value="98.26667" calcext:value-type="float">
            <text:p>98,26667</text:p>
          </table:table-cell>
          <table:table-cell office:value-type="string" calcext:value-type="string">
            <text:p>[1.0, 1.0, 1.0, 1.0, 1.0, 1.0, 1.0, 1.0, 0.92, 0.98, 0.98, 0.96, 1.0, 0.98, 0.92]</text:p>
          </table:table-cell>
          <table:table-cell office:value-type="string" calcext:value-type="string">
            <text:p>[ACGD002, EAM002, EES008, EHH001, ELT008, EWW036, LVE032, OCE009, OCP002, OCP013, OMA023, OSH001, PFF012, SFO007, SMA025, SOD016, STE019, SWA022]</text:p>
          </table:table-cell>
        </table:table-row>
      </table:table>
      <table:table table:name="From_1_3_Rules_2" table:style-name="ta1"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.200005" calcext:value-type="float">
            <text:p>43,200005</text:p>
          </table:table-cell>
          <table:table-cell office:value-type="float" office:value="84.35466" calcext:value-type="float">
            <text:p>84,35466</text:p>
          </table:table-cell>
          <table:table-cell office:value-type="float" office:value="97.066666" calcext:value-type="float">
            <text:p>97,066666</text:p>
          </table:table-cell>
          <table:table-cell office:value-type="string" calcext:value-type="string">
            <text:p>[1.0, 1.0, 1.0, 1.0, 1.0, 1.0, 1.0, 1.0, 0.92, 1.0, 0.98, 0.98, 0.92, 0.96, 0.8]</text:p>
          </table:table-cell>
          <table:table-cell office:value-type="string" calcext:value-type="string">
            <text:p>[ACGD002, EAM002, EES008, EHH001, ELT008, EWW036, LVE032, OCE009, OCP002, OCP013, OMA023, OSH001, PFF012, SFO007, SMA025, SOD016, STE019, SWA0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.333332" calcext:value-type="float">
            <text:p>39,333332</text:p>
          </table:table-cell>
          <table:table-cell office:value-type="float" office:value="85.76802" calcext:value-type="float">
            <text:p>85,76802</text:p>
          </table:table-cell>
          <table:table-cell office:value-type="float" office:value="98.399994" calcext:value-type="float">
            <text:p>98,399994</text:p>
          </table:table-cell>
          <table:table-cell office:value-type="string" calcext:value-type="string">
            <text:p>[1.0, 1.0, 1.0, 1.0, 1.0, 1.0, 1.0, 0.98, 0.96, 1.0, 0.98, 0.98, 0.96, 0.96, 0.94]</text:p>
          </table:table-cell>
          <table:table-cell office:value-type="string" calcext:value-type="string">
            <text:p>[ACGD002, EAM002, EES008, ELT008, EWW036, LVE032, OCE009, OCP002, OCP013, OMA023, OSH001, PFF012, SFO007, SMA025, SOD016, SSS009, STE019, SWA02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933334" calcext:value-type="float">
            <text:p>38,933334</text:p>
          </table:table-cell>
          <table:table-cell office:value-type="float" office:value="85.020004" calcext:value-type="float">
            <text:p>85,020004</text:p>
          </table:table-cell>
          <table:table-cell office:value-type="float" office:value="97.46665" calcext:value-type="float">
            <text:p>97,46665</text:p>
          </table:table-cell>
          <table:table-cell office:value-type="string" calcext:value-type="string">
            <text:p>[1.0, 1.0, 1.0, 1.0, 1.0, 1.0, 1.0, 1.0, 0.94, 1.0, 1.0, 0.94, 0.9, 0.94, 0.9]</text:p>
          </table:table-cell>
          <table:table-cell office:value-type="string" calcext:value-type="string">
            <text:p>[ACGD002, EES008, EHH001, ELT008, EWW036, LCC010, LVE032, OCE009, OCP002, OMA023, OSH001, PFF012, SFO007, SMA025, SMW008, SOD016, STE019, SWA022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.86667" calcext:value-type="float">
            <text:p>45,86667</text:p>
          </table:table-cell>
          <table:table-cell office:value-type="float" office:value="86.06798" calcext:value-type="float">
            <text:p>86,06798</text:p>
          </table:table-cell>
          <table:table-cell office:value-type="float" office:value="97.73332" calcext:value-type="float">
            <text:p>97,73332</text:p>
          </table:table-cell>
          <table:table-cell office:value-type="string" calcext:value-type="string">
            <text:p>[1.0, 1.0, 1.0, 1.0, 1.0, 1.0, 1.0, 1.0, 0.96, 0.98, 1.0, 0.98, 0.98, 0.9, 0.86]</text:p>
          </table:table-cell>
          <table:table-cell office:value-type="string" calcext:value-type="string">
            <text:p>[ACGD002, EAM002, EES008, EHH001, ELT008, EWW036, LAL003, LVE032, OCE009, OCP002, OSH001, PFF012, SFO007, SGM027, SMA025, SOD016, STE019, SWA02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333332" calcext:value-type="float">
            <text:p>41,333332</text:p>
          </table:table-cell>
          <table:table-cell office:value-type="float" office:value="87.32267" calcext:value-type="float">
            <text:p>87,32267</text:p>
          </table:table-cell>
          <table:table-cell office:value-type="float" office:value="98.133316" calcext:value-type="float">
            <text:p>98,133316</text:p>
          </table:table-cell>
          <table:table-cell office:value-type="string" calcext:value-type="string">
            <text:p>[1.0, 1.0, 1.0, 1.0, 1.0, 1.0, 1.0, 1.0, 0.92, 1.0, 0.98, 0.94, 0.96, 0.98, 0.94]</text:p>
          </table:table-cell>
          <table:table-cell office:value-type="string" calcext:value-type="string">
            <text:p>[ACGD002, EAM002, EES008, ELT008, EWW036, LVE032, OCE009, OCP002, OMA023, ORE015, OSH001, PFF012, SMA025, SMW017, SOD016, SSS009, STE019, SWA02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.399998" calcext:value-type="float">
            <text:p>38,399998</text:p>
          </table:table-cell>
          <table:table-cell office:value-type="float" office:value="88.58265" calcext:value-type="float">
            <text:p>88,58265</text:p>
          </table:table-cell>
          <table:table-cell office:value-type="float" office:value="98.133316" calcext:value-type="float">
            <text:p>98,133316</text:p>
          </table:table-cell>
          <table:table-cell office:value-type="string" calcext:value-type="string">
            <text:p>[1.0, 1.0, 1.0, 1.0, 1.0, 1.0, 1.0, 0.98, 1.0, 1.0, 1.0, 0.94, 0.94, 0.96, 0.9]</text:p>
          </table:table-cell>
          <table:table-cell office:value-type="string" calcext:value-type="string">
            <text:p>[ACIM014, EES008, EHH001, EJP021, ELT008, EWW036, LAL017, LVE032, OCE009, OCP002, OCP013, OSH001, PFF012, SFO007, SMA025, SOD016, STE019, SWA022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.600002" calcext:value-type="float">
            <text:p>53,600002</text:p>
          </table:table-cell>
          <table:table-cell office:value-type="float" office:value="90.10934" calcext:value-type="float">
            <text:p>90,10934</text:p>
          </table:table-cell>
          <table:table-cell office:value-type="float" office:value="98.93333" calcext:value-type="float">
            <text:p>98,93333</text:p>
          </table:table-cell>
          <table:table-cell office:value-type="string" calcext:value-type="string">
            <text:p>[1.0, 1.0, 0.98, 1.0, 1.0, 1.0, 1.0, 1.0, 1.0, 1.0, 1.0, 1.0, 0.96, 0.96, 0.94]</text:p>
          </table:table-cell>
          <table:table-cell office:value-type="string" calcext:value-type="string">
            <text:p>[ACGD002, EAM002, EES008, ELT008, EWW010, EWW036, LVE032, OCE009, OCP002, OSH001, PFF012, PHE011, SFN012, SFO007, SMA025, SOD016, STE019, SWA022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.133335" calcext:value-type="float">
            <text:p>52,133335</text:p>
          </table:table-cell>
          <table:table-cell office:value-type="float" office:value="90.33998" calcext:value-type="float">
            <text:p>90,33998</text:p>
          </table:table-cell>
          <table:table-cell office:value-type="float" office:value="98.4" calcext:value-type="float">
            <text:p>98,4</text:p>
          </table:table-cell>
          <table:table-cell office:value-type="string" calcext:value-type="string">
            <text:p>[1.0, 1.0, 1.0, 1.0, 1.0, 1.0, 1.0, 1.0, 0.92, 1.0, 1.0, 0.96, 0.98, 0.94, 0.96]</text:p>
          </table:table-cell>
          <table:table-cell office:value-type="string" calcext:value-type="string">
            <text:p>[EAM002, EES008, ELT008, EWW010, EWW036, LVE032, OCE009, OCP002, OSH001, PFF012, PHE011, SFN012, SFO007, SFO013, SMA025, SOD016, STE019, SWA022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733334" calcext:value-type="float">
            <text:p>47,733334</text:p>
          </table:table-cell>
          <table:table-cell office:value-type="float" office:value="89.273315" calcext:value-type="float">
            <text:p>89,273315</text:p>
          </table:table-cell>
          <table:table-cell office:value-type="float" office:value="99.46667" calcext:value-type="float">
            <text:p>99,46667</text:p>
          </table:table-cell>
          <table:table-cell office:value-type="string" calcext:value-type="string">
            <text:p>[1.0, 1.0, 1.0, 1.0, 1.0, 1.0, 1.0, 1.0, 1.0, 1.0, 1.0, 1.0, 1.0, 1.0, 0.92]</text:p>
          </table:table-cell>
          <table:table-cell office:value-type="string" calcext:value-type="string">
            <text:p>[ACCU009, EAM002, EES008, EJP021, EWW036, LBB013, LPR012, LVE032, OCE009, OCP002, ORE015, OSH001, PFF012, SMA025, SOD016, SSS009, STE019, SWA022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.800003" calcext:value-type="float">
            <text:p>50,800003</text:p>
          </table:table-cell>
          <table:table-cell office:value-type="float" office:value="91.318665" calcext:value-type="float">
            <text:p>91,318665</text:p>
          </table:table-cell>
          <table:table-cell office:value-type="float" office:value="99.33334" calcext:value-type="float">
            <text:p>99,33334</text:p>
          </table:table-cell>
          <table:table-cell office:value-type="string" calcext:value-type="string">
            <text:p>[1.0, 1.0, 1.0, 1.0, 1.0, 1.0, 1.0, 1.0, 0.96, 1.0, 1.0, 0.98, 1.0, 1.0, 0.96]</text:p>
          </table:table-cell>
          <table:table-cell office:value-type="string" calcext:value-type="string">
            <text:p>[ACCU009, EAM002, EES008, EJP021, EWW036, LBB013, LPR012, LVE032, OCE009, OCP002, ORE015, OSH001, PFF012, SMA025, SOD016, SSS009, STE019, SWA022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.26666" calcext:value-type="float">
            <text:p>64,26666</text:p>
          </table:table-cell>
          <table:table-cell office:value-type="float" office:value="91.453354" calcext:value-type="float">
            <text:p>91,453354</text:p>
          </table:table-cell>
          <table:table-cell office:value-type="float" office:value="98.53333" calcext:value-type="float">
            <text:p>98,53333</text:p>
          </table:table-cell>
          <table:table-cell office:value-type="string" calcext:value-type="string">
            <text:p>[1.0, 1.0, 1.0, 1.0, 1.0, 1.0, 1.0, 1.0, 0.92, 1.0, 1.0, 0.98, 1.0, 1.0, 0.88]</text:p>
          </table:table-cell>
          <table:table-cell office:value-type="string" calcext:value-type="string">
            <text:p>[ACCU009, EAM002, EES008, EJP021, EWW036, LBB013, LPR012, LVE032, OCE009, OCP002, ORE015, OSH001, PFF012, SMA025, SOD016, SSS009, STE019, SWA022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.600002" calcext:value-type="float">
            <text:p>53,600002</text:p>
          </table:table-cell>
          <table:table-cell office:value-type="float" office:value="91.948006" calcext:value-type="float">
            <text:p>91,948006</text:p>
          </table:table-cell>
          <table:table-cell office:value-type="float" office:value="99.066666" calcext:value-type="float">
            <text:p>99,066666</text:p>
          </table:table-cell>
          <table:table-cell office:value-type="string" calcext:value-type="string">
            <text:p>[1.0, 1.0, 1.0, 1.0, 1.0, 1.0, 1.0, 1.0, 1.0, 1.0, 1.0, 0.98, 1.0, 1.0, 0.88]</text:p>
          </table:table-cell>
          <table:table-cell office:value-type="string" calcext:value-type="string">
            <text:p>[ACCU009, EAM002, EES008, EJP021, EWW036, LBB013, LPR012, LVE032, OCE009, OCP002, ORE015, OSH001, PFF012, SMA025, SOD016, SSS009, STE019, SWA022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.666664" calcext:value-type="float">
            <text:p>60,666664</text:p>
          </table:table-cell>
          <table:table-cell office:value-type="float" office:value="90.87599" calcext:value-type="float">
            <text:p>90,87599</text:p>
          </table:table-cell>
          <table:table-cell office:value-type="float" office:value="99.33332" calcext:value-type="float">
            <text:p>99,33332</text:p>
          </table:table-cell>
          <table:table-cell office:value-type="string" calcext:value-type="string">
            <text:p>[1.0, 1.0, 1.0, 1.0, 1.0, 1.0, 1.0, 1.0, 0.98, 1.0, 1.0, 1.0, 0.98, 0.98, 0.96]</text:p>
          </table:table-cell>
          <table:table-cell office:value-type="string" calcext:value-type="string">
            <text:p>[ACAZ003, ACCU009, EAM002, EES008, EJP021, EWW036, LBB013, LPR012, LVE032, OCE009, OCP002, ORE015, OSH001, PFF012, SMA025, SOD016, STE019, SWA022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.86667" calcext:value-type="float">
            <text:p>63,86667</text:p>
          </table:table-cell>
          <table:table-cell office:value-type="float" office:value="92.13336" calcext:value-type="float">
            <text:p>92,13336</text:p>
          </table:table-cell>
          <table:table-cell office:value-type="float" office:value="99.2" calcext:value-type="float">
            <text:p>99,2</text:p>
          </table:table-cell>
          <table:table-cell office:value-type="string" calcext:value-type="string">
            <text:p>[1.0, 1.0, 1.0, 1.0, 1.0, 1.0, 1.0, 1.0, 0.92, 1.0, 1.0, 1.0, 1.0, 1.0, 0.96]</text:p>
          </table:table-cell>
          <table:table-cell office:value-type="string" calcext:value-type="string">
            <text:p>[ACAZ003, ACCU009, EAM002, EES008, EJP021, EWW036, LBB013, LPR012, LVE032, OCE009, OCP002, ORE015, OSH001, PFF012, SMA025, SOD016, STE019, SWA022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.000004" calcext:value-type="float">
            <text:p>60,000004</text:p>
          </table:table-cell>
          <table:table-cell office:value-type="float" office:value="91.92133" calcext:value-type="float">
            <text:p>91,92133</text:p>
          </table:table-cell>
          <table:table-cell office:value-type="float" office:value="99.33333" calcext:value-type="float">
            <text:p>99,33333</text:p>
          </table:table-cell>
          <table:table-cell office:value-type="string" calcext:value-type="string">
            <text:p>[1.0, 1.0, 1.0, 1.0, 1.0, 1.0, 1.0, 1.0, 1.0, 1.0, 1.0, 1.0, 1.0, 0.98, 0.92]</text:p>
          </table:table-cell>
          <table:table-cell office:value-type="string" calcext:value-type="string">
            <text:p>[ACAZ003, ACCU009, EAM002, EES008, EJP021, EWW036, LBB013, LPR012, LVE032, OCE009, OCP002, ORE015, OSH001, PFF012, SMA025, SOD016, STE019, SWA022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.73333" calcext:value-type="float">
            <text:p>53,73333</text:p>
          </table:table-cell>
          <table:table-cell office:value-type="float" office:value="90.74129" calcext:value-type="float">
            <text:p>90,74129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1.0, 1.0, 1.0, 1.0, 1.0, 1.0, 1.0, 1.0, 1.0, 0.98, 1.0, 1.0, 0.96]</text:p>
          </table:table-cell>
          <table:table-cell office:value-type="string" calcext:value-type="string">
            <text:p>[ACAZ003, ACCU009, EAM002, EES008, EWW036, LBB013, LPR012, LVE032, OCE009, OCP002, ORE015, OSH001, PFF012, SMA025, SNB015, SOD016, STE019, SWA022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.133335" calcext:value-type="float">
            <text:p>56,133335</text:p>
          </table:table-cell>
          <table:table-cell office:value-type="float" office:value="92.87466" calcext:value-type="float">
            <text:p>92,87466</text:p>
          </table:table-cell>
          <table:table-cell office:value-type="float" office:value="99.73333" calcext:value-type="float">
            <text:p>99,73333</text:p>
          </table:table-cell>
          <table:table-cell office:value-type="string" calcext:value-type="string">
            <text:p>[1.0, 1.0, 1.0, 1.0, 1.0, 1.0, 1.0, 1.0, 1.0, 1.0, 1.0, 1.0, 1.0, 0.98, 0.98]</text:p>
          </table:table-cell>
          <table:table-cell office:value-type="string" calcext:value-type="string">
            <text:p>[ACAL036, ACAZ003, ACCU009, EES008, EWW036, LBB013, LPR012, LVE032, OCE009, OCP002, OFI013, ORE015, OSH001, PFF012, SMA025, SOD016, STE019, SWA022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.73333" calcext:value-type="float">
            <text:p>55,73333</text:p>
          </table:table-cell>
          <table:table-cell office:value-type="float" office:value="93.92266" calcext:value-type="float">
            <text:p>93,92266</text:p>
          </table:table-cell>
          <table:table-cell office:value-type="float" office:value="99.73334" calcext:value-type="float">
            <text:p>99,73334</text:p>
          </table:table-cell>
          <table:table-cell office:value-type="string" calcext:value-type="string">
            <text:p>[1.0, 1.0, 1.0, 1.0, 1.0, 1.0, 1.0, 1.0, 1.0, 1.0, 1.0, 0.96, 1.0, 1.0, 1.0]</text:p>
          </table:table-cell>
          <table:table-cell office:value-type="string" calcext:value-type="string">
            <text:p>[ACAZ003, ACCU009, ACSP008, EES008, EWW036, LBB013, LPR012, LVE032, OCE009, OCP002, ORE015, OSH001, PFF012, SMA025, SNB015, SOD016, STE019, SWA022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.26666" calcext:value-type="float">
            <text:p>62,26666</text:p>
          </table:table-cell>
          <table:table-cell office:value-type="float" office:value="95.21066" calcext:value-type="float">
            <text:p>95,21066</text:p>
          </table:table-cell>
          <table:table-cell office:value-type="float" office:value="99.46667" calcext:value-type="float">
            <text:p>99,46667</text:p>
          </table:table-cell>
          <table:table-cell office:value-type="string" calcext:value-type="string">
            <text:p>[1.0, 1.0, 1.0, 1.0, 1.0, 1.0, 1.0, 1.0, 1.0, 1.0, 1.0, 0.98, 1.0, 1.0, 0.94]</text:p>
          </table:table-cell>
          <table:table-cell office:value-type="string" calcext:value-type="string">
            <text:p>[ACCU009, EAM002, EES008, EWW036, LBB024, LPR012, LVE032, OCE009, OCP002, ORE015, OSH001, PFF012, SGM027, SMA025, SNB015, SOD016, STE019, SWA022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.199997" calcext:value-type="float">
            <text:p>63,199997</text:p>
          </table:table-cell>
          <table:table-cell office:value-type="float" office:value="94.22132" calcext:value-type="float">
            <text:p>94,22132</text:p>
          </table:table-cell>
          <table:table-cell office:value-type="float" office:value="99.73333" calcext:value-type="float">
            <text:p>99,73333</text:p>
          </table:table-cell>
          <table:table-cell office:value-type="string" calcext:value-type="string">
            <text:p>[1.0, 1.0, 1.0, 1.0, 1.0, 1.0, 1.0, 1.0, 1.0, 1.0, 1.0, 1.0, 0.98, 1.0, 0.98]</text:p>
          </table:table-cell>
          <table:table-cell office:value-type="string" calcext:value-type="string">
            <text:p>[ACGM045, EES008, EJP021, EWW036, LBB013, LPR012, LVE032, OCE009, OCP002, ORE015, OSH001, PFF012, SCO004, SGM017, SMA025, SOD016, STE019, SWA022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.466675" calcext:value-type="float">
            <text:p>65,466675</text:p>
          </table:table-cell>
          <table:table-cell office:value-type="float" office:value="94.412" calcext:value-type="float">
            <text:p>94,412</text:p>
          </table:table-cell>
          <table:table-cell office:value-type="float" office:value="99.46667" calcext:value-type="float">
            <text:p>99,46667</text:p>
          </table:table-cell>
          <table:table-cell office:value-type="string" calcext:value-type="string">
            <text:p>[1.0, 1.0, 1.0, 1.0, 1.0, 0.98, 1.0, 0.98, 1.0, 0.98, 1.0, 1.0, 1.0, 1.0, 0.98]</text:p>
          </table:table-cell>
          <table:table-cell office:value-type="string" calcext:value-type="string">
            <text:p>[ACCU009, EES008, EWW036, LPR012, LVE032, OCE009, OCP002, OFF019, OSH001, PFF012, SDD003, SFN026, SMA025, SMO022, SOD016, STE019, SWA015, SWA022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.46667" calcext:value-type="float">
            <text:p>67,46667</text:p>
          </table:table-cell>
          <table:table-cell office:value-type="float" office:value="94.039986" calcext:value-type="float">
            <text:p>94,039986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1.0, 1.0, 1.0, 1.0, 1.0, 1.0, 0.98, 1.0, 1.0, 1.0, 1.0, 1.0, 0.96]</text:p>
          </table:table-cell>
          <table:table-cell office:value-type="string" calcext:value-type="string">
            <text:p>[ACCU009, EES008, EWW036, LPR012, LVE032, OCE009, OCP002, OFF019, OSH001, PFF012, SDD003, SFN026, SMA025, SMO022, SOD016, STE019, SWA015, SWA022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.333336" calcext:value-type="float">
            <text:p>61,333336</text:p>
          </table:table-cell>
          <table:table-cell office:value-type="float" office:value="92.81465" calcext:value-type="float">
            <text:p>92,81465</text:p>
          </table:table-cell>
          <table:table-cell office:value-type="float" office:value="99.33333" calcext:value-type="float">
            <text:p>99,33333</text:p>
          </table:table-cell>
          <table:table-cell office:value-type="string" calcext:value-type="string">
            <text:p>[1.0, 1.0, 1.0, 1.0, 1.0, 1.0, 1.0, 1.0, 1.0, 1.0, 1.0, 0.98, 1.0, 1.0, 0.92]</text:p>
          </table:table-cell>
          <table:table-cell office:value-type="string" calcext:value-type="string">
            <text:p>[ACGM045, EES008, EWW036, LBB013, LPR012, LVE032, OCE009, OCP002, OSH001, PFF012, PHE005, SCO004, SGM017, SIW017, SMA025, SOD016, STE019, SWA022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.6" calcext:value-type="float">
            <text:p>65,6</text:p>
          </table:table-cell>
          <table:table-cell office:value-type="float" office:value="93.70665" calcext:value-type="float">
            <text:p>93,70665</text:p>
          </table:table-cell>
          <table:table-cell office:value-type="float" office:value="99.06666" calcext:value-type="float">
            <text:p>99,06666</text:p>
          </table:table-cell>
          <table:table-cell office:value-type="string" calcext:value-type="string">
            <text:p>[1.0, 1.0, 1.0, 1.0, 1.0, 1.0, 1.0, 0.98, 0.94, 0.98, 1.0, 1.0, 0.98, 1.0, 0.98]</text:p>
          </table:table-cell>
          <table:table-cell office:value-type="string" calcext:value-type="string">
            <text:p>[EES008, EHH010, EWW036, LAL026, LPR012, LVE032, OCE009, OCP002, OSH001, PFF012, SDD003, SFN026, SMA025, SMO022, SOD016, STE019, SWA015, SWA022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.333336" calcext:value-type="float">
            <text:p>55,333336</text:p>
          </table:table-cell>
          <table:table-cell office:value-type="float" office:value="92.47464" calcext:value-type="float">
            <text:p>92,47464</text:p>
          </table:table-cell>
          <table:table-cell office:value-type="float" office:value="99.73333" calcext:value-type="float">
            <text:p>99,73333</text:p>
          </table:table-cell>
          <table:table-cell office:value-type="string" calcext:value-type="string">
            <text:p>[1.0, 1.0, 1.0, 1.0, 1.0, 1.0, 1.0, 1.0, 0.98, 1.0, 1.0, 1.0, 1.0, 1.0, 0.98]</text:p>
          </table:table-cell>
          <table:table-cell office:value-type="string" calcext:value-type="string">
            <text:p>[ACCU025, ACGM045, EES008, EWW036, LBB013, LPR012, LVE032, OCE009, OCP002, OSH001, PFF012, PHE005, SCO004, SIW017, SMA025, SOD016, STE019, SWA022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.33334" calcext:value-type="float">
            <text:p>57,33334</text:p>
          </table:table-cell>
          <table:table-cell office:value-type="float" office:value="92.834625" calcext:value-type="float">
            <text:p>92,834625</text:p>
          </table:table-cell>
          <table:table-cell office:value-type="float" office:value="99.73333" calcext:value-type="float">
            <text:p>99,73333</text:p>
          </table:table-cell>
          <table:table-cell office:value-type="string" calcext:value-type="string">
            <text:p>[1.0, 1.0, 1.0, 1.0, 1.0, 1.0, 1.0, 1.0, 0.98, 1.0, 1.0, 0.98, 1.0, 1.0, 1.0]</text:p>
          </table:table-cell>
          <table:table-cell office:value-type="string" calcext:value-type="string">
            <text:p>[ACGM045, EES008, EPP014, EWW036, LBB013, LPR012, LVE032, OCE009, OCP002, ODE019, ORE011, ORE015, OSH001, PFF012, SMA025, SOD016, STE019, SWA022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.73333" calcext:value-type="float">
            <text:p>59,73333</text:p>
          </table:table-cell>
          <table:table-cell office:value-type="float" office:value="93.506676" calcext:value-type="float">
            <text:p>93,506676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1.0, 1.0, 1.0, 1.0, 1.0, 1.0, 0.98, 1.0, 1.0, 1.0, 0.96, 1.0, 1.0]</text:p>
          </table:table-cell>
          <table:table-cell office:value-type="string" calcext:value-type="string">
            <text:p>[ACGM045, EES008, EWW036, LBB013, LBU029, LPR012, LVE032, OCE009, OCP002, ODE019, OMA007, ORE015, OSH001, PFF012, SMA025, SOD016, STE019, SWA022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.533333" calcext:value-type="float">
            <text:p>60,533333</text:p>
          </table:table-cell>
          <table:table-cell office:value-type="float" office:value="92.87469" calcext:value-type="float">
            <text:p>92,87469</text:p>
          </table:table-cell>
          <table:table-cell office:value-type="float" office:value="99.46665" calcext:value-type="float">
            <text:p>99,46665</text:p>
          </table:table-cell>
          <table:table-cell office:value-type="string" calcext:value-type="string">
            <text:p>[1.0, 1.0, 1.0, 1.0, 1.0, 1.0, 1.0, 1.0, 0.98, 1.0, 1.0, 1.0, 0.98, 0.98, 0.98]</text:p>
          </table:table-cell>
          <table:table-cell office:value-type="string" calcext:value-type="string">
            <text:p>[ACGM045, ACPP027, EES008, EPP014, EWW036, LPR012, LVE032, OCE009, OCP002, ODE019, ORE011, ORE015, OSH001, PFF012, SMA025, SOD016, STE019, SWA022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.6" calcext:value-type="float">
            <text:p>57,6</text:p>
          </table:table-cell>
          <table:table-cell office:value-type="float" office:value="93.88133" calcext:value-type="float">
            <text:p>93,88133</text:p>
          </table:table-cell>
          <table:table-cell office:value-type="float" office:value="99.46667" calcext:value-type="float">
            <text:p>99,46667</text:p>
          </table:table-cell>
          <table:table-cell office:value-type="string" calcext:value-type="string">
            <text:p>[1.0, 1.0, 1.0, 1.0, 1.0, 1.0, 1.0, 1.0, 1.0, 1.0, 1.0, 1.0, 0.96, 1.0, 0.96]</text:p>
          </table:table-cell>
          <table:table-cell office:value-type="string" calcext:value-type="string">
            <text:p>[ACFE015, ACGM045, EES008, EWW036, LBB013, LBU029, LPR012, LVE032, OCE009, OCP002, ODE019, OMA007, OSH001, PFF012, SMA025, SOD016, STE019, SWA022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1.46667" calcext:value-type="float">
            <text:p>61,46667</text:p>
          </table:table-cell>
          <table:table-cell office:value-type="float" office:value="93.75999" calcext:value-type="float">
            <text:p>93,75999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0.98, 1.0, 1.0, 1.0, 1.0, 1.0, 1.0]</text:p>
          </table:table-cell>
          <table:table-cell office:value-type="string" calcext:value-type="string">
            <text:p>[ACGM045, EES008, EWW036, LCA003, LPR012, LRE027, LVE032, OCE009, OCP002, ODE019, OMA003, OSH001, PFF012, SCO003, SMA025, SOD016, STE019, SWA022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.933334" calcext:value-type="float">
            <text:p>54,933334</text:p>
          </table:table-cell>
          <table:table-cell office:value-type="float" office:value="94.17731" calcext:value-type="float">
            <text:p>94,17731</text:p>
          </table:table-cell>
          <table:table-cell office:value-type="float" office:value="99.73333" calcext:value-type="float">
            <text:p>99,73333</text:p>
          </table:table-cell>
          <table:table-cell office:value-type="string" calcext:value-type="string">
            <text:p>[1.0, 1.0, 1.0, 1.0, 1.0, 1.0, 1.0, 1.0, 1.0, 1.0, 1.0, 0.98, 1.0, 1.0, 0.98]</text:p>
          </table:table-cell>
          <table:table-cell office:value-type="string" calcext:value-type="string">
            <text:p>[ACGM045, EES008, EWW036, LCA003, LPR012, LRE027, LVE032, OCE009, OCP002, ODE019, OMA003, OSH001, PFF012, SCO003, SMA025, SOD016, STE019, SWA022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.6" calcext:value-type="float">
            <text:p>63,6</text:p>
          </table:table-cell>
          <table:table-cell office:value-type="float" office:value="94.54799" calcext:value-type="float">
            <text:p>94,54799</text:p>
          </table:table-cell>
          <table:table-cell office:value-type="float" office:value="99.46667" calcext:value-type="float">
            <text:p>99,46667</text:p>
          </table:table-cell>
          <table:table-cell office:value-type="string" calcext:value-type="string">
            <text:p>[1.0, 1.0, 0.98, 1.0, 1.0, 1.0, 1.0, 1.0, 1.0, 1.0, 1.0, 0.98, 1.0, 1.0, 0.96]</text:p>
          </table:table-cell>
          <table:table-cell office:value-type="string" calcext:value-type="string">
            <text:p>[ACGM045, EES008, EHC007, EWW036, LCA003, LPR012, LRE027, LVE032, OCE009, OCP002, OMA003, OSH001, PFF012, SCO003, SMA025, SOD016, STE019, SWA022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.333332" calcext:value-type="float">
            <text:p>63,333332</text:p>
          </table:table-cell>
          <table:table-cell office:value-type="float" office:value="93.97465" calcext:value-type="float">
            <text:p>93,97465</text:p>
          </table:table-cell>
          <table:table-cell office:value-type="float" office:value="99.46667" calcext:value-type="float">
            <text:p>99,46667</text:p>
          </table:table-cell>
          <table:table-cell office:value-type="string" calcext:value-type="string">
            <text:p>[1.0, 1.0, 1.0, 1.0, 1.0, 1.0, 1.0, 1.0, 0.94, 1.0, 1.0, 1.0, 1.0, 1.0, 0.98]</text:p>
          </table:table-cell>
          <table:table-cell office:value-type="string" calcext:value-type="string">
            <text:p>[ACGM045, EES008, EWW036, LCA003, LPR012, LRE027, LVE032, OCE009, OCP002, OFI009, OMA003, OSH001, PFF012, SCO003, SMA025, SOD016, STE019, SWA022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.06666" calcext:value-type="float">
            <text:p>61,06666</text:p>
          </table:table-cell>
          <table:table-cell office:value-type="float" office:value="94.25065" calcext:value-type="float">
            <text:p>94,25065</text:p>
          </table:table-cell>
          <table:table-cell office:value-type="float" office:value="99.6" calcext:value-type="float">
            <text:p>99,6</text:p>
          </table:table-cell>
          <table:table-cell office:value-type="string" calcext:value-type="string">
            <text:p>[1.0, 1.0, 1.0, 1.0, 1.0, 1.0, 1.0, 1.0, 1.0, 1.0, 1.0, 1.0, 1.0, 1.0, 0.94]</text:p>
          </table:table-cell>
          <table:table-cell office:value-type="string" calcext:value-type="string">
            <text:p>[ACGM045, EES008, ERO028, EWW036, LAL032, LBB013, LPR012, LVE032, OBI003, OCE009, OCP002, OSH001, PAN016, PFF012, SMA025, SOD016, STE019, SWA022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5.066666" calcext:value-type="float">
            <text:p>65,066666</text:p>
          </table:table-cell>
          <table:table-cell office:value-type="float" office:value="94.84399" calcext:value-type="float">
            <text:p>94,84399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1.0, 1.0, 1.0, 1.0, 1.0, 1.0, 0.98]</text:p>
          </table:table-cell>
          <table:table-cell office:value-type="string" calcext:value-type="string">
            <text:p>[ACGM045, EES008, EJP018, EWW036, LBB013, LPR012, LVE032, OCE009, OCP002, OSH001, PAN016, PFF012, SFO001, SMA025, SMO023, SOD016, STE019, SWA022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.00001" calcext:value-type="float">
            <text:p>70,00001</text:p>
          </table:table-cell>
          <table:table-cell office:value-type="float" office:value="95.51333" calcext:value-type="float">
            <text:p>95,51333</text:p>
          </table:table-cell>
          <table:table-cell office:value-type="float" office:value="99.73333" calcext:value-type="float">
            <text:p>99,73333</text:p>
          </table:table-cell>
          <table:table-cell office:value-type="string" calcext:value-type="string">
            <text:p>[1.0, 1.0, 1.0, 1.0, 1.0, 1.0, 1.0, 1.0, 0.98, 1.0, 1.0, 1.0, 1.0, 1.0, 0.98]</text:p>
          </table:table-cell>
          <table:table-cell office:value-type="string" calcext:value-type="string">
            <text:p>[ACGM045, EES008, EWW036, LAL032, LBB013, LPR012, LVE032, OCE009, OCP002, OFI017, OSH001, PAN016, PFF012, SMA025, SOD016, STE019, STR018, SWA022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.73333" calcext:value-type="float">
            <text:p>69,73333</text:p>
          </table:table-cell>
          <table:table-cell office:value-type="float" office:value="95.37732" calcext:value-type="float">
            <text:p>95,37732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1.0, 1.0, 1.0, 1.0, 1.0, 1.0, 0.98]</text:p>
          </table:table-cell>
          <table:table-cell office:value-type="string" calcext:value-type="string">
            <text:p>[ACGM045, EES008, EWW036, LBB013, LPR012, LVE032, OCE009, OCP002, OSH001, PAN016, PCA014, PFF012, SMA025, SMO016, SMO023, SOD016, STE019, SWA022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.2" calcext:value-type="float">
            <text:p>69,2</text:p>
          </table:table-cell>
          <table:table-cell office:value-type="float" office:value="96.333336" calcext:value-type="float">
            <text:p>96,333336</text:p>
          </table:table-cell>
          <table:table-cell office:value-type="float" office:value="99.73334" calcext:value-type="float">
            <text:p>99,73334</text:p>
          </table:table-cell>
          <table:table-cell office:value-type="string" calcext:value-type="string">
            <text:p>[1.0, 1.0, 1.0, 1.0, 1.0, 1.0, 1.0, 1.0, 1.0, 1.0, 1.0, 1.0, 1.0, 1.0, 0.96]</text:p>
          </table:table-cell>
          <table:table-cell office:value-type="string" calcext:value-type="string">
            <text:p>[ACGM045, EES008, EMM034, EPP019, EWW036, LPR012, LRE009, LVE032, OCE009, OCP002, ODE019, OSH001, PFF012, SMA025, SMW013, SOD016, STE019, SWA022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95.24531" calcext:value-type="float">
            <text:p>95,24531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1.0, 1.0, 1.0, 1.0, 1.0, 1.0, 0.98]</text:p>
          </table:table-cell>
          <table:table-cell office:value-type="string" calcext:value-type="string">
            <text:p>[ACGM045, EES008, EWW036, LBB013, LPR012, LVE032, OCE009, OCP002, OFI017, OMA008, ORR004, OSH001, PFF012, SMA025, SOD016, STE019, STR018, SWA022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95.37865" calcext:value-type="float">
            <text:p>95,37865</text:p>
          </table:table-cell>
          <table:table-cell office:value-type="float" office:value="99.73333" calcext:value-type="float">
            <text:p>99,73333</text:p>
          </table:table-cell>
          <table:table-cell office:value-type="string" calcext:value-type="string">
            <text:p>[1.0, 1.0, 1.0, 1.0, 1.0, 1.0, 1.0, 1.0, 1.0, 1.0, 1.0, 0.98, 1.0, 0.98, 1.0]</text:p>
          </table:table-cell>
          <table:table-cell office:value-type="string" calcext:value-type="string">
            <text:p>[ACGM045, EES008, EMM034, EPP019, EWW036, LPR012, LUN036, LVE032, OCE009, OCP002, ODE019, OSH001, PAN016, SMA025, SMW013, SOD016, STE019, SWA022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1.86667" calcext:value-type="float">
            <text:p>71,86667</text:p>
          </table:table-cell>
          <table:table-cell office:value-type="float" office:value="95.12263" calcext:value-type="float">
            <text:p>95,12263</text:p>
          </table:table-cell>
          <table:table-cell office:value-type="float" office:value="99.73333" calcext:value-type="float">
            <text:p>99,73333</text:p>
          </table:table-cell>
          <table:table-cell office:value-type="string" calcext:value-type="string">
            <text:p>[1.0, 1.0, 1.0, 1.0, 1.0, 1.0, 1.0, 1.0, 1.0, 1.0, 1.0, 1.0, 0.98, 0.98, 1.0]</text:p>
          </table:table-cell>
          <table:table-cell office:value-type="string" calcext:value-type="string">
            <text:p>[ACFE023, ACGM045, EES008, EMM034, EPP019, EWW036, LPR012, LUN036, LVE032, OCE009, OCP002, ODE019, OSH001, PAN016, SMA025, SOD016, STE019, SWA022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2.79999" calcext:value-type="float">
            <text:p>62,79999</text:p>
          </table:table-cell>
          <table:table-cell office:value-type="float" office:value="94.98133" calcext:value-type="float">
            <text:p>94,981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S008, EWW036, LBI041, LMA003, LMA046, LPR012, LVE032, OCE009, OCP002, ODE019, OSH001, PFF012, SMA025, SOD016, STE019, SWA003, SWA022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.93333" calcext:value-type="float">
            <text:p>58,93333</text:p>
          </table:table-cell>
          <table:table-cell office:value-type="float" office:value="95.016" calcext:value-type="float">
            <text:p>95,016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0.98, 1.0, 1.0, 1.0, 1.0, 1.0, 1.0]</text:p>
          </table:table-cell>
          <table:table-cell office:value-type="string" calcext:value-type="string">
            <text:p>[ACGM045, ACPP022, EAG016, EES008, EMM034, EPP019, LPR012, LVE032, OCE009, OCP002, ODE019, OSH001, PFF012, SAS021, SMA025, SOD016, STE019, SWA022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8.8" calcext:value-type="float">
            <text:p>78,8</text:p>
          </table:table-cell>
          <table:table-cell office:value-type="float" office:value="95.53598" calcext:value-type="float">
            <text:p>95,535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ACPP022, EES008, EMM034, EPP019, LPR012, LVE032, OCE009, OCP002, OMA002, OSH001, PFF012, PIC002, SMA025, SMW013, SOD016, STE019, SWA022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8.26666" calcext:value-type="float">
            <text:p>68,26666</text:p>
          </table:table-cell>
          <table:table-cell office:value-type="float" office:value="95.85466" calcext:value-type="float">
            <text:p>95,854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ACPP022, EES008, EMM034, EPP019, FHI002, LPR012, LVE032, OCE009, OCP002, OMA002, OSH001, PFF012, PIC002, SMA025, SOD016, STE019, SWA022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.666664" calcext:value-type="float">
            <text:p>70,666664</text:p>
          </table:table-cell>
          <table:table-cell office:value-type="float" office:value="95.52266" calcext:value-type="float">
            <text:p>95,522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ACPP022, EES008, EMM034, EPP019, FHI002, LPR012, LVE032, OCE009, OCP002, OMA002, OSH001, PFF012, PIC002, SMA025, SOD016, STE019, SWA022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95.24266" calcext:value-type="float">
            <text:p>95,242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ACPP022, EES008, EMM034, EPP019, FHI002, LPR012, LVE032, OCE009, OCP002, OMA002, OSH001, PFF012, PIC002, SMA025, SOD016, STE019, SWA022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6.66667" calcext:value-type="float">
            <text:p>66,66667</text:p>
          </table:table-cell>
          <table:table-cell office:value-type="float" office:value="96.43601" calcext:value-type="float">
            <text:p>96,436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ACPP022, EES008, EMM034, FHI002, LPR012, LVE032, OCE009, OCP002, OMA002, OSH001, PFF005, PFF012, PIC002, SMA025, SOD016, STE019, SWA022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97.623985" calcext:value-type="float">
            <text:p>97,6239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S008, EMM034, LMC010, LPR012, LVE032, OCE009, OCP002, ODE016, OFI011, OMA002, OSH001, PFF012, SMA025, SNB005, SOD016, STE019, SWA022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4.53333" calcext:value-type="float">
            <text:p>74,53333</text:p>
          </table:table-cell>
          <table:table-cell office:value-type="float" office:value="97.23331" calcext:value-type="float">
            <text:p>97,233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S008, EMM006, EMM034, EPP019, LAM002, LMC025, LPR012, LVE032, OCE009, OCP002, OSH001, PFF012, PIC005, SMA025, SOD016, STE019, SWA022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.266666" calcext:value-type="float">
            <text:p>62,266666</text:p>
          </table:table-cell>
          <table:table-cell office:value-type="float" office:value="95.64934" calcext:value-type="float">
            <text:p>95,649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S008, EMM006, EMM034, EPP019, LAM002, LMC025, LPR012, LVE032, OCE009, OCP002, OSH001, PFF012, PIC005, SMA025, SOD016, STE019, SWA022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.86667" calcext:value-type="float">
            <text:p>73,86667</text:p>
          </table:table-cell>
          <table:table-cell office:value-type="float" office:value="96.08802" calcext:value-type="float">
            <text:p>96,088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S008, EMM006, EMM034, EPP019, LAM002, LMC025, LPR012, LVE032, OCE009, OCP002, OSH001, PFF012, PIC005, SMA025, SOD016, STE019, SWA022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.53333" calcext:value-type="float">
            <text:p>68,53333</text:p>
          </table:table-cell>
          <table:table-cell office:value-type="float" office:value="96.12533" calcext:value-type="float">
            <text:p>96,125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S008, EMM006, EMM034, EPP019, LAM002, LMC025, LPR012, LVE032, OCE009, OCP002, OSH001, PFF012, PIC005, SMA025, SOD016, STE019, SWA022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0.66666" calcext:value-type="float">
            <text:p>80,66666</text:p>
          </table:table-cell>
          <table:table-cell office:value-type="float" office:value="96.72534" calcext:value-type="float">
            <text:p>96,72534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1.0, 1.0, 1.0, 0.98, 1.0, 1.0, 1.0]</text:p>
          </table:table-cell>
          <table:table-cell office:value-type="string" calcext:value-type="string">
            <text:p>[ACGM045, EES008, EMM034, EWW019, LMA009, LPR012, LVE032, OCE009, OCP002, OMA002, OSH001, PFF012, PIC002, SEN007, SMA025, SOD016, STE019, SWA022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3.33333" calcext:value-type="float">
            <text:p>83,33333</text:p>
          </table:table-cell>
          <table:table-cell office:value-type="float" office:value="97.13333" calcext:value-type="float">
            <text:p>97,133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S008, EMM034, EPP019, EWW019, LAM002, LDG010, LMC025, LPR012, LVE032, OCE009, OCP002, OSH001, PFF012, SMA025, SOD016, STE019, SWA022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9.06667" calcext:value-type="float">
            <text:p>79,06667</text:p>
          </table:table-cell>
          <table:table-cell office:value-type="float" office:value="97.69999" calcext:value-type="float">
            <text:p>97,699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S008, EMM034, LCC014, LPR012, LVE032, OCE009, OCP002, OMA002, OSH001, PFF012, SEL016, SEN007, SMA025, SOD016, SRR003, STE019, SWA022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7.066666" calcext:value-type="float">
            <text:p>87,066666</text:p>
          </table:table-cell>
          <table:table-cell office:value-type="float" office:value="97.79468" calcext:value-type="float">
            <text:p>97,794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G027, EES008, EMM034, LPR012, LVE032, OCE009, OCP002, OMA002, OSH001, PFF012, PIC002, SEN007, SMA025, SOD016, SRR003, STE019, SWA022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.06667" calcext:value-type="float">
            <text:p>79,06667</text:p>
          </table:table-cell>
          <table:table-cell office:value-type="float" office:value="97.60667" calcext:value-type="float">
            <text:p>97,60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S008, EMM034, LCC014, LPR012, LVE032, OCE009, OCP002, OSH001, OSH011, PFF012, SEL016, SEN007, SMA025, SOD016, SRR003, STE019, SWA022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7.59999" calcext:value-type="float">
            <text:p>67,59999</text:p>
          </table:table-cell>
          <table:table-cell office:value-type="float" office:value="97.37334" calcext:value-type="float">
            <text:p>97,37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E004, EES008, EMM034, LCC014, LPR012, LVE032, OCE009, OCP002, OSH001, OSH011, PFF012, SEN007, SMA025, SOD016, SRR003, STE019, SWA022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.93333" calcext:value-type="float">
            <text:p>70,93333</text:p>
          </table:table-cell>
          <table:table-cell office:value-type="float" office:value="97.46664" calcext:value-type="float">
            <text:p>97,466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E004, EES008, EMM034, LCC014, LPR012, LVE032, OCE009, OCE018, OCP002, OSH001, OSH011, PFF012, SMA025, SOD016, SRR003, STE019, SWA022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.53333" calcext:value-type="float">
            <text:p>76,53333</text:p>
          </table:table-cell>
          <table:table-cell office:value-type="float" office:value="97.5053" calcext:value-type="float">
            <text:p>97,505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S008, EMM034, ESS019, LPR012, LVE032, OCE009, OCP002, OSH001, OSH011, PFF012, SEL016, SEN007, SMA025, SOD016, SRR003, STE019, SWA022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.066666" calcext:value-type="float">
            <text:p>79,066666</text:p>
          </table:table-cell>
          <table:table-cell office:value-type="float" office:value="96.83067" calcext:value-type="float">
            <text:p>96,830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E004, EES008, EMM034, LCC014, LMC003, LPR012, LVE032, OCE009, OCE018, OCP002, OSH001, PFF012, SMA025, SOD016, SRR003, STE019, SWA022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3.06667" calcext:value-type="float">
            <text:p>73,06667</text:p>
          </table:table-cell>
          <table:table-cell office:value-type="float" office:value="96.77332" calcext:value-type="float">
            <text:p>96,773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E004, EES008, EMM034, LCC014, LMC003, LPR012, LVE032, OCE009, OCP002, OSH001, PFF012, SFO008, SMA025, SOD016, SRR003, STE019, SWA022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.2" calcext:value-type="float">
            <text:p>67,2</text:p>
          </table:table-cell>
          <table:table-cell office:value-type="float" office:value="96.163994" calcext:value-type="float">
            <text:p>96,1639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S008, EMM034, LHY006, LPR012, LVE032, OCE009, OCP002, ODE018, OSH001, PIC002, SAS003, SFO011, SMA025, SOD016, SRR003, STE019, SWA02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8.666664" calcext:value-type="float">
            <text:p>68,666664</text:p>
          </table:table-cell>
          <table:table-cell office:value-type="float" office:value="95.66933" calcext:value-type="float">
            <text:p>95,669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E004, EES008, EMM034, LCC014, LMC003, LPR012, LVE032, OCE009, OCP002, OSH001, PFF012, SAA017, SMA025, SOD016, SRR003, STE019, SWA022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3.06667" calcext:value-type="float">
            <text:p>73,06667</text:p>
          </table:table-cell>
          <table:table-cell office:value-type="float" office:value="95.83197" calcext:value-type="float">
            <text:p>95,831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E004, EES008, EMM034, LAM021, LCC014, LPR012, LVE032, OCE009, OCP002, OSH001, PFF012, SAA017, SMA025, SOD016, SRR003, STE019, SWA022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.8" calcext:value-type="float">
            <text:p>52,8</text:p>
          </table:table-cell>
          <table:table-cell office:value-type="float" office:value="95.93331" calcext:value-type="float">
            <text:p>95,93331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1.0, 1.0, 1.0, 1.0, 0.98, 1.0, 1.0]</text:p>
          </table:table-cell>
          <table:table-cell office:value-type="string" calcext:value-type="string">
            <text:p>[EEE004, EES008, EMM034, EWW015, LBU004, LPR012, LRE017, LVE032, OCE009, OCP002, OMA010, OSH001, PFF012, SCO003, SMA025, SOD016, STE019, SWA022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.399994" calcext:value-type="float">
            <text:p>66,399994</text:p>
          </table:table-cell>
          <table:table-cell office:value-type="float" office:value="96.009315" calcext:value-type="float">
            <text:p>96,009315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1.0, 1.0, 1.0, 0.98, 1.0, 1.0, 1.0]</text:p>
          </table:table-cell>
          <table:table-cell office:value-type="string" calcext:value-type="string">
            <text:p>[ACAM003, ACGM045, EEE004, EES008, EMM034, LCC014, LPR012, LVE032, OCE009, OCP002, OMA003, OSH001, PFF008, PFF012, SMA025, SOD016, STE019, SWA022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.933334" calcext:value-type="float">
            <text:p>70,933334</text:p>
          </table:table-cell>
          <table:table-cell office:value-type="float" office:value="96.29333" calcext:value-type="float">
            <text:p>96,293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AM003, ACGM045, EEE004, EES008, EMM034, LCC014, LPR012, LVE032, OCE009, OCP002, OMA003, OSH001, PFF012, SMA025, SOD016, STE019, STR030, SWA022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2.40001" calcext:value-type="float">
            <text:p>72,40001</text:p>
          </table:table-cell>
          <table:table-cell office:value-type="float" office:value="95.76664" calcext:value-type="float">
            <text:p>95,76664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1.0, 1.0, 1.0, 1.0, 1.0, 1.0, 0.98]</text:p>
          </table:table-cell>
          <table:table-cell office:value-type="string" calcext:value-type="string">
            <text:p>[ACAM003, ACGM045, EEE004, EES008, EMM034, LCC014, LPR012, OCE009, OCP002, OMA003, OSH001, PFF012, SMA025, SNV031, SOD016, STE019, STR030, SWA022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.06667" calcext:value-type="float">
            <text:p>69,06667</text:p>
          </table:table-cell>
          <table:table-cell office:value-type="float" office:value="95.99333" calcext:value-type="float">
            <text:p>95,99333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1.0, 1.0, 1.0, 1.0, 1.0, 0.98, 1.0]</text:p>
          </table:table-cell>
          <table:table-cell office:value-type="string" calcext:value-type="string">
            <text:p>[ACGM045, EMM034, LAM006, LMC003, LMC025, LPR012, LVE032, OCE009, OCP002, OSH001, OWA021, PFF012, SMA025, SME007, SOD016, SRR003, STE019, SWA022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.200005" calcext:value-type="float">
            <text:p>67,200005</text:p>
          </table:table-cell>
          <table:table-cell office:value-type="float" office:value="95.818665" calcext:value-type="float">
            <text:p>95,818665</text:p>
          </table:table-cell>
          <table:table-cell office:value-type="float" office:value="99.73333" calcext:value-type="float">
            <text:p>99,73333</text:p>
          </table:table-cell>
          <table:table-cell office:value-type="string" calcext:value-type="string">
            <text:p>[1.0, 1.0, 1.0, 1.0, 1.0, 1.0, 1.0, 1.0, 0.98, 1.0, 1.0, 0.98, 1.0, 1.0, 1.0]</text:p>
          </table:table-cell>
          <table:table-cell office:value-type="string" calcext:value-type="string">
            <text:p>[ACCU026, ACMY002, EEE004, EES008, EMM034, LCC014, LPR012, LVE032, OCE009, OCP002, ORR015, OSH001, PFF012, SGM015, SMA025, SOD016, SOD021, STE019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5.99999" calcext:value-type="float">
            <text:p>65,99999</text:p>
          </table:table-cell>
          <table:table-cell office:value-type="float" office:value="95.13864" calcext:value-type="float">
            <text:p>95,13864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0.98, 1.0, 1.0, 1.0, 1.0, 1.0, 1.0]</text:p>
          </table:table-cell>
          <table:table-cell office:value-type="string" calcext:value-type="string">
            <text:p>[ACGM045, EMM034, LAM006, LMC025, LPR012, LVE032, OCE009, OCE018, OCP002, OSH001, OWA021, PFF012, SMA025, SME007, SOD016, SRR003, STE019, SWA022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1.866665" calcext:value-type="float">
            <text:p>61,866665</text:p>
          </table:table-cell>
          <table:table-cell office:value-type="float" office:value="94.100006" calcext:value-type="float">
            <text:p>94,100006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1.0, 1.0, 1.0, 1.0, 1.0, 1.0, 0.98]</text:p>
          </table:table-cell>
          <table:table-cell office:value-type="string" calcext:value-type="string">
            <text:p>[ACGM045, EMM034, EWW036, LMC025, LPR012, LVE032, OCE009, OCP002, OSH001, OWA021, PFF012, SMA025, SME007, SOD016, SOD017, SRR003, STE019, SWA022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7.2" calcext:value-type="float">
            <text:p>67,2</text:p>
          </table:table-cell>
          <table:table-cell office:value-type="float" office:value="95.01064" calcext:value-type="float">
            <text:p>95,01064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0.98, 1.0, 1.0, 1.0, 1.0, 1.0, 1.0]</text:p>
          </table:table-cell>
          <table:table-cell office:value-type="string" calcext:value-type="string">
            <text:p>[ACGM045, EMM034, EWW036, LMC025, LPR012, LVE032, OCE009, OCP002, OSH001, OWA021, PFF012, SMA025, SME007, SOD016, SOD017, SRR003, STE019, SWA022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.33333" calcext:value-type="float">
            <text:p>63,33333</text:p>
          </table:table-cell>
          <table:table-cell office:value-type="float" office:value="95.032" calcext:value-type="float">
            <text:p>95,0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MM034, EWW036, LMC025, LPL015, LPR012, LVE032, OCE009, OCP002, OSH001, OWA021, PFF012, SMA025, SME007, SOD016, SRR003, STE019, SWA022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.06667" calcext:value-type="float">
            <text:p>75,06667</text:p>
          </table:table-cell>
          <table:table-cell office:value-type="float" office:value="96.07598" calcext:value-type="float">
            <text:p>96,07598</text:p>
          </table:table-cell>
          <table:table-cell office:value-type="float" office:value="99.73334" calcext:value-type="float">
            <text:p>99,73334</text:p>
          </table:table-cell>
          <table:table-cell office:value-type="string" calcext:value-type="string">
            <text:p>[1.0, 1.0, 1.0, 1.0, 1.0, 1.0, 1.0, 1.0, 1.0, 1.0, 1.0, 1.0, 1.0, 1.0, 0.96]</text:p>
          </table:table-cell>
          <table:table-cell office:value-type="string" calcext:value-type="string">
            <text:p>[ACGM045, ACMO002, EMM034, ERO012, EWW036, LMC025, LPR012, LVE032, OCE009, OCP002, OSH001, PFF012, SMA025, SME007, SOD016, SOD017, SRR003, STE019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8.4" calcext:value-type="float">
            <text:p>68,4</text:p>
          </table:table-cell>
          <table:table-cell office:value-type="float" office:value="95.78264" calcext:value-type="float">
            <text:p>95,78264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1.0, 1.0, 1.0, 1.0, 1.0, 1.0, 0.98]</text:p>
          </table:table-cell>
          <table:table-cell office:value-type="string" calcext:value-type="string">
            <text:p>[ACGM045, EMM034, EWW036, LBI046, LMC025, LPR012, LVE032, OCE009, OCP002, OSH001, PFF012, SMA025, SME007, SOD016, SOD017, SPI011, STE019, SWA022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4.933334" calcext:value-type="float">
            <text:p>64,933334</text:p>
          </table:table-cell>
          <table:table-cell office:value-type="float" office:value="95.82932" calcext:value-type="float">
            <text:p>95,82932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1.0, 1.0, 1.0, 0.98, 1.0, 1.0, 1.0]</text:p>
          </table:table-cell>
          <table:table-cell office:value-type="string" calcext:value-type="string">
            <text:p>[ACGM045, ACSP029, EMM034, EWW030, EWW036, LMC025, LPR012, LVE032, OCE009, OCP002, OSH001, OWA021, SMA025, SME007, SOD016, SRR003, STE019, SWA022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.6" calcext:value-type="float">
            <text:p>63,6</text:p>
          </table:table-cell>
          <table:table-cell office:value-type="float" office:value="95.10131" calcext:value-type="float">
            <text:p>95,10131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1.0, 1.0, 1.0, 1.0, 1.0, 0.98, 1.0]</text:p>
          </table:table-cell>
          <table:table-cell office:value-type="string" calcext:value-type="string">
            <text:p>[ACGM045, ACSP029, EMM034, EWW030, EWW036, LMC025, LPR012, LVE032, OCE009, OCP002, OSH001, OWA021, SMA025, SME007, SOD016, SRR003, STE019, SWA022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1.333336" calcext:value-type="float">
            <text:p>61,333336</text:p>
          </table:table-cell>
          <table:table-cell office:value-type="float" office:value="95.137344" calcext:value-type="float">
            <text:p>95,137344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1.0, 1.0, 1.0, 1.0, 1.0, 1.0, 0.98]</text:p>
          </table:table-cell>
          <table:table-cell office:value-type="string" calcext:value-type="string">
            <text:p>[ACGM045, ACOO006, EJP017, EMM034, EWW036, LMC025, LPR012, LVE032, OCE009, OCP002, OSH001, SMA025, SMO015, SOD016, SPI011, SRR003, STE019, SWA022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7.86667" calcext:value-type="float">
            <text:p>67,86667</text:p>
          </table:table-cell>
          <table:table-cell office:value-type="float" office:value="95.48664" calcext:value-type="float">
            <text:p>95,48664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1.0, 1.0, 1.0, 1.0, 1.0, 1.0, 0.98]</text:p>
          </table:table-cell>
          <table:table-cell office:value-type="string" calcext:value-type="string">
            <text:p>[ACAL035, ACGM045, EJP017, EMM034, EWW036, LMC025, LPR012, LUN029, LVE032, OCE009, OCP002, ORF003, OSH001, PFF012, SMA025, SOD016, STE019, SWA022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.6" calcext:value-type="float">
            <text:p>63,6</text:p>
          </table:table-cell>
          <table:table-cell office:value-type="float" office:value="95.70666" calcext:value-type="float">
            <text:p>95,70666</text:p>
          </table:table-cell>
          <table:table-cell office:value-type="float" office:value="99.73334" calcext:value-type="float">
            <text:p>99,73334</text:p>
          </table:table-cell>
          <table:table-cell office:value-type="string" calcext:value-type="string">
            <text:p>[1.0, 1.0, 1.0, 1.0, 1.0, 1.0, 1.0, 1.0, 1.0, 1.0, 1.0, 1.0, 1.0, 1.0, 0.96]</text:p>
          </table:table-cell>
          <table:table-cell office:value-type="string" calcext:value-type="string">
            <text:p>[ACAL035, ACGM045, EJP017, EMM034, EWW036, LMC025, LPR012, LUN029, LVE032, OCE009, OCP002, ORF003, OSH001, PFF012, SMA025, SOD016, STE019, SWA022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1.33333" calcext:value-type="float">
            <text:p>61,33333</text:p>
          </table:table-cell>
          <table:table-cell office:value-type="float" office:value="94.82534" calcext:value-type="float">
            <text:p>94,825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AL035, ACGM045, EJP017, EMM034, EWW036, LMC025, LPR012, LUN029, LVE032, OCE009, OCP002, ORF003, OSH001, PFF012, SMA025, SOD016, STE019, SWA022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.199997" calcext:value-type="float">
            <text:p>63,199997</text:p>
          </table:table-cell>
          <table:table-cell office:value-type="float" office:value="95.47598" calcext:value-type="float">
            <text:p>95,475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AL035, ACGM045, EJP017, EMM034, EWW036, LMC025, LPR012, LVE032, OCE009, OCP002, ORF003, OSH001, PFF012, SMA025, SNB015, SOD016, STE019, SWA022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.333336" calcext:value-type="float">
            <text:p>61,333336</text:p>
          </table:table-cell>
          <table:table-cell office:value-type="float" office:value="95.86534" calcext:value-type="float">
            <text:p>95,865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AL035, EDO017, EJP017, EMM034, EWW036, LBB002, LMC025, LPR012, LVE032, OCE009, OCP002, ORF003, OSH001, PFF012, SMA025, SOD016, STE019, SWA022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9.2" calcext:value-type="float">
            <text:p>69,2</text:p>
          </table:table-cell>
          <table:table-cell office:value-type="float" office:value="95.74534" calcext:value-type="float">
            <text:p>95,745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AL035, ACFE030, ACGM045, EMM034, EWW036, LMC025, LPR012, LVE016, LVE032, OCE009, OCP002, ORF003, OSH001, PFF012, SMA025, SOD016, STE019, SWA022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8.8" calcext:value-type="float">
            <text:p>58,8</text:p>
          </table:table-cell>
          <table:table-cell office:value-type="float" office:value="96.07596" calcext:value-type="float">
            <text:p>96,075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JP017, EMM034, EPP029, EWW036, LEV002, LMC025, LPR012, LVE032, OCE009, OCP002, ORF003, OSH001, PFF012, SMA025, SOD016, STE019, SWA022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97.41731" calcext:value-type="float">
            <text:p>97,4173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EG006, EMM034, LCA007, LDG008, LMC025, LPR012, LRE026, LVE032, OCE009, OCP002, OSH001, PFF012, SIW010, SMA025, SOD016, STE019, SWA022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6.26667" calcext:value-type="float">
            <text:p>76,26667</text:p>
          </table:table-cell>
          <table:table-cell office:value-type="float" office:value="96.977325" calcext:value-type="float">
            <text:p>96,9773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JP017, EMM034, EPP029, LBI016, LMC025, LPR012, LVE032, OCE009, OCP002, ORF003, OSH001, PFF012, SMA025, SMO019, SOD016, STE019, SWA022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2.53333" calcext:value-type="float">
            <text:p>82,53333</text:p>
          </table:table-cell>
          <table:table-cell office:value-type="float" office:value="97.42934" calcext:value-type="float">
            <text:p>97,429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AL035, ACGM045, EMM034, EWW036, LMC025, LPR012, LRE027, LVE017, LVE032, OCE009, OCP002, ORF003, OSH001, SCC006, SMA025, SOD016, STE019, SWA022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8.26668" calcext:value-type="float">
            <text:p>78,26668</text:p>
          </table:table-cell>
          <table:table-cell office:value-type="float" office:value="97.47598" calcext:value-type="float">
            <text:p>97,475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ACPP002, EMM034, LDG008, LMC025, LPR012, LRE026, LVE032, OCE009, OCP002, ODE009, OSH001, PFF012, SMA025, SOD016, STE019, STR030, SWA022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4.4" calcext:value-type="float">
            <text:p>74,4</text:p>
          </table:table-cell>
          <table:table-cell office:value-type="float" office:value="96.88133" calcext:value-type="float">
            <text:p>96,881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MM034, EWW036, LDG024, LMA016, LMC025, LPR012, LRE010, LVE032, OCE009, OCP002, OSH001, SIW018, SMA025, SMW005, SOD016, STE019, SWA022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95.69867" calcext:value-type="float">
            <text:p>95,69867</text:p>
          </table:table-cell>
          <table:table-cell office:value-type="float" office:value="99.86666" calcext:value-type="float">
            <text:p>99,86666</text:p>
          </table:table-cell>
          <table:table-cell office:value-type="string" calcext:value-type="string">
            <text:p>[1.0, 1.0, 1.0, 1.0, 1.0, 1.0, 1.0, 1.0, 0.98, 1.0, 1.0, 1.0, 1.0, 1.0, 1.0]</text:p>
          </table:table-cell>
          <table:table-cell office:value-type="string" calcext:value-type="string">
            <text:p>[EES008, EMM034, EWW036, LMC025, LPR012, LRE027, LVE017, OCE009, OCP002, ORF003, OSH001, SCC006, SGD003, SMA025, SNV009, SOD016, STE019, SWA022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4.13334" calcext:value-type="float">
            <text:p>74,13334</text:p>
          </table:table-cell>
          <table:table-cell office:value-type="float" office:value="96.589325" calcext:value-type="float">
            <text:p>96,5893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EHH004, EMM034, EWW036, LPR012, LRE027, LVE017, LVE032, OCE009, OCP002, OMA014, ORF003, OSH001, SMA025, SNV009, SOD016, STE019, SWA022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3.06667" calcext:value-type="float">
            <text:p>73,06667</text:p>
          </table:table-cell>
          <table:table-cell office:value-type="float" office:value="96.31334" calcext:value-type="float">
            <text:p>96,31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M045, ACHA018, ACSP001, EES008, EMM034, EWW036, LPR012, LRE027, LVE017, OCE009, OCP002, ORF003, OSH001, SMA025, SNV009, SOD016, STE019, SWA022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7.46666" calcext:value-type="float">
            <text:p>67,46666</text:p>
          </table:table-cell>
          <table:table-cell office:value-type="float" office:value="95.949326" calcext:value-type="float">
            <text:p>95,9493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D003, ACGD009, ACGM045, EMM034, LMA060, LMC025, LPR012, LVE032, OCE009, OCP002, OMA001, OSH001, PFF012, PHE015, SMA025, SOD016, STE019, SWA022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9.86666" calcext:value-type="float">
            <text:p>59,86666</text:p>
          </table:table-cell>
          <table:table-cell office:value-type="float" office:value="93.71867" calcext:value-type="float">
            <text:p>93,718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AZ003, ACGD009, ACGM045, EMM034, LMC025, LPL013, LPR012, LRE008, LVE032, OCE009, OCP002, OMA001, OSH001, PFF012, SMA025, SOD016, STE019, SWA022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5.73333" calcext:value-type="float">
            <text:p>55,73333</text:p>
          </table:table-cell>
          <table:table-cell office:value-type="float" office:value="94.281334" calcext:value-type="float">
            <text:p>94,2813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D003, ACGD009, ACGM045, EMM034, LMC025, LPR012, LVE032, OCE009, OCP002, OFI030, OMA001, OSH001, PFF012, PHE015, SMA025, SOD016, STE019, SWA022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2.13333" calcext:value-type="float">
            <text:p>72,13333</text:p>
          </table:table-cell>
          <table:table-cell office:value-type="float" office:value="96.93868" calcext:value-type="float">
            <text:p>96,938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1.0, 1.0, 1.0, 1.0, 1.0, 1.0, 1.0, 1.0, 1.0, 1.0, 1.0, 1.0, 1.0, 1.0, 1.0]</text:p>
          </table:table-cell>
          <table:table-cell office:value-type="string" calcext:value-type="string">
            <text:p>[ACGD003, ACGD009, ACGM045, EMM034, LMC025, LPR012, LVE032, OCE009, OCP002, OFI030, OSH001, PFF012, PHE015, PHE026, SMA025, SOD016, STE019, SWA022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.00.0000</text:date>, <text:time style:data-style-name="N2" text:time-value="12:14:19.72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10-08T12:14:46.135000000</dc:date>
    <meta:editing-duration>PT26M38S</meta:editing-duration>
    <meta:editing-cycles>6</meta:editing-cycles>
    <meta:generator>LibreOffice/6.4.3.2$Windows_X86_64 LibreOffice_project/747b5d0ebf89f41c860ec2a39efd7cb15b54f2d8</meta:generator>
    <meta:document-statistic meta:table-count="6" meta:cell-count="3030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19.217cm" svg:y="10.598cm" style:legend-expansion="custom" chartooo:width="3.681cm" chartooo:height="2.587cm" style:legend-expansion-aspect-ratio="1.4228836490143" chart:style-name="ch2"/>
        <chart:plot-area chart:style-name="ch3" table:cell-range-address="Rules_1.A2:Rules_1.D201 Rules_1.B1:Rules_1.D1" chart:data-source-has-labels="both" svg:x="0.197cm" svg:y="0.321cm" svg:width="28.776cm" svg:height="15.482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Rules_1.A2:Rules_1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ules_1.B2:Rules_1.B201" chart:label-cell-address="Rules_1.B1:Rules_1.B1" chart:class="chart:line">
            <chart:data-point chart:repeated="200"/>
          </chart:series>
          <chart:series chart:style-name="ch8" chart:values-cell-range-address="Rules_1.C2:Rules_1.C201" chart:label-cell-address="Rules_1.C1:Rules_1.C1" chart:class="chart:line">
            <chart:data-point chart:repeated="200"/>
          </chart:series>
          <chart:series chart:style-name="ch9" chart:values-cell-range-address="Rules_1.D2:Rules_1.D201" chart:label-cell-address="Rules_1.D1:Rules_1.D1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Rules_1.B1:Rules_1.B1</svg:desc>
                </draw:g>
              </table:table-cell>
              <table:table-cell office:value-type="string">
                <text:p> AvgFit</text:p>
                <draw:g>
                  <svg:desc>Rules_1.C1:Rules_1.C1</svg:desc>
                </draw:g>
              </table:table-cell>
              <table:table-cell office:value-type="string">
                <text:p> BestFit</text:p>
                <draw:g>
                  <svg:desc>Rules_1.D1:Rules_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ules_1.A2:Rules_1.A201</svg:desc>
                </draw:g>
              </table:table-cell>
              <table:table-cell office:value-type="float" office:value="0">
                <text:p>0</text:p>
                <draw:g>
                  <svg:desc>Rules_1.B2:Rules_1.B201</svg:desc>
                </draw:g>
              </table:table-cell>
              <table:table-cell office:value-type="float" office:value="0.007999999">
                <text:p>0.007999999</text:p>
                <draw:g>
                  <svg:desc>Rules_1.C2:Rules_1.C201</svg:desc>
                </draw:g>
              </table:table-cell>
              <table:table-cell office:value-type="float" office:value="0.79999995">
                <text:p>0.79999995</text:p>
                <draw:g>
                  <svg:desc>Rules_1.D2:Rules_1.D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61333332">
                <text:p>0.061333332</text:p>
              </table:table-cell>
              <table:table-cell office:value-type="float" office:value="1.3333333">
                <text:p>1.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1733335">
                <text:p>0.21733335</text:p>
              </table:table-cell>
              <table:table-cell office:value-type="float" office:value="1.8666664">
                <text:p>1.86666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52933323">
                <text:p>0.52933323</text:p>
              </table:table-cell>
              <table:table-cell office:value-type="float" office:value="2.8000002">
                <text:p>2.80000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9973332">
                <text:p>0.9973332</text:p>
              </table:table-cell>
              <table:table-cell office:value-type="float" office:value="5.466666">
                <text:p>5.46666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4173331">
                <text:p>1.417333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9226668">
                <text:p>1.9226668</text:p>
              </table:table-cell>
              <table:table-cell office:value-type="float" office:value="5.8666663">
                <text:p>5.86666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.1426668">
                <text:p>3.1426668</text:p>
              </table:table-cell>
              <table:table-cell office:value-type="float" office:value="13.199999">
                <text:p>13.1999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1000004">
                <text:p>4.1000004</text:p>
              </table:table-cell>
              <table:table-cell office:value-type="float" office:value="11.866667">
                <text:p>11.8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.993334">
                <text:p>4.993334</text:p>
              </table:table-cell>
              <table:table-cell office:value-type="float" office:value="13.733334">
                <text:p>13.7333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.2720003">
                <text:p>6.2720003</text:p>
              </table:table-cell>
              <table:table-cell office:value-type="float" office:value="14.266665">
                <text:p>14.2666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.5586667">
                <text:p>7.5586667</text:p>
              </table:table-cell>
              <table:table-cell office:value-type="float" office:value="15.466664">
                <text:p>15.4666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.829334">
                <text:p>8.829334</text:p>
              </table:table-cell>
              <table:table-cell office:value-type="float" office:value="30.533329">
                <text:p>30.5333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.878666">
                <text:p>9.878666</text:p>
              </table:table-cell>
              <table:table-cell office:value-type="float" office:value="32.266663">
                <text:p>32.2666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1.087999">
                <text:p>11.087999</text:p>
              </table:table-cell>
              <table:table-cell office:value-type="float" office:value="33.73333">
                <text:p>33.7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6.070665">
                <text:p>16.070665</text:p>
              </table:table-cell>
              <table:table-cell office:value-type="float" office:value="40.933327">
                <text:p>40.9333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9.844">
                <text:p>19.844</text:p>
              </table:table-cell>
              <table:table-cell office:value-type="float" office:value="42.799995">
                <text:p>42.79999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9999995">
                <text:p>0.79999995</text:p>
              </table:table-cell>
              <table:table-cell office:value-type="float" office:value="25.093332">
                <text:p>25.093332</text:p>
              </table:table-cell>
              <table:table-cell office:value-type="float" office:value="42.399998">
                <text:p>42.3999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">
                <text:p>0.8</text:p>
              </table:table-cell>
              <table:table-cell office:value-type="float" office:value="26.961323">
                <text:p>26.961323</text:p>
              </table:table-cell>
              <table:table-cell office:value-type="float" office:value="50.133335">
                <text:p>50.133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333332">
                <text:p>0.9333332</text:p>
              </table:table-cell>
              <table:table-cell office:value-type="float" office:value="29.967999">
                <text:p>29.967999</text:p>
              </table:table-cell>
              <table:table-cell office:value-type="float" office:value="49.999996">
                <text:p>49.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6666665">
                <text:p>0.26666665</text:p>
              </table:table-cell>
              <table:table-cell office:value-type="float" office:value="33.19866">
                <text:p>33.19866</text:p>
              </table:table-cell>
              <table:table-cell office:value-type="float" office:value="49.466663">
                <text:p>49.46666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6">
                <text:p>1.6</text:p>
              </table:table-cell>
              <table:table-cell office:value-type="float" office:value="35.531994">
                <text:p>35.531994</text:p>
              </table:table-cell>
              <table:table-cell office:value-type="float" office:value="49.466663">
                <text:p>49.46666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8666666">
                <text:p>1.8666666</text:p>
              </table:table-cell>
              <table:table-cell office:value-type="float" office:value="34.463993">
                <text:p>34.463993</text:p>
              </table:table-cell>
              <table:table-cell office:value-type="float" office:value="52.26667">
                <text:p>52.266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.0666668">
                <text:p>3.0666668</text:p>
              </table:table-cell>
              <table:table-cell office:value-type="float" office:value="35.537334">
                <text:p>35.537334</text:p>
              </table:table-cell>
              <table:table-cell office:value-type="float" office:value="52.133335">
                <text:p>52.13333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2">
                <text:p>1.2</text:p>
              </table:table-cell>
              <table:table-cell office:value-type="float" office:value="36.18134">
                <text:p>36.18134</text:p>
              </table:table-cell>
              <table:table-cell office:value-type="float" office:value="52.399998">
                <text:p>52.39999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266667">
                <text:p>6.266667</text:p>
              </table:table-cell>
              <table:table-cell office:value-type="float" office:value="34.551994">
                <text:p>34.551994</text:p>
              </table:table-cell>
              <table:table-cell office:value-type="float" office:value="58.66667">
                <text:p>58.66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0666666">
                <text:p>3.0666666</text:p>
              </table:table-cell>
              <table:table-cell office:value-type="float" office:value="36.809326">
                <text:p>36.809326</text:p>
              </table:table-cell>
              <table:table-cell office:value-type="float" office:value="57.733326">
                <text:p>57.73332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1333334">
                <text:p>2.1333334</text:p>
              </table:table-cell>
              <table:table-cell office:value-type="float" office:value="37.149326">
                <text:p>37.149326</text:p>
              </table:table-cell>
              <table:table-cell office:value-type="float" office:value="60.266666">
                <text:p>60.26666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6">
                <text:p>3.6</text:p>
              </table:table-cell>
              <table:table-cell office:value-type="float" office:value="40.821342">
                <text:p>40.821342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.133333">
                <text:p>10.133333</text:p>
              </table:table-cell>
              <table:table-cell office:value-type="float" office:value="42.143997">
                <text:p>42.143997</text:p>
              </table:table-cell>
              <table:table-cell office:value-type="float" office:value="60.666668">
                <text:p>60.6666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8666663">
                <text:p>7.8666663</text:p>
              </table:table-cell>
              <table:table-cell office:value-type="float" office:value="45.26533">
                <text:p>45.26533</text:p>
              </table:table-cell>
              <table:table-cell office:value-type="float" office:value="59.73333">
                <text:p>59.7333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.2">
                <text:p>7.2</text:p>
              </table:table-cell>
              <table:table-cell office:value-type="float" office:value="44.518673">
                <text:p>44.518673</text:p>
              </table:table-cell>
              <table:table-cell office:value-type="float" office:value="66.399994">
                <text:p>66.39999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.2">
                <text:p>5.2</text:p>
              </table:table-cell>
              <table:table-cell office:value-type="float" office:value="45.30133">
                <text:p>45.30133</text:p>
              </table:table-cell>
              <table:table-cell office:value-type="float" office:value="78.799995">
                <text:p>78.79999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.066666">
                <text:p>9.066666</text:p>
              </table:table-cell>
              <table:table-cell office:value-type="float" office:value="49.858665">
                <text:p>49.858665</text:p>
              </table:table-cell>
              <table:table-cell office:value-type="float" office:value="80.666664">
                <text:p>80.66666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.333333">
                <text:p>11.333333</text:p>
              </table:table-cell>
              <table:table-cell office:value-type="float" office:value="54.297344">
                <text:p>54.297344</text:p>
              </table:table-cell>
              <table:table-cell office:value-type="float" office:value="77.06667">
                <text:p>77.066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.666666">
                <text:p>12.666666</text:p>
              </table:table-cell>
              <table:table-cell office:value-type="float" office:value="57.582684">
                <text:p>57.582684</text:p>
              </table:table-cell>
              <table:table-cell office:value-type="float" office:value="77.600006">
                <text:p>77.60000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5.066666">
                <text:p>15.066666</text:p>
              </table:table-cell>
              <table:table-cell office:value-type="float" office:value="57.898647">
                <text:p>57.898647</text:p>
              </table:table-cell>
              <table:table-cell office:value-type="float" office:value="79.733345">
                <text:p>79.73334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1.466665">
                <text:p>21.466665</text:p>
              </table:table-cell>
              <table:table-cell office:value-type="float" office:value="57.773323">
                <text:p>57.773323</text:p>
              </table:table-cell>
              <table:table-cell office:value-type="float" office:value="81.46666">
                <text:p>81.4666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5.333332">
                <text:p>15.333332</text:p>
              </table:table-cell>
              <table:table-cell office:value-type="float" office:value="59.420013">
                <text:p>59.420013</text:p>
              </table:table-cell>
              <table:table-cell office:value-type="float" office:value="81.200005">
                <text:p>81.2000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0.133331">
                <text:p>20.133331</text:p>
              </table:table-cell>
              <table:table-cell office:value-type="float" office:value="60.388">
                <text:p>60.388</text:p>
              </table:table-cell>
              <table:table-cell office:value-type="float" office:value="81.86667">
                <text:p>81.8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.866665">
                <text:p>17.866665</text:p>
              </table:table-cell>
              <table:table-cell office:value-type="float" office:value="62.011993">
                <text:p>62.011993</text:p>
              </table:table-cell>
              <table:table-cell office:value-type="float" office:value="82.933334">
                <text:p>82.93333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3.733332">
                <text:p>23.733332</text:p>
              </table:table-cell>
              <table:table-cell office:value-type="float" office:value="64.24401">
                <text:p>64.24401</text:p>
              </table:table-cell>
              <table:table-cell office:value-type="float" office:value="80.399994">
                <text:p>80.39999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0.933332">
                <text:p>20.933332</text:p>
              </table:table-cell>
              <table:table-cell office:value-type="float" office:value="63.546677">
                <text:p>63.546677</text:p>
              </table:table-cell>
              <table:table-cell office:value-type="float" office:value="79.59999">
                <text:p>79.5999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0.8">
                <text:p>20.8</text:p>
              </table:table-cell>
              <table:table-cell office:value-type="float" office:value="62.541344">
                <text:p>62.541344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0.933332">
                <text:p>20.933332</text:p>
              </table:table-cell>
              <table:table-cell office:value-type="float" office:value="63.038666">
                <text:p>63.038666</text:p>
              </table:table-cell>
              <table:table-cell office:value-type="float" office:value="82.933334">
                <text:p>82.93333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8.533329">
                <text:p>18.533329</text:p>
              </table:table-cell>
              <table:table-cell office:value-type="float" office:value="62.58933">
                <text:p>62.58933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.266665">
                <text:p>18.266665</text:p>
              </table:table-cell>
              <table:table-cell office:value-type="float" office:value="63.29866">
                <text:p>63.29866</text:p>
              </table:table-cell>
              <table:table-cell office:value-type="float" office:value="83.86667">
                <text:p>83.8666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1.199999">
                <text:p>21.199999</text:p>
              </table:table-cell>
              <table:table-cell office:value-type="float" office:value="62.752014">
                <text:p>62.752014</text:p>
              </table:table-cell>
              <table:table-cell office:value-type="float" office:value="83.200005">
                <text:p>83.2000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8.799997">
                <text:p>18.799997</text:p>
              </table:table-cell>
              <table:table-cell office:value-type="float" office:value="63.71733">
                <text:p>63.71733</text:p>
              </table:table-cell>
              <table:table-cell office:value-type="float" office:value="81.73334">
                <text:p>81.7333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1.466667">
                <text:p>21.466667</text:p>
              </table:table-cell>
              <table:table-cell office:value-type="float" office:value="66.28267">
                <text:p>66.28267</text:p>
              </table:table-cell>
              <table:table-cell office:value-type="float" office:value="81.73334">
                <text:p>81.733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.266668">
                <text:p>24.266668</text:p>
              </table:table-cell>
              <table:table-cell office:value-type="float" office:value="64.67201">
                <text:p>64.67201</text:p>
              </table:table-cell>
              <table:table-cell office:value-type="float" office:value="82.933334">
                <text:p>82.93333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2.799997">
                <text:p>22.799997</text:p>
              </table:table-cell>
              <table:table-cell office:value-type="float" office:value="64.578674">
                <text:p>64.578674</text:p>
              </table:table-cell>
              <table:table-cell office:value-type="float" office:value="83.46667">
                <text:p>83.466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6.533333">
                <text:p>26.533333</text:p>
              </table:table-cell>
              <table:table-cell office:value-type="float" office:value="65.961334">
                <text:p>65.961334</text:p>
              </table:table-cell>
              <table:table-cell office:value-type="float" office:value="83.46667">
                <text:p>83.4666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8.266665">
                <text:p>18.266665</text:p>
              </table:table-cell>
              <table:table-cell office:value-type="float" office:value="67.76266">
                <text:p>67.76266</text:p>
              </table:table-cell>
              <table:table-cell office:value-type="float" office:value="84.66667">
                <text:p>84.666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5.866663">
                <text:p>25.866663</text:p>
              </table:table-cell>
              <table:table-cell office:value-type="float" office:value="64.73866">
                <text:p>64.73866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4.8">
                <text:p>24.8</text:p>
              </table:table-cell>
              <table:table-cell office:value-type="float" office:value="62.38001">
                <text:p>62.38001</text:p>
              </table:table-cell>
              <table:table-cell office:value-type="float" office:value="83.46667">
                <text:p>83.4666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9.6">
                <text:p>19.6</text:p>
              </table:table-cell>
              <table:table-cell office:value-type="float" office:value="66.30134">
                <text:p>66.30134</text:p>
              </table:table-cell>
              <table:table-cell office:value-type="float" office:value="85.73334">
                <text:p>85.7333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7.466667">
                <text:p>27.466667</text:p>
              </table:table-cell>
              <table:table-cell office:value-type="float" office:value="68.666664">
                <text:p>68.666664</text:p>
              </table:table-cell>
              <table:table-cell office:value-type="float" office:value="85.466675">
                <text:p>85.46667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3.33333">
                <text:p>23.33333</text:p>
              </table:table-cell>
              <table:table-cell office:value-type="float" office:value="67.49201">
                <text:p>67.49201</text:p>
              </table:table-cell>
              <table:table-cell office:value-type="float" office:value="87.066666">
                <text:p>87.06666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8.399998">
                <text:p>28.399998</text:p>
              </table:table-cell>
              <table:table-cell office:value-type="float" office:value="67.636">
                <text:p>67.636</text:p>
              </table:table-cell>
              <table:table-cell office:value-type="float" office:value="86.93334">
                <text:p>86.933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.33333">
                <text:p>25.33333</text:p>
              </table:table-cell>
              <table:table-cell office:value-type="float" office:value="69.67734">
                <text:p>69.67734</text:p>
              </table:table-cell>
              <table:table-cell office:value-type="float" office:value="85.99999">
                <text:p>85.999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8">
                <text:p>28</text:p>
              </table:table-cell>
              <table:table-cell office:value-type="float" office:value="70.60664">
                <text:p>70.60664</text:p>
              </table:table-cell>
              <table:table-cell office:value-type="float" office:value="91.73333">
                <text:p>91.733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5.066666">
                <text:p>25.066666</text:p>
              </table:table-cell>
              <table:table-cell office:value-type="float" office:value="71.81335">
                <text:p>71.81335</text:p>
              </table:table-cell>
              <table:table-cell office:value-type="float" office:value="90.799995">
                <text:p>90.79999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1.466665">
                <text:p>21.466665</text:p>
              </table:table-cell>
              <table:table-cell office:value-type="float" office:value="70.20402">
                <text:p>70.20402</text:p>
              </table:table-cell>
              <table:table-cell office:value-type="float" office:value="91.466675">
                <text:p>91.4666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4.266668">
                <text:p>24.266668</text:p>
              </table:table-cell>
              <table:table-cell office:value-type="float" office:value="72.224014">
                <text:p>72.224014</text:p>
              </table:table-cell>
              <table:table-cell office:value-type="float" office:value="92.26667">
                <text:p>92.2666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9.199997">
                <text:p>29.199997</text:p>
              </table:table-cell>
              <table:table-cell office:value-type="float" office:value="73.56534">
                <text:p>73.56534</text:p>
              </table:table-cell>
              <table:table-cell office:value-type="float" office:value="93.86667">
                <text:p>93.8666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6.133331">
                <text:p>26.133331</text:p>
              </table:table-cell>
              <table:table-cell office:value-type="float" office:value="74.52">
                <text:p>74.52</text:p>
              </table:table-cell>
              <table:table-cell office:value-type="float" office:value="93.06666">
                <text:p>93.066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7.2">
                <text:p>27.2</text:p>
              </table:table-cell>
              <table:table-cell office:value-type="float" office:value="76.82001">
                <text:p>76.82001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9.59999">
                <text:p>39.59999</text:p>
              </table:table-cell>
              <table:table-cell office:value-type="float" office:value="77.588">
                <text:p>77.588</text:p>
              </table:table-cell>
              <table:table-cell office:value-type="float" office:value="91.06667">
                <text:p>91.0666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9.333332">
                <text:p>29.333332</text:p>
              </table:table-cell>
              <table:table-cell office:value-type="float" office:value="76.343994">
                <text:p>76.343994</text:p>
              </table:table-cell>
              <table:table-cell office:value-type="float" office:value="91.73334">
                <text:p>91.733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.133335">
                <text:p>28.133335</text:p>
              </table:table-cell>
              <table:table-cell office:value-type="float" office:value="74.99333">
                <text:p>74.99333</text:p>
              </table:table-cell>
              <table:table-cell office:value-type="float" office:value="95.99999">
                <text:p>95.9999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2.53333">
                <text:p>32.53333</text:p>
              </table:table-cell>
              <table:table-cell office:value-type="float" office:value="77.383995">
                <text:p>77.383995</text:p>
              </table:table-cell>
              <table:table-cell office:value-type="float" office:value="97.46666">
                <text:p>97.4666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3.866667">
                <text:p>23.866667</text:p>
              </table:table-cell>
              <table:table-cell office:value-type="float" office:value="78.59999">
                <text:p>78.59999</text:p>
              </table:table-cell>
              <table:table-cell office:value-type="float" office:value="97.066666">
                <text:p>97.06666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9.333332">
                <text:p>29.333332</text:p>
              </table:table-cell>
              <table:table-cell office:value-type="float" office:value="79.819984">
                <text:p>79.819984</text:p>
              </table:table-cell>
              <table:table-cell office:value-type="float" office:value="95.86667">
                <text:p>95.8666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2.8">
                <text:p>32.8</text:p>
              </table:table-cell>
              <table:table-cell office:value-type="float" office:value="82.087975">
                <text:p>82.087975</text:p>
              </table:table-cell>
              <table:table-cell office:value-type="float" office:value="97.86666">
                <text:p>97.8666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6.133327">
                <text:p>36.133327</text:p>
              </table:table-cell>
              <table:table-cell office:value-type="float" office:value="82.654655">
                <text:p>82.654655</text:p>
              </table:table-cell>
              <table:table-cell office:value-type="float" office:value="97.86666">
                <text:p>97.8666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7.06666">
                <text:p>37.06666</text:p>
              </table:table-cell>
              <table:table-cell office:value-type="float" office:value="84.234665">
                <text:p>84.234665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8.533333">
                <text:p>38.533333</text:p>
              </table:table-cell>
              <table:table-cell office:value-type="float" office:value="81.69065">
                <text:p>81.69065</text:p>
              </table:table-cell>
              <table:table-cell office:value-type="float" office:value="97.46667">
                <text:p>97.4666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1.466663">
                <text:p>31.466663</text:p>
              </table:table-cell>
              <table:table-cell office:value-type="float" office:value="81.14934">
                <text:p>81.14934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0.533325">
                <text:p>40.533325</text:p>
              </table:table-cell>
              <table:table-cell office:value-type="float" office:value="83.096016">
                <text:p>83.096016</text:p>
              </table:table-cell>
              <table:table-cell office:value-type="float" office:value="97.066666">
                <text:p>97.0666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7.06666">
                <text:p>37.06666</text:p>
              </table:table-cell>
              <table:table-cell office:value-type="float" office:value="84.26534">
                <text:p>84.26534</text:p>
              </table:table-cell>
              <table:table-cell office:value-type="float" office:value="97.33333">
                <text:p>97.3333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8.799995">
                <text:p>38.799995</text:p>
              </table:table-cell>
              <table:table-cell office:value-type="float" office:value="83.34667">
                <text:p>83.34667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1.733328">
                <text:p>31.733328</text:p>
              </table:table-cell>
              <table:table-cell office:value-type="float" office:value="81.625336">
                <text:p>81.625336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0.266666">
                <text:p>30.266666</text:p>
              </table:table-cell>
              <table:table-cell office:value-type="float" office:value="82.462685">
                <text:p>82.462685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7.333332">
                <text:p>37.333332</text:p>
              </table:table-cell>
              <table:table-cell office:value-type="float" office:value="82.88266">
                <text:p>82.88266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8.933327">
                <text:p>38.933327</text:p>
              </table:table-cell>
              <table:table-cell office:value-type="float" office:value="83.868">
                <text:p>83.868</text:p>
              </table:table-cell>
              <table:table-cell office:value-type="float" office:value="95.86666">
                <text:p>95.8666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6.399998">
                <text:p>36.399998</text:p>
              </table:table-cell>
              <table:table-cell office:value-type="float" office:value="82.468">
                <text:p>82.468</text:p>
              </table:table-cell>
              <table:table-cell office:value-type="float" office:value="95.600006">
                <text:p>95.60000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50.93333">
                <text:p>50.93333</text:p>
              </table:table-cell>
              <table:table-cell office:value-type="float" office:value="85.23466">
                <text:p>85.23466</text:p>
              </table:table-cell>
              <table:table-cell office:value-type="float" office:value="95.33333">
                <text:p>95.3333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6.93333">
                <text:p>36.93333</text:p>
              </table:table-cell>
              <table:table-cell office:value-type="float" office:value="85.09999">
                <text:p>85.09999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8.933334">
                <text:p>48.933334</text:p>
              </table:table-cell>
              <table:table-cell office:value-type="float" office:value="83.96666">
                <text:p>83.96666</text:p>
              </table:table-cell>
              <table:table-cell office:value-type="float" office:value="97.333336">
                <text:p>97.3333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1.33333">
                <text:p>41.33333</text:p>
              </table:table-cell>
              <table:table-cell office:value-type="float" office:value="84.888">
                <text:p>84.888</text:p>
              </table:table-cell>
              <table:table-cell office:value-type="float" office:value="97.99999">
                <text:p>97.9999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2.533333">
                <text:p>42.533333</text:p>
              </table:table-cell>
              <table:table-cell office:value-type="float" office:value="83.26934">
                <text:p>83.26934</text:p>
              </table:table-cell>
              <table:table-cell office:value-type="float" office:value="97.46667">
                <text:p>97.4666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0.66666">
                <text:p>40.66666</text:p>
              </table:table-cell>
              <table:table-cell office:value-type="float" office:value="85.44132">
                <text:p>85.44132</text:p>
              </table:table-cell>
              <table:table-cell office:value-type="float" office:value="97.59999">
                <text:p>97.599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7.86667">
                <text:p>47.86667</text:p>
              </table:table-cell>
              <table:table-cell office:value-type="float" office:value="86.26535">
                <text:p>86.26535</text:p>
              </table:table-cell>
              <table:table-cell office:value-type="float" office:value="98.26666">
                <text:p>98.2666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8.933334">
                <text:p>48.933334</text:p>
              </table:table-cell>
              <table:table-cell office:value-type="float" office:value="88.49468">
                <text:p>88.49468</text:p>
              </table:table-cell>
              <table:table-cell office:value-type="float" office:value="99.33334">
                <text:p>99.3333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51.466667">
                <text:p>51.466667</text:p>
              </table:table-cell>
              <table:table-cell office:value-type="float" office:value="88.037346">
                <text:p>88.037346</text:p>
              </table:table-cell>
              <table:table-cell office:value-type="float" office:value="98.53333">
                <text:p>98.5333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53.999996">
                <text:p>53.999996</text:p>
              </table:table-cell>
              <table:table-cell office:value-type="float" office:value="88.768005">
                <text:p>88.768005</text:p>
              </table:table-cell>
              <table:table-cell office:value-type="float" office:value="98.66666">
                <text:p>98.6666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51.066666">
                <text:p>51.066666</text:p>
              </table:table-cell>
              <table:table-cell office:value-type="float" office:value="89.130646">
                <text:p>89.130646</text:p>
              </table:table-cell>
              <table:table-cell office:value-type="float" office:value="97.99999">
                <text:p>97.9999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3.333324">
                <text:p>53.333324</text:p>
              </table:table-cell>
              <table:table-cell office:value-type="float" office:value="88.07332">
                <text:p>88.07332</text:p>
              </table:table-cell>
              <table:table-cell office:value-type="float" office:value="98.66667">
                <text:p>98.6666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50.666664">
                <text:p>50.666664</text:p>
              </table:table-cell>
              <table:table-cell office:value-type="float" office:value="86.381325">
                <text:p>86.381325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19.217cm" svg:y="10.598cm" style:legend-expansion="custom" chartooo:width="3.681cm" chartooo:height="2.587cm" style:legend-expansion-aspect-ratio="1.4228836490143" chart:style-name="ch2"/>
        <chart:plot-area chart:style-name="ch3" table:cell-range-address="Rules_3.A2:Rules_3.D201 Rules_3.B1:Rules_3.D1" chart:data-source-has-labels="both" svg:x="0.197cm" svg:y="0.321cm" svg:width="28.776cm" svg:height="15.482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Rules_3.A2:Rules_3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ules_3.B2:Rules_3.B201" chart:label-cell-address="Rules_3.B1:Rules_3.B1" chart:class="chart:line">
            <chart:data-point chart:repeated="200"/>
          </chart:series>
          <chart:series chart:style-name="ch8" chart:values-cell-range-address="Rules_3.C2:Rules_3.C201" chart:label-cell-address="Rules_3.C1:Rules_3.C1" chart:class="chart:line">
            <chart:data-point chart:repeated="200"/>
          </chart:series>
          <chart:series chart:style-name="ch9" chart:values-cell-range-address="Rules_3.D2:Rules_3.D201" chart:label-cell-address="Rules_3.D1:Rules_3.D1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Rules_3.B1:Rules_3.B1</svg:desc>
                </draw:g>
              </table:table-cell>
              <table:table-cell office:value-type="string">
                <text:p> AvgFit</text:p>
                <draw:g>
                  <svg:desc>Rules_3.C1:Rules_3.C1</svg:desc>
                </draw:g>
              </table:table-cell>
              <table:table-cell office:value-type="string">
                <text:p> BestFit</text:p>
                <draw:g>
                  <svg:desc>Rules_3.D1:Rules_3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ules_3.A2:Rules_3.A201</svg:desc>
                </draw:g>
              </table:table-cell>
              <table:table-cell office:value-type="float" office:value="0">
                <text:p>0</text:p>
                <draw:g>
                  <svg:desc>Rules_3.B2:Rules_3.B201</svg:desc>
                </draw:g>
              </table:table-cell>
              <table:table-cell office:value-type="float" office:value="0">
                <text:p>0</text:p>
                <draw:g>
                  <svg:desc>Rules_3.C2:Rules_3.C201</svg:desc>
                </draw:g>
              </table:table-cell>
              <table:table-cell office:value-type="float" office:value="0">
                <text:p>0</text:p>
                <draw:g>
                  <svg:desc>Rules_3.D2:Rules_3.D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009333333">
                <text:p>0.009333333</text:p>
              </table:table-cell>
              <table:table-cell office:value-type="float" office:value="0.9333333">
                <text:p>0.933333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07066666">
                <text:p>0.07066666</text:p>
              </table:table-cell>
              <table:table-cell office:value-type="float" office:value="1.4666666">
                <text:p>1.466666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29866663">
                <text:p>0.29866663</text:p>
              </table:table-cell>
              <table:table-cell office:value-type="float" office:value="2.5333335">
                <text:p>2.533333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96">
                <text:p>0.96</text:p>
              </table:table-cell>
              <table:table-cell office:value-type="float" office:value="2.8000002">
                <text:p>2.800000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.1959999">
                <text:p>1.1959999</text:p>
              </table:table-cell>
              <table:table-cell office:value-type="float" office:value="3.0666668">
                <text:p>3.066666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.6279999">
                <text:p>1.6279999</text:p>
              </table:table-cell>
              <table:table-cell office:value-type="float" office:value="6.533334">
                <text:p>6.53333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2.0706666">
                <text:p>2.0706666</text:p>
              </table:table-cell>
              <table:table-cell office:value-type="float" office:value="7.8666663">
                <text:p>7.866666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3.3720005">
                <text:p>3.3720005</text:p>
              </table:table-cell>
              <table:table-cell office:value-type="float" office:value="11.199999">
                <text:p>11.1999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4.491999">
                <text:p>4.491999</text:p>
              </table:table-cell>
              <table:table-cell office:value-type="float" office:value="11.866666">
                <text:p>11.86666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5.418666">
                <text:p>5.418666</text:p>
              </table:table-cell>
              <table:table-cell office:value-type="float" office:value="16.266665">
                <text:p>16.26666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7.3866663">
                <text:p>7.38666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9.674665">
                <text:p>9.674665</text:p>
              </table:table-cell>
              <table:table-cell office:value-type="float" office:value="24.266668">
                <text:p>24.26666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0.890667">
                <text:p>10.890667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2.325331">
                <text:p>12.325331</text:p>
              </table:table-cell>
              <table:table-cell office:value-type="float" office:value="40.266663">
                <text:p>40.26666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4.519997">
                <text:p>14.519997</text:p>
              </table:table-cell>
              <table:table-cell office:value-type="float" office:value="39.466663">
                <text:p>39.466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19.217cm" svg:y="10.598cm" style:legend-expansion="custom" chartooo:width="3.681cm" chartooo:height="2.587cm" style:legend-expansion-aspect-ratio="1.4228836490143" chart:style-name="ch2"/>
        <chart:plot-area chart:style-name="ch3" table:cell-range-address="Rules_2.A2:Rules_2.D201 Rules_2.B1:Rules_2.D1" chart:data-source-has-labels="both" svg:x="0.197cm" svg:y="0.321cm" svg:width="28.776cm" svg:height="15.482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Rules_2.A2:Rules_2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ules_2.B2:Rules_2.B201" chart:label-cell-address="Rules_2.B1:Rules_2.B1" chart:class="chart:line">
            <chart:data-point chart:repeated="200"/>
          </chart:series>
          <chart:series chart:style-name="ch8" chart:values-cell-range-address="Rules_2.C2:Rules_2.C201" chart:label-cell-address="Rules_2.C1:Rules_2.C1" chart:class="chart:line">
            <chart:data-point chart:repeated="200"/>
          </chart:series>
          <chart:series chart:style-name="ch9" chart:values-cell-range-address="Rules_2.D2:Rules_2.D201" chart:label-cell-address="Rules_2.D1:Rules_2.D1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Rules_2.B1:Rules_2.B1</svg:desc>
                </draw:g>
              </table:table-cell>
              <table:table-cell office:value-type="string">
                <text:p> AvgFit</text:p>
                <draw:g>
                  <svg:desc>Rules_2.C1:Rules_2.C1</svg:desc>
                </draw:g>
              </table:table-cell>
              <table:table-cell office:value-type="string">
                <text:p> BestFit</text:p>
                <draw:g>
                  <svg:desc>Rules_2.D1:Rules_2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ules_2.A2:Rules_2.A201</svg:desc>
                </draw:g>
              </table:table-cell>
              <table:table-cell office:value-type="float" office:value="0">
                <text:p>0</text:p>
                <draw:g>
                  <svg:desc>Rules_2.B2:Rules_2.B201</svg:desc>
                </draw:g>
              </table:table-cell>
              <table:table-cell office:value-type="float" office:value="0">
                <text:p>0</text:p>
                <draw:g>
                  <svg:desc>Rules_2.C2:Rules_2.C201</svg:desc>
                </draw:g>
              </table:table-cell>
              <table:table-cell office:value-type="float" office:value="0">
                <text:p>0</text:p>
                <draw:g>
                  <svg:desc>Rules_2.D2:Rules_2.D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026666666">
                <text:p>0.0026666666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053333333">
                <text:p>0.0053333333</text:p>
              </table:table-cell>
              <table:table-cell office:value-type="float" office:value="0.26666665">
                <text:p>0.2666666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17333334">
                <text:p>0.017333334</text:p>
              </table:table-cell>
              <table:table-cell office:value-type="float" office:value="0.26666665">
                <text:p>0.266666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06666667">
                <text:p>0.006666667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45333337">
                <text:p>0.045333337</text:p>
              </table:table-cell>
              <table:table-cell office:value-type="float" office:value="0.5333333">
                <text:p>0.533333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8133334">
                <text:p>0.08133334</text:p>
              </table:table-cell>
              <table:table-cell office:value-type="float" office:value="0.5333333">
                <text:p>0.533333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1706666">
                <text:p>0.1706666</text:p>
              </table:table-cell>
              <table:table-cell office:value-type="float" office:value="1.3333333">
                <text:p>1.333333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2346665">
                <text:p>0.2346665</text:p>
              </table:table-cell>
              <table:table-cell office:value-type="float" office:value="1.3333333">
                <text:p>1.333333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36266646">
                <text:p>0.36266646</text:p>
              </table:table-cell>
              <table:table-cell office:value-type="float" office:value="4.533333">
                <text:p>4.53333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6573329">
                <text:p>0.657332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.4226664">
                <text:p>1.4226664</text:p>
              </table:table-cell>
              <table:table-cell office:value-type="float" office:value="13.066666">
                <text:p>13.06666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.7493331">
                <text:p>2.7493331</text:p>
              </table:table-cell>
              <table:table-cell office:value-type="float" office:value="15.466664">
                <text:p>15.46666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4.9120007">
                <text:p>4.9120007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7.138667">
                <text:p>7.138667</text:p>
              </table:table-cell>
              <table:table-cell office:value-type="float" office:value="17.866665">
                <text:p>17.86666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8.8359995">
                <text:p>8.8359995</text:p>
              </table:table-cell>
              <table:table-cell office:value-type="float" office:value="17.466665">
                <text:p>17.46666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0.815997">
                <text:p>10.815997</text:p>
              </table:table-cell>
              <table:table-cell office:value-type="float" office:value="21.866665">
                <text:p>21.8666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1.425334">
                <text:p>11.425334</text:p>
              </table:table-cell>
              <table:table-cell office:value-type="float" office:value="34.93333">
                <text:p>34.933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4.749333">
                <text:p>14.749333</text:p>
              </table:table-cell>
              <table:table-cell office:value-type="float" office:value="35.733326">
                <text:p>35.73332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7.677336">
                <text:p>17.677336</text:p>
              </table:table-cell>
              <table:table-cell office:value-type="float" office:value="37.199993">
                <text:p>37.19999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39999998">
                <text:p>0.39999998</text:p>
              </table:table-cell>
              <table:table-cell office:value-type="float" office:value="22.339996">
                <text:p>22.339996</text:p>
              </table:table-cell>
              <table:table-cell office:value-type="float" office:value="53.333324">
                <text:p>53.33332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5.80933">
                <text:p>25.80933</text:p>
              </table:table-cell>
              <table:table-cell office:value-type="float" office:value="53.333336">
                <text:p>53.33333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26666665">
                <text:p>0.26666665</text:p>
              </table:table-cell>
              <table:table-cell office:value-type="float" office:value="29.599995">
                <text:p>29.599995</text:p>
              </table:table-cell>
              <table:table-cell office:value-type="float" office:value="53.333336">
                <text:p>53.33333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.8">
                <text:p>2.8</text:p>
              </table:table-cell>
              <table:table-cell office:value-type="float" office:value="33.762672">
                <text:p>33.762672</text:p>
              </table:table-cell>
              <table:table-cell office:value-type="float" office:value="55.73333">
                <text:p>55.7333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26666665">
                <text:p>0.26666665</text:p>
              </table:table-cell>
              <table:table-cell office:value-type="float" office:value="40.559982">
                <text:p>40.559982</text:p>
              </table:table-cell>
              <table:table-cell office:value-type="float" office:value="59.46666">
                <text:p>59.4666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43.351982">
                <text:p>43.351982</text:p>
              </table:table-cell>
              <table:table-cell office:value-type="float" office:value="58.53333">
                <text:p>58.5333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.2666664">
                <text:p>4.2666664</text:p>
              </table:table-cell>
              <table:table-cell office:value-type="float" office:value="43.308002">
                <text:p>43.308002</text:p>
              </table:table-cell>
              <table:table-cell office:value-type="float" office:value="63.599987">
                <text:p>63.59998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.3999996">
                <text:p>6.3999996</text:p>
              </table:table-cell>
              <table:table-cell office:value-type="float" office:value="45.089325">
                <text:p>45.089325</text:p>
              </table:table-cell>
              <table:table-cell office:value-type="float" office:value="70.13332">
                <text:p>70.1333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.933332">
                <text:p>8.933332</text:p>
              </table:table-cell>
              <table:table-cell office:value-type="float" office:value="47.213333">
                <text:p>47.213333</text:p>
              </table:table-cell>
              <table:table-cell office:value-type="float" office:value="74.666664">
                <text:p>74.66666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.133333">
                <text:p>6.133333</text:p>
              </table:table-cell>
              <table:table-cell office:value-type="float" office:value="48.609333">
                <text:p>48.609333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.333333">
                <text:p>7.333333</text:p>
              </table:table-cell>
              <table:table-cell office:value-type="float" office:value="51.468002">
                <text:p>51.468002</text:p>
              </table:table-cell>
              <table:table-cell office:value-type="float" office:value="74.666664">
                <text:p>74.66666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.399999">
                <text:p>12.399999</text:p>
              </table:table-cell>
              <table:table-cell office:value-type="float" office:value="56.91467">
                <text:p>56.91467</text:p>
              </table:table-cell>
              <table:table-cell office:value-type="float" office:value="76.93333">
                <text:p>76.9333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4.666666">
                <text:p>14.666666</text:p>
              </table:table-cell>
              <table:table-cell office:value-type="float" office:value="59.26934">
                <text:p>59.2693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9.066666">
                <text:p>9.066666</text:p>
              </table:table-cell>
              <table:table-cell office:value-type="float" office:value="60.60667">
                <text:p>60.60667</text:p>
              </table:table-cell>
              <table:table-cell office:value-type="float" office:value="80.80002">
                <text:p>80.8000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0.933332">
                <text:p>20.933332</text:p>
              </table:table-cell>
              <table:table-cell office:value-type="float" office:value="63.29866">
                <text:p>63.29866</text:p>
              </table:table-cell>
              <table:table-cell office:value-type="float" office:value="83.33333">
                <text:p>83.3333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6.8">
                <text:p>16.8</text:p>
              </table:table-cell>
              <table:table-cell office:value-type="float" office:value="63.011997">
                <text:p>63.011997</text:p>
              </table:table-cell>
              <table:table-cell office:value-type="float" office:value="87.86667">
                <text:p>87.8666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5.5999975">
                <text:p>15.5999975</text:p>
              </table:table-cell>
              <table:table-cell office:value-type="float" office:value="67.20935">
                <text:p>67.20935</text:p>
              </table:table-cell>
              <table:table-cell office:value-type="float" office:value="88.26666">
                <text:p>88.2666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1.599995">
                <text:p>31.599995</text:p>
              </table:table-cell>
              <table:table-cell office:value-type="float" office:value="69.11732">
                <text:p>69.11732</text:p>
              </table:table-cell>
              <table:table-cell office:value-type="float" office:value="88.26667">
                <text:p>88.2666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7.866665">
                <text:p>27.866665</text:p>
              </table:table-cell>
              <table:table-cell office:value-type="float" office:value="70.80669">
                <text:p>70.80669</text:p>
              </table:table-cell>
              <table:table-cell office:value-type="float" office:value="86.266655">
                <text:p>86.26665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3.73333">
                <text:p>23.73333</text:p>
              </table:table-cell>
              <table:table-cell office:value-type="float" office:value="70.99065">
                <text:p>70.99065</text:p>
              </table:table-cell>
              <table:table-cell office:value-type="float" office:value="87.466675">
                <text:p>87.46667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9.066668">
                <text:p>29.066668</text:p>
              </table:table-cell>
              <table:table-cell office:value-type="float" office:value="72.27467">
                <text:p>72.27467</text:p>
              </table:table-cell>
              <table:table-cell office:value-type="float" office:value="86.666664">
                <text:p>86.66666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.933332">
                <text:p>30.933332</text:p>
              </table:table-cell>
              <table:table-cell office:value-type="float" office:value="72.04801">
                <text:p>72.04801</text:p>
              </table:table-cell>
              <table:table-cell office:value-type="float" office:value="89.99999">
                <text:p>89.9999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3.466663">
                <text:p>33.466663</text:p>
              </table:table-cell>
              <table:table-cell office:value-type="float" office:value="73.67866">
                <text:p>73.67866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0.266663">
                <text:p>30.266663</text:p>
              </table:table-cell>
              <table:table-cell office:value-type="float" office:value="74.99466">
                <text:p>74.99466</text:p>
              </table:table-cell>
              <table:table-cell office:value-type="float" office:value="88.13333">
                <text:p>88.1333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8.399998">
                <text:p>28.399998</text:p>
              </table:table-cell>
              <table:table-cell office:value-type="float" office:value="72.835976">
                <text:p>72.835976</text:p>
              </table:table-cell>
              <table:table-cell office:value-type="float" office:value="91.33333">
                <text:p>91.3333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6.266665">
                <text:p>26.266665</text:p>
              </table:table-cell>
              <table:table-cell office:value-type="float" office:value="74.19735">
                <text:p>74.19735</text:p>
              </table:table-cell>
              <table:table-cell office:value-type="float" office:value="92.79999">
                <text:p>92.7999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1.999998">
                <text:p>21.999998</text:p>
              </table:table-cell>
              <table:table-cell office:value-type="float" office:value="74.036">
                <text:p>74.036</text:p>
              </table:table-cell>
              <table:table-cell office:value-type="float" office:value="92.13332">
                <text:p>92.1333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1.866663">
                <text:p>31.866663</text:p>
              </table:table-cell>
              <table:table-cell office:value-type="float" office:value="75.99335">
                <text:p>75.99335</text:p>
              </table:table-cell>
              <table:table-cell office:value-type="float" office:value="93.46666">
                <text:p>93.4666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7.066658">
                <text:p>37.066658</text:p>
              </table:table-cell>
              <table:table-cell office:value-type="float" office:value="78.460014">
                <text:p>78.460014</text:p>
              </table:table-cell>
              <table:table-cell office:value-type="float" office:value="94.26666">
                <text:p>94.2666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1.333334">
                <text:p>31.333334</text:p>
              </table:table-cell>
              <table:table-cell office:value-type="float" office:value="77.60799">
                <text:p>77.60799</text:p>
              </table:table-cell>
              <table:table-cell office:value-type="float" office:value="95.06666">
                <text:p>95.0666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4.266663">
                <text:p>34.266663</text:p>
              </table:table-cell>
              <table:table-cell office:value-type="float" office:value="79.42933">
                <text:p>79.42933</text:p>
              </table:table-cell>
              <table:table-cell office:value-type="float" office:value="94.666664">
                <text:p>94.666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19.217cm" svg:y="10.598cm" style:legend-expansion="custom" chartooo:width="3.681cm" chartooo:height="2.587cm" style:legend-expansion-aspect-ratio="1.4228836490143" chart:style-name="ch2"/>
        <chart:plot-area chart:style-name="ch3" table:cell-range-address="From_1_Rules_3.A2:From_1_Rules_3.D201 From_1_Rules_3.B1:From_1_Rules_3.D1" chart:data-source-has-labels="both" svg:x="0.197cm" svg:y="0.321cm" svg:width="28.776cm" svg:height="15.482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From_1_Rules_3.A2:From_1_Rules_3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om_1_Rules_3.B2:From_1_Rules_3.B201" chart:label-cell-address="From_1_Rules_3.B1:From_1_Rules_3.B1" chart:class="chart:line">
            <chart:data-point chart:repeated="200"/>
          </chart:series>
          <chart:series chart:style-name="ch8" chart:values-cell-range-address="From_1_Rules_3.C2:From_1_Rules_3.C201" chart:label-cell-address="From_1_Rules_3.C1:From_1_Rules_3.C1" chart:class="chart:line">
            <chart:data-point chart:repeated="200"/>
          </chart:series>
          <chart:series chart:style-name="ch9" chart:values-cell-range-address="From_1_Rules_3.D2:From_1_Rules_3.D201" chart:label-cell-address="From_1_Rules_3.D1:From_1_Rules_3.D1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From_1_Rules_3.B1:From_1_Rules_3.B1</svg:desc>
                </draw:g>
              </table:table-cell>
              <table:table-cell office:value-type="string">
                <text:p> AvgFit</text:p>
                <draw:g>
                  <svg:desc>From_1_Rules_3.C1:From_1_Rules_3.C1</svg:desc>
                </draw:g>
              </table:table-cell>
              <table:table-cell office:value-type="string">
                <text:p> BestFit</text:p>
                <draw:g>
                  <svg:desc>From_1_Rules_3.D1:From_1_Rules_3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om_1_Rules_3.A2:From_1_Rules_3.A201</svg:desc>
                </draw:g>
              </table:table-cell>
              <table:table-cell office:value-type="float" office:value="10.2666645">
                <text:p>10.2666645</text:p>
                <draw:g>
                  <svg:desc>From_1_Rules_3.B2:From_1_Rules_3.B201</svg:desc>
                </draw:g>
              </table:table-cell>
              <table:table-cell office:value-type="float" office:value="55.40268">
                <text:p>55.40268</text:p>
                <draw:g>
                  <svg:desc>From_1_Rules_3.C2:From_1_Rules_3.C201</svg:desc>
                </draw:g>
              </table:table-cell>
              <table:table-cell office:value-type="float" office:value="85.333336">
                <text:p>85.333336</text:p>
                <draw:g>
                  <svg:desc>From_1_Rules_3.D2:From_1_Rules_3.D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4.933332">
                <text:p>24.933332</text:p>
              </table:table-cell>
              <table:table-cell office:value-type="float" office:value="60.276">
                <text:p>60.276</text:p>
              </table:table-cell>
              <table:table-cell office:value-type="float" office:value="86.66667">
                <text:p>86.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799997">
                <text:p>20.799997</text:p>
              </table:table-cell>
              <table:table-cell office:value-type="float" office:value="65.31598">
                <text:p>65.31598</text:p>
              </table:table-cell>
              <table:table-cell office:value-type="float" office:value="87.73334">
                <text:p>87.733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.733334">
                <text:p>25.733334</text:p>
              </table:table-cell>
              <table:table-cell office:value-type="float" office:value="68.76667">
                <text:p>68.76667</text:p>
              </table:table-cell>
              <table:table-cell office:value-type="float" office:value="89.86667">
                <text:p>89.8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3.06666">
                <text:p>33.06666</text:p>
              </table:table-cell>
              <table:table-cell office:value-type="float" office:value="70.797325">
                <text:p>70.797325</text:p>
              </table:table-cell>
              <table:table-cell office:value-type="float" office:value="94.13334">
                <text:p>94.133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.199995">
                <text:p>27.199995</text:p>
              </table:table-cell>
              <table:table-cell office:value-type="float" office:value="69.09866">
                <text:p>69.09866</text:p>
              </table:table-cell>
              <table:table-cell office:value-type="float" office:value="95.46665">
                <text:p>95.466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9.866663">
                <text:p>29.866663</text:p>
              </table:table-cell>
              <table:table-cell office:value-type="float" office:value="72.73334">
                <text:p>72.733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.933332">
                <text:p>26.933332</text:p>
              </table:table-cell>
              <table:table-cell office:value-type="float" office:value="71.39731">
                <text:p>71.39731</text:p>
              </table:table-cell>
              <table:table-cell office:value-type="float" office:value="96.399994">
                <text:p>96.3999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.999996">
                <text:p>25.999996</text:p>
              </table:table-cell>
              <table:table-cell office:value-type="float" office:value="73.72667">
                <text:p>73.72667</text:p>
              </table:table-cell>
              <table:table-cell office:value-type="float" office:value="95.066666">
                <text:p>95.0666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8.8">
                <text:p>38.8</text:p>
              </table:table-cell>
              <table:table-cell office:value-type="float" office:value="76.58001">
                <text:p>76.58001</text:p>
              </table:table-cell>
              <table:table-cell office:value-type="float" office:value="95.19999">
                <text:p>95.199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.33333">
                <text:p>31.33333</text:p>
              </table:table-cell>
              <table:table-cell office:value-type="float" office:value="74.23334">
                <text:p>74.23334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77.22799">
                <text:p>77.22799</text:p>
              </table:table-cell>
              <table:table-cell office:value-type="float" office:value="96.26666">
                <text:p>96.266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9.466665">
                <text:p>29.466665</text:p>
              </table:table-cell>
              <table:table-cell office:value-type="float" office:value="77.388">
                <text:p>77.388</text:p>
              </table:table-cell>
              <table:table-cell office:value-type="float" office:value="95.99999">
                <text:p>95.9999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.599998">
                <text:p>27.599998</text:p>
              </table:table-cell>
              <table:table-cell office:value-type="float" office:value="78.55599">
                <text:p>78.55599</text:p>
              </table:table-cell>
              <table:table-cell office:value-type="float" office:value="96.666664">
                <text:p>96.66666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5.86667">
                <text:p>45.86667</text:p>
              </table:table-cell>
              <table:table-cell office:value-type="float" office:value="78.97865">
                <text:p>78.97865</text:p>
              </table:table-cell>
              <table:table-cell office:value-type="float" office:value="96.666664">
                <text:p>96.6666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4.8">
                <text:p>34.8</text:p>
              </table:table-cell>
              <table:table-cell office:value-type="float" office:value="79.658676">
                <text:p>79.658676</text:p>
              </table:table-cell>
              <table:table-cell office:value-type="float" office:value="96.79999">
                <text:p>96.79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5.06666">
                <text:p>35.06666</text:p>
              </table:table-cell>
              <table:table-cell office:value-type="float" office:value="80.73601">
                <text:p>80.73601</text:p>
              </table:table-cell>
              <table:table-cell office:value-type="float" office:value="97.86667">
                <text:p>97.86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3.333332">
                <text:p>43.333332</text:p>
              </table:table-cell>
              <table:table-cell office:value-type="float" office:value="81.52402">
                <text:p>81.52402</text:p>
              </table:table-cell>
              <table:table-cell office:value-type="float" office:value="97.066666">
                <text:p>97.06666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6.399998">
                <text:p>36.399998</text:p>
              </table:table-cell>
              <table:table-cell office:value-type="float" office:value="81.1">
                <text:p>81.1</text:p>
              </table:table-cell>
              <table:table-cell office:value-type="float" office:value="97.06667">
                <text:p>97.06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.2">
                <text:p>39.2</text:p>
              </table:table-cell>
              <table:table-cell office:value-type="float" office:value="81.35335">
                <text:p>81.35335</text:p>
              </table:table-cell>
              <table:table-cell office:value-type="float" office:value="96.13333">
                <text:p>96.1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.6">
                <text:p>33.6</text:p>
              </table:table-cell>
              <table:table-cell office:value-type="float" office:value="81.59865">
                <text:p>81.59865</text:p>
              </table:table-cell>
              <table:table-cell office:value-type="float" office:value="97.33333">
                <text:p>97.33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.333334">
                <text:p>27.333334</text:p>
              </table:table-cell>
              <table:table-cell office:value-type="float" office:value="81.91866">
                <text:p>81.91866</text:p>
              </table:table-cell>
              <table:table-cell office:value-type="float" office:value="97.86667">
                <text:p>97.866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.066673">
                <text:p>43.066673</text:p>
              </table:table-cell>
              <table:table-cell office:value-type="float" office:value="82.927986">
                <text:p>82.927986</text:p>
              </table:table-cell>
              <table:table-cell office:value-type="float" office:value="98.399994">
                <text:p>98.39999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1.999996">
                <text:p>41.999996</text:p>
              </table:table-cell>
              <table:table-cell office:value-type="float" office:value="84.517334">
                <text:p>84.517334</text:p>
              </table:table-cell>
              <table:table-cell office:value-type="float" office:value="97.73333">
                <text:p>97.7333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6.133335">
                <text:p>46.133335</text:p>
              </table:table-cell>
              <table:table-cell office:value-type="float" office:value="84.73067">
                <text:p>84.73067</text:p>
              </table:table-cell>
              <table:table-cell office:value-type="float" office:value="98.13333">
                <text:p>98.1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8.4">
                <text:p>48.4</text:p>
              </table:table-cell>
              <table:table-cell office:value-type="float" office:value="87.03467">
                <text:p>87.03467</text:p>
              </table:table-cell>
              <table:table-cell office:value-type="float" office:value="99.066666">
                <text:p>99.06666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0.4">
                <text:p>50.4</text:p>
              </table:table-cell>
              <table:table-cell office:value-type="float" office:value="85.41601">
                <text:p>85.41601</text:p>
              </table:table-cell>
              <table:table-cell office:value-type="float" office:value="97.99999">
                <text:p>97.9999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2.13333">
                <text:p>42.13333</text:p>
              </table:table-cell>
              <table:table-cell office:value-type="float" office:value="82.63869">
                <text:p>82.63869</text:p>
              </table:table-cell>
              <table:table-cell office:value-type="float" office:value="97.46667">
                <text:p>97.466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8.400005">
                <text:p>48.400005</text:p>
              </table:table-cell>
              <table:table-cell office:value-type="float" office:value="84.63065">
                <text:p>84.63065</text:p>
              </table:table-cell>
              <table:table-cell office:value-type="float" office:value="98.13334">
                <text:p>98.1333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3.999996">
                <text:p>33.999996</text:p>
              </table:table-cell>
              <table:table-cell office:value-type="float" office:value="83.15866">
                <text:p>83.15866</text:p>
              </table:table-cell>
              <table:table-cell office:value-type="float" office:value="98.53333">
                <text:p>98.5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1.6">
                <text:p>41.6</text:p>
              </table:table-cell>
              <table:table-cell office:value-type="float" office:value="83.33868">
                <text:p>83.33868</text:p>
              </table:table-cell>
              <table:table-cell office:value-type="float" office:value="97.99999">
                <text:p>97.9999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0.266663">
                <text:p>40.266663</text:p>
              </table:table-cell>
              <table:table-cell office:value-type="float" office:value="83.002655">
                <text:p>83.002655</text:p>
              </table:table-cell>
              <table:table-cell office:value-type="float" office:value="98.133316">
                <text:p>98.1333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0.4">
                <text:p>50.4</text:p>
              </table:table-cell>
              <table:table-cell office:value-type="float" office:value="82.585335">
                <text:p>82.585335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1.6">
                <text:p>41.6</text:p>
              </table:table-cell>
              <table:table-cell office:value-type="float" office:value="80.96">
                <text:p>80.96</text:p>
              </table:table-cell>
              <table:table-cell office:value-type="float" office:value="98.26666">
                <text:p>98.2666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5.466663">
                <text:p>35.466663</text:p>
              </table:table-cell>
              <table:table-cell office:value-type="float" office:value="82.722694">
                <text:p>82.722694</text:p>
              </table:table-cell>
              <table:table-cell office:value-type="float" office:value="98.399994">
                <text:p>98.39999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4.266666">
                <text:p>54.266666</text:p>
              </table:table-cell>
              <table:table-cell office:value-type="float" office:value="82.51601">
                <text:p>82.51601</text:p>
              </table:table-cell>
              <table:table-cell office:value-type="float" office:value="98.53333">
                <text:p>98.533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6.4">
                <text:p>46.4</text:p>
              </table:table-cell>
              <table:table-cell office:value-type="float" office:value="83.726654">
                <text:p>83.726654</text:p>
              </table:table-cell>
              <table:table-cell office:value-type="float" office:value="97.46666">
                <text:p>97.4666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5.999996">
                <text:p>35.999996</text:p>
              </table:table-cell>
              <table:table-cell office:value-type="float" office:value="84.52135">
                <text:p>84.52135</text:p>
              </table:table-cell>
              <table:table-cell office:value-type="float" office:value="98.13334">
                <text:p>98.1333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1.599995">
                <text:p>41.599995</text:p>
              </table:table-cell>
              <table:table-cell office:value-type="float" office:value="85.194664">
                <text:p>85.194664</text:p>
              </table:table-cell>
              <table:table-cell office:value-type="float" office:value="98.399994">
                <text:p>98.39999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4.399994">
                <text:p>34.399994</text:p>
              </table:table-cell>
              <table:table-cell office:value-type="float" office:value="83.79733">
                <text:p>83.79733</text:p>
              </table:table-cell>
              <table:table-cell office:value-type="float" office:value="97.99999">
                <text:p>97.999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.533333">
                <text:p>40.533333</text:p>
              </table:table-cell>
              <table:table-cell office:value-type="float" office:value="83.219986">
                <text:p>83.219986</text:p>
              </table:table-cell>
              <table:table-cell office:value-type="float" office:value="98.399994">
                <text:p>98.39999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3.999996">
                <text:p>33.999996</text:p>
              </table:table-cell>
              <table:table-cell office:value-type="float" office:value="83.484024">
                <text:p>83.484024</text:p>
              </table:table-cell>
              <table:table-cell office:value-type="float" office:value="98.799995">
                <text:p>98.79999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83.042656">
                <text:p>83.042656</text:p>
              </table:table-cell>
              <table:table-cell office:value-type="float" office:value="98.133316">
                <text:p>98.13331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.86667">
                <text:p>43.86667</text:p>
              </table:table-cell>
              <table:table-cell office:value-type="float" office:value="82.669334">
                <text:p>82.669334</text:p>
              </table:table-cell>
              <table:table-cell office:value-type="float" office:value="98.13334">
                <text:p>98.1333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0.533333">
                <text:p>40.533333</text:p>
              </table:table-cell>
              <table:table-cell office:value-type="float" office:value="81.76002">
                <text:p>81.76002</text:p>
              </table:table-cell>
              <table:table-cell office:value-type="float" office:value="97.99999">
                <text:p>97.9999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1.46667">
                <text:p>41.46667</text:p>
              </table:table-cell>
              <table:table-cell office:value-type="float" office:value="80.541336">
                <text:p>80.541336</text:p>
              </table:table-cell>
              <table:table-cell office:value-type="float" office:value="97.33333">
                <text:p>97.333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1.199997">
                <text:p>41.199997</text:p>
              </table:table-cell>
              <table:table-cell office:value-type="float" office:value="80.85597">
                <text:p>80.85597</text:p>
              </table:table-cell>
              <table:table-cell office:value-type="float" office:value="96.66666">
                <text:p>96.6666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5.733326">
                <text:p>35.733326</text:p>
              </table:table-cell>
              <table:table-cell office:value-type="float" office:value="83.68266">
                <text:p>83.68266</text:p>
              </table:table-cell>
              <table:table-cell office:value-type="float" office:value="97.33332">
                <text:p>97.3333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0.8">
                <text:p>30.8</text:p>
              </table:table-cell>
              <table:table-cell office:value-type="float" office:value="80.97201">
                <text:p>80.97201</text:p>
              </table:table-cell>
              <table:table-cell office:value-type="float" office:value="97.33333">
                <text:p>97.3333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7.46666">
                <text:p>37.46666</text:p>
              </table:table-cell>
              <table:table-cell office:value-type="float" office:value="82.52664">
                <text:p>82.52664</text:p>
              </table:table-cell>
              <table:table-cell office:value-type="float" office:value="97.06666">
                <text:p>97.066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8.533325">
                <text:p>38.533325</text:p>
              </table:table-cell>
              <table:table-cell office:value-type="float" office:value="83.085335">
                <text:p>83.085335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3.86667">
                <text:p>43.86667</text:p>
              </table:table-cell>
              <table:table-cell office:value-type="float" office:value="81.340004">
                <text:p>81.340004</text:p>
              </table:table-cell>
              <table:table-cell office:value-type="float" office:value="95.33333">
                <text:p>95.3333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4.8">
                <text:p>44.8</text:p>
              </table:table-cell>
              <table:table-cell office:value-type="float" office:value="79.812004">
                <text:p>79.812004</text:p>
              </table:table-cell>
              <table:table-cell office:value-type="float" office:value="96.266655">
                <text:p>96.26665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6.533325">
                <text:p>36.533325</text:p>
              </table:table-cell>
              <table:table-cell office:value-type="float" office:value="79.78667">
                <text:p>79.78667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  <table:table-cell office:value-type="float" office:value="80.57067">
                <text:p>80.57067</text:p>
              </table:table-cell>
              <table:table-cell office:value-type="float" office:value="94.666664">
                <text:p>94.66666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4.8">
                <text:p>34.8</text:p>
              </table:table-cell>
              <table:table-cell office:value-type="float" office:value="78.43199">
                <text:p>78.43199</text:p>
              </table:table-cell>
              <table:table-cell office:value-type="float" office:value="96.399994">
                <text:p>96.39999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7.59999">
                <text:p>37.59999</text:p>
              </table:table-cell>
              <table:table-cell office:value-type="float" office:value="81.30801">
                <text:p>81.30801</text:p>
              </table:table-cell>
              <table:table-cell office:value-type="float" office:value="97.066666">
                <text:p>97.06666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1.33333">
                <text:p>31.33333</text:p>
              </table:table-cell>
              <table:table-cell office:value-type="float" office:value="80.48533">
                <text:p>80.48533</text:p>
              </table:table-cell>
              <table:table-cell office:value-type="float" office:value="96.53333">
                <text:p>96.5333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4.933327">
                <text:p>34.933327</text:p>
              </table:table-cell>
              <table:table-cell office:value-type="float" office:value="79.354645">
                <text:p>79.3546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4.266666">
                <text:p>34.266666</text:p>
              </table:table-cell>
              <table:table-cell office:value-type="float" office:value="78.884">
                <text:p>78.884</text:p>
              </table:table-cell>
              <table:table-cell office:value-type="float" office:value="96.13333">
                <text:p>96.1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0.533333">
                <text:p>40.533333</text:p>
              </table:table-cell>
              <table:table-cell office:value-type="float" office:value="78.32933">
                <text:p>78.32933</text:p>
              </table:table-cell>
              <table:table-cell office:value-type="float" office:value="98.26667">
                <text:p>98.2666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4.933327">
                <text:p>34.933327</text:p>
              </table:table-cell>
              <table:table-cell office:value-type="float" office:value="78.228">
                <text:p>78.228</text:p>
              </table:table-cell>
              <table:table-cell office:value-type="float" office:value="97.46665">
                <text:p>97.4666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7.600002">
                <text:p>57.600002</text:p>
              </table:table-cell>
              <table:table-cell office:value-type="float" office:value="81.88534">
                <text:p>81.88534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8.8">
                <text:p>38.8</text:p>
              </table:table-cell>
              <table:table-cell office:value-type="float" office:value="82.22002">
                <text:p>82.22002</text:p>
              </table:table-cell>
              <table:table-cell office:value-type="float" office:value="98.666664">
                <text:p>98.6666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.666668">
                <text:p>40.666668</text:p>
              </table:table-cell>
              <table:table-cell office:value-type="float" office:value="82.11599">
                <text:p>82.11599</text:p>
              </table:table-cell>
              <table:table-cell office:value-type="float" office:value="98.79999">
                <text:p>98.799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9.866663">
                <text:p>29.866663</text:p>
              </table:table-cell>
              <table:table-cell office:value-type="float" office:value="83.37734">
                <text:p>83.37734</text:p>
              </table:table-cell>
              <table:table-cell office:value-type="float" office:value="98.79999">
                <text:p>98.7999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2.93333">
                <text:p>52.93333</text:p>
              </table:table-cell>
              <table:table-cell office:value-type="float" office:value="86.10131">
                <text:p>86.10131</text:p>
              </table:table-cell>
              <table:table-cell office:value-type="float" office:value="98.66666">
                <text:p>98.666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2.666664">
                <text:p>42.666664</text:p>
              </table:table-cell>
              <table:table-cell office:value-type="float" office:value="86.39064">
                <text:p>86.39064</text:p>
              </table:table-cell>
              <table:table-cell office:value-type="float" office:value="98.666664">
                <text:p>98.66666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3.86666">
                <text:p>53.86666</text:p>
              </table:table-cell>
              <table:table-cell office:value-type="float" office:value="87.19599">
                <text:p>87.19599</text:p>
              </table:table-cell>
              <table:table-cell office:value-type="float" office:value="99.33332">
                <text:p>99.3333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1.73333">
                <text:p>61.73333</text:p>
              </table:table-cell>
              <table:table-cell office:value-type="float" office:value="88.09201">
                <text:p>88.09201</text:p>
              </table:table-cell>
              <table:table-cell office:value-type="float" office:value="98.933334">
                <text:p>98.9333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2.533333">
                <text:p>42.533333</text:p>
              </table:table-cell>
              <table:table-cell office:value-type="float" office:value="87.46667">
                <text:p>87.46667</text:p>
              </table:table-cell>
              <table:table-cell office:value-type="float" office:value="99.33333">
                <text:p>99.3333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7.333336">
                <text:p>47.333336</text:p>
              </table:table-cell>
              <table:table-cell office:value-type="float" office:value="87.73068">
                <text:p>87.73068</text:p>
              </table:table-cell>
              <table:table-cell office:value-type="float" office:value="99.33333">
                <text:p>99.3333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8.133335">
                <text:p>48.133335</text:p>
              </table:table-cell>
              <table:table-cell office:value-type="float" office:value="87.028015">
                <text:p>87.028015</text:p>
              </table:table-cell>
              <table:table-cell office:value-type="float" office:value="98.533325">
                <text:p>98.53332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7.333332">
                <text:p>57.333332</text:p>
              </table:table-cell>
              <table:table-cell office:value-type="float" office:value="85.995995">
                <text:p>85.995995</text:p>
              </table:table-cell>
              <table:table-cell office:value-type="float" office:value="98.666664">
                <text:p>98.66666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1.2">
                <text:p>51.2</text:p>
              </table:table-cell>
              <table:table-cell office:value-type="float" office:value="86.6133">
                <text:p>86.6133</text:p>
              </table:table-cell>
              <table:table-cell office:value-type="float" office:value="98.13333">
                <text:p>98.1333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0.266666">
                <text:p>50.266666</text:p>
              </table:table-cell>
              <table:table-cell office:value-type="float" office:value="86.668">
                <text:p>86.668</text:p>
              </table:table-cell>
              <table:table-cell office:value-type="float" office:value="98.666664">
                <text:p>98.66666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84.62399">
                <text:p>84.62399</text:p>
              </table:table-cell>
              <table:table-cell office:value-type="float" office:value="98.40001">
                <text:p>98.400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7.599995">
                <text:p>37.599995</text:p>
              </table:table-cell>
              <table:table-cell office:value-type="float" office:value="83.80798">
                <text:p>83.80798</text:p>
              </table:table-cell>
              <table:table-cell office:value-type="float" office:value="98.13333">
                <text:p>98.1333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8.399998">
                <text:p>28.399998</text:p>
              </table:table-cell>
              <table:table-cell office:value-type="float" office:value="83.70803">
                <text:p>83.70803</text:p>
              </table:table-cell>
              <table:table-cell office:value-type="float" office:value="98.533325">
                <text:p>98.53332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4.533333">
                <text:p>44.533333</text:p>
              </table:table-cell>
              <table:table-cell office:value-type="float" office:value="85.86267">
                <text:p>85.86267</text:p>
              </table:table-cell>
              <table:table-cell office:value-type="float" office:value="98.399994">
                <text:p>98.3999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5.73333">
                <text:p>45.73333</text:p>
              </table:table-cell>
              <table:table-cell office:value-type="float" office:value="85.62001">
                <text:p>85.62001</text:p>
              </table:table-cell>
              <table:table-cell office:value-type="float" office:value="99.46667">
                <text:p>99.4666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9.2">
                <text:p>49.2</text:p>
              </table:table-cell>
              <table:table-cell office:value-type="float" office:value="86.62667">
                <text:p>86.62667</text:p>
              </table:table-cell>
              <table:table-cell office:value-type="float" office:value="98.26667">
                <text:p>98.2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9.2">
                <text:p>39.2</text:p>
              </table:table-cell>
              <table:table-cell office:value-type="float" office:value="86.025314">
                <text:p>86.025314</text:p>
              </table:table-cell>
              <table:table-cell office:value-type="float" office:value="99.46667">
                <text:p>99.466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1.466663">
                <text:p>41.466663</text:p>
              </table:table-cell>
              <table:table-cell office:value-type="float" office:value="87.57198">
                <text:p>87.57198</text:p>
              </table:table-cell>
              <table:table-cell office:value-type="float" office:value="98.66667">
                <text:p>98.6666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9.333336">
                <text:p>49.333336</text:p>
              </table:table-cell>
              <table:table-cell office:value-type="float" office:value="87.241325">
                <text:p>87.241325</text:p>
              </table:table-cell>
              <table:table-cell office:value-type="float" office:value="98.13333">
                <text:p>98.1333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6.266663">
                <text:p>46.266663</text:p>
              </table:table-cell>
              <table:table-cell office:value-type="float" office:value="87.64933">
                <text:p>87.64933</text:p>
              </table:table-cell>
              <table:table-cell office:value-type="float" office:value="98.66667">
                <text:p>98.6666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9.866653">
                <text:p>59.866653</text:p>
              </table:table-cell>
              <table:table-cell office:value-type="float" office:value="87.64932">
                <text:p>87.64932</text:p>
              </table:table-cell>
              <table:table-cell office:value-type="float" office:value="98.13334">
                <text:p>98.1333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5.333332">
                <text:p>45.333332</text:p>
              </table:table-cell>
              <table:table-cell office:value-type="float" office:value="87.17466">
                <text:p>87.17466</text:p>
              </table:table-cell>
              <table:table-cell office:value-type="float" office:value="98.66667">
                <text:p>98.6666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6.399994">
                <text:p>46.399994</text:p>
              </table:table-cell>
              <table:table-cell office:value-type="float" office:value="86.86935">
                <text:p>86.86935</text:p>
              </table:table-cell>
              <table:table-cell office:value-type="float" office:value="98.93333">
                <text:p>98.9333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7.199997">
                <text:p>57.199997</text:p>
              </table:table-cell>
              <table:table-cell office:value-type="float" office:value="85.55733">
                <text:p>85.55733</text:p>
              </table:table-cell>
              <table:table-cell office:value-type="float" office:value="98.26666">
                <text:p>98.2666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.53333">
                <text:p>50.53333</text:p>
              </table:table-cell>
              <table:table-cell office:value-type="float" office:value="85.23467">
                <text:p>85.23467</text:p>
              </table:table-cell>
              <table:table-cell office:value-type="float" office:value="98.533325">
                <text:p>98.53332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4.533333">
                <text:p>54.533333</text:p>
              </table:table-cell>
              <table:table-cell office:value-type="float" office:value="84.05199">
                <text:p>84.05199</text:p>
              </table:table-cell>
              <table:table-cell office:value-type="float" office:value="98.666664">
                <text:p>98.66666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7.199993">
                <text:p>37.199993</text:p>
              </table:table-cell>
              <table:table-cell office:value-type="float" office:value="84.34667">
                <text:p>84.34667</text:p>
              </table:table-cell>
              <table:table-cell office:value-type="float" office:value="98.79999">
                <text:p>98.799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2.533337">
                <text:p>42.533337</text:p>
              </table:table-cell>
              <table:table-cell office:value-type="float" office:value="85.24799">
                <text:p>85.24799</text:p>
              </table:table-cell>
              <table:table-cell office:value-type="float" office:value="98.79999">
                <text:p>98.799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8.4">
                <text:p>48.4</text:p>
              </table:table-cell>
              <table:table-cell office:value-type="float" office:value="83.92265">
                <text:p>83.92265</text:p>
              </table:table-cell>
              <table:table-cell office:value-type="float" office:value="98.26667">
                <text:p>98.2666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50.133335">
                <text:p>50.133335</text:p>
              </table:table-cell>
              <table:table-cell office:value-type="float" office:value="82.89334">
                <text:p>82.89334</text:p>
              </table:table-cell>
              <table:table-cell office:value-type="float" office:value="97.46666">
                <text:p>97.4666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6.800003">
                <text:p>46.800003</text:p>
              </table:table-cell>
              <table:table-cell office:value-type="float" office:value="80.75599">
                <text:p>80.75599</text:p>
              </table:table-cell>
              <table:table-cell office:value-type="float" office:value="97.066666">
                <text:p>97.06666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4.8">
                <text:p>44.8</text:p>
              </table:table-cell>
              <table:table-cell office:value-type="float" office:value="81.84935">
                <text:p>81.84935</text:p>
              </table:table-cell>
              <table:table-cell office:value-type="float" office:value="98.799995">
                <text:p>98.79999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7.333332">
                <text:p>37.333332</text:p>
              </table:table-cell>
              <table:table-cell office:value-type="float" office:value="82.70265">
                <text:p>82.7026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2.133335">
                <text:p>42.133335</text:p>
              </table:table-cell>
              <table:table-cell office:value-type="float" office:value="84.511986">
                <text:p>84.511986</text:p>
              </table:table-cell>
              <table:table-cell office:value-type="float" office:value="98.26667">
                <text:p>98.2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33cm" svg:height="16.203cm" xlink:href=".." xlink:type="simple" chart:class="chart:line" chart:style-name="ch1">
        <chart:legend chart:legend-position="end" svg:x="19.217cm" svg:y="10.598cm" style:legend-expansion="custom" chartooo:width="3.681cm" chartooo:height="2.587cm" style:legend-expansion-aspect-ratio="1.4228836490143" chart:style-name="ch2"/>
        <chart:plot-area chart:style-name="ch3" table:cell-range-address="From_1_3_Rules_2.A2:From_1_3_Rules_2.D201 From_1_3_Rules_2.B1:From_1_3_Rules_2.D1" chart:data-source-has-labels="both" svg:x="0.197cm" svg:y="0.321cm" svg:width="28.776cm" svg:height="15.482cm">
          <chartooo:coordinate-region svg:x="1.004cm" svg:y="0.321cm" svg:width="27.969cm" svg:height="14.69cm"/>
          <chart:axis chart:dimension="x" chart:name="primary-x" chart:style-name="ch4" chartooo:axis-type="auto">
            <chartooo:date-scale/>
            <chart:categories table:cell-range-address="From_1_3_Rules_2.A2:From_1_3_Rules_2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om_1_3_Rules_2.B2:From_1_3_Rules_2.B201" chart:label-cell-address="From_1_3_Rules_2.B1:From_1_3_Rules_2.B1" chart:class="chart:line">
            <chart:data-point chart:repeated="200"/>
          </chart:series>
          <chart:series chart:style-name="ch8" chart:values-cell-range-address="From_1_3_Rules_2.C2:From_1_3_Rules_2.C201" chart:label-cell-address="From_1_3_Rules_2.C1:From_1_3_Rules_2.C1" chart:class="chart:line">
            <chart:data-point chart:repeated="200"/>
          </chart:series>
          <chart:series chart:style-name="ch9" chart:values-cell-range-address="From_1_3_Rules_2.D2:From_1_3_Rules_2.D201" chart:label-cell-address="From_1_3_Rules_2.D1:From_1_3_Rules_2.D1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From_1_3_Rules_2.B1:From_1_3_Rules_2.B1</svg:desc>
                </draw:g>
              </table:table-cell>
              <table:table-cell office:value-type="string">
                <text:p> AvgFit</text:p>
                <draw:g>
                  <svg:desc>From_1_3_Rules_2.C1:From_1_3_Rules_2.C1</svg:desc>
                </draw:g>
              </table:table-cell>
              <table:table-cell office:value-type="string">
                <text:p> BestFit</text:p>
                <draw:g>
                  <svg:desc>From_1_3_Rules_2.D1:From_1_3_Rules_2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rom_1_3_Rules_2.A2:From_1_3_Rules_2.A201</svg:desc>
                </draw:g>
              </table:table-cell>
              <table:table-cell office:value-type="float" office:value="43.200005">
                <text:p>43.200005</text:p>
                <draw:g>
                  <svg:desc>From_1_3_Rules_2.B2:From_1_3_Rules_2.B201</svg:desc>
                </draw:g>
              </table:table-cell>
              <table:table-cell office:value-type="float" office:value="84.35466">
                <text:p>84.35466</text:p>
                <draw:g>
                  <svg:desc>From_1_3_Rules_2.C2:From_1_3_Rules_2.C201</svg:desc>
                </draw:g>
              </table:table-cell>
              <table:table-cell office:value-type="float" office:value="97.066666">
                <text:p>97.066666</text:p>
                <draw:g>
                  <svg:desc>From_1_3_Rules_2.D2:From_1_3_Rules_2.D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9.333332">
                <text:p>39.333332</text:p>
              </table:table-cell>
              <table:table-cell office:value-type="float" office:value="85.76802">
                <text:p>85.76802</text:p>
              </table:table-cell>
              <table:table-cell office:value-type="float" office:value="98.399994">
                <text:p>98.3999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.933334">
                <text:p>38.933334</text:p>
              </table:table-cell>
              <table:table-cell office:value-type="float" office:value="85.020004">
                <text:p>85.020004</text:p>
              </table:table-cell>
              <table:table-cell office:value-type="float" office:value="97.46665">
                <text:p>97.466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.86667">
                <text:p>45.86667</text:p>
              </table:table-cell>
              <table:table-cell office:value-type="float" office:value="86.06798">
                <text:p>86.06798</text:p>
              </table:table-cell>
              <table:table-cell office:value-type="float" office:value="97.73332">
                <text:p>97.733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1.333332">
                <text:p>41.333332</text:p>
              </table:table-cell>
              <table:table-cell office:value-type="float" office:value="87.32267">
                <text:p>87.32267</text:p>
              </table:table-cell>
              <table:table-cell office:value-type="float" office:value="98.133316">
                <text:p>98.1333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.399998">
                <text:p>38.399998</text:p>
              </table:table-cell>
              <table:table-cell office:value-type="float" office:value="88.58265">
                <text:p>88.58265</text:p>
              </table:table-cell>
              <table:table-cell office:value-type="float" office:value="98.133316">
                <text:p>98.1333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3.600002">
                <text:p>53.600002</text:p>
              </table:table-cell>
              <table:table-cell office:value-type="float" office:value="90.10934">
                <text:p>90.10934</text:p>
              </table:table-cell>
              <table:table-cell office:value-type="float" office:value="98.93333">
                <text:p>98.9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2.133335">
                <text:p>52.133335</text:p>
              </table:table-cell>
              <table:table-cell office:value-type="float" office:value="90.33998">
                <text:p>90.33998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.733334">
                <text:p>47.733334</text:p>
              </table:table-cell>
              <table:table-cell office:value-type="float" office:value="89.273315">
                <text:p>89.273315</text:p>
              </table:table-cell>
              <table:table-cell office:value-type="float" office:value="99.46667">
                <text:p>99.4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0.800003">
                <text:p>50.800003</text:p>
              </table:table-cell>
              <table:table-cell office:value-type="float" office:value="91.318665">
                <text:p>91.318665</text:p>
              </table:table-cell>
              <table:table-cell office:value-type="float" office:value="99.33334">
                <text:p>99.333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.26666">
                <text:p>64.26666</text:p>
              </table:table-cell>
              <table:table-cell office:value-type="float" office:value="91.453354">
                <text:p>91.453354</text:p>
              </table:table-cell>
              <table:table-cell office:value-type="float" office:value="98.53333">
                <text:p>98.533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3.600002">
                <text:p>53.600002</text:p>
              </table:table-cell>
              <table:table-cell office:value-type="float" office:value="91.948006">
                <text:p>91.948006</text:p>
              </table:table-cell>
              <table:table-cell office:value-type="float" office:value="99.066666">
                <text:p>99.0666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0.666664">
                <text:p>60.666664</text:p>
              </table:table-cell>
              <table:table-cell office:value-type="float" office:value="90.87599">
                <text:p>90.87599</text:p>
              </table:table-cell>
              <table:table-cell office:value-type="float" office:value="99.33332">
                <text:p>99.333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3.86667">
                <text:p>63.86667</text:p>
              </table:table-cell>
              <table:table-cell office:value-type="float" office:value="92.13336">
                <text:p>92.13336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0.000004">
                <text:p>60.000004</text:p>
              </table:table-cell>
              <table:table-cell office:value-type="float" office:value="91.92133">
                <text:p>91.92133</text:p>
              </table:table-cell>
              <table:table-cell office:value-type="float" office:value="99.33333">
                <text:p>99.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3.73333">
                <text:p>53.73333</text:p>
              </table:table-cell>
              <table:table-cell office:value-type="float" office:value="90.74129">
                <text:p>90.7412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6.133335">
                <text:p>56.133335</text:p>
              </table:table-cell>
              <table:table-cell office:value-type="float" office:value="92.87466">
                <text:p>92.87466</text:p>
              </table:table-cell>
              <table:table-cell office:value-type="float" office:value="99.73333">
                <text:p>99.733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5.73333">
                <text:p>55.73333</text:p>
              </table:table-cell>
              <table:table-cell office:value-type="float" office:value="93.92266">
                <text:p>93.92266</text:p>
              </table:table-cell>
              <table:table-cell office:value-type="float" office:value="99.73334">
                <text:p>99.733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2.26666">
                <text:p>62.26666</text:p>
              </table:table-cell>
              <table:table-cell office:value-type="float" office:value="95.21066">
                <text:p>95.21066</text:p>
              </table:table-cell>
              <table:table-cell office:value-type="float" office:value="99.46667">
                <text:p>99.46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3.199997">
                <text:p>63.199997</text:p>
              </table:table-cell>
              <table:table-cell office:value-type="float" office:value="94.22132">
                <text:p>94.22132</text:p>
              </table:table-cell>
              <table:table-cell office:value-type="float" office:value="99.73333">
                <text:p>99.7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5.466675">
                <text:p>65.466675</text:p>
              </table:table-cell>
              <table:table-cell office:value-type="float" office:value="94.412">
                <text:p>94.412</text:p>
              </table:table-cell>
              <table:table-cell office:value-type="float" office:value="99.46667">
                <text:p>99.4666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7.46667">
                <text:p>67.46667</text:p>
              </table:table-cell>
              <table:table-cell office:value-type="float" office:value="94.039986">
                <text:p>94.03998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1.333336">
                <text:p>61.333336</text:p>
              </table:table-cell>
              <table:table-cell office:value-type="float" office:value="92.81465">
                <text:p>92.81465</text:p>
              </table:table-cell>
              <table:table-cell office:value-type="float" office:value="99.33333">
                <text:p>99.333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5.6">
                <text:p>65.6</text:p>
              </table:table-cell>
              <table:table-cell office:value-type="float" office:value="93.70665">
                <text:p>93.70665</text:p>
              </table:table-cell>
              <table:table-cell office:value-type="float" office:value="99.06666">
                <text:p>99.0666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5.333336">
                <text:p>55.333336</text:p>
              </table:table-cell>
              <table:table-cell office:value-type="float" office:value="92.47464">
                <text:p>92.47464</text:p>
              </table:table-cell>
              <table:table-cell office:value-type="float" office:value="99.73333">
                <text:p>99.7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7.33334">
                <text:p>57.33334</text:p>
              </table:table-cell>
              <table:table-cell office:value-type="float" office:value="92.834625">
                <text:p>92.834625</text:p>
              </table:table-cell>
              <table:table-cell office:value-type="float" office:value="99.73333">
                <text:p>99.733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9.73333">
                <text:p>59.73333</text:p>
              </table:table-cell>
              <table:table-cell office:value-type="float" office:value="93.506676">
                <text:p>93.50667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0.533333">
                <text:p>60.533333</text:p>
              </table:table-cell>
              <table:table-cell office:value-type="float" office:value="92.87469">
                <text:p>92.87469</text:p>
              </table:table-cell>
              <table:table-cell office:value-type="float" office:value="99.46665">
                <text:p>99.4666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7.6">
                <text:p>57.6</text:p>
              </table:table-cell>
              <table:table-cell office:value-type="float" office:value="93.88133">
                <text:p>93.88133</text:p>
              </table:table-cell>
              <table:table-cell office:value-type="float" office:value="99.46667">
                <text:p>99.4666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1.46667">
                <text:p>61.46667</text:p>
              </table:table-cell>
              <table:table-cell office:value-type="float" office:value="93.75999">
                <text:p>93.75999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4.933334">
                <text:p>54.933334</text:p>
              </table:table-cell>
              <table:table-cell office:value-type="float" office:value="94.17731">
                <text:p>94.17731</text:p>
              </table:table-cell>
              <table:table-cell office:value-type="float" office:value="99.73333">
                <text:p>99.7333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3.6">
                <text:p>63.6</text:p>
              </table:table-cell>
              <table:table-cell office:value-type="float" office:value="94.54799">
                <text:p>94.54799</text:p>
              </table:table-cell>
              <table:table-cell office:value-type="float" office:value="99.46667">
                <text:p>99.4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3.333332">
                <text:p>63.333332</text:p>
              </table:table-cell>
              <table:table-cell office:value-type="float" office:value="93.97465">
                <text:p>93.97465</text:p>
              </table:table-cell>
              <table:table-cell office:value-type="float" office:value="99.46667">
                <text:p>99.4666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1.06666">
                <text:p>61.06666</text:p>
              </table:table-cell>
              <table:table-cell office:value-type="float" office:value="94.25065">
                <text:p>94.2506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5.066666">
                <text:p>65.066666</text:p>
              </table:table-cell>
              <table:table-cell office:value-type="float" office:value="94.84399">
                <text:p>94.84399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0.00001">
                <text:p>70.00001</text:p>
              </table:table-cell>
              <table:table-cell office:value-type="float" office:value="95.51333">
                <text:p>95.51333</text:p>
              </table:table-cell>
              <table:table-cell office:value-type="float" office:value="99.73333">
                <text:p>99.733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9.73333">
                <text:p>69.73333</text:p>
              </table:table-cell>
              <table:table-cell office:value-type="float" office:value="95.37732">
                <text:p>95.37732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9.2">
                <text:p>69.2</text:p>
              </table:table-cell>
              <table:table-cell office:value-type="float" office:value="96.333336">
                <text:p>96.333336</text:p>
              </table:table-cell>
              <table:table-cell office:value-type="float" office:value="99.73334">
                <text:p>99.7333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  <table:table-cell office:value-type="float" office:value="95.24531">
                <text:p>95.24531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0">
                <text:p>70</text:p>
              </table:table-cell>
              <table:table-cell office:value-type="float" office:value="95.37865">
                <text:p>95.37865</text:p>
              </table:table-cell>
              <table:table-cell office:value-type="float" office:value="99.73333">
                <text:p>99.733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1.86667">
                <text:p>71.86667</text:p>
              </table:table-cell>
              <table:table-cell office:value-type="float" office:value="95.12263">
                <text:p>95.12263</text:p>
              </table:table-cell>
              <table:table-cell office:value-type="float" office:value="99.73333">
                <text:p>99.7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2.79999">
                <text:p>62.79999</text:p>
              </table:table-cell>
              <table:table-cell office:value-type="float" office:value="94.98133">
                <text:p>94.98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8.93333">
                <text:p>58.93333</text:p>
              </table:table-cell>
              <table:table-cell office:value-type="float" office:value="95.016">
                <text:p>95.016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78.8">
                <text:p>78.8</text:p>
              </table:table-cell>
              <table:table-cell office:value-type="float" office:value="95.53598">
                <text:p>95.53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8.26666">
                <text:p>68.26666</text:p>
              </table:table-cell>
              <table:table-cell office:value-type="float" office:value="95.85466">
                <text:p>95.85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0.666664">
                <text:p>70.666664</text:p>
              </table:table-cell>
              <table:table-cell office:value-type="float" office:value="95.52266">
                <text:p>95.52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  <table:table-cell office:value-type="float" office:value="95.24266">
                <text:p>95.24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6.66667">
                <text:p>66.66667</text:p>
              </table:table-cell>
              <table:table-cell office:value-type="float" office:value="96.43601">
                <text:p>96.43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97.623985">
                <text:p>97.6239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4.53333">
                <text:p>74.53333</text:p>
              </table:table-cell>
              <table:table-cell office:value-type="float" office:value="97.23331">
                <text:p>97.23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2.266666">
                <text:p>62.266666</text:p>
              </table:table-cell>
              <table:table-cell office:value-type="float" office:value="95.64934">
                <text:p>95.649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73.86667">
                <text:p>73.86667</text:p>
              </table:table-cell>
              <table:table-cell office:value-type="float" office:value="96.08802">
                <text:p>96.088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8.53333">
                <text:p>68.53333</text:p>
              </table:table-cell>
              <table:table-cell office:value-type="float" office:value="96.12533">
                <text:p>96.125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0.66666">
                <text:p>80.66666</text:p>
              </table:table-cell>
              <table:table-cell office:value-type="float" office:value="96.72534">
                <text:p>96.72534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3.33333">
                <text:p>83.33333</text:p>
              </table:table-cell>
              <table:table-cell office:value-type="float" office:value="97.13333">
                <text:p>97.1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9.06667">
                <text:p>79.06667</text:p>
              </table:table-cell>
              <table:table-cell office:value-type="float" office:value="97.69999">
                <text:p>97.699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7.066666">
                <text:p>87.066666</text:p>
              </table:table-cell>
              <table:table-cell office:value-type="float" office:value="97.79468">
                <text:p>97.794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9.06667">
                <text:p>79.06667</text:p>
              </table:table-cell>
              <table:table-cell office:value-type="float" office:value="97.60667">
                <text:p>97.60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7.59999">
                <text:p>67.59999</text:p>
              </table:table-cell>
              <table:table-cell office:value-type="float" office:value="97.37334">
                <text:p>97.37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0.93333">
                <text:p>70.93333</text:p>
              </table:table-cell>
              <table:table-cell office:value-type="float" office:value="97.46664">
                <text:p>97.46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6.53333">
                <text:p>76.53333</text:p>
              </table:table-cell>
              <table:table-cell office:value-type="float" office:value="97.5053">
                <text:p>97.50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9.066666">
                <text:p>79.066666</text:p>
              </table:table-cell>
              <table:table-cell office:value-type="float" office:value="96.83067">
                <text:p>96.830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3.06667">
                <text:p>73.06667</text:p>
              </table:table-cell>
              <table:table-cell office:value-type="float" office:value="96.77332">
                <text:p>96.77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7.2">
                <text:p>67.2</text:p>
              </table:table-cell>
              <table:table-cell office:value-type="float" office:value="96.163994">
                <text:p>96.1639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8.666664">
                <text:p>68.666664</text:p>
              </table:table-cell>
              <table:table-cell office:value-type="float" office:value="95.66933">
                <text:p>95.669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3.06667">
                <text:p>73.06667</text:p>
              </table:table-cell>
              <table:table-cell office:value-type="float" office:value="95.83197">
                <text:p>95.831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2.8">
                <text:p>52.8</text:p>
              </table:table-cell>
              <table:table-cell office:value-type="float" office:value="95.93331">
                <text:p>95.93331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6.399994">
                <text:p>66.399994</text:p>
              </table:table-cell>
              <table:table-cell office:value-type="float" office:value="96.009315">
                <text:p>96.009315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0.933334">
                <text:p>70.933334</text:p>
              </table:table-cell>
              <table:table-cell office:value-type="float" office:value="96.29333">
                <text:p>96.29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2.40001">
                <text:p>72.40001</text:p>
              </table:table-cell>
              <table:table-cell office:value-type="float" office:value="95.76664">
                <text:p>95.76664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9.06667">
                <text:p>69.06667</text:p>
              </table:table-cell>
              <table:table-cell office:value-type="float" office:value="95.99333">
                <text:p>95.99333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67.200005">
                <text:p>67.200005</text:p>
              </table:table-cell>
              <table:table-cell office:value-type="float" office:value="95.818665">
                <text:p>95.818665</text:p>
              </table:table-cell>
              <table:table-cell office:value-type="float" office:value="99.73333">
                <text:p>99.7333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5.99999">
                <text:p>65.99999</text:p>
              </table:table-cell>
              <table:table-cell office:value-type="float" office:value="95.13864">
                <text:p>95.13864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1.866665">
                <text:p>61.866665</text:p>
              </table:table-cell>
              <table:table-cell office:value-type="float" office:value="94.100006">
                <text:p>94.100006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7.2">
                <text:p>67.2</text:p>
              </table:table-cell>
              <table:table-cell office:value-type="float" office:value="95.01064">
                <text:p>95.01064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3.33333">
                <text:p>63.33333</text:p>
              </table:table-cell>
              <table:table-cell office:value-type="float" office:value="95.032">
                <text:p>95.0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5.06667">
                <text:p>75.06667</text:p>
              </table:table-cell>
              <table:table-cell office:value-type="float" office:value="96.07598">
                <text:p>96.07598</text:p>
              </table:table-cell>
              <table:table-cell office:value-type="float" office:value="99.73334">
                <text:p>99.7333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8.4">
                <text:p>68.4</text:p>
              </table:table-cell>
              <table:table-cell office:value-type="float" office:value="95.78264">
                <text:p>95.78264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4.933334">
                <text:p>64.933334</text:p>
              </table:table-cell>
              <table:table-cell office:value-type="float" office:value="95.82932">
                <text:p>95.82932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3.6">
                <text:p>63.6</text:p>
              </table:table-cell>
              <table:table-cell office:value-type="float" office:value="95.10131">
                <text:p>95.10131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1.333336">
                <text:p>61.333336</text:p>
              </table:table-cell>
              <table:table-cell office:value-type="float" office:value="95.137344">
                <text:p>95.137344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7.86667">
                <text:p>67.86667</text:p>
              </table:table-cell>
              <table:table-cell office:value-type="float" office:value="95.48664">
                <text:p>95.48664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3.6">
                <text:p>63.6</text:p>
              </table:table-cell>
              <table:table-cell office:value-type="float" office:value="95.70666">
                <text:p>95.70666</text:p>
              </table:table-cell>
              <table:table-cell office:value-type="float" office:value="99.73334">
                <text:p>99.7333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1.33333">
                <text:p>61.33333</text:p>
              </table:table-cell>
              <table:table-cell office:value-type="float" office:value="94.82534">
                <text:p>94.82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3.199997">
                <text:p>63.199997</text:p>
              </table:table-cell>
              <table:table-cell office:value-type="float" office:value="95.47598">
                <text:p>95.47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1.333336">
                <text:p>61.333336</text:p>
              </table:table-cell>
              <table:table-cell office:value-type="float" office:value="95.86534">
                <text:p>95.86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9.2">
                <text:p>69.2</text:p>
              </table:table-cell>
              <table:table-cell office:value-type="float" office:value="95.74534">
                <text:p>95.745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58.8">
                <text:p>58.8</text:p>
              </table:table-cell>
              <table:table-cell office:value-type="float" office:value="96.07596">
                <text:p>96.075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  <table:table-cell office:value-type="float" office:value="97.41731">
                <text:p>97.41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6.26667">
                <text:p>76.26667</text:p>
              </table:table-cell>
              <table:table-cell office:value-type="float" office:value="96.977325">
                <text:p>96.977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2.53333">
                <text:p>82.53333</text:p>
              </table:table-cell>
              <table:table-cell office:value-type="float" office:value="97.42934">
                <text:p>97.429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78.26668">
                <text:p>78.26668</text:p>
              </table:table-cell>
              <table:table-cell office:value-type="float" office:value="97.47598">
                <text:p>97.475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4.4">
                <text:p>74.4</text:p>
              </table:table-cell>
              <table:table-cell office:value-type="float" office:value="96.88133">
                <text:p>96.881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2">
                <text:p>72</text:p>
              </table:table-cell>
              <table:table-cell office:value-type="float" office:value="95.69867">
                <text:p>95.69867</text:p>
              </table:table-cell>
              <table:table-cell office:value-type="float" office:value="99.86666">
                <text:p>99.8666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4.13334">
                <text:p>74.13334</text:p>
              </table:table-cell>
              <table:table-cell office:value-type="float" office:value="96.589325">
                <text:p>96.589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3.06667">
                <text:p>73.06667</text:p>
              </table:table-cell>
              <table:table-cell office:value-type="float" office:value="96.31334">
                <text:p>96.31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67.46666">
                <text:p>67.46666</text:p>
              </table:table-cell>
              <table:table-cell office:value-type="float" office:value="95.949326">
                <text:p>95.949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59.86666">
                <text:p>59.86666</text:p>
              </table:table-cell>
              <table:table-cell office:value-type="float" office:value="93.71867">
                <text:p>93.718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5.73333">
                <text:p>55.73333</text:p>
              </table:table-cell>
              <table:table-cell office:value-type="float" office:value="94.281334">
                <text:p>94.281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2.13333">
                <text:p>72.13333</text:p>
              </table:table-cell>
              <table:table-cell office:value-type="float" office:value="96.93868">
                <text:p>96.938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